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48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14.78mm"/>
    </style:style>
    <style:style style:name="co6" style:family="table-column">
      <style:table-column-properties fo:break-before="auto" style:column-width="32.76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7.11mm"/>
    </style:style>
    <style:style style:name="co9" style:family="table-column">
      <style:table-column-properties fo:break-before="auto" style:column-width="27.04mm"/>
    </style:style>
    <style:style style:name="co10" style:family="table-column">
      <style:table-column-properties fo:break-before="auto" style:column-width="48.28mm"/>
    </style:style>
    <style:style style:name="co11" style:family="table-column">
      <style:table-column-properties fo:break-before="auto" style:column-width="18.59mm"/>
    </style:style>
    <style:style style:name="co12" style:family="table-column">
      <style:table-column-properties fo:break-before="auto" style:column-width="15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Kosarak_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Execução Estática</text:p>
          </table:table-cell>
          <table:table-cell table:style-name="ce1" office:value-type="string" calcext:value-type="string">
            <text:p>Execução Estática – Média</text:p>
          </table:table-cell>
          <table:table-cell table:number-columns-repeated="2"/>
          <table:table-cell table:style-name="ce4" office:value-type="string" calcext:value-type="string" table:number-columns-spanned="5" table:number-rows-spanned="1">
            <text:p>10 Janelas</text:p>
          </table:table-cell>
          <table:covered-table-cell table:number-columns-repeated="4" table:style-name="ce1"/>
          <table:table-cell/>
          <table:table-cell table:style-name="ce4" office:value-type="string" calcext:value-type="string" table:number-columns-spanned="5" table:number-rows-spanned="1">
            <text:p>30 Janelas</text:p>
          </table:table-cell>
          <table:covered-table-cell table:number-columns-repeated="4" table:style-name="ce1"/>
          <table:table-cell table:number-columns-repeated="2"/>
          <table:table-cell table:style-name="ce4" office:value-type="string" calcext:value-type="string" table:number-columns-spanned="5" table:number-rows-spanned="1">
            <text:p>50 Janelas</text:p>
          </table:table-cell>
          <table:covered-table-cell table:number-columns-repeated="4" table:style-name="ce1"/>
        </table:table-row>
        <table:table-row table:style-name="ro1">
          <table:table-cell office:value-type="float" office:value="72.9590790271759" calcext:value-type="float">
            <text:p>72,9590790271759</text:p>
          </table:table-cell>
          <table:table-cell table:formula="of:=SUM([.A2:.A34]) / COUNTA([.A2:.A34])" office:value-type="float" office:value="73.2970181233955" calcext:value-type="float">
            <text:p>73,2970181233955</text:p>
          </table:table-cell>
          <table:table-cell table:number-columns-repeated="2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Limite Inferior</text:p>
          </table:table-cell>
          <table:table-cell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Limite Inferior</text:p>
          </table:table-cell>
          <table:table-cell table:number-columns-repeated="2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Limite Inferior</text:p>
          </table:table-cell>
        </table:table-row>
        <table:table-row table:style-name="ro1">
          <table:table-cell office:value-type="float" office:value="74.4451670646667" calcext:value-type="float">
            <text:p>74,4451670646667</text:p>
          </table:table-cell>
          <table:table-cell table:number-columns-repeated="3"/>
          <table:table-cell office:value-type="string" calcext:value-type="string">
            <text:p>Janela1</text:p>
          </table:table-cell>
          <table:table-cell office:value-type="float" office:value="897" calcext:value-type="float">
            <text:p>897</text:p>
          </table:table-cell>
          <table:table-cell office:value-type="float" office:value="7.87744402885437" calcext:value-type="float">
            <text:p>7,87744402885437</text:p>
          </table:table-cell>
          <table:table-cell office:value-type="float" office:value="6.66013917055997" calcext:value-type="float">
            <text:p>6,66013917055997</text:p>
          </table:table-cell>
          <table:table-cell office:value-type="float" office:value="6.10797548294067" calcext:value-type="float">
            <text:p>6,1079754829406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857" calcext:value-type="float">
            <text:p>857</text:p>
          </table:table-cell>
          <table:table-cell office:value-type="float" office:value="2.59314322471619" calcext:value-type="float">
            <text:p>2,59314322471619</text:p>
          </table:table-cell>
          <table:table-cell office:value-type="float" office:value="1.95893862030723" calcext:value-type="float">
            <text:p>1,95893862030723</text:p>
          </table:table-cell>
          <table:table-cell office:value-type="float" office:value="1.76521182060242" calcext:value-type="float">
            <text:p>1,76521182060242</text:p>
          </table:table-cell>
          <table:table-cell table:number-columns-repeated="2"/>
          <table:table-cell office:value-type="string" calcext:value-type="string">
            <text:p>Janela1</text:p>
          </table:table-cell>
          <table:table-cell office:value-type="float" office:value="680" calcext:value-type="float">
            <text:p>680</text:p>
          </table:table-cell>
          <table:table-cell office:value-type="float" office:value="1.17160224914551" calcext:value-type="float">
            <text:p>1,17160224914551</text:p>
          </table:table-cell>
          <table:table-cell office:value-type="float" office:value="0.988296400416981" calcext:value-type="float">
            <text:p>0,988296400416981</text:p>
          </table:table-cell>
          <table:table-cell office:value-type="float" office:value="0.859277725219727" calcext:value-type="float">
            <text:p>0,859277725219727</text:p>
          </table:table-cell>
        </table:table-row>
        <table:table-row table:style-name="ro1">
          <table:table-cell office:value-type="float" office:value="78.1897215843201" calcext:value-type="float">
            <text:p>78,1897215843201</text:p>
          </table:table-cell>
          <table:table-cell table:number-columns-repeated="3"/>
          <table:table-cell office:value-type="string" calcext:value-type="string">
            <text:p>Janela2</text:p>
          </table:table-cell>
          <table:table-cell office:value-type="float" office:value="1174" calcext:value-type="float">
            <text:p>1174</text:p>
          </table:table-cell>
          <table:table-cell office:value-type="float" office:value="10.4692747592926" calcext:value-type="float">
            <text:p>10,4692747592926</text:p>
          </table:table-cell>
          <table:table-cell office:value-type="float" office:value="9.3756826357408" calcext:value-type="float">
            <text:p>9,3756826357408</text:p>
          </table:table-cell>
          <table:table-cell office:value-type="float" office:value="8.70302581787109" calcext:value-type="float">
            <text:p>8,7030258178710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27" calcext:value-type="float">
            <text:p>1027</text:p>
          </table:table-cell>
          <table:table-cell office:value-type="float" office:value="2.95658135414124" calcext:value-type="float">
            <text:p>2,95658135414124</text:p>
          </table:table-cell>
          <table:table-cell office:value-type="float" office:value="2.4651591127569" calcext:value-type="float">
            <text:p>2,4651591127569</text:p>
          </table:table-cell>
          <table:table-cell office:value-type="float" office:value="2.23590922355652" calcext:value-type="float">
            <text:p>2,23590922355652</text:p>
          </table:table-cell>
          <table:table-cell table:number-columns-repeated="2"/>
          <table:table-cell office:value-type="string" calcext:value-type="string">
            <text:p>Janela2</text:p>
          </table:table-cell>
          <table:table-cell office:value-type="float" office:value="920" calcext:value-type="float">
            <text:p>920</text:p>
          </table:table-cell>
          <table:table-cell office:value-type="float" office:value="1.56209778785706" calcext:value-type="float">
            <text:p>1,56209778785706</text:p>
          </table:table-cell>
          <table:table-cell office:value-type="float" office:value="1.38994112881747" calcext:value-type="float">
            <text:p>1,38994112881747</text:p>
          </table:table-cell>
          <table:table-cell office:value-type="float" office:value="1.29874873161316" calcext:value-type="float">
            <text:p>1,29874873161316</text:p>
          </table:table-cell>
        </table:table-row>
        <table:table-row table:style-name="ro1">
          <table:table-cell office:value-type="float" office:value="74.5667970180512" calcext:value-type="float">
            <text:p>74,5667970180512</text:p>
          </table:table-cell>
          <table:table-cell table:number-columns-repeated="3"/>
          <table:table-cell office:value-type="string" calcext:value-type="string">
            <text:p>Janela3</text:p>
          </table:table-cell>
          <table:table-cell office:value-type="float" office:value="1154" calcext:value-type="float">
            <text:p>1154</text:p>
          </table:table-cell>
          <table:table-cell office:value-type="float" office:value="9.0940580368042" calcext:value-type="float">
            <text:p>9,0940580368042</text:p>
          </table:table-cell>
          <table:table-cell office:value-type="float" office:value="6.98987226052718" calcext:value-type="float">
            <text:p>6,98987226052718</text:p>
          </table:table-cell>
          <table:table-cell office:value-type="float" office:value="6.43601799011231" calcext:value-type="float">
            <text:p>6,43601799011231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159" calcext:value-type="float">
            <text:p>1159</text:p>
          </table:table-cell>
          <table:table-cell office:value-type="float" office:value="3.25359058380127" calcext:value-type="float">
            <text:p>3,25359058380127</text:p>
          </table:table-cell>
          <table:table-cell office:value-type="float" office:value="2.8884153582833" calcext:value-type="float">
            <text:p>2,8884153582833</text:p>
          </table:table-cell>
          <table:table-cell office:value-type="float" office:value="2.6419985294342" calcext:value-type="float">
            <text:p>2,6419985294342</text:p>
          </table:table-cell>
          <table:table-cell table:number-columns-repeated="2"/>
          <table:table-cell office:value-type="string" calcext:value-type="string">
            <text:p>Janela3</text:p>
          </table:table-cell>
          <table:table-cell office:value-type="float" office:value="1393" calcext:value-type="float">
            <text:p>1393</text:p>
          </table:table-cell>
          <table:table-cell office:value-type="float" office:value="1.95485138893127" calcext:value-type="float">
            <text:p>1,95485138893127</text:p>
          </table:table-cell>
          <table:table-cell office:value-type="float" office:value="1.65694173899564" calcext:value-type="float">
            <text:p>1,65694173899564</text:p>
          </table:table-cell>
          <table:table-cell office:value-type="float" office:value="1.51760935783386" calcext:value-type="float">
            <text:p>1,51760935783386</text:p>
          </table:table-cell>
        </table:table-row>
        <table:table-row table:style-name="ro1">
          <table:table-cell office:value-type="float" office:value="75.1019508838654" calcext:value-type="float">
            <text:p>75,1019508838654</text:p>
          </table:table-cell>
          <table:table-cell table:number-columns-repeated="3"/>
          <table:table-cell office:value-type="string" calcext:value-type="string">
            <text:p>Janela4</text:p>
          </table:table-cell>
          <table:table-cell office:value-type="float" office:value="1053" calcext:value-type="float">
            <text:p>1053</text:p>
          </table:table-cell>
          <table:table-cell office:value-type="float" office:value="8.39216542243958" calcext:value-type="float">
            <text:p>8,39216542243958</text:p>
          </table:table-cell>
          <table:table-cell office:value-type="float" office:value="7.37790588899092" calcext:value-type="float">
            <text:p>7,37790588899092</text:p>
          </table:table-cell>
          <table:table-cell office:value-type="float" office:value="6.81090116500855" calcext:value-type="float">
            <text:p>6,8109011650085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272" calcext:value-type="float">
            <text:p>1272</text:p>
          </table:table-cell>
          <table:table-cell office:value-type="float" office:value="2.94341278076172" calcext:value-type="float">
            <text:p>2,94341278076172</text:p>
          </table:table-cell>
          <table:table-cell office:value-type="float" office:value="2.40075410496105" calcext:value-type="float">
            <text:p>2,40075410496105</text:p>
          </table:table-cell>
          <table:table-cell office:value-type="float" office:value="2.22140049934387" calcext:value-type="float">
            <text:p>2,22140049934387</text:p>
          </table:table-cell>
          <table:table-cell table:number-columns-repeated="2"/>
          <table:table-cell office:value-type="string" calcext:value-type="string">
            <text:p>Janela4</text:p>
          </table:table-cell>
          <table:table-cell office:value-type="float" office:value="1172" calcext:value-type="float">
            <text:p>1172</text:p>
          </table:table-cell>
          <table:table-cell office:value-type="float" office:value="2.03435111045837" calcext:value-type="float">
            <text:p>2,03435111045837</text:p>
          </table:table-cell>
          <table:table-cell office:value-type="float" office:value="1.77238481695002" calcext:value-type="float">
            <text:p>1,77238481695002</text:p>
          </table:table-cell>
          <table:table-cell office:value-type="float" office:value="1.51888346672058" calcext:value-type="float">
            <text:p>1,51888346672058</text:p>
          </table:table-cell>
        </table:table-row>
        <table:table-row table:style-name="ro1">
          <table:table-cell office:value-type="float" office:value="71.5118453502655" calcext:value-type="float">
            <text:p>71,5118453502655</text:p>
          </table:table-cell>
          <table:table-cell table:number-columns-repeated="3"/>
          <table:table-cell office:value-type="string" calcext:value-type="string">
            <text:p>Janela5</text:p>
          </table:table-cell>
          <table:table-cell office:value-type="float" office:value="1077" calcext:value-type="float">
            <text:p>1077</text:p>
          </table:table-cell>
          <table:table-cell office:value-type="float" office:value="8.15430188179016" calcext:value-type="float">
            <text:p>8,15430188179016</text:p>
          </table:table-cell>
          <table:table-cell office:value-type="float" office:value="7.55096613277089" calcext:value-type="float">
            <text:p>7,55096613277089</text:p>
          </table:table-cell>
          <table:table-cell office:value-type="float" office:value="6.90682792663574" calcext:value-type="float">
            <text:p>6,9068279266357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670" calcext:value-type="float">
            <text:p>1670</text:p>
          </table:table-cell>
          <table:table-cell office:value-type="float" office:value="4.08267140388489" calcext:value-type="float">
            <text:p>4,08267140388489</text:p>
          </table:table-cell>
          <table:table-cell office:value-type="float" office:value="3.60879828713157" calcext:value-type="float">
            <text:p>3,60879828713157</text:p>
          </table:table-cell>
          <table:table-cell office:value-type="float" office:value="3.11205077171326" calcext:value-type="float">
            <text:p>3,11205077171326</text:p>
          </table:table-cell>
          <table:table-cell table:number-columns-repeated="2"/>
          <table:table-cell office:value-type="string" calcext:value-type="string">
            <text:p>Janela5</text:p>
          </table:table-cell>
          <table:table-cell office:value-type="float" office:value="1427" calcext:value-type="float">
            <text:p>1427</text:p>
          </table:table-cell>
          <table:table-cell office:value-type="float" office:value="2.15791845321655" calcext:value-type="float">
            <text:p>2,15791845321655</text:p>
          </table:table-cell>
          <table:table-cell office:value-type="float" office:value="1.64737974513661" calcext:value-type="float">
            <text:p>1,64737974513661</text:p>
          </table:table-cell>
          <table:table-cell office:value-type="float" office:value="1.41022753715515" calcext:value-type="float">
            <text:p>1,41022753715515</text:p>
          </table:table-cell>
        </table:table-row>
        <table:table-row table:style-name="ro1">
          <table:table-cell office:value-type="float" office:value="74.8574156761169" calcext:value-type="float">
            <text:p>74,8574156761169</text:p>
          </table:table-cell>
          <table:table-cell table:number-columns-repeated="3"/>
          <table:table-cell office:value-type="string" calcext:value-type="string">
            <text:p>Janela6</text:p>
          </table:table-cell>
          <table:table-cell office:value-type="float" office:value="1173" calcext:value-type="float">
            <text:p>1173</text:p>
          </table:table-cell>
          <table:table-cell office:value-type="float" office:value="9.8746030330658" calcext:value-type="float">
            <text:p>9,8746030330658</text:p>
          </table:table-cell>
          <table:table-cell office:value-type="float" office:value="8.69210650704124" calcext:value-type="float">
            <text:p>8,69210650704124</text:p>
          </table:table-cell>
          <table:table-cell office:value-type="float" office:value="8.1729953289032" calcext:value-type="float">
            <text:p>8,1729953289032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059" calcext:value-type="float">
            <text:p>1059</text:p>
          </table:table-cell>
          <table:table-cell office:value-type="float" office:value="3.37735605239868" calcext:value-type="float">
            <text:p>3,37735605239868</text:p>
          </table:table-cell>
          <table:table-cell office:value-type="float" office:value="2.83113063465465" calcext:value-type="float">
            <text:p>2,83113063465465</text:p>
          </table:table-cell>
          <table:table-cell office:value-type="float" office:value="2.45550680160522" calcext:value-type="float">
            <text:p>2,45550680160522</text:p>
          </table:table-cell>
          <table:table-cell table:number-columns-repeated="2"/>
          <table:table-cell office:value-type="string" calcext:value-type="string">
            <text:p>Janela6</text:p>
          </table:table-cell>
          <table:table-cell office:value-type="float" office:value="1689" calcext:value-type="float">
            <text:p>1689</text:p>
          </table:table-cell>
          <table:table-cell office:value-type="float" office:value="2.2061014175415" calcext:value-type="float">
            <text:p>2,2061014175415</text:p>
          </table:table-cell>
          <table:table-cell office:value-type="float" office:value="1.83963990211487" calcext:value-type="float">
            <text:p>1,83963990211487</text:p>
          </table:table-cell>
          <table:table-cell office:value-type="float" office:value="1.58087396621704" calcext:value-type="float">
            <text:p>1,58087396621704</text:p>
          </table:table-cell>
        </table:table-row>
        <table:table-row table:style-name="ro1">
          <table:table-cell office:value-type="float" office:value="75.8290956020355" calcext:value-type="float">
            <text:p>75,8290956020355</text:p>
          </table:table-cell>
          <table:table-cell table:number-columns-repeated="3"/>
          <table:table-cell office:value-type="string" calcext:value-type="string">
            <text:p>Janela7</text:p>
          </table:table-cell>
          <table:table-cell office:value-type="float" office:value="1095" calcext:value-type="float">
            <text:p>1095</text:p>
          </table:table-cell>
          <table:table-cell office:value-type="float" office:value="9.78110384941101" calcext:value-type="float">
            <text:p>9,78110384941101</text:p>
          </table:table-cell>
          <table:table-cell office:value-type="float" office:value="8.76656595143405" calcext:value-type="float">
            <text:p>8,76656595143405</text:p>
          </table:table-cell>
          <table:table-cell office:value-type="float" office:value="7.81434726715088" calcext:value-type="float">
            <text:p>7,8143472671508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89" calcext:value-type="float">
            <text:p>1089</text:p>
          </table:table-cell>
          <table:table-cell office:value-type="float" office:value="2.81905317306519" calcext:value-type="float">
            <text:p>2,81905317306519</text:p>
          </table:table-cell>
          <table:table-cell office:value-type="float" office:value="2.58967557820407" calcext:value-type="float">
            <text:p>2,58967557820407</text:p>
          </table:table-cell>
          <table:table-cell office:value-type="float" office:value="2.3778133392334" calcext:value-type="float">
            <text:p>2,3778133392334</text:p>
          </table:table-cell>
          <table:table-cell table:number-columns-repeated="2"/>
          <table:table-cell office:value-type="string" calcext:value-type="string">
            <text:p>Janela7</text:p>
          </table:table-cell>
          <table:table-cell office:value-type="float" office:value="972" calcext:value-type="float">
            <text:p>972</text:p>
          </table:table-cell>
          <table:table-cell office:value-type="float" office:value="1.48728466033936" calcext:value-type="float">
            <text:p>1,48728466033936</text:p>
          </table:table-cell>
          <table:table-cell office:value-type="float" office:value="1.30183144049211" calcext:value-type="float">
            <text:p>1,30183144049211</text:p>
          </table:table-cell>
          <table:table-cell office:value-type="float" office:value="1.12775564193726" calcext:value-type="float">
            <text:p>1,12775564193726</text:p>
          </table:table-cell>
        </table:table-row>
        <table:table-row table:style-name="ro1">
          <table:table-cell office:value-type="float" office:value="74.7760045528412" calcext:value-type="float">
            <text:p>74,7760045528412</text:p>
          </table:table-cell>
          <table:table-cell table:number-columns-repeated="3"/>
          <table:table-cell office:value-type="string" calcext:value-type="string">
            <text:p>Janela8</text:p>
          </table:table-cell>
          <table:table-cell office:value-type="float" office:value="1042" calcext:value-type="float">
            <text:p>1042</text:p>
          </table:table-cell>
          <table:table-cell office:value-type="float" office:value="7.96013641357422" calcext:value-type="float">
            <text:p>7,96013641357422</text:p>
          </table:table-cell>
          <table:table-cell office:value-type="float" office:value="7.53667231039568" calcext:value-type="float">
            <text:p>7,53667231039568</text:p>
          </table:table-cell>
          <table:table-cell office:value-type="float" office:value="6.81878805160522" calcext:value-type="float">
            <text:p>6,81878805160522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650" calcext:value-type="float">
            <text:p>1650</text:p>
          </table:table-cell>
          <table:table-cell office:value-type="float" office:value="3.52068471908569" calcext:value-type="float">
            <text:p>3,52068471908569</text:p>
          </table:table-cell>
          <table:table-cell office:value-type="float" office:value="2.8887197971344" calcext:value-type="float">
            <text:p>2,8887197971344</text:p>
          </table:table-cell>
          <table:table-cell office:value-type="float" office:value="2.61076831817627" calcext:value-type="float">
            <text:p>2,61076831817627</text:p>
          </table:table-cell>
          <table:table-cell table:number-columns-repeated="2"/>
          <table:table-cell office:value-type="string" calcext:value-type="string">
            <text:p>Janela8</text:p>
          </table:table-cell>
          <table:table-cell office:value-type="float" office:value="2705" calcext:value-type="float">
            <text:p>2705</text:p>
          </table:table-cell>
          <table:table-cell office:value-type="float" office:value="3.09520292282104" calcext:value-type="float">
            <text:p>3,09520292282104</text:p>
          </table:table-cell>
          <table:table-cell office:value-type="float" office:value="2.73927662589333" calcext:value-type="float">
            <text:p>2,73927662589333</text:p>
          </table:table-cell>
          <table:table-cell office:value-type="float" office:value="2.5810706615448" calcext:value-type="float">
            <text:p>2,5810706615448</text:p>
          </table:table-cell>
        </table:table-row>
        <table:table-row table:style-name="ro1">
          <table:table-cell office:value-type="float" office:value="77.3099894523621" calcext:value-type="float">
            <text:p>77,3099894523621</text:p>
          </table:table-cell>
          <table:table-cell table:number-columns-repeated="3"/>
          <table:table-cell office:value-type="string" calcext:value-type="string">
            <text:p>Janela9</text:p>
          </table:table-cell>
          <table:table-cell office:value-type="float" office:value="977" calcext:value-type="float">
            <text:p>977</text:p>
          </table:table-cell>
          <table:table-cell office:value-type="float" office:value="7.82001686096191" calcext:value-type="float">
            <text:p>7,82001686096191</text:p>
          </table:table-cell>
          <table:table-cell office:value-type="float" office:value="7.3111818486994" calcext:value-type="float">
            <text:p>7,3111818486994</text:p>
          </table:table-cell>
          <table:table-cell office:value-type="float" office:value="6.97144222259522" calcext:value-type="float">
            <text:p>6,9714422225952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216" calcext:value-type="float">
            <text:p>1216</text:p>
          </table:table-cell>
          <table:table-cell office:value-type="float" office:value="2.69748973846436" calcext:value-type="float">
            <text:p>2,69748973846436</text:p>
          </table:table-cell>
          <table:table-cell office:value-type="float" office:value="2.13315963745117" calcext:value-type="float">
            <text:p>2,13315963745117</text:p>
          </table:table-cell>
          <table:table-cell office:value-type="float" office:value="1.85896968841553" calcext:value-type="float">
            <text:p>1,85896968841553</text:p>
          </table:table-cell>
          <table:table-cell table:number-columns-repeated="2"/>
          <table:table-cell office:value-type="string" calcext:value-type="string">
            <text:p>Janela9</text:p>
          </table:table-cell>
          <table:table-cell office:value-type="float" office:value="1503" calcext:value-type="float">
            <text:p>1503</text:p>
          </table:table-cell>
          <table:table-cell office:value-type="float" office:value="2.2684850692749" calcext:value-type="float">
            <text:p>2,2684850692749</text:p>
          </table:table-cell>
          <table:table-cell office:value-type="float" office:value="1.78576475923712" calcext:value-type="float">
            <text:p>1,78576475923712</text:p>
          </table:table-cell>
          <table:table-cell office:value-type="float" office:value="1.56443691253662" calcext:value-type="float">
            <text:p>1,56443691253662</text:p>
          </table:table-cell>
        </table:table-row>
        <table:table-row table:style-name="ro1">
          <table:table-cell office:value-type="float" office:value="74.9511117935181" calcext:value-type="float">
            <text:p>74,9511117935181</text:p>
          </table:table-cell>
          <table:table-cell table:number-columns-repeated="3"/>
          <table:table-cell office:value-type="string" calcext:value-type="string">
            <text:p>Janela10</text:p>
          </table:table-cell>
          <table:table-cell office:value-type="float" office:value="606" calcext:value-type="float">
            <text:p>606</text:p>
          </table:table-cell>
          <table:table-cell office:value-type="float" office:value="7.25124573707581" calcext:value-type="float">
            <text:p>7,25124573707581</text:p>
          </table:table-cell>
          <table:table-cell office:value-type="float" office:value="6.3545474355871" calcext:value-type="float">
            <text:p>6,3545474355871</text:p>
          </table:table-cell>
          <table:table-cell office:value-type="float" office:value="5.73504900932312" calcext:value-type="float">
            <text:p>5,7350490093231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174" calcext:value-type="float">
            <text:p>1174</text:p>
          </table:table-cell>
          <table:table-cell office:value-type="float" office:value="3.29910159111023" calcext:value-type="float">
            <text:p>3,29910159111023</text:p>
          </table:table-cell>
          <table:table-cell office:value-type="float" office:value="2.80713564699346" calcext:value-type="float">
            <text:p>2,80713564699346</text:p>
          </table:table-cell>
          <table:table-cell office:value-type="float" office:value="2.50136923789978" calcext:value-type="float">
            <text:p>2,50136923789978</text:p>
          </table:table-cell>
          <table:table-cell table:number-columns-repeated="2"/>
          <table:table-cell office:value-type="string" calcext:value-type="string">
            <text:p>Janela10</text:p>
          </table:table-cell>
          <table:table-cell office:value-type="float" office:value="1162" calcext:value-type="float">
            <text:p>1162</text:p>
          </table:table-cell>
          <table:table-cell office:value-type="float" office:value="2.00313019752502" calcext:value-type="float">
            <text:p>2,00313019752502</text:p>
          </table:table-cell>
          <table:table-cell office:value-type="float" office:value="1.87614943764426" calcext:value-type="float">
            <text:p>1,87614943764426</text:p>
          </table:table-cell>
          <table:table-cell office:value-type="float" office:value="1.71541333198547" calcext:value-type="float">
            <text:p>1,71541333198547</text:p>
          </table:table-cell>
        </table:table-row>
        <table:table-row table:style-name="ro1">
          <table:table-cell office:value-type="float" office:value="70.3801336288452" calcext:value-type="float">
            <text:p>70,3801336288452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/>
          <table:table-cell table:formula="of:=SUM([.G3:.G12])" office:value-type="float" office:value="86.6743500232697" calcext:value-type="float">
            <text:p>86,6743500232697</text:p>
          </table:table-cell>
          <table:table-cell table:formula="of:=SUM([.H3:.H12])" office:value-type="float" office:value="76.6156401417472" calcext:value-type="float">
            <text:p>76,6156401417472</text:p>
          </table:table-cell>
          <table:table-cell table:formula="of:=SUM([.I3:.I12])" office:value-type="float" office:value="70.477370262146" calcext:value-type="float">
            <text:p>70,477370262146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148" calcext:value-type="float">
            <text:p>1148</text:p>
          </table:table-cell>
          <table:table-cell office:value-type="float" office:value="2.99515581130981" calcext:value-type="float">
            <text:p>2,99515581130981</text:p>
          </table:table-cell>
          <table:table-cell office:value-type="float" office:value="2.61816527626731" calcext:value-type="float">
            <text:p>2,61816527626731</text:p>
          </table:table-cell>
          <table:table-cell office:value-type="float" office:value="2.34543967247009" calcext:value-type="float">
            <text:p>2,34543967247009</text:p>
          </table:table-cell>
          <table:table-cell table:number-columns-repeated="2"/>
          <table:table-cell office:value-type="string" calcext:value-type="string">
            <text:p>Janela11</text:p>
          </table:table-cell>
          <table:table-cell office:value-type="float" office:value="1204" calcext:value-type="float">
            <text:p>1204</text:p>
          </table:table-cell>
          <table:table-cell office:value-type="float" office:value="2.07763814926147" calcext:value-type="float">
            <text:p>2,07763814926147</text:p>
          </table:table-cell>
          <table:table-cell office:value-type="float" office:value="1.49541605602611" calcext:value-type="float">
            <text:p>1,49541605602611</text:p>
          </table:table-cell>
          <table:table-cell office:value-type="float" office:value="1.31434655189514" calcext:value-type="float">
            <text:p>1,31434655189514</text:p>
          </table:table-cell>
        </table:table-row>
        <table:table-row table:style-name="ro1">
          <table:table-cell office:value-type="float" office:value="72.466269493103" calcext:value-type="float">
            <text:p>72,466269493103</text:p>
          </table:table-cell>
          <table:table-cell table:number-columns-repeated="9"/>
          <table:table-cell office:value-type="string" calcext:value-type="string">
            <text:p>Janela12</text:p>
          </table:table-cell>
          <table:table-cell office:value-type="float" office:value="1055" calcext:value-type="float">
            <text:p>1055</text:p>
          </table:table-cell>
          <table:table-cell office:value-type="float" office:value="2.49819207191467" calcext:value-type="float">
            <text:p>2,49819207191467</text:p>
          </table:table-cell>
          <table:table-cell office:value-type="float" office:value="2.261770400134" calcext:value-type="float">
            <text:p>2,261770400134</text:p>
          </table:table-cell>
          <table:table-cell office:value-type="float" office:value="2.10038208961487" calcext:value-type="float">
            <text:p>2,10038208961487</text:p>
          </table:table-cell>
          <table:table-cell table:number-columns-repeated="2"/>
          <table:table-cell office:value-type="string" calcext:value-type="string">
            <text:p>Janela12</text:p>
          </table:table-cell>
          <table:table-cell office:value-type="float" office:value="1119" calcext:value-type="float">
            <text:p>1119</text:p>
          </table:table-cell>
          <table:table-cell office:value-type="float" office:value="1.92142605781555" calcext:value-type="float">
            <text:p>1,92142605781555</text:p>
          </table:table-cell>
          <table:table-cell office:value-type="float" office:value="1.59764211828059" calcext:value-type="float">
            <text:p>1,59764211828059</text:p>
          </table:table-cell>
          <table:table-cell office:value-type="float" office:value="1.40325140953064" calcext:value-type="float">
            <text:p>1,40325140953064</text:p>
          </table:table-cell>
        </table:table-row>
        <table:table-row table:style-name="ro1">
          <table:table-cell office:value-type="float" office:value="69.9991800785065" calcext:value-type="float">
            <text:p>69,9991800785065</text:p>
          </table:table-cell>
          <table:table-cell table:number-columns-repeated="9"/>
          <table:table-cell office:value-type="string" calcext:value-type="string">
            <text:p>Janela13</text:p>
          </table:table-cell>
          <table:table-cell office:value-type="float" office:value="973" calcext:value-type="float">
            <text:p>973</text:p>
          </table:table-cell>
          <table:table-cell office:value-type="float" office:value="2.18726992607117" calcext:value-type="float">
            <text:p>2,18726992607117</text:p>
          </table:table-cell>
          <table:table-cell office:value-type="float" office:value="1.97509132732045" calcext:value-type="float">
            <text:p>1,97509132732045</text:p>
          </table:table-cell>
          <table:table-cell office:value-type="float" office:value="1.77328586578369" calcext:value-type="float">
            <text:p>1,77328586578369</text:p>
          </table:table-cell>
          <table:table-cell table:number-columns-repeated="2"/>
          <table:table-cell office:value-type="string" calcext:value-type="string">
            <text:p>Janela13</text:p>
          </table:table-cell>
          <table:table-cell office:value-type="float" office:value="2078" calcext:value-type="float">
            <text:p>2078</text:p>
          </table:table-cell>
          <table:table-cell office:value-type="float" office:value="2.26818633079529" calcext:value-type="float">
            <text:p>2,26818633079529</text:p>
          </table:table-cell>
          <table:table-cell office:value-type="float" office:value="2.07528827407143" calcext:value-type="float">
            <text:p>2,07528827407143</text:p>
          </table:table-cell>
          <table:table-cell office:value-type="float" office:value="1.87681722640991" calcext:value-type="float">
            <text:p>1,87681722640991</text:p>
          </table:table-cell>
        </table:table-row>
        <table:table-row table:style-name="ro1">
          <table:table-cell office:value-type="float" office:value="71.5984935760498" calcext:value-type="float">
            <text:p>71,5984935760498</text:p>
          </table:table-cell>
          <table:table-cell table:number-columns-repeated="9"/>
          <table:table-cell office:value-type="string" calcext:value-type="string">
            <text:p>Janela14</text:p>
          </table:table-cell>
          <table:table-cell office:value-type="float" office:value="1173" calcext:value-type="float">
            <text:p>1173</text:p>
          </table:table-cell>
          <table:table-cell office:value-type="float" office:value="2.69039368629456" calcext:value-type="float">
            <text:p>2,69039368629456</text:p>
          </table:table-cell>
          <table:table-cell office:value-type="float" office:value="2.43364956162193" calcext:value-type="float">
            <text:p>2,43364956162193</text:p>
          </table:table-cell>
          <table:table-cell office:value-type="float" office:value="2.19911789894104" calcext:value-type="float">
            <text:p>2,19911789894104</text:p>
          </table:table-cell>
          <table:table-cell table:number-columns-repeated="2"/>
          <table:table-cell office:value-type="string" calcext:value-type="string">
            <text:p>Janela14</text:p>
          </table:table-cell>
          <table:table-cell office:value-type="float" office:value="1379" calcext:value-type="float">
            <text:p>1379</text:p>
          </table:table-cell>
          <table:table-cell office:value-type="float" office:value="1.54899907112122" calcext:value-type="float">
            <text:p>1,54899907112122</text:p>
          </table:table-cell>
          <table:table-cell office:value-type="float" office:value="1.39313953573054" calcext:value-type="float">
            <text:p>1,39313953573054</text:p>
          </table:table-cell>
          <table:table-cell office:value-type="float" office:value="1.27176570892334" calcext:value-type="float">
            <text:p>1,27176570892334</text:p>
          </table:table-cell>
        </table:table-row>
        <table:table-row table:style-name="ro1">
          <table:table-cell office:value-type="float" office:value="74.5001833438873" calcext:value-type="float">
            <text:p>74,5001833438873</text:p>
          </table:table-cell>
          <table:table-cell table:number-columns-repeated="9"/>
          <table:table-cell office:value-type="string" calcext:value-type="string">
            <text:p>Janela15</text:p>
          </table:table-cell>
          <table:table-cell office:value-type="float" office:value="1372" calcext:value-type="float">
            <text:p>1372</text:p>
          </table:table-cell>
          <table:table-cell office:value-type="float" office:value="3.05975222587585" calcext:value-type="float">
            <text:p>3,05975222587585</text:p>
          </table:table-cell>
          <table:table-cell office:value-type="float" office:value="2.81518006324768" calcext:value-type="float">
            <text:p>2,81518006324768</text:p>
          </table:table-cell>
          <table:table-cell office:value-type="float" office:value="2.62768745422363" calcext:value-type="float">
            <text:p>2,62768745422363</text:p>
          </table:table-cell>
          <table:table-cell table:number-columns-repeated="2"/>
          <table:table-cell office:value-type="string" calcext:value-type="string">
            <text:p>Janela15</text:p>
          </table:table-cell>
          <table:table-cell office:value-type="float" office:value="1342" calcext:value-type="float">
            <text:p>1342</text:p>
          </table:table-cell>
          <table:table-cell office:value-type="float" office:value="1.75467801094055" calcext:value-type="float">
            <text:p>1,75467801094055</text:p>
          </table:table-cell>
          <table:table-cell office:value-type="float" office:value="1.32927445931868" calcext:value-type="float">
            <text:p>1,32927445931868</text:p>
          </table:table-cell>
          <table:table-cell office:value-type="float" office:value="1.18763828277588" calcext:value-type="float">
            <text:p>1,18763828277588</text:p>
          </table:table-cell>
        </table:table-row>
        <table:table-row table:style-name="ro1">
          <table:table-cell office:value-type="float" office:value="75.9556622505188" calcext:value-type="float">
            <text:p>75,9556622505188</text:p>
          </table:table-cell>
          <table:table-cell table:number-columns-repeated="9"/>
          <table:table-cell office:value-type="string" calcext:value-type="string">
            <text:p>Janela16</text:p>
          </table:table-cell>
          <table:table-cell office:value-type="float" office:value="1533" calcext:value-type="float">
            <text:p>1533</text:p>
          </table:table-cell>
          <table:table-cell office:value-type="float" office:value="3.47025442123413" calcext:value-type="float">
            <text:p>3,47025442123413</text:p>
          </table:table-cell>
          <table:table-cell office:value-type="float" office:value="3.21365620873191" calcext:value-type="float">
            <text:p>3,21365620873191</text:p>
          </table:table-cell>
          <table:table-cell office:value-type="float" office:value="2.79754662513733" calcext:value-type="float">
            <text:p>2,79754662513733</text:p>
          </table:table-cell>
          <table:table-cell table:number-columns-repeated="2"/>
          <table:table-cell office:value-type="string" calcext:value-type="string">
            <text:p>Janela16</text:p>
          </table:table-cell>
          <table:table-cell office:value-type="float" office:value="1403" calcext:value-type="float">
            <text:p>1403</text:p>
          </table:table-cell>
          <table:table-cell office:value-type="float" office:value="2.04642391204834" calcext:value-type="float">
            <text:p>2,04642391204834</text:p>
          </table:table-cell>
          <table:table-cell office:value-type="float" office:value="1.74121316996488" calcext:value-type="float">
            <text:p>1,74121316996488</text:p>
          </table:table-cell>
          <table:table-cell office:value-type="float" office:value="1.56476783752441" calcext:value-type="float">
            <text:p>1,56476783752441</text:p>
          </table:table-cell>
        </table:table-row>
        <table:table-row table:style-name="ro1">
          <table:table-cell office:value-type="float" office:value="73.9679431915283" calcext:value-type="float">
            <text:p>73,9679431915283</text:p>
          </table:table-cell>
          <table:table-cell table:number-columns-repeated="9"/>
          <table:table-cell office:value-type="string" calcext:value-type="string">
            <text:p>Janela17</text:p>
          </table:table-cell>
          <table:table-cell office:value-type="float" office:value="1050" calcext:value-type="float">
            <text:p>1050</text:p>
          </table:table-cell>
          <table:table-cell office:value-type="float" office:value="3.30640244483948" calcext:value-type="float">
            <text:p>3,30640244483948</text:p>
          </table:table-cell>
          <table:table-cell office:value-type="float" office:value="2.88492081382058" calcext:value-type="float">
            <text:p>2,88492081382058</text:p>
          </table:table-cell>
          <table:table-cell office:value-type="float" office:value="2.54538869857788" calcext:value-type="float">
            <text:p>2,54538869857788</text:p>
          </table:table-cell>
          <table:table-cell table:number-columns-repeated="2"/>
          <table:table-cell office:value-type="string" calcext:value-type="string">
            <text:p>Janela17</text:p>
          </table:table-cell>
          <table:table-cell office:value-type="float" office:value="1004" calcext:value-type="float">
            <text:p>1004</text:p>
          </table:table-cell>
          <table:table-cell office:value-type="float" office:value="1.64333891868591" calcext:value-type="float">
            <text:p>1,64333891868591</text:p>
          </table:table-cell>
          <table:table-cell office:value-type="float" office:value="1.34793225201694" calcext:value-type="float">
            <text:p>1,34793225201694</text:p>
          </table:table-cell>
          <table:table-cell office:value-type="float" office:value="1.26734352111816" calcext:value-type="float">
            <text:p>1,26734352111816</text:p>
          </table:table-cell>
        </table:table-row>
        <table:table-row table:style-name="ro1">
          <table:table-cell office:value-type="float" office:value="71.0696778297424" calcext:value-type="float">
            <text:p>71,0696778297424</text:p>
          </table:table-cell>
          <table:table-cell table:number-columns-repeated="9"/>
          <table:table-cell office:value-type="string" calcext:value-type="string">
            <text:p>Janela18</text:p>
          </table:table-cell>
          <table:table-cell office:value-type="float" office:value="1186" calcext:value-type="float">
            <text:p>1186</text:p>
          </table:table-cell>
          <table:table-cell office:value-type="float" office:value="3.19356393814087" calcext:value-type="float">
            <text:p>3,19356393814087</text:p>
          </table:table-cell>
          <table:table-cell office:value-type="float" office:value="2.64524507522583" calcext:value-type="float">
            <text:p>2,64524507522583</text:p>
          </table:table-cell>
          <table:table-cell office:value-type="float" office:value="2.2838921546936" calcext:value-type="float">
            <text:p>2,2838921546936</text:p>
          </table:table-cell>
          <table:table-cell table:number-columns-repeated="2"/>
          <table:table-cell office:value-type="string" calcext:value-type="string">
            <text:p>Janela18</text:p>
          </table:table-cell>
          <table:table-cell office:value-type="float" office:value="1268" calcext:value-type="float">
            <text:p>1268</text:p>
          </table:table-cell>
          <table:table-cell office:value-type="float" office:value="1.75290155410767" calcext:value-type="float">
            <text:p>1,75290155410767</text:p>
          </table:table-cell>
          <table:table-cell office:value-type="float" office:value="1.51340673186562" calcext:value-type="float">
            <text:p>1,51340673186562</text:p>
          </table:table-cell>
          <table:table-cell office:value-type="float" office:value="1.38729071617126" calcext:value-type="float">
            <text:p>1,38729071617126</text:p>
          </table:table-cell>
        </table:table-row>
        <table:table-row table:style-name="ro1">
          <table:table-cell office:value-type="float" office:value="68.7338190078735" calcext:value-type="float">
            <text:p>68,7338190078735</text:p>
          </table:table-cell>
          <table:table-cell table:number-columns-repeated="9"/>
          <table:table-cell office:value-type="string" calcext:value-type="string">
            <text:p>Janela19</text:p>
          </table:table-cell>
          <table:table-cell office:value-type="float" office:value="1243" calcext:value-type="float">
            <text:p>1243</text:p>
          </table:table-cell>
          <table:table-cell office:value-type="float" office:value="3.9553964138031" calcext:value-type="float">
            <text:p>3,9553964138031</text:p>
          </table:table-cell>
          <table:table-cell office:value-type="float" office:value="3.15293550491333" calcext:value-type="float">
            <text:p>3,15293550491333</text:p>
          </table:table-cell>
          <table:table-cell office:value-type="float" office:value="2.71489000320435" calcext:value-type="float">
            <text:p>2,71489000320435</text:p>
          </table:table-cell>
          <table:table-cell table:number-columns-repeated="2"/>
          <table:table-cell office:value-type="string" calcext:value-type="string">
            <text:p>Janela19</text:p>
          </table:table-cell>
          <table:table-cell office:value-type="float" office:value="2001" calcext:value-type="float">
            <text:p>2001</text:p>
          </table:table-cell>
          <table:table-cell office:value-type="float" office:value="2.5150363445282" calcext:value-type="float">
            <text:p>2,5150363445282</text:p>
          </table:table-cell>
          <table:table-cell office:value-type="float" office:value="2.23632851513949" calcext:value-type="float">
            <text:p>2,23632851513949</text:p>
          </table:table-cell>
          <table:table-cell office:value-type="float" office:value="1.95539951324463" calcext:value-type="float">
            <text:p>1,95539951324463</text:p>
          </table:table-cell>
        </table:table-row>
        <table:table-row table:style-name="ro1">
          <table:table-cell office:value-type="float" office:value="70.8740043640137" calcext:value-type="float">
            <text:p>70,8740043640137</text:p>
          </table:table-cell>
          <table:table-cell table:number-columns-repeated="9"/>
          <table:table-cell office:value-type="string" calcext:value-type="string">
            <text:p>Janela20</text:p>
          </table:table-cell>
          <table:table-cell office:value-type="float" office:value="1051" calcext:value-type="float">
            <text:p>1051</text:p>
          </table:table-cell>
          <table:table-cell office:value-type="float" office:value="3.17332935333252" calcext:value-type="float">
            <text:p>3,17332935333252</text:p>
          </table:table-cell>
          <table:table-cell office:value-type="float" office:value="2.93371857296337" calcext:value-type="float">
            <text:p>2,93371857296337</text:p>
          </table:table-cell>
          <table:table-cell office:value-type="float" office:value="2.61301183700562" calcext:value-type="float">
            <text:p>2,61301183700562</text:p>
          </table:table-cell>
          <table:table-cell table:number-columns-repeated="2"/>
          <table:table-cell office:value-type="string" calcext:value-type="string">
            <text:p>Janela20</text:p>
          </table:table-cell>
          <table:table-cell office:value-type="float" office:value="709" calcext:value-type="float">
            <text:p>709</text:p>
          </table:table-cell>
          <table:table-cell office:value-type="float" office:value="1.22138977050781" calcext:value-type="float">
            <text:p>1,22138977050781</text:p>
          </table:table-cell>
          <table:table-cell office:value-type="float" office:value="1.0173942826011" calcext:value-type="float">
            <text:p>1,0173942826011</text:p>
          </table:table-cell>
          <table:table-cell office:value-type="float" office:value="0.893910646438599" calcext:value-type="float">
            <text:p>0,893910646438599</text:p>
          </table:table-cell>
        </table:table-row>
        <table:table-row table:style-name="ro1">
          <table:table-cell office:value-type="float" office:value="74.7143895626068" calcext:value-type="float">
            <text:p>74,7143895626068</text:p>
          </table:table-cell>
          <table:table-cell table:number-columns-repeated="9"/>
          <table:table-cell office:value-type="string" calcext:value-type="string">
            <text:p>Janela21</text:p>
          </table:table-cell>
          <table:table-cell office:value-type="float" office:value="1247" calcext:value-type="float">
            <text:p>1247</text:p>
          </table:table-cell>
          <table:table-cell office:value-type="float" office:value="3.01698184013367" calcext:value-type="float">
            <text:p>3,01698184013367</text:p>
          </table:table-cell>
          <table:table-cell office:value-type="float" office:value="2.73472001335838" calcext:value-type="float">
            <text:p>2,73472001335838</text:p>
          </table:table-cell>
          <table:table-cell office:value-type="float" office:value="2.40641689300537" calcext:value-type="float">
            <text:p>2,40641689300537</text:p>
          </table:table-cell>
          <table:table-cell table:number-columns-repeated="2"/>
          <table:table-cell office:value-type="string" calcext:value-type="string">
            <text:p>Janela21</text:p>
          </table:table-cell>
          <table:table-cell office:value-type="float" office:value="1372" calcext:value-type="float">
            <text:p>1372</text:p>
          </table:table-cell>
          <table:table-cell office:value-type="float" office:value="1.96809101104736" calcext:value-type="float">
            <text:p>1,96809101104736</text:p>
          </table:table-cell>
          <table:table-cell office:value-type="float" office:value="1.55625674941323" calcext:value-type="float">
            <text:p>1,55625674941323</text:p>
          </table:table-cell>
          <table:table-cell office:value-type="float" office:value="1.40809059143066" calcext:value-type="float">
            <text:p>1,40809059143066</text:p>
          </table:table-cell>
        </table:table-row>
        <table:table-row table:style-name="ro1">
          <table:table-cell office:value-type="float" office:value="72.7173097133637" calcext:value-type="float">
            <text:p>72,7173097133637</text:p>
          </table:table-cell>
          <table:table-cell table:number-columns-repeated="9"/>
          <table:table-cell office:value-type="string" calcext:value-type="string">
            <text:p>Janela22</text:p>
          </table:table-cell>
          <table:table-cell office:value-type="float" office:value="1134" calcext:value-type="float">
            <text:p>1134</text:p>
          </table:table-cell>
          <table:table-cell office:value-type="float" office:value="2.81530404090881" calcext:value-type="float">
            <text:p>2,81530404090881</text:p>
          </table:table-cell>
          <table:table-cell office:value-type="float" office:value="2.35964207215742" calcext:value-type="float">
            <text:p>2,35964207215742</text:p>
          </table:table-cell>
          <table:table-cell office:value-type="float" office:value="2.02294588088989" calcext:value-type="float">
            <text:p>2,02294588088989</text:p>
          </table:table-cell>
          <table:table-cell table:number-columns-repeated="2"/>
          <table:table-cell office:value-type="string" calcext:value-type="string">
            <text:p>Janela22</text:p>
          </table:table-cell>
          <table:table-cell office:value-type="float" office:value="784" calcext:value-type="float">
            <text:p>784</text:p>
          </table:table-cell>
          <table:table-cell office:value-type="float" office:value="1.63169074058533" calcext:value-type="float">
            <text:p>1,63169074058533</text:p>
          </table:table-cell>
          <table:table-cell office:value-type="float" office:value="1.23953091014515" calcext:value-type="float">
            <text:p>1,23953091014515</text:p>
          </table:table-cell>
          <table:table-cell office:value-type="float" office:value="1.12620997428894" calcext:value-type="float">
            <text:p>1,12620997428894</text:p>
          </table:table-cell>
        </table:table-row>
        <table:table-row table:style-name="ro1">
          <table:table-cell office:value-type="float" office:value="78.8253936767578" calcext:value-type="float">
            <text:p>78,8253936767578</text:p>
          </table:table-cell>
          <table:table-cell table:number-columns-repeated="9"/>
          <table:table-cell office:value-type="string" calcext:value-type="string">
            <text:p>Janela23</text:p>
          </table:table-cell>
          <table:table-cell office:value-type="float" office:value="1156" calcext:value-type="float">
            <text:p>1156</text:p>
          </table:table-cell>
          <table:table-cell office:value-type="float" office:value="2.74776482582092" calcext:value-type="float">
            <text:p>2,74776482582092</text:p>
          </table:table-cell>
          <table:table-cell office:value-type="float" office:value="2.49347866665233" calcext:value-type="float">
            <text:p>2,49347866665233</text:p>
          </table:table-cell>
          <table:table-cell office:value-type="float" office:value="2.22205686569214" calcext:value-type="float">
            <text:p>2,22205686569214</text:p>
          </table:table-cell>
          <table:table-cell table:number-columns-repeated="2"/>
          <table:table-cell office:value-type="string" calcext:value-type="string">
            <text:p>Janela23</text:p>
          </table:table-cell>
          <table:table-cell office:value-type="float" office:value="1437" calcext:value-type="float">
            <text:p>1437</text:p>
          </table:table-cell>
          <table:table-cell office:value-type="float" office:value="2.51811385154724" calcext:value-type="float">
            <text:p>2,51811385154724</text:p>
          </table:table-cell>
          <table:table-cell office:value-type="float" office:value="1.92032820528204" calcext:value-type="float">
            <text:p>1,92032820528204</text:p>
          </table:table-cell>
          <table:table-cell office:value-type="float" office:value="1.70584893226624" calcext:value-type="float">
            <text:p>1,70584893226624</text:p>
          </table:table-cell>
        </table:table-row>
        <table:table-row table:style-name="ro1">
          <table:table-cell office:value-type="float" office:value="74.5463831424713" calcext:value-type="float">
            <text:p>74,5463831424713</text:p>
          </table:table-cell>
          <table:table-cell table:number-columns-repeated="9"/>
          <table:table-cell office:value-type="string" calcext:value-type="string">
            <text:p>Janela24</text:p>
          </table:table-cell>
          <table:table-cell office:value-type="float" office:value="1078" calcext:value-type="float">
            <text:p>1078</text:p>
          </table:table-cell>
          <table:table-cell office:value-type="float" office:value="2.83076477050781" calcext:value-type="float">
            <text:p>2,83076477050781</text:p>
          </table:table-cell>
          <table:table-cell office:value-type="float" office:value="2.59423867138949" calcext:value-type="float">
            <text:p>2,59423867138949</text:p>
          </table:table-cell>
          <table:table-cell office:value-type="float" office:value="2.32331323623657" calcext:value-type="float">
            <text:p>2,32331323623657</text:p>
          </table:table-cell>
          <table:table-cell table:number-columns-repeated="2"/>
          <table:table-cell office:value-type="string" calcext:value-type="string">
            <text:p>Janela24</text:p>
          </table:table-cell>
          <table:table-cell office:value-type="float" office:value="798" calcext:value-type="float">
            <text:p>798</text:p>
          </table:table-cell>
          <table:table-cell office:value-type="float" office:value="1.64024114608765" calcext:value-type="float">
            <text:p>1,64024114608765</text:p>
          </table:table-cell>
          <table:table-cell office:value-type="float" office:value="1.36607111584056" calcext:value-type="float">
            <text:p>1,36607111584056</text:p>
          </table:table-cell>
          <table:table-cell office:value-type="float" office:value="1.27258276939392" calcext:value-type="float">
            <text:p>1,27258276939392</text:p>
          </table:table-cell>
        </table:table-row>
        <table:table-row table:style-name="ro1">
          <table:table-cell office:value-type="float" office:value="73.7500064373016" calcext:value-type="float">
            <text:p>73,7500064373016</text:p>
          </table:table-cell>
          <table:table-cell table:number-columns-repeated="9"/>
          <table:table-cell office:value-type="string" calcext:value-type="string">
            <text:p>Janela25</text:p>
          </table:table-cell>
          <table:table-cell office:value-type="float" office:value="838" calcext:value-type="float">
            <text:p>838</text:p>
          </table:table-cell>
          <table:table-cell office:value-type="float" office:value="2.3300313949585" calcext:value-type="float">
            <text:p>2,3300313949585</text:p>
          </table:table-cell>
          <table:table-cell office:value-type="float" office:value="2.11102535507896" calcext:value-type="float">
            <text:p>2,11102535507896</text:p>
          </table:table-cell>
          <table:table-cell office:value-type="float" office:value="1.90848851203918" calcext:value-type="float">
            <text:p>1,90848851203918</text:p>
          </table:table-cell>
          <table:table-cell table:number-columns-repeated="2"/>
          <table:table-cell office:value-type="string" calcext:value-type="string">
            <text:p>Janela25</text:p>
          </table:table-cell>
          <table:table-cell office:value-type="float" office:value="1963" calcext:value-type="float">
            <text:p>1963</text:p>
          </table:table-cell>
          <table:table-cell office:value-type="float" office:value="2.65561294555664" calcext:value-type="float">
            <text:p>2,65561294555664</text:p>
          </table:table-cell>
          <table:table-cell office:value-type="float" office:value="2.21152977509932" calcext:value-type="float">
            <text:p>2,21152977509932</text:p>
          </table:table-cell>
          <table:table-cell office:value-type="float" office:value="1.84209823608398" calcext:value-type="float">
            <text:p>1,84209823608398</text:p>
          </table:table-cell>
        </table:table-row>
        <table:table-row table:style-name="ro1">
          <table:table-cell office:value-type="float" office:value="69.7724592685699" calcext:value-type="float">
            <text:p>69,7724592685699</text:p>
          </table:table-cell>
          <table:table-cell table:number-columns-repeated="9"/>
          <table:table-cell office:value-type="string" calcext:value-type="string">
            <text:p>Janela26</text:p>
          </table:table-cell>
          <table:table-cell office:value-type="float" office:value="923" calcext:value-type="float">
            <text:p>923</text:p>
          </table:table-cell>
          <table:table-cell office:value-type="float" office:value="2.68471693992615" calcext:value-type="float">
            <text:p>2,68471693992615</text:p>
          </table:table-cell>
          <table:table-cell office:value-type="float" office:value="2.40992433374578" calcext:value-type="float">
            <text:p>2,40992433374578</text:p>
          </table:table-cell>
          <table:table-cell office:value-type="float" office:value="2.20111489295959" calcext:value-type="float">
            <text:p>2,20111489295959</text:p>
          </table:table-cell>
          <table:table-cell table:number-columns-repeated="2"/>
          <table:table-cell office:value-type="string" calcext:value-type="string">
            <text:p>Janela26</text:p>
          </table:table-cell>
          <table:table-cell office:value-type="float" office:value="2005" calcext:value-type="float">
            <text:p>2005</text:p>
          </table:table-cell>
          <table:table-cell office:value-type="float" office:value="2.33879089355469" calcext:value-type="float">
            <text:p>2,33879089355469</text:p>
          </table:table-cell>
          <table:table-cell office:value-type="float" office:value="2.16807335073298" calcext:value-type="float">
            <text:p>2,16807335073298</text:p>
          </table:table-cell>
          <table:table-cell office:value-type="float" office:value="1.87778162956238" calcext:value-type="float">
            <text:p>1,87778162956238</text:p>
          </table:table-cell>
        </table:table-row>
        <table:table-row table:style-name="ro1">
          <table:table-cell office:value-type="float" office:value="70.6708912849426" calcext:value-type="float">
            <text:p>70,6708912849426</text:p>
          </table:table-cell>
          <table:table-cell table:number-columns-repeated="9"/>
          <table:table-cell office:value-type="string" calcext:value-type="string">
            <text:p>Janela27</text:p>
          </table:table-cell>
          <table:table-cell office:value-type="float" office:value="1513" calcext:value-type="float">
            <text:p>1513</text:p>
          </table:table-cell>
          <table:table-cell office:value-type="float" office:value="3.47347021102905" calcext:value-type="float">
            <text:p>3,47347021102905</text:p>
          </table:table-cell>
          <table:table-cell office:value-type="float" office:value="3.31009663235057" calcext:value-type="float">
            <text:p>3,31009663235057</text:p>
          </table:table-cell>
          <table:table-cell office:value-type="float" office:value="3.05084490776062" calcext:value-type="float">
            <text:p>3,05084490776062</text:p>
          </table:table-cell>
          <table:table-cell table:number-columns-repeated="2"/>
          <table:table-cell office:value-type="string" calcext:value-type="string">
            <text:p>Janela27</text:p>
          </table:table-cell>
          <table:table-cell office:value-type="float" office:value="1024" calcext:value-type="float">
            <text:p>1024</text:p>
          </table:table-cell>
          <table:table-cell office:value-type="float" office:value="2.03031182289124" calcext:value-type="float">
            <text:p>2,03031182289124</text:p>
          </table:table-cell>
          <table:table-cell office:value-type="float" office:value="1.75646194544706" calcext:value-type="float">
            <text:p>1,75646194544706</text:p>
          </table:table-cell>
          <table:table-cell office:value-type="float" office:value="1.521733045578" calcext:value-type="float">
            <text:p>1,521733045578</text:p>
          </table:table-cell>
        </table:table-row>
        <table:table-row table:style-name="ro1">
          <table:table-cell office:value-type="float" office:value="73.2655425071716" calcext:value-type="float">
            <text:p>73,2655425071716</text:p>
          </table:table-cell>
          <table:table-cell table:number-columns-repeated="9"/>
          <table:table-cell office:value-type="string" calcext:value-type="string">
            <text:p>Janela28</text:p>
          </table:table-cell>
          <table:table-cell office:value-type="float" office:value="803" calcext:value-type="float">
            <text:p>803</text:p>
          </table:table-cell>
          <table:table-cell office:value-type="float" office:value="2.71948194503784" calcext:value-type="float">
            <text:p>2,71948194503784</text:p>
          </table:table-cell>
          <table:table-cell office:value-type="float" office:value="2.13895726203918" calcext:value-type="float">
            <text:p>2,13895726203918</text:p>
          </table:table-cell>
          <table:table-cell office:value-type="float" office:value="1.87665820121765" calcext:value-type="float">
            <text:p>1,87665820121765</text:p>
          </table:table-cell>
          <table:table-cell table:number-columns-repeated="2"/>
          <table:table-cell office:value-type="string" calcext:value-type="string">
            <text:p>Janela28</text:p>
          </table:table-cell>
          <table:table-cell office:value-type="float" office:value="1622" calcext:value-type="float">
            <text:p>1622</text:p>
          </table:table-cell>
          <table:table-cell office:value-type="float" office:value="2.48605728149414" calcext:value-type="float">
            <text:p>2,48605728149414</text:p>
          </table:table-cell>
          <table:table-cell office:value-type="float" office:value="2.14711158925837" calcext:value-type="float">
            <text:p>2,14711158925837</text:p>
          </table:table-cell>
          <table:table-cell office:value-type="float" office:value="1.84598112106323" calcext:value-type="float">
            <text:p>1,84598112106323</text:p>
          </table:table-cell>
        </table:table-row>
        <table:table-row table:style-name="ro1">
          <table:table-cell office:value-type="float" office:value="74.4776122570038" calcext:value-type="float">
            <text:p>74,4776122570038</text:p>
          </table:table-cell>
          <table:table-cell table:number-columns-repeated="9"/>
          <table:table-cell office:value-type="string" calcext:value-type="string">
            <text:p>Janela29</text:p>
          </table:table-cell>
          <table:table-cell office:value-type="float" office:value="659" calcext:value-type="float">
            <text:p>659</text:p>
          </table:table-cell>
          <table:table-cell office:value-type="float" office:value="2.46196413040161" calcext:value-type="float">
            <text:p>2,46196413040161</text:p>
          </table:table-cell>
          <table:table-cell office:value-type="float" office:value="2.14476247267289" calcext:value-type="float">
            <text:p>2,14476247267289</text:p>
          </table:table-cell>
          <table:table-cell office:value-type="float" office:value="1.8390953540802" calcext:value-type="float">
            <text:p>1,8390953540802</text:p>
          </table:table-cell>
          <table:table-cell table:number-columns-repeated="2"/>
          <table:table-cell office:value-type="string" calcext:value-type="string">
            <text:p>Janela29</text:p>
          </table:table-cell>
          <table:table-cell office:value-type="float" office:value="1372" calcext:value-type="float">
            <text:p>1372</text:p>
          </table:table-cell>
          <table:table-cell office:value-type="float" office:value="1.87800645828247" calcext:value-type="float">
            <text:p>1,87800645828247</text:p>
          </table:table-cell>
          <table:table-cell office:value-type="float" office:value="1.62704654173418" calcext:value-type="float">
            <text:p>1,62704654173418</text:p>
          </table:table-cell>
          <table:table-cell office:value-type="float" office:value="1.46638131141663" calcext:value-type="float">
            <text:p>1,46638131141663</text:p>
          </table:table-cell>
        </table:table-row>
        <table:table-row table:style-name="ro1">
          <table:table-cell office:value-type="float" office:value="72.2386634349823" calcext:value-type="float">
            <text:p>72,2386634349823</text:p>
          </table:table-cell>
          <table:table-cell table:number-columns-repeated="9"/>
          <table:table-cell office:value-type="string" calcext:value-type="string">
            <text:p>Janela30</text:p>
          </table:table-cell>
          <table:table-cell office:value-type="float" office:value="582" calcext:value-type="float">
            <text:p>582</text:p>
          </table:table-cell>
          <table:table-cell office:value-type="float" office:value="2.26943111419678" calcext:value-type="float">
            <text:p>2,26943111419678</text:p>
          </table:table-cell>
          <table:table-cell office:value-type="float" office:value="2.01873415166681" calcext:value-type="float">
            <text:p>2,01873415166681</text:p>
          </table:table-cell>
          <table:table-cell office:value-type="float" office:value="1.81514739990234" calcext:value-type="float">
            <text:p>1,81514739990234</text:p>
          </table:table-cell>
          <table:table-cell table:number-columns-repeated="2"/>
          <table:table-cell office:value-type="string" calcext:value-type="string">
            <text:p>Janela30</text:p>
          </table:table-cell>
          <table:table-cell office:value-type="float" office:value="1260" calcext:value-type="float">
            <text:p>1260</text:p>
          </table:table-cell>
          <table:table-cell office:value-type="float" office:value="1.98593068122864" calcext:value-type="float">
            <text:p>1,98593068122864</text:p>
          </table:table-cell>
          <table:table-cell office:value-type="float" office:value="1.56502949107777" calcext:value-type="float">
            <text:p>1,56502949107777</text:p>
          </table:table-cell>
          <table:table-cell office:value-type="float" office:value="1.3020076751709" calcext:value-type="float">
            <text:p>1,3020076751709</text:p>
          </table:table-cell>
        </table:table-row>
        <table:table-row table:style-name="ro1">
          <table:table-cell office:value-type="float" office:value="68.7500739097595" calcext:value-type="float">
            <text:p>68,7500739097595</text:p>
          </table:table-cell>
          <table:table-cell table:number-columns-repeated="9"/>
          <table:table-cell office:value-type="string" calcext:value-type="string">
            <text:p>Total</text:p>
          </table:table-cell>
          <table:table-cell/>
          <table:table-cell table:formula="of:=SUM([.M3:.M32])" office:value-type="float" office:value="89.4227061271668" calcext:value-type="float">
            <text:p>89,4227061271668</text:p>
          </table:table-cell>
          <table:table-cell table:formula="of:=SUM([.N3:.N32])" office:value-type="float" office:value="77.8217992132361" calcext:value-type="float">
            <text:p>77,8217992132361</text:p>
          </table:table-cell>
          <table:table-cell table:formula="of:=SUM([.O3:.O32])" office:value-type="float" office:value="69.4477226734161" calcext:value-type="float">
            <text:p>69,4477226734161</text:p>
          </table:table-cell>
          <table:table-cell table:number-columns-repeated="2"/>
          <table:table-cell office:value-type="string" calcext:value-type="string">
            <text:p>Janela31</text:p>
          </table:table-cell>
          <table:table-cell office:value-type="float" office:value="1292" calcext:value-type="float">
            <text:p>1292</text:p>
          </table:table-cell>
          <table:table-cell office:value-type="float" office:value="2.42554903030395" calcext:value-type="float">
            <text:p>2,42554903030395</text:p>
          </table:table-cell>
          <table:table-cell office:value-type="float" office:value="1.84038036519831" calcext:value-type="float">
            <text:p>1,84038036519831</text:p>
          </table:table-cell>
          <table:table-cell office:value-type="float" office:value="1.55185079574585" calcext:value-type="float">
            <text:p>1,55185079574585</text:p>
          </table:table-cell>
        </table:table-row>
        <table:table-row table:style-name="ro1">
          <table:table-cell office:value-type="float" office:value="71.0293281078339" calcext:value-type="float">
            <text:p>71,0293281078339</text:p>
          </table:table-cell>
          <table:table-cell table:number-columns-repeated="16"/>
          <table:table-cell office:value-type="string" calcext:value-type="string">
            <text:p>Janela32</text:p>
          </table:table-cell>
          <table:table-cell office:value-type="float" office:value="1558" calcext:value-type="float">
            <text:p>1558</text:p>
          </table:table-cell>
          <table:table-cell office:value-type="float" office:value="2.40787410736084" calcext:value-type="float">
            <text:p>2,40787410736084</text:p>
          </table:table-cell>
          <table:table-cell office:value-type="float" office:value="1.86424400589683" calcext:value-type="float">
            <text:p>1,86424400589683</text:p>
          </table:table-cell>
          <table:table-cell office:value-type="float" office:value="1.58033871650696" calcext:value-type="float">
            <text:p>1,58033871650696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3</text:p>
          </table:table-cell>
          <table:table-cell office:value-type="float" office:value="1599" calcext:value-type="float">
            <text:p>1599</text:p>
          </table:table-cell>
          <table:table-cell office:value-type="float" office:value="3.32972311973572" calcext:value-type="float">
            <text:p>3,32972311973572</text:p>
          </table:table-cell>
          <table:table-cell office:value-type="float" office:value="2.50362298705361" calcext:value-type="float">
            <text:p>2,50362298705361</text:p>
          </table:table-cell>
          <table:table-cell office:value-type="float" office:value="2.24297523498535" calcext:value-type="float">
            <text:p>2,24297523498535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4</text:p>
          </table:table-cell>
          <table:table-cell office:value-type="float" office:value="1029" calcext:value-type="float">
            <text:p>1029</text:p>
          </table:table-cell>
          <table:table-cell office:value-type="float" office:value="1.53407573699951" calcext:value-type="float">
            <text:p>1,53407573699951</text:p>
          </table:table-cell>
          <table:table-cell office:value-type="float" office:value="1.32131301272999" calcext:value-type="float">
            <text:p>1,32131301272999</text:p>
          </table:table-cell>
          <table:table-cell office:value-type="float" office:value="1.15974712371826" calcext:value-type="float">
            <text:p>1,15974712371826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5</text:p>
          </table:table-cell>
          <table:table-cell office:value-type="float" office:value="1521" calcext:value-type="float">
            <text:p>1521</text:p>
          </table:table-cell>
          <table:table-cell office:value-type="float" office:value="1.9370481967926" calcext:value-type="float">
            <text:p>1,9370481967926</text:p>
          </table:table-cell>
          <table:table-cell office:value-type="float" office:value="1.76454626430165" calcext:value-type="float">
            <text:p>1,76454626430165</text:p>
          </table:table-cell>
          <table:table-cell office:value-type="float" office:value="1.58675575256348" calcext:value-type="float">
            <text:p>1,58675575256348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6</text:p>
          </table:table-cell>
          <table:table-cell office:value-type="float" office:value="1085" calcext:value-type="float">
            <text:p>1085</text:p>
          </table:table-cell>
          <table:table-cell office:value-type="float" office:value="1.85896611213684" calcext:value-type="float">
            <text:p>1,85896611213684</text:p>
          </table:table-cell>
          <table:table-cell office:value-type="float" office:value="1.38444434512745" calcext:value-type="float">
            <text:p>1,38444434512745</text:p>
          </table:table-cell>
          <table:table-cell office:value-type="float" office:value="1.1619176864624" calcext:value-type="float">
            <text:p>1,1619176864624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7</text:p>
          </table:table-cell>
          <table:table-cell office:value-type="float" office:value="1609" calcext:value-type="float">
            <text:p>1609</text:p>
          </table:table-cell>
          <table:table-cell office:value-type="float" office:value="1.98763871192932" calcext:value-type="float">
            <text:p>1,98763871192932</text:p>
          </table:table-cell>
          <table:table-cell office:value-type="float" office:value="1.78528904914856" calcext:value-type="float">
            <text:p>1,78528904914856</text:p>
          </table:table-cell>
          <table:table-cell office:value-type="float" office:value="1.59557723999023" calcext:value-type="float">
            <text:p>1,59557723999023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8</text:p>
          </table:table-cell>
          <table:table-cell office:value-type="float" office:value="1270" calcext:value-type="float">
            <text:p>1270</text:p>
          </table:table-cell>
          <table:table-cell office:value-type="float" office:value="1.76830339431763" calcext:value-type="float">
            <text:p>1,76830339431763</text:p>
          </table:table-cell>
          <table:table-cell office:value-type="float" office:value="1.64619740572843" calcext:value-type="float">
            <text:p>1,64619740572843</text:p>
          </table:table-cell>
          <table:table-cell office:value-type="float" office:value="1.51708960533142" calcext:value-type="float">
            <text:p>1,5170896053314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39</text:p>
          </table:table-cell>
          <table:table-cell office:value-type="float" office:value="1892" calcext:value-type="float">
            <text:p>1892</text:p>
          </table:table-cell>
          <table:table-cell office:value-type="float" office:value="2.26714897155762" calcext:value-type="float">
            <text:p>2,26714897155762</text:p>
          </table:table-cell>
          <table:table-cell office:value-type="float" office:value="2.05806415731257" calcext:value-type="float">
            <text:p>2,05806415731257</text:p>
          </table:table-cell>
          <table:table-cell office:value-type="float" office:value="1.86037254333496" calcext:value-type="float">
            <text:p>1,86037254333496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0</text:p>
          </table:table-cell>
          <table:table-cell office:value-type="float" office:value="845" calcext:value-type="float">
            <text:p>845</text:p>
          </table:table-cell>
          <table:table-cell office:value-type="float" office:value="2.06582093238831" calcext:value-type="float">
            <text:p>2,06582093238831</text:p>
          </table:table-cell>
          <table:table-cell office:value-type="float" office:value="1.38068064776334" calcext:value-type="float">
            <text:p>1,38068064776334</text:p>
          </table:table-cell>
          <table:table-cell office:value-type="float" office:value="1.14813113212585" calcext:value-type="float">
            <text:p>1,14813113212585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1</text:p>
          </table:table-cell>
          <table:table-cell office:value-type="float" office:value="1237" calcext:value-type="float">
            <text:p>1237</text:p>
          </table:table-cell>
          <table:table-cell office:value-type="float" office:value="1.97161555290222" calcext:value-type="float">
            <text:p>1,97161555290222</text:p>
          </table:table-cell>
          <table:table-cell office:value-type="float" office:value="1.53417108275674" calcext:value-type="float">
            <text:p>1,53417108275674</text:p>
          </table:table-cell>
          <table:table-cell office:value-type="float" office:value="1.34337997436523" calcext:value-type="float">
            <text:p>1,34337997436523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2</text:p>
          </table:table-cell>
          <table:table-cell office:value-type="float" office:value="886" calcext:value-type="float">
            <text:p>886</text:p>
          </table:table-cell>
          <table:table-cell office:value-type="float" office:value="1.72627305984497" calcext:value-type="float">
            <text:p>1,72627305984497</text:p>
          </table:table-cell>
          <table:table-cell office:value-type="float" office:value="1.34776941212741" calcext:value-type="float">
            <text:p>1,34776941212741</text:p>
          </table:table-cell>
          <table:table-cell office:value-type="float" office:value="1.14289426803589" calcext:value-type="float">
            <text:p>1,1428942680358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3</text:p>
          </table:table-cell>
          <table:table-cell office:value-type="float" office:value="942" calcext:value-type="float">
            <text:p>942</text:p>
          </table:table-cell>
          <table:table-cell office:value-type="float" office:value="2.36277890205383" calcext:value-type="float">
            <text:p>2,36277890205383</text:p>
          </table:table-cell>
          <table:table-cell office:value-type="float" office:value="1.66052638400685" calcext:value-type="float">
            <text:p>1,66052638400685</text:p>
          </table:table-cell>
          <table:table-cell office:value-type="float" office:value="1.27459049224854" calcext:value-type="float">
            <text:p>1,27459049224854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4</text:p>
          </table:table-cell>
          <table:table-cell office:value-type="float" office:value="2044" calcext:value-type="float">
            <text:p>2044</text:p>
          </table:table-cell>
          <table:table-cell office:value-type="float" office:value="2.76730298995972" calcext:value-type="float">
            <text:p>2,76730298995972</text:p>
          </table:table-cell>
          <table:table-cell office:value-type="float" office:value="2.14099049568176" calcext:value-type="float">
            <text:p>2,14099049568176</text:p>
          </table:table-cell>
          <table:table-cell office:value-type="float" office:value="1.75179433822632" calcext:value-type="float">
            <text:p>1,7517943382263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5</text:p>
          </table:table-cell>
          <table:table-cell office:value-type="float" office:value="1218" calcext:value-type="float">
            <text:p>1218</text:p>
          </table:table-cell>
          <table:table-cell office:value-type="float" office:value="1.83130049705505" calcext:value-type="float">
            <text:p>1,83130049705505</text:p>
          </table:table-cell>
          <table:table-cell office:value-type="float" office:value="1.31212670152838" calcext:value-type="float">
            <text:p>1,31212670152838</text:p>
          </table:table-cell>
          <table:table-cell office:value-type="float" office:value="1.11123561859131" calcext:value-type="float">
            <text:p>1,1112356185913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6</text:p>
          </table:table-cell>
          <table:table-cell office:value-type="float" office:value="1173" calcext:value-type="float">
            <text:p>1173</text:p>
          </table:table-cell>
          <table:table-cell office:value-type="float" office:value="1.79964184761047" calcext:value-type="float">
            <text:p>1,79964184761047</text:p>
          </table:table-cell>
          <table:table-cell office:value-type="float" office:value="1.51222352548079" calcext:value-type="float">
            <text:p>1,51222352548079</text:p>
          </table:table-cell>
          <table:table-cell office:value-type="float" office:value="1.31511831283569" calcext:value-type="float">
            <text:p>1,3151183128356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7</text:p>
          </table:table-cell>
          <table:table-cell office:value-type="float" office:value="680" calcext:value-type="float">
            <text:p>680</text:p>
          </table:table-cell>
          <table:table-cell office:value-type="float" office:value="1.44018816947937" calcext:value-type="float">
            <text:p>1,44018816947937</text:p>
          </table:table-cell>
          <table:table-cell office:value-type="float" office:value="1.22551142085682" calcext:value-type="float">
            <text:p>1,22551142085682</text:p>
          </table:table-cell>
          <table:table-cell office:value-type="float" office:value="1.01730823516846" calcext:value-type="float">
            <text:p>1,01730823516846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8</text:p>
          </table:table-cell>
          <table:table-cell office:value-type="float" office:value="793" calcext:value-type="float">
            <text:p>793</text:p>
          </table:table-cell>
          <table:table-cell office:value-type="float" office:value="1.89416074752808" calcext:value-type="float">
            <text:p>1,89416074752808</text:p>
          </table:table-cell>
          <table:table-cell office:value-type="float" office:value="1.42871962894093" calcext:value-type="float">
            <text:p>1,42871962894093</text:p>
          </table:table-cell>
          <table:table-cell office:value-type="float" office:value="1.25263071060181" calcext:value-type="float">
            <text:p>1,2526307106018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49</text:p>
          </table:table-cell>
          <table:table-cell office:value-type="float" office:value="698" calcext:value-type="float">
            <text:p>698</text:p>
          </table:table-cell>
          <table:table-cell office:value-type="float" office:value="1.7027153968811" calcext:value-type="float">
            <text:p>1,7027153968811</text:p>
          </table:table-cell>
          <table:table-cell office:value-type="float" office:value="1.41270104321566" calcext:value-type="float">
            <text:p>1,41270104321566</text:p>
          </table:table-cell>
          <table:table-cell office:value-type="float" office:value="1.2521665096283" calcext:value-type="float">
            <text:p>1,2521665096283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Janela50</text:p>
          </table:table-cell>
          <table:table-cell office:value-type="float" office:value="601" calcext:value-type="float">
            <text:p>601</text:p>
          </table:table-cell>
          <table:table-cell office:value-type="float" office:value="1.40595006942749" calcext:value-type="float">
            <text:p>1,40595006942749</text:p>
          </table:table-cell>
          <table:table-cell office:value-type="float" office:value="1.26819068735296" calcext:value-type="float">
            <text:p>1,26819068735296</text:p>
          </table:table-cell>
          <table:table-cell office:value-type="float" office:value="1.08711910247803" calcext:value-type="float">
            <text:p>1,08711910247803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Total</text:p>
          </table:table-cell>
          <table:table-cell/>
          <table:table-cell table:formula="of:=SUM([.T3:.T52])" office:value-type="float" office:value="100.307965755463" calcext:value-type="float">
            <text:p>100,307965755463</text:p>
          </table:table-cell>
          <table:table-cell table:formula="of:=SUM([.U3:.U52])" office:value-type="float" office:value="82.6937936869535" calcext:value-type="float">
            <text:p>82,6937936869535</text:p>
          </table:table-cell>
          <table:table-cell table:formula="of:=SUM([.V3:.V52])" office:value-type="float" office:value="72.6185374259949" calcext:value-type="float">
            <text:p>72,6185374259949</text:p>
          </table:table-cell>
        </table:table-row>
      </table:table>
      <table:table table:name="10_Janelas sup_0.006&amp;conf_0.9" table:style-name="ta1"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 Média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 Média</text:p>
          </table:table-cell>
          <table:table-cell table:style-name="ce1"/>
          <table:table-cell table:style-name="ce1" office:value-type="string" calcext:value-type="string">
            <text:p>Contador</text:p>
          </table:table-cell>
          <table:table-cell table:style-name="ce1"/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Limite Inferior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995" calcext:value-type="float">
            <text:p>995</text:p>
          </table:table-cell>
          <table:table-cell office:value-type="float" office:value="72.9590790271759" calcext:value-type="float">
            <text:p>72,9590790271759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95" calcext:value-type="float">
            <text:p>995</text:p>
          </table:table-cell>
          <table:table-cell office:value-type="float" office:value="74.4451670646667" calcext:value-type="float">
            <text:p>74,4451670646667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95" calcext:value-type="float">
            <text:p>995</text:p>
          </table:table-cell>
          <table:table-cell office:value-type="float" office:value="78.1897215843201" calcext:value-type="float">
            <text:p>78,1897215843201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95" calcext:value-type="float">
            <text:p>995</text:p>
          </table:table-cell>
          <table:table-cell office:value-type="float" office:value="74.5667970180512" calcext:value-type="float">
            <text:p>74,566797018051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95" calcext:value-type="float">
            <text:p>995</text:p>
          </table:table-cell>
          <table:table-cell office:value-type="float" office:value="75.1019508838654" calcext:value-type="float">
            <text:p>75,1019508838654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95" calcext:value-type="float">
            <text:p>995</text:p>
          </table:table-cell>
          <table:table-cell office:value-type="float" office:value="71.5118453502655" calcext:value-type="float">
            <text:p>71,5118453502655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95" calcext:value-type="float">
            <text:p>995</text:p>
          </table:table-cell>
          <table:table-cell office:value-type="float" office:value="74.8574156761169" calcext:value-type="float">
            <text:p>74,8574156761169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95" calcext:value-type="float">
            <text:p>995</text:p>
          </table:table-cell>
          <table:table-cell office:value-type="float" office:value="75.8290956020355" calcext:value-type="float">
            <text:p>75,8290956020355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95" calcext:value-type="float">
            <text:p>995</text:p>
          </table:table-cell>
          <table:table-cell office:value-type="float" office:value="74.7760045528412" calcext:value-type="float">
            <text:p>74,776004552841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95" calcext:value-type="float">
            <text:p>995</text:p>
          </table:table-cell>
          <table:table-cell office:value-type="float" office:value="77.3099894523621" calcext:value-type="float">
            <text:p>77,3099894523621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95" calcext:value-type="float">
            <text:p>995</text:p>
          </table:table-cell>
          <table:table-cell office:value-type="float" office:value="74.9511117935181" calcext:value-type="float">
            <text:p>74,9511117935181</text:p>
          </table:table-cell>
          <table:table-cell/>
          <table:table-cell office:value-type="string" calcext:value-type="string">
            <text:p>Janela0</text:p>
          </table:table-cell>
          <table:table-cell table:formula="of:=[.B2]" office:value-type="float" office:value="995" calcext:value-type="float">
            <text:p>995</text:p>
          </table:table-cell>
          <table:table-cell table:formula="of:=SUM([.C2];[.G2];[.K2];[.O2];[.S2];[.W2];[.AA2];[.AE2];[.AI2];[.AM2];[.AQ2]) / [.AW2]" office:value-type="float" office:value="74.9543798186562" calcext:value-type="float">
            <text:p>74,9543798186562</text:p>
          </table:table-cell>
          <table:table-cell/>
          <table:table-cell table:formula="of:=COUNTA([.C2];[.G2];[.K2];[.O2];[.S2];[.W2];[.AA2];[.AE2];[.AI2];[.AM2];[.AQ2])" office:value-type="float" office:value="11" calcext:value-type="float">
            <text:p>11</text:p>
          </table:table-cell>
          <table:table-cell/>
          <table:table-cell table:formula="of:=MAX([.G2];[.K2];[.O2];[.S2];[.W2];[.AA2];[.AE2];[.AI2];[.AM2];[.AQ2])" office:value-type="float" office:value="78.1897215843201" calcext:value-type="float">
            <text:p>78,1897215843201</text:p>
          </table:table-cell>
          <table:table-cell table:formula="of:=MIN([.G2];[.K2];[.O2];[.S2];[.W2];[.AA2];[.AE2];[.AI2];[.AM2];[.AQ2])" office:value-type="float" office:value="71.5118453502655" calcext:value-type="float">
            <text:p>71,51184535026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</text:p>
          </table:table-cell>
          <table:table-cell office:value-type="float" office:value="897" calcext:value-type="float">
            <text:p>897</text:p>
          </table:table-cell>
          <table:table-cell office:value-type="float" office:value="6.10181879997253" calcext:value-type="float">
            <text:p>6,1018187999725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897" calcext:value-type="float">
            <text:p>897</text:p>
          </table:table-cell>
          <table:table-cell office:value-type="float" office:value="7.87744402885437" calcext:value-type="float">
            <text:p>7,8774440288543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897" calcext:value-type="float">
            <text:p>897</text:p>
          </table:table-cell>
          <table:table-cell office:value-type="float" office:value="7.02874517440796" calcext:value-type="float">
            <text:p>7,0287451744079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897" calcext:value-type="float">
            <text:p>897</text:p>
          </table:table-cell>
          <table:table-cell office:value-type="float" office:value="6.34229230880737" calcext:value-type="float">
            <text:p>6,3422923088073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897" calcext:value-type="float">
            <text:p>897</text:p>
          </table:table-cell>
          <table:table-cell office:value-type="float" office:value="6.35788345336914" calcext:value-type="float">
            <text:p>6,35788345336914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897" calcext:value-type="float">
            <text:p>897</text:p>
          </table:table-cell>
          <table:table-cell office:value-type="float" office:value="6.40478014945984" calcext:value-type="float">
            <text:p>6,40478014945984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897" calcext:value-type="float">
            <text:p>897</text:p>
          </table:table-cell>
          <table:table-cell office:value-type="float" office:value="7.15457153320313" calcext:value-type="float">
            <text:p>7,1545715332031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897" calcext:value-type="float">
            <text:p>897</text:p>
          </table:table-cell>
          <table:table-cell office:value-type="float" office:value="6.54537272453308" calcext:value-type="float">
            <text:p>6,5453727245330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897" calcext:value-type="float">
            <text:p>897</text:p>
          </table:table-cell>
          <table:table-cell office:value-type="float" office:value="6.10797548294067" calcext:value-type="float">
            <text:p>6,1079754829406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897" calcext:value-type="float">
            <text:p>897</text:p>
          </table:table-cell>
          <table:table-cell office:value-type="float" office:value="6.68595838546753" calcext:value-type="float">
            <text:p>6,6859583854675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897" calcext:value-type="float">
            <text:p>897</text:p>
          </table:table-cell>
          <table:table-cell office:value-type="float" office:value="6.65468883514404" calcext:value-type="float">
            <text:p>6,65468883514404</text:p>
          </table:table-cell>
          <table:table-cell/>
          <table:table-cell office:value-type="string" calcext:value-type="string">
            <text:p>Janela1</text:p>
          </table:table-cell>
          <table:table-cell table:formula="of:=[.B3]" office:value-type="float" office:value="897" calcext:value-type="float">
            <text:p>897</text:p>
          </table:table-cell>
          <table:table-cell table:formula="of:=SUM([.C3];[.G3];[.K3];[.O3];[.S3];[.W3];[.AA3];[.AE3];[.AI3];[.AM3];[.AQ3]) / [.AW2]" office:value-type="float" office:value="6.66013917055997" calcext:value-type="float">
            <text:p>6,66013917055997</text:p>
          </table:table-cell>
          <table:table-cell table:number-columns-repeated="3"/>
          <table:table-cell table:formula="of:=MAX([.G3];[.K3];[.O3];[.S3];[.W3];[.AA3];[.AE3];[.AI3];[.AM3];[.AQ3])" office:value-type="float" office:value="7.87744402885437" calcext:value-type="float">
            <text:p>7,87744402885437</text:p>
          </table:table-cell>
          <table:table-cell table:formula="of:=MIN([.G3];[.K3];[.O3];[.S3];[.W3];[.AA3];[.AE3];[.AI3];[.AM3];[.AQ3])" office:value-type="float" office:value="6.10797548294067" calcext:value-type="float">
            <text:p>6,107975482940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</text:p>
          </table:table-cell>
          <table:table-cell office:value-type="float" office:value="1174" calcext:value-type="float">
            <text:p>1174</text:p>
          </table:table-cell>
          <table:table-cell office:value-type="float" office:value="9.13955950737" calcext:value-type="float">
            <text:p>9,13955950737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174" calcext:value-type="float">
            <text:p>1174</text:p>
          </table:table-cell>
          <table:table-cell office:value-type="float" office:value="9.8889856338501" calcext:value-type="float">
            <text:p>9,888985633850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174" calcext:value-type="float">
            <text:p>1174</text:p>
          </table:table-cell>
          <table:table-cell office:value-type="float" office:value="9.6496365070343" calcext:value-type="float">
            <text:p>9,649636507034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174" calcext:value-type="float">
            <text:p>1174</text:p>
          </table:table-cell>
          <table:table-cell office:value-type="float" office:value="8.70302581787109" calcext:value-type="float">
            <text:p>8,7030258178710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174" calcext:value-type="float">
            <text:p>1174</text:p>
          </table:table-cell>
          <table:table-cell office:value-type="float" office:value="9.28316879272461" calcext:value-type="float">
            <text:p>9,28316879272461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174" calcext:value-type="float">
            <text:p>1174</text:p>
          </table:table-cell>
          <table:table-cell office:value-type="float" office:value="8.76602482795715" calcext:value-type="float">
            <text:p>8,76602482795715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174" calcext:value-type="float">
            <text:p>1174</text:p>
          </table:table-cell>
          <table:table-cell office:value-type="float" office:value="9.49776887893677" calcext:value-type="float">
            <text:p>9,49776887893677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174" calcext:value-type="float">
            <text:p>1174</text:p>
          </table:table-cell>
          <table:table-cell office:value-type="float" office:value="8.79750204086304" calcext:value-type="float">
            <text:p>8,79750204086304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174" calcext:value-type="float">
            <text:p>1174</text:p>
          </table:table-cell>
          <table:table-cell office:value-type="float" office:value="8.92320942878723" calcext:value-type="float">
            <text:p>8,9232094287872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174" calcext:value-type="float">
            <text:p>1174</text:p>
          </table:table-cell>
          <table:table-cell office:value-type="float" office:value="10.0143527984619" calcext:value-type="float">
            <text:p>10,014352798461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174" calcext:value-type="float">
            <text:p>1174</text:p>
          </table:table-cell>
          <table:table-cell office:value-type="float" office:value="10.4692747592926" calcext:value-type="float">
            <text:p>10,4692747592926</text:p>
          </table:table-cell>
          <table:table-cell/>
          <table:table-cell office:value-type="string" calcext:value-type="string">
            <text:p>Janela2</text:p>
          </table:table-cell>
          <table:table-cell table:formula="of:=[.B4]" office:value-type="float" office:value="1174" calcext:value-type="float">
            <text:p>1174</text:p>
          </table:table-cell>
          <table:table-cell table:formula="of:=SUM([.C4];[.G4];[.K4];[.O4];[.S4];[.W4];[.AA4];[.AE4];[.AI4];[.AM4];[.AQ4]) / [.AW2]" office:value-type="float" office:value="9.3756826357408" calcext:value-type="float">
            <text:p>9,3756826357408</text:p>
          </table:table-cell>
          <table:table-cell table:number-columns-repeated="3"/>
          <table:table-cell table:formula="of:=MAX([.G4];[.K4];[.O4];[.S4];[.W4];[.AA4];[.AE4];[.AI4];[.AM4];[.AQ4])" office:value-type="float" office:value="10.4692747592926" calcext:value-type="float">
            <text:p>10,4692747592926</text:p>
          </table:table-cell>
          <table:table-cell table:formula="of:=MIN([.G4];[.K4];[.O4];[.S4];[.W4];[.AA4];[.AE4];[.AI4];[.AM4];[.AQ4])" office:value-type="float" office:value="8.70302581787109" calcext:value-type="float">
            <text:p>8,703025817871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</text:p>
          </table:table-cell>
          <table:table-cell office:value-type="float" office:value="1154" calcext:value-type="float">
            <text:p>1154</text:p>
          </table:table-cell>
          <table:table-cell office:value-type="float" office:value="7.02406930923462" calcext:value-type="float">
            <text:p>7,0240693092346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154" calcext:value-type="float">
            <text:p>1154</text:p>
          </table:table-cell>
          <table:table-cell office:value-type="float" office:value="6.59693670272827" calcext:value-type="float">
            <text:p>6,59693670272827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154" calcext:value-type="float">
            <text:p>1154</text:p>
          </table:table-cell>
          <table:table-cell office:value-type="float" office:value="7.03206610679626" calcext:value-type="float">
            <text:p>7,0320661067962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154" calcext:value-type="float">
            <text:p>1154</text:p>
          </table:table-cell>
          <table:table-cell office:value-type="float" office:value="6.68782567977905" calcext:value-type="float">
            <text:p>6,6878256797790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154" calcext:value-type="float">
            <text:p>1154</text:p>
          </table:table-cell>
          <table:table-cell office:value-type="float" office:value="9.0940580368042" calcext:value-type="float">
            <text:p>9,094058036804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154" calcext:value-type="float">
            <text:p>1154</text:p>
          </table:table-cell>
          <table:table-cell office:value-type="float" office:value="6.53285455703735" calcext:value-type="float">
            <text:p>6,5328545570373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154" calcext:value-type="float">
            <text:p>1154</text:p>
          </table:table-cell>
          <table:table-cell office:value-type="float" office:value="6.43601799011231" calcext:value-type="float">
            <text:p>6,43601799011231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154" calcext:value-type="float">
            <text:p>1154</text:p>
          </table:table-cell>
          <table:table-cell office:value-type="float" office:value="6.4540057182312" calcext:value-type="float">
            <text:p>6,454005718231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154" calcext:value-type="float">
            <text:p>1154</text:p>
          </table:table-cell>
          <table:table-cell office:value-type="float" office:value="7.54864120483398" calcext:value-type="float">
            <text:p>7,54864120483398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154" calcext:value-type="float">
            <text:p>1154</text:p>
          </table:table-cell>
          <table:table-cell office:value-type="float" office:value="6.81386399269104" calcext:value-type="float">
            <text:p>6,8138639926910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154" calcext:value-type="float">
            <text:p>1154</text:p>
          </table:table-cell>
          <table:table-cell office:value-type="float" office:value="6.66825556755066" calcext:value-type="float">
            <text:p>6,66825556755066</text:p>
          </table:table-cell>
          <table:table-cell/>
          <table:table-cell office:value-type="string" calcext:value-type="string">
            <text:p>Janela3</text:p>
          </table:table-cell>
          <table:table-cell table:formula="of:=[.B5]" office:value-type="float" office:value="1154" calcext:value-type="float">
            <text:p>1154</text:p>
          </table:table-cell>
          <table:table-cell table:formula="of:=SUM([.C5];[.G5];[.K5];[.O5];[.S5];[.W5];[.AA5];[.AE5];[.AI5];[.AM5];[.AQ5]) / [.AW2]" office:value-type="float" office:value="6.98987226052718" calcext:value-type="float">
            <text:p>6,98987226052718</text:p>
          </table:table-cell>
          <table:table-cell table:number-columns-repeated="3"/>
          <table:table-cell table:formula="of:=MAX([.G5];[.K5];[.O5];[.S5];[.W5];[.AA5];[.AE5];[.AI5];[.AM5];[.AQ5])" office:value-type="float" office:value="9.0940580368042" calcext:value-type="float">
            <text:p>9,0940580368042</text:p>
          </table:table-cell>
          <table:table-cell table:formula="of:=MIN([.G5];[.K5];[.O5];[.S5];[.W5];[.AA5];[.AE5];[.AI5];[.AM5];[.AQ5])" office:value-type="float" office:value="6.43601799011231" calcext:value-type="float">
            <text:p>6,43601799011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</text:p>
          </table:table-cell>
          <table:table-cell office:value-type="float" office:value="1053" calcext:value-type="float">
            <text:p>1053</text:p>
          </table:table-cell>
          <table:table-cell office:value-type="float" office:value="7.26053357124329" calcext:value-type="float">
            <text:p>7,2605335712432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53" calcext:value-type="float">
            <text:p>1053</text:p>
          </table:table-cell>
          <table:table-cell office:value-type="float" office:value="7.07646346092224" calcext:value-type="float">
            <text:p>7,07646346092224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53" calcext:value-type="float">
            <text:p>1053</text:p>
          </table:table-cell>
          <table:table-cell office:value-type="float" office:value="8.30884861946106" calcext:value-type="float">
            <text:p>8,3088486194610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53" calcext:value-type="float">
            <text:p>1053</text:p>
          </table:table-cell>
          <table:table-cell office:value-type="float" office:value="6.81090116500855" calcext:value-type="float">
            <text:p>6,8109011650085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53" calcext:value-type="float">
            <text:p>1053</text:p>
          </table:table-cell>
          <table:table-cell office:value-type="float" office:value="6.97016310691834" calcext:value-type="float">
            <text:p>6,97016310691834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53" calcext:value-type="float">
            <text:p>1053</text:p>
          </table:table-cell>
          <table:table-cell office:value-type="float" office:value="7.28310060501099" calcext:value-type="float">
            <text:p>7,2831006050109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53" calcext:value-type="float">
            <text:p>1053</text:p>
          </table:table-cell>
          <table:table-cell office:value-type="float" office:value="8.39216542243958" calcext:value-type="float">
            <text:p>8,39216542243958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53" calcext:value-type="float">
            <text:p>1053</text:p>
          </table:table-cell>
          <table:table-cell office:value-type="float" office:value="6.89108347892761" calcext:value-type="float">
            <text:p>6,89108347892761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53" calcext:value-type="float">
            <text:p>1053</text:p>
          </table:table-cell>
          <table:table-cell office:value-type="float" office:value="7.84482145309448" calcext:value-type="float">
            <text:p>7,84482145309448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53" calcext:value-type="float">
            <text:p>1053</text:p>
          </table:table-cell>
          <table:table-cell office:value-type="float" office:value="7.0015184879303" calcext:value-type="float">
            <text:p>7,001518487930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053" calcext:value-type="float">
            <text:p>1053</text:p>
          </table:table-cell>
          <table:table-cell office:value-type="float" office:value="7.31736540794373" calcext:value-type="float">
            <text:p>7,31736540794373</text:p>
          </table:table-cell>
          <table:table-cell/>
          <table:table-cell office:value-type="string" calcext:value-type="string">
            <text:p>Janela4</text:p>
          </table:table-cell>
          <table:table-cell table:formula="of:=[.B6]" office:value-type="float" office:value="1053" calcext:value-type="float">
            <text:p>1053</text:p>
          </table:table-cell>
          <table:table-cell table:formula="of:=SUM([.C6];[.G6];[.K6];[.O6];[.S6];[.W6];[.AA6];[.AE6];[.AI6];[.AM6];[.AQ6]) / [.AW2]" office:value-type="float" office:value="7.37790588899092" calcext:value-type="float">
            <text:p>7,37790588899092</text:p>
          </table:table-cell>
          <table:table-cell table:number-columns-repeated="3"/>
          <table:table-cell table:formula="of:=MAX([.G6];[.K6];[.O6];[.S6];[.W6];[.AA6];[.AE6];[.AI6];[.AM6];[.AQ6])" office:value-type="float" office:value="8.39216542243958" calcext:value-type="float">
            <text:p>8,39216542243958</text:p>
          </table:table-cell>
          <table:table-cell table:formula="of:=MIN([.G6];[.K6];[.O6];[.S6];[.W6];[.AA6];[.AE6];[.AI6];[.AM6];[.AQ6])" office:value-type="float" office:value="6.81090116500855" calcext:value-type="float">
            <text:p>6,810901165008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5</text:p>
          </table:table-cell>
          <table:table-cell office:value-type="float" office:value="1077" calcext:value-type="float">
            <text:p>1077</text:p>
          </table:table-cell>
          <table:table-cell office:value-type="float" office:value="8.2260422706604" calcext:value-type="float">
            <text:p>8,226042270660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77" calcext:value-type="float">
            <text:p>1077</text:p>
          </table:table-cell>
          <table:table-cell office:value-type="float" office:value="8.15430188179016" calcext:value-type="float">
            <text:p>8,15430188179016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77" calcext:value-type="float">
            <text:p>1077</text:p>
          </table:table-cell>
          <table:table-cell office:value-type="float" office:value="7.76674032211304" calcext:value-type="float">
            <text:p>7,7667403221130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77" calcext:value-type="float">
            <text:p>1077</text:p>
          </table:table-cell>
          <table:table-cell office:value-type="float" office:value="7.25051879882813" calcext:value-type="float">
            <text:p>7,2505187988281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77" calcext:value-type="float">
            <text:p>1077</text:p>
          </table:table-cell>
          <table:table-cell office:value-type="float" office:value="7.0955080986023" calcext:value-type="float">
            <text:p>7,095508098602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77" calcext:value-type="float">
            <text:p>1077</text:p>
          </table:table-cell>
          <table:table-cell office:value-type="float" office:value="7.32945466041565" calcext:value-type="float">
            <text:p>7,32945466041565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77" calcext:value-type="float">
            <text:p>1077</text:p>
          </table:table-cell>
          <table:table-cell office:value-type="float" office:value="7.749018907547" calcext:value-type="float">
            <text:p>7,74901890754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77" calcext:value-type="float">
            <text:p>1077</text:p>
          </table:table-cell>
          <table:table-cell office:value-type="float" office:value="6.90682792663574" calcext:value-type="float">
            <text:p>6,9068279266357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77" calcext:value-type="float">
            <text:p>1077</text:p>
          </table:table-cell>
          <table:table-cell office:value-type="float" office:value="7.42339849472046" calcext:value-type="float">
            <text:p>7,42339849472046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77" calcext:value-type="float">
            <text:p>1077</text:p>
          </table:table-cell>
          <table:table-cell office:value-type="float" office:value="8.14066767692566" calcext:value-type="float">
            <text:p>8,14066767692566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077" calcext:value-type="float">
            <text:p>1077</text:p>
          </table:table-cell>
          <table:table-cell office:value-type="float" office:value="7.01814842224121" calcext:value-type="float">
            <text:p>7,01814842224121</text:p>
          </table:table-cell>
          <table:table-cell/>
          <table:table-cell office:value-type="string" calcext:value-type="string">
            <text:p>Janela5</text:p>
          </table:table-cell>
          <table:table-cell table:formula="of:=[.B7]" office:value-type="float" office:value="1077" calcext:value-type="float">
            <text:p>1077</text:p>
          </table:table-cell>
          <table:table-cell table:formula="of:=SUM([.C7];[.G7];[.K7];[.O7];[.S7];[.W7];[.AA7];[.AE7];[.AI7];[.AM7];[.AQ7]) / [.AW2]" office:value-type="float" office:value="7.55096613277089" calcext:value-type="float">
            <text:p>7,55096613277089</text:p>
          </table:table-cell>
          <table:table-cell table:number-columns-repeated="3"/>
          <table:table-cell table:formula="of:=MAX([.G7];[.K7];[.O7];[.S7];[.W7];[.AA7];[.AE7];[.AI7];[.AM7];[.AQ7])" office:value-type="float" office:value="8.15430188179016" calcext:value-type="float">
            <text:p>8,15430188179016</text:p>
          </table:table-cell>
          <table:table-cell table:formula="of:=MIN([.G7];[.K7];[.O7];[.S7];[.W7];[.AA7];[.AE7];[.AI7];[.AM7];[.AQ7])" office:value-type="float" office:value="6.90682792663574" calcext:value-type="float">
            <text:p>6,906827926635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6</text:p>
          </table:table-cell>
          <table:table-cell office:value-type="float" office:value="1173" calcext:value-type="float">
            <text:p>1173</text:p>
          </table:table-cell>
          <table:table-cell office:value-type="float" office:value="8.34522819519043" calcext:value-type="float">
            <text:p>8,3452281951904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173" calcext:value-type="float">
            <text:p>1173</text:p>
          </table:table-cell>
          <table:table-cell office:value-type="float" office:value="8.79189562797546" calcext:value-type="float">
            <text:p>8,7918956279754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173" calcext:value-type="float">
            <text:p>1173</text:p>
          </table:table-cell>
          <table:table-cell office:value-type="float" office:value="9.06182813644409" calcext:value-type="float">
            <text:p>9,0618281364440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173" calcext:value-type="float">
            <text:p>1173</text:p>
          </table:table-cell>
          <table:table-cell office:value-type="float" office:value="8.43862915039063" calcext:value-type="float">
            <text:p>8,43862915039063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173" calcext:value-type="float">
            <text:p>1173</text:p>
          </table:table-cell>
          <table:table-cell office:value-type="float" office:value="8.32821297645569" calcext:value-type="float">
            <text:p>8,3282129764556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173" calcext:value-type="float">
            <text:p>1173</text:p>
          </table:table-cell>
          <table:table-cell office:value-type="float" office:value="8.54332280158997" calcext:value-type="float">
            <text:p>8,5433228015899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173" calcext:value-type="float">
            <text:p>1173</text:p>
          </table:table-cell>
          <table:table-cell office:value-type="float" office:value="8.96621561050415" calcext:value-type="float">
            <text:p>8,9662156105041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173" calcext:value-type="float">
            <text:p>1173</text:p>
          </table:table-cell>
          <table:table-cell office:value-type="float" office:value="8.1729953289032" calcext:value-type="float">
            <text:p>8,1729953289032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173" calcext:value-type="float">
            <text:p>1173</text:p>
          </table:table-cell>
          <table:table-cell office:value-type="float" office:value="9.8746030330658" calcext:value-type="float">
            <text:p>9,874603033065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173" calcext:value-type="float">
            <text:p>1173</text:p>
          </table:table-cell>
          <table:table-cell office:value-type="float" office:value="8.36698174476624" calcext:value-type="float">
            <text:p>8,36698174476624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173" calcext:value-type="float">
            <text:p>1173</text:p>
          </table:table-cell>
          <table:table-cell office:value-type="float" office:value="8.72325897216797" calcext:value-type="float">
            <text:p>8,72325897216797</text:p>
          </table:table-cell>
          <table:table-cell/>
          <table:table-cell office:value-type="string" calcext:value-type="string">
            <text:p>Janela6</text:p>
          </table:table-cell>
          <table:table-cell table:formula="of:=[.B8]" office:value-type="float" office:value="1173" calcext:value-type="float">
            <text:p>1173</text:p>
          </table:table-cell>
          <table:table-cell table:formula="of:=SUM([.C8];[.G8];[.K8];[.O8];[.S8];[.W8];[.AA8];[.AE8];[.AI8];[.AM8];[.AQ8]) / [.AW2]" office:value-type="float" office:value="8.69210650704124" calcext:value-type="float">
            <text:p>8,69210650704124</text:p>
          </table:table-cell>
          <table:table-cell table:number-columns-repeated="3"/>
          <table:table-cell table:formula="of:=MAX([.G8];[.K8];[.O8];[.S8];[.W8];[.AA8];[.AE8];[.AI8];[.AM8];[.AQ8])" office:value-type="float" office:value="9.8746030330658" calcext:value-type="float">
            <text:p>9,8746030330658</text:p>
          </table:table-cell>
          <table:table-cell table:formula="of:=MIN([.G8];[.K8];[.O8];[.S8];[.W8];[.AA8];[.AE8];[.AI8];[.AM8];[.AQ8])" office:value-type="float" office:value="8.1729953289032" calcext:value-type="float">
            <text:p>8,17299532890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7</text:p>
          </table:table-cell>
          <table:table-cell office:value-type="float" office:value="1095" calcext:value-type="float">
            <text:p>1095</text:p>
          </table:table-cell>
          <table:table-cell office:value-type="float" office:value="9.04998064041138" calcext:value-type="float">
            <text:p>9,0499806404113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95" calcext:value-type="float">
            <text:p>1095</text:p>
          </table:table-cell>
          <table:table-cell office:value-type="float" office:value="8.45987701416016" calcext:value-type="float">
            <text:p>8,4598770141601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95" calcext:value-type="float">
            <text:p>1095</text:p>
          </table:table-cell>
          <table:table-cell office:value-type="float" office:value="8.8885383605957" calcext:value-type="float">
            <text:p>8,888538360595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95" calcext:value-type="float">
            <text:p>1095</text:p>
          </table:table-cell>
          <table:table-cell office:value-type="float" office:value="9.21852111816406" calcext:value-type="float">
            <text:p>9,2185211181640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95" calcext:value-type="float">
            <text:p>1095</text:p>
          </table:table-cell>
          <table:table-cell office:value-type="float" office:value="8.42340970039368" calcext:value-type="float">
            <text:p>8,4234097003936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95" calcext:value-type="float">
            <text:p>1095</text:p>
          </table:table-cell>
          <table:table-cell office:value-type="float" office:value="7.81434726715088" calcext:value-type="float">
            <text:p>7,8143472671508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95" calcext:value-type="float">
            <text:p>1095</text:p>
          </table:table-cell>
          <table:table-cell office:value-type="float" office:value="9.31624841690064" calcext:value-type="float">
            <text:p>9,3162484169006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95" calcext:value-type="float">
            <text:p>1095</text:p>
          </table:table-cell>
          <table:table-cell office:value-type="float" office:value="8.42225527763367" calcext:value-type="float">
            <text:p>8,4222552776336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95" calcext:value-type="float">
            <text:p>1095</text:p>
          </table:table-cell>
          <table:table-cell office:value-type="float" office:value="9.78110384941101" calcext:value-type="float">
            <text:p>9,78110384941101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95" calcext:value-type="float">
            <text:p>1095</text:p>
          </table:table-cell>
          <table:table-cell office:value-type="float" office:value="8.57512140274048" calcext:value-type="float">
            <text:p>8,5751214027404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95" calcext:value-type="float">
            <text:p>1095</text:p>
          </table:table-cell>
          <table:table-cell office:value-type="float" office:value="8.48282241821289" calcext:value-type="float">
            <text:p>8,48282241821289</text:p>
          </table:table-cell>
          <table:table-cell/>
          <table:table-cell office:value-type="string" calcext:value-type="string">
            <text:p>Janela7</text:p>
          </table:table-cell>
          <table:table-cell table:formula="of:=[.B9]" office:value-type="float" office:value="1095" calcext:value-type="float">
            <text:p>1095</text:p>
          </table:table-cell>
          <table:table-cell table:formula="of:=SUM([.C9];[.G9];[.K9];[.O9];[.S9];[.W9];[.AA9];[.AE9];[.AI9];[.AM9];[.AQ9]) / [.AW2]" office:value-type="float" office:value="8.76656595143405" calcext:value-type="float">
            <text:p>8,76656595143405</text:p>
          </table:table-cell>
          <table:table-cell table:number-columns-repeated="3"/>
          <table:table-cell table:formula="of:=MAX([.G9];[.K9];[.O9];[.S9];[.W9];[.AA9];[.AE9];[.AI9];[.AM9];[.AQ9])" office:value-type="float" office:value="9.78110384941101" calcext:value-type="float">
            <text:p>9,78110384941101</text:p>
          </table:table-cell>
          <table:table-cell table:formula="of:=MIN([.G9];[.K9];[.O9];[.S9];[.W9];[.AA9];[.AE9];[.AI9];[.AM9];[.AQ9])" office:value-type="float" office:value="7.81434726715088" calcext:value-type="float">
            <text:p>7,814347267150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8</text:p>
          </table:table-cell>
          <table:table-cell office:value-type="float" office:value="1042" calcext:value-type="float">
            <text:p>1042</text:p>
          </table:table-cell>
          <table:table-cell office:value-type="float" office:value="7.46208047866821" calcext:value-type="float">
            <text:p>7,46208047866821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42" calcext:value-type="float">
            <text:p>1042</text:p>
          </table:table-cell>
          <table:table-cell office:value-type="float" office:value="7.092116355896" calcext:value-type="float">
            <text:p>7,09211635589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42" calcext:value-type="float">
            <text:p>1042</text:p>
          </table:table-cell>
          <table:table-cell office:value-type="float" office:value="7.96013641357422" calcext:value-type="float">
            <text:p>7,96013641357422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42" calcext:value-type="float">
            <text:p>1042</text:p>
          </table:table-cell>
          <table:table-cell office:value-type="float" office:value="7.763831615448" calcext:value-type="float">
            <text:p>7,76383161544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42" calcext:value-type="float">
            <text:p>1042</text:p>
          </table:table-cell>
          <table:table-cell office:value-type="float" office:value="7.18882894515991" calcext:value-type="float">
            <text:p>7,18882894515991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42" calcext:value-type="float">
            <text:p>1042</text:p>
          </table:table-cell>
          <table:table-cell office:value-type="float" office:value="7.92244386672974" calcext:value-type="float">
            <text:p>7,92244386672974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42" calcext:value-type="float">
            <text:p>1042</text:p>
          </table:table-cell>
          <table:table-cell office:value-type="float" office:value="7.56720089912415" calcext:value-type="float">
            <text:p>7,5672008991241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42" calcext:value-type="float">
            <text:p>1042</text:p>
          </table:table-cell>
          <table:table-cell office:value-type="float" office:value="7.79872131347656" calcext:value-type="float">
            <text:p>7,7987213134765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42" calcext:value-type="float">
            <text:p>1042</text:p>
          </table:table-cell>
          <table:table-cell office:value-type="float" office:value="7.75048685073853" calcext:value-type="float">
            <text:p>7,75048685073853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42" calcext:value-type="float">
            <text:p>1042</text:p>
          </table:table-cell>
          <table:table-cell office:value-type="float" office:value="7.57876062393189" calcext:value-type="float">
            <text:p>7,57876062393189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042" calcext:value-type="float">
            <text:p>1042</text:p>
          </table:table-cell>
          <table:table-cell office:value-type="float" office:value="6.81878805160522" calcext:value-type="float">
            <text:p>6,81878805160522</text:p>
          </table:table-cell>
          <table:table-cell/>
          <table:table-cell office:value-type="string" calcext:value-type="string">
            <text:p>Janela8</text:p>
          </table:table-cell>
          <table:table-cell table:formula="of:=[.B10]" office:value-type="float" office:value="1042" calcext:value-type="float">
            <text:p>1042</text:p>
          </table:table-cell>
          <table:table-cell table:formula="of:=SUM([.C10];[.G10];[.K10];[.O10];[.S10];[.W10];[.AA10];[.AE10];[.AI10];[.AM10];[.AQ10]) / [.AW2]" office:value-type="float" office:value="7.53667231039568" calcext:value-type="float">
            <text:p>7,53667231039568</text:p>
          </table:table-cell>
          <table:table-cell table:number-columns-repeated="3"/>
          <table:table-cell table:formula="of:=MAX([.G10];[.K10];[.O10];[.S10];[.W10];[.AA10];[.AE10];[.AI10];[.AM10];[.AQ10])" office:value-type="float" office:value="7.96013641357422" calcext:value-type="float">
            <text:p>7,96013641357422</text:p>
          </table:table-cell>
          <table:table-cell table:formula="of:=MIN([.G10];[.K10];[.O10];[.S10];[.W10];[.AA10];[.AE10];[.AI10];[.AM10];[.AQ10])" office:value-type="float" office:value="6.81878805160522" calcext:value-type="float">
            <text:p>6,818788051605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9</text:p>
          </table:table-cell>
          <table:table-cell office:value-type="float" office:value="977" calcext:value-type="float">
            <text:p>977</text:p>
          </table:table-cell>
          <table:table-cell office:value-type="float" office:value="6.76214981079102" calcext:value-type="float">
            <text:p>6,7621498107910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77" calcext:value-type="float">
            <text:p>977</text:p>
          </table:table-cell>
          <table:table-cell office:value-type="float" office:value="7.82001686096191" calcext:value-type="float">
            <text:p>7,8200168609619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77" calcext:value-type="float">
            <text:p>977</text:p>
          </table:table-cell>
          <table:table-cell office:value-type="float" office:value="7.75150084495544" calcext:value-type="float">
            <text:p>7,7515008449554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77" calcext:value-type="float">
            <text:p>977</text:p>
          </table:table-cell>
          <table:table-cell office:value-type="float" office:value="7.10973358154297" calcext:value-type="float">
            <text:p>7,1097335815429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77" calcext:value-type="float">
            <text:p>977</text:p>
          </table:table-cell>
          <table:table-cell office:value-type="float" office:value="7.25121140480042" calcext:value-type="float">
            <text:p>7,2512114048004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77" calcext:value-type="float">
            <text:p>977</text:p>
          </table:table-cell>
          <table:table-cell office:value-type="float" office:value="7.15694522857666" calcext:value-type="float">
            <text:p>7,15694522857666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77" calcext:value-type="float">
            <text:p>977</text:p>
          </table:table-cell>
          <table:table-cell office:value-type="float" office:value="7.6106071472168" calcext:value-type="float">
            <text:p>7,6106071472168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77" calcext:value-type="float">
            <text:p>977</text:p>
          </table:table-cell>
          <table:table-cell office:value-type="float" office:value="7.22994613647461" calcext:value-type="float">
            <text:p>7,2299461364746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77" calcext:value-type="float">
            <text:p>977</text:p>
          </table:table-cell>
          <table:table-cell office:value-type="float" office:value="7.28193211555481" calcext:value-type="float">
            <text:p>7,2819321155548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77" calcext:value-type="float">
            <text:p>977</text:p>
          </table:table-cell>
          <table:table-cell office:value-type="float" office:value="7.47751498222351" calcext:value-type="float">
            <text:p>7,4775149822235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977" calcext:value-type="float">
            <text:p>977</text:p>
          </table:table-cell>
          <table:table-cell office:value-type="float" office:value="6.97144222259522" calcext:value-type="float">
            <text:p>6,97144222259522</text:p>
          </table:table-cell>
          <table:table-cell/>
          <table:table-cell office:value-type="string" calcext:value-type="string">
            <text:p>Janela9</text:p>
          </table:table-cell>
          <table:table-cell table:formula="of:=[.B11]" office:value-type="float" office:value="977" calcext:value-type="float">
            <text:p>977</text:p>
          </table:table-cell>
          <table:table-cell table:formula="of:=SUM([.C11];[.G11];[.K11];[.O11];[.S11];[.W11];[.AA11];[.AE11];[.AI11];[.AM11];[.AQ11]) / [.AW2]" office:value-type="float" office:value="7.3111818486994" calcext:value-type="float">
            <text:p>7,3111818486994</text:p>
          </table:table-cell>
          <table:table-cell table:number-columns-repeated="3"/>
          <table:table-cell table:formula="of:=MAX([.G11];[.K11];[.O11];[.S11];[.W11];[.AA11];[.AE11];[.AI11];[.AM11];[.AQ11])" office:value-type="float" office:value="7.82001686096191" calcext:value-type="float">
            <text:p>7,82001686096191</text:p>
          </table:table-cell>
          <table:table-cell table:formula="of:=MIN([.G11];[.K11];[.O11];[.S11];[.W11];[.AA11];[.AE11];[.AI11];[.AM11];[.AQ11])" office:value-type="float" office:value="6.97144222259522" calcext:value-type="float">
            <text:p>6,971442222595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0</text:p>
          </table:table-cell>
          <table:table-cell office:value-type="float" office:value="606" calcext:value-type="float">
            <text:p>606</text:p>
          </table:table-cell>
          <table:table-cell office:value-type="float" office:value="6.34164047241211" calcext:value-type="float">
            <text:p>6,3416404724121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606" calcext:value-type="float">
            <text:p>606</text:p>
          </table:table-cell>
          <table:table-cell office:value-type="float" office:value="6.51409649848938" calcext:value-type="float">
            <text:p>6,5140964984893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606" calcext:value-type="float">
            <text:p>606</text:p>
          </table:table-cell>
          <table:table-cell office:value-type="float" office:value="7.25124573707581" calcext:value-type="float">
            <text:p>7,2512457370758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606" calcext:value-type="float">
            <text:p>606</text:p>
          </table:table-cell>
          <table:table-cell office:value-type="float" office:value="5.8299834728241" calcext:value-type="float">
            <text:p>5,829983472824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606" calcext:value-type="float">
            <text:p>606</text:p>
          </table:table-cell>
          <table:table-cell office:value-type="float" office:value="6.12665843963623" calcext:value-type="float">
            <text:p>6,12665843963623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606" calcext:value-type="float">
            <text:p>606</text:p>
          </table:table-cell>
          <table:table-cell office:value-type="float" office:value="6.09538960456848" calcext:value-type="float">
            <text:p>6,0953896045684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606" calcext:value-type="float">
            <text:p>606</text:p>
          </table:table-cell>
          <table:table-cell office:value-type="float" office:value="5.73504900932312" calcext:value-type="float">
            <text:p>5,7350490093231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606" calcext:value-type="float">
            <text:p>606</text:p>
          </table:table-cell>
          <table:table-cell office:value-type="float" office:value="5.92378902435303" calcext:value-type="float">
            <text:p>5,92378902435303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606" calcext:value-type="float">
            <text:p>606</text:p>
          </table:table-cell>
          <table:table-cell office:value-type="float" office:value="7.18775773048401" calcext:value-type="float">
            <text:p>7,1877577304840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606" calcext:value-type="float">
            <text:p>606</text:p>
          </table:table-cell>
          <table:table-cell office:value-type="float" office:value="6.53166508674622" calcext:value-type="float">
            <text:p>6,5316650867462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606" calcext:value-type="float">
            <text:p>606</text:p>
          </table:table-cell>
          <table:table-cell office:value-type="float" office:value="6.36274671554565" calcext:value-type="float">
            <text:p>6,36274671554565</text:p>
          </table:table-cell>
          <table:table-cell/>
          <table:table-cell office:value-type="string" calcext:value-type="string">
            <text:p>Janela10</text:p>
          </table:table-cell>
          <table:table-cell table:formula="of:=[.B12]" office:value-type="float" office:value="606" calcext:value-type="float">
            <text:p>606</text:p>
          </table:table-cell>
          <table:table-cell table:formula="of:=SUM([.C12];[.G12];[.K12];[.O12];[.S12];[.W12];[.AA12];[.AE12];[.AI12];[.AM12];[.AQ12]) / [.AW2]" office:value-type="float" office:value="6.3545474355871" calcext:value-type="float">
            <text:p>6,3545474355871</text:p>
          </table:table-cell>
          <table:table-cell table:number-columns-repeated="3"/>
          <table:table-cell table:formula="of:=MAX([.G12];[.K12];[.O12];[.S12];[.W12];[.AA12];[.AE12];[.AI12];[.AM12];[.AQ12])" office:value-type="float" office:value="7.25124573707581" calcext:value-type="float">
            <text:p>7,25124573707581</text:p>
          </table:table-cell>
          <table:table-cell table:formula="of:=MIN([.G12];[.K12];[.O12];[.S12];[.W12];[.AA12];[.AE12];[.AI12];[.AM12];[.AQ12])" office:value-type="float" office:value="5.73504900932312" calcext:value-type="float">
            <text:p>5,73504900932312</text:p>
          </table:table-cell>
          <table:table-cell table:number-columns-repeated="8"/>
        </table:table-row>
        <table:table-row table:style-name="ro1">
          <table:table-cell table:number-columns-repeated="6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12])" office:value-type="float" office:value="75.713103055954" calcext:value-type="float">
            <text:p>75,71310305595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G3:.G12])" office:value-type="float" office:value="78.2721340656281" calcext:value-type="float">
            <text:p>78,272134065628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K3:.K12])" office:value-type="float" office:value="80.6992862224579" calcext:value-type="float">
            <text:p>80,6992862224579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O3:.O12])" office:value-type="float" office:value="74.155262708664" calcext:value-type="float">
            <text:p>74,15526270866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S3:.S12])" office:value-type="float" office:value="76.1191029548645" calcext:value-type="float">
            <text:p>76,119102954864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W3:.W12])" office:value-type="float" office:value="73.8486635684967" calcext:value-type="float">
            <text:p>73,8486635684967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A3:.AA12])" office:value-type="float" office:value="78.4248638153076" calcext:value-type="float">
            <text:p>78,424863815307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E3:.AE12])" office:value-type="float" office:value="73.1424989700317" calcext:value-type="float">
            <text:p>73,1424989700317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I3:.AI12])" office:value-type="float" office:value="79.723929643631" calcext:value-type="float">
            <text:p>79,72392964363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M3:.AM12])" office:value-type="float" office:value="77.1864051818848" calcext:value-type="float">
            <text:p>77,186405181884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Q3:.AQ12])" office:value-type="float" office:value="75.4867913722992" calcext:value-type="float">
            <text:p>75,486791372299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U3:.AU12])" office:value-type="float" office:value="76.6156401417472" calcext:value-type="float">
            <text:p>76,6156401417472</text:p>
          </table:table-cell>
          <table:table-cell table:number-columns-repeated="3"/>
          <table:table-cell table:style-name="ce1" office:value-type="string" calcext:value-type="string">
            <text:p>Pior caso</text:p>
          </table:table-cell>
          <table:table-cell table:style-name="ce1" office:value-type="string" calcext:value-type="string">
            <text:p>Melhor caso</text:p>
          </table:table-cell>
          <table:table-cell table:number-columns-repeated="8"/>
        </table:table-row>
        <table:table-row table:style-name="ro1">
          <table:table-cell table:number-columns-repeated="50"/>
          <table:table-cell table:formula="of:=SUM([.AY3:.AY12])" office:value-type="float" office:value="86.6743500232697" calcext:value-type="float">
            <text:p>86,6743500232697</text:p>
          </table:table-cell>
          <table:table-cell table:formula="of:=SUM([.AZ3:.AZ12])" office:value-type="float" office:value="70.477370262146" calcext:value-type="float">
            <text:p>70,477370262146</text:p>
          </table:table-cell>
          <table:table-cell table:number-columns-repeated="8"/>
        </table:table-row>
      </table:table>
      <table:table table:name="30_Janelas sup_0.006&amp;conf_0.9" table:style-name="ta1"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 Média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 Média</text:p>
          </table:table-cell>
          <table:table-cell table:style-name="ce1"/>
          <table:table-cell table:style-name="ce1" office:value-type="string" calcext:value-type="string">
            <text:p>Contador</text:p>
          </table:table-cell>
          <table:table-cell table:style-name="ce1"/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Limite Inferior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995" calcext:value-type="float">
            <text:p>995</text:p>
          </table:table-cell>
          <table:table-cell office:value-type="float" office:value="70.3801336288452" calcext:value-type="float">
            <text:p>70,3801336288452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95" calcext:value-type="float">
            <text:p>995</text:p>
          </table:table-cell>
          <table:table-cell office:value-type="float" office:value="72.466269493103" calcext:value-type="float">
            <text:p>72,466269493103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95" calcext:value-type="float">
            <text:p>995</text:p>
          </table:table-cell>
          <table:table-cell office:value-type="float" office:value="69.9991800785065" calcext:value-type="float">
            <text:p>69,9991800785065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95" calcext:value-type="float">
            <text:p>995</text:p>
          </table:table-cell>
          <table:table-cell office:value-type="float" office:value="71.5984935760498" calcext:value-type="float">
            <text:p>71,598493576049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95" calcext:value-type="float">
            <text:p>995</text:p>
          </table:table-cell>
          <table:table-cell office:value-type="float" office:value="74.5001833438873" calcext:value-type="float">
            <text:p>74,5001833438873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95" calcext:value-type="float">
            <text:p>995</text:p>
          </table:table-cell>
          <table:table-cell office:value-type="float" office:value="75.9556622505188" calcext:value-type="float">
            <text:p>75,955662250518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95" calcext:value-type="float">
            <text:p>995</text:p>
          </table:table-cell>
          <table:table-cell office:value-type="float" office:value="73.9679431915283" calcext:value-type="float">
            <text:p>73,9679431915283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95" calcext:value-type="float">
            <text:p>995</text:p>
          </table:table-cell>
          <table:table-cell office:value-type="float" office:value="71.0696778297424" calcext:value-type="float">
            <text:p>71,0696778297424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95" calcext:value-type="float">
            <text:p>995</text:p>
          </table:table-cell>
          <table:table-cell office:value-type="float" office:value="68.7338190078735" calcext:value-type="float">
            <text:p>68,7338190078735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95" calcext:value-type="float">
            <text:p>995</text:p>
          </table:table-cell>
          <table:table-cell office:value-type="float" office:value="70.8740043640137" calcext:value-type="float">
            <text:p>70,8740043640137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95" calcext:value-type="float">
            <text:p>995</text:p>
          </table:table-cell>
          <table:table-cell office:value-type="float" office:value="74.7143895626068" calcext:value-type="float">
            <text:p>74,7143895626068</text:p>
          </table:table-cell>
          <table:table-cell/>
          <table:table-cell office:value-type="string" calcext:value-type="string">
            <text:p>Janela0</text:p>
          </table:table-cell>
          <table:table-cell table:formula="of:=[.B2]" office:value-type="float" office:value="995" calcext:value-type="float">
            <text:p>995</text:p>
          </table:table-cell>
          <table:table-cell table:formula="of:=SUM([.C2];[.G2];[.K2];[.O2];[.S2];[.W2];[.AA2];[.AE2];[.AI2];[.AM2];[.AQ2]) / [.AW2]" office:value-type="float" office:value="72.2054323933341" calcext:value-type="float">
            <text:p>72,2054323933341</text:p>
          </table:table-cell>
          <table:table-cell/>
          <table:table-cell table:formula="of:=COUNTA([.C2];[.G2];[.K2];[.O2];[.S2];[.W2];[.AA2];[.AE2];[.AI2];[.AM2];[.AQ2])" office:value-type="float" office:value="11" calcext:value-type="float">
            <text:p>11</text:p>
          </table:table-cell>
          <table:table-cell/>
          <table:table-cell table:formula="of:=MAX([.C2];[.G2];[.K2];[.O2];[.S2];[.W2];[.AA2];[.AE2];[.AI2];[.AM2];[.AQ2])" office:value-type="float" office:value="75.9556622505188" calcext:value-type="float">
            <text:p>75,9556622505188</text:p>
          </table:table-cell>
          <table:table-cell table:formula="of:=MIN([.C2];[.G2];[.K2];[.O2];[.S2];[.W2];[.AA2];[.AE2];[.AI2];[.AM2];[.AQ2])" office:value-type="float" office:value="68.7338190078735" calcext:value-type="float">
            <text:p>68,73381900787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</text:p>
          </table:table-cell>
          <table:table-cell office:value-type="float" office:value="857" calcext:value-type="float">
            <text:p>857</text:p>
          </table:table-cell>
          <table:table-cell office:value-type="float" office:value="2.03458642959595" calcext:value-type="float">
            <text:p>2,03458642959595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857" calcext:value-type="float">
            <text:p>857</text:p>
          </table:table-cell>
          <table:table-cell office:value-type="float" office:value="2.07763266563416" calcext:value-type="float">
            <text:p>2,0776326656341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857" calcext:value-type="float">
            <text:p>857</text:p>
          </table:table-cell>
          <table:table-cell office:value-type="float" office:value="1.81207609176636" calcext:value-type="float">
            <text:p>1,81207609176636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857" calcext:value-type="float">
            <text:p>857</text:p>
          </table:table-cell>
          <table:table-cell office:value-type="float" office:value="1.82769799232483" calcext:value-type="float">
            <text:p>1,8276979923248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857" calcext:value-type="float">
            <text:p>857</text:p>
          </table:table-cell>
          <table:table-cell office:value-type="float" office:value="1.9058358669281" calcext:value-type="float">
            <text:p>1,9058358669281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857" calcext:value-type="float">
            <text:p>857</text:p>
          </table:table-cell>
          <table:table-cell office:value-type="float" office:value="1.80874752998352" calcext:value-type="float">
            <text:p>1,8087475299835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857" calcext:value-type="float">
            <text:p>857</text:p>
          </table:table-cell>
          <table:table-cell office:value-type="float" office:value="1.84331893920898" calcext:value-type="float">
            <text:p>1,8433189392089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857" calcext:value-type="float">
            <text:p>857</text:p>
          </table:table-cell>
          <table:table-cell office:value-type="float" office:value="1.98989248275757" calcext:value-type="float">
            <text:p>1,9898924827575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857" calcext:value-type="float">
            <text:p>857</text:p>
          </table:table-cell>
          <table:table-cell office:value-type="float" office:value="2.59314322471619" calcext:value-type="float">
            <text:p>2,59314322471619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857" calcext:value-type="float">
            <text:p>857</text:p>
          </table:table-cell>
          <table:table-cell office:value-type="float" office:value="1.76521182060242" calcext:value-type="float">
            <text:p>1,76521182060242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857" calcext:value-type="float">
            <text:p>857</text:p>
          </table:table-cell>
          <table:table-cell office:value-type="float" office:value="1.89018177986145" calcext:value-type="float">
            <text:p>1,89018177986145</text:p>
          </table:table-cell>
          <table:table-cell/>
          <table:table-cell office:value-type="string" calcext:value-type="string">
            <text:p>Janela1</text:p>
          </table:table-cell>
          <table:table-cell table:formula="of:=[.B3]" office:value-type="float" office:value="857" calcext:value-type="float">
            <text:p>857</text:p>
          </table:table-cell>
          <table:table-cell table:formula="of:=SUM([.C3];[.G3];[.K3];[.O3];[.S3];[.W3];[.AA3];[.AE3];[.AI3];[.AM3];[.AQ3]) / [.AW2]" office:value-type="float" office:value="1.95893862030723" calcext:value-type="float">
            <text:p>1,95893862030723</text:p>
          </table:table-cell>
          <table:table-cell table:number-columns-repeated="3"/>
          <table:table-cell table:formula="of:=MAX([.C3];[.G3];[.K3];[.O3];[.S3];[.W3];[.AA3];[.AE3];[.AI3];[.AM3];[.AQ3])" office:value-type="float" office:value="2.59314322471619" calcext:value-type="float">
            <text:p>2,59314322471619</text:p>
          </table:table-cell>
          <table:table-cell table:formula="of:=MIN([.C3];[.G3];[.K3];[.O3];[.S3];[.W3];[.AA3];[.AE3];[.AI3];[.AM3];[.AQ3])" office:value-type="float" office:value="1.76521182060242" calcext:value-type="float">
            <text:p>1,765211820602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</text:p>
          </table:table-cell>
          <table:table-cell office:value-type="float" office:value="1027" calcext:value-type="float">
            <text:p>1027</text:p>
          </table:table-cell>
          <table:table-cell office:value-type="float" office:value="2.4127025604248" calcext:value-type="float">
            <text:p>2,412702560424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27" calcext:value-type="float">
            <text:p>1027</text:p>
          </table:table-cell>
          <table:table-cell office:value-type="float" office:value="2.38680863380432" calcext:value-type="float">
            <text:p>2,38680863380432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27" calcext:value-type="float">
            <text:p>1027</text:p>
          </table:table-cell>
          <table:table-cell office:value-type="float" office:value="2.37653756141663" calcext:value-type="float">
            <text:p>2,3765375614166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27" calcext:value-type="float">
            <text:p>1027</text:p>
          </table:table-cell>
          <table:table-cell office:value-type="float" office:value="2.23590922355652" calcext:value-type="float">
            <text:p>2,23590922355652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27" calcext:value-type="float">
            <text:p>1027</text:p>
          </table:table-cell>
          <table:table-cell office:value-type="float" office:value="2.42386484146118" calcext:value-type="float">
            <text:p>2,4238648414611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27" calcext:value-type="float">
            <text:p>1027</text:p>
          </table:table-cell>
          <table:table-cell office:value-type="float" office:value="2.47125554084778" calcext:value-type="float">
            <text:p>2,4712555408477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27" calcext:value-type="float">
            <text:p>1027</text:p>
          </table:table-cell>
          <table:table-cell office:value-type="float" office:value="2.65878057479858" calcext:value-type="float">
            <text:p>2,6587805747985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27" calcext:value-type="float">
            <text:p>1027</text:p>
          </table:table-cell>
          <table:table-cell office:value-type="float" office:value="2.26821208000183" calcext:value-type="float">
            <text:p>2,2682120800018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27" calcext:value-type="float">
            <text:p>1027</text:p>
          </table:table-cell>
          <table:table-cell office:value-type="float" office:value="2.95658135414124" calcext:value-type="float">
            <text:p>2,95658135414124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27" calcext:value-type="float">
            <text:p>1027</text:p>
          </table:table-cell>
          <table:table-cell office:value-type="float" office:value="2.28304815292358" calcext:value-type="float">
            <text:p>2,2830481529235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1027" calcext:value-type="float">
            <text:p>1027</text:p>
          </table:table-cell>
          <table:table-cell office:value-type="float" office:value="2.64304971694946" calcext:value-type="float">
            <text:p>2,64304971694946</text:p>
          </table:table-cell>
          <table:table-cell/>
          <table:table-cell office:value-type="string" calcext:value-type="string">
            <text:p>Janela2</text:p>
          </table:table-cell>
          <table:table-cell table:formula="of:=[.B4]" office:value-type="float" office:value="1027" calcext:value-type="float">
            <text:p>1027</text:p>
          </table:table-cell>
          <table:table-cell table:formula="of:=SUM([.C4];[.G4];[.K4];[.O4];[.S4];[.W4];[.AA4];[.AE4];[.AI4];[.AM4];[.AQ4]) / [.AW2]" office:value-type="float" office:value="2.4651591127569" calcext:value-type="float">
            <text:p>2,4651591127569</text:p>
          </table:table-cell>
          <table:table-cell table:number-columns-repeated="3"/>
          <table:table-cell table:formula="of:=MAX([.C4];[.G4];[.K4];[.O4];[.S4];[.W4];[.AA4];[.AE4];[.AI4];[.AM4];[.AQ4])" office:value-type="float" office:value="2.95658135414124" calcext:value-type="float">
            <text:p>2,95658135414124</text:p>
          </table:table-cell>
          <table:table-cell table:formula="of:=MIN([.C4];[.G4];[.K4];[.O4];[.S4];[.W4];[.AA4];[.AE4];[.AI4];[.AM4];[.AQ4])" office:value-type="float" office:value="2.23590922355652" calcext:value-type="float">
            <text:p>2,235909223556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</text:p>
          </table:table-cell>
          <table:table-cell office:value-type="float" office:value="1159" calcext:value-type="float">
            <text:p>1159</text:p>
          </table:table-cell>
          <table:table-cell office:value-type="float" office:value="3.25359058380127" calcext:value-type="float">
            <text:p>3,25359058380127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159" calcext:value-type="float">
            <text:p>1159</text:p>
          </table:table-cell>
          <table:table-cell office:value-type="float" office:value="2.68689632415771" calcext:value-type="float">
            <text:p>2,68689632415771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159" calcext:value-type="float">
            <text:p>1159</text:p>
          </table:table-cell>
          <table:table-cell office:value-type="float" office:value="2.98679971694946" calcext:value-type="float">
            <text:p>2,9867997169494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159" calcext:value-type="float">
            <text:p>1159</text:p>
          </table:table-cell>
          <table:table-cell office:value-type="float" office:value="2.90857362747192" calcext:value-type="float">
            <text:p>2,9085736274719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159" calcext:value-type="float">
            <text:p>1159</text:p>
          </table:table-cell>
          <table:table-cell office:value-type="float" office:value="2.94021511077881" calcext:value-type="float">
            <text:p>2,94021511077881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159" calcext:value-type="float">
            <text:p>1159</text:p>
          </table:table-cell>
          <table:table-cell office:value-type="float" office:value="2.8777289390564" calcext:value-type="float">
            <text:p>2,877728939056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159" calcext:value-type="float">
            <text:p>1159</text:p>
          </table:table-cell>
          <table:table-cell office:value-type="float" office:value="3.04861259460449" calcext:value-type="float">
            <text:p>3,0486125946044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159" calcext:value-type="float">
            <text:p>1159</text:p>
          </table:table-cell>
          <table:table-cell office:value-type="float" office:value="2.6733021736145" calcext:value-type="float">
            <text:p>2,673302173614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159" calcext:value-type="float">
            <text:p>1159</text:p>
          </table:table-cell>
          <table:table-cell office:value-type="float" office:value="2.6419985294342" calcext:value-type="float">
            <text:p>2,641998529434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159" calcext:value-type="float">
            <text:p>1159</text:p>
          </table:table-cell>
          <table:table-cell office:value-type="float" office:value="2.75134062767029" calcext:value-type="float">
            <text:p>2,7513406276702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159" calcext:value-type="float">
            <text:p>1159</text:p>
          </table:table-cell>
          <table:table-cell office:value-type="float" office:value="3.00351071357727" calcext:value-type="float">
            <text:p>3,00351071357727</text:p>
          </table:table-cell>
          <table:table-cell/>
          <table:table-cell office:value-type="string" calcext:value-type="string">
            <text:p>Janela3</text:p>
          </table:table-cell>
          <table:table-cell table:formula="of:=[.B5]" office:value-type="float" office:value="1159" calcext:value-type="float">
            <text:p>1159</text:p>
          </table:table-cell>
          <table:table-cell table:formula="of:=SUM([.C5];[.G5];[.K5];[.O5];[.S5];[.W5];[.AA5];[.AE5];[.AI5];[.AM5];[.AQ5]) / [.AW2]" office:value-type="float" office:value="2.8884153582833" calcext:value-type="float">
            <text:p>2,8884153582833</text:p>
          </table:table-cell>
          <table:table-cell table:number-columns-repeated="3"/>
          <table:table-cell table:formula="of:=MAX([.C5];[.G5];[.K5];[.O5];[.S5];[.W5];[.AA5];[.AE5];[.AI5];[.AM5];[.AQ5])" office:value-type="float" office:value="3.25359058380127" calcext:value-type="float">
            <text:p>3,25359058380127</text:p>
          </table:table-cell>
          <table:table-cell table:formula="of:=MIN([.C5];[.G5];[.K5];[.O5];[.S5];[.W5];[.AA5];[.AE5];[.AI5];[.AM5];[.AQ5])" office:value-type="float" office:value="2.6419985294342" calcext:value-type="float">
            <text:p>2,64199852943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</text:p>
          </table:table-cell>
          <table:table-cell office:value-type="float" office:value="1272" calcext:value-type="float">
            <text:p>1272</text:p>
          </table:table-cell>
          <table:table-cell office:value-type="float" office:value="2.34472894668579" calcext:value-type="float">
            <text:p>2,3447289466857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272" calcext:value-type="float">
            <text:p>1272</text:p>
          </table:table-cell>
          <table:table-cell office:value-type="float" office:value="2.43695688247681" calcext:value-type="float">
            <text:p>2,43695688247681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272" calcext:value-type="float">
            <text:p>1272</text:p>
          </table:table-cell>
          <table:table-cell office:value-type="float" office:value="2.36216020584106" calcext:value-type="float">
            <text:p>2,3621602058410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272" calcext:value-type="float">
            <text:p>1272</text:p>
          </table:table-cell>
          <table:table-cell office:value-type="float" office:value="2.34692740440369" calcext:value-type="float">
            <text:p>2,3469274044036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272" calcext:value-type="float">
            <text:p>1272</text:p>
          </table:table-cell>
          <table:table-cell office:value-type="float" office:value="2.94341278076172" calcext:value-type="float">
            <text:p>2,94341278076172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272" calcext:value-type="float">
            <text:p>1272</text:p>
          </table:table-cell>
          <table:table-cell office:value-type="float" office:value="2.31385827064514" calcext:value-type="float">
            <text:p>2,31385827064514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272" calcext:value-type="float">
            <text:p>1272</text:p>
          </table:table-cell>
          <table:table-cell office:value-type="float" office:value="2.3928074836731" calcext:value-type="float">
            <text:p>2,3928074836731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272" calcext:value-type="float">
            <text:p>1272</text:p>
          </table:table-cell>
          <table:table-cell office:value-type="float" office:value="2.22140049934387" calcext:value-type="float">
            <text:p>2,2214004993438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272" calcext:value-type="float">
            <text:p>1272</text:p>
          </table:table-cell>
          <table:table-cell office:value-type="float" office:value="2.33028173446655" calcext:value-type="float">
            <text:p>2,3302817344665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272" calcext:value-type="float">
            <text:p>1272</text:p>
          </table:table-cell>
          <table:table-cell office:value-type="float" office:value="2.32268142700195" calcext:value-type="float">
            <text:p>2,32268142700195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272" calcext:value-type="float">
            <text:p>1272</text:p>
          </table:table-cell>
          <table:table-cell office:value-type="float" office:value="2.39307951927185" calcext:value-type="float">
            <text:p>2,39307951927185</text:p>
          </table:table-cell>
          <table:table-cell/>
          <table:table-cell office:value-type="string" calcext:value-type="string">
            <text:p>Janela4</text:p>
          </table:table-cell>
          <table:table-cell table:formula="of:=[.B6]" office:value-type="float" office:value="1272" calcext:value-type="float">
            <text:p>1272</text:p>
          </table:table-cell>
          <table:table-cell table:formula="of:=SUM([.C6];[.G6];[.K6];[.O6];[.S6];[.W6];[.AA6];[.AE6];[.AI6];[.AM6];[.AQ6]) / [.AW2]" office:value-type="float" office:value="2.40075410496105" calcext:value-type="float">
            <text:p>2,40075410496105</text:p>
          </table:table-cell>
          <table:table-cell table:number-columns-repeated="3"/>
          <table:table-cell table:formula="of:=MAX([.C6];[.G6];[.K6];[.O6];[.S6];[.W6];[.AA6];[.AE6];[.AI6];[.AM6];[.AQ6])" office:value-type="float" office:value="2.94341278076172" calcext:value-type="float">
            <text:p>2,94341278076172</text:p>
          </table:table-cell>
          <table:table-cell table:formula="of:=MIN([.C6];[.G6];[.K6];[.O6];[.S6];[.W6];[.AA6];[.AE6];[.AI6];[.AM6];[.AQ6])" office:value-type="float" office:value="2.22140049934387" calcext:value-type="float">
            <text:p>2,221400499343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5</text:p>
          </table:table-cell>
          <table:table-cell office:value-type="float" office:value="1670" calcext:value-type="float">
            <text:p>1670</text:p>
          </table:table-cell>
          <table:table-cell office:value-type="float" office:value="3.77746534347534" calcext:value-type="float">
            <text:p>3,7774653434753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670" calcext:value-type="float">
            <text:p>1670</text:p>
          </table:table-cell>
          <table:table-cell office:value-type="float" office:value="3.42109608650208" calcext:value-type="float">
            <text:p>3,42109608650208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670" calcext:value-type="float">
            <text:p>1670</text:p>
          </table:table-cell>
          <table:table-cell office:value-type="float" office:value="3.68896794319153" calcext:value-type="float">
            <text:p>3,68896794319153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670" calcext:value-type="float">
            <text:p>1670</text:p>
          </table:table-cell>
          <table:table-cell office:value-type="float" office:value="3.50265979766846" calcext:value-type="float">
            <text:p>3,50265979766846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670" calcext:value-type="float">
            <text:p>1670</text:p>
          </table:table-cell>
          <table:table-cell office:value-type="float" office:value="4.08267140388489" calcext:value-type="float">
            <text:p>4,0826714038848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670" calcext:value-type="float">
            <text:p>1670</text:p>
          </table:table-cell>
          <table:table-cell office:value-type="float" office:value="3.87712812423706" calcext:value-type="float">
            <text:p>3,87712812423706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670" calcext:value-type="float">
            <text:p>1670</text:p>
          </table:table-cell>
          <table:table-cell office:value-type="float" office:value="3.82964324951172" calcext:value-type="float">
            <text:p>3,82964324951172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670" calcext:value-type="float">
            <text:p>1670</text:p>
          </table:table-cell>
          <table:table-cell office:value-type="float" office:value="3.3710560798645" calcext:value-type="float">
            <text:p>3,3710560798645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670" calcext:value-type="float">
            <text:p>1670</text:p>
          </table:table-cell>
          <table:table-cell office:value-type="float" office:value="3.11205077171326" calcext:value-type="float">
            <text:p>3,11205077171326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670" calcext:value-type="float">
            <text:p>1670</text:p>
          </table:table-cell>
          <table:table-cell office:value-type="float" office:value="3.36058521270752" calcext:value-type="float">
            <text:p>3,36058521270752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670" calcext:value-type="float">
            <text:p>1670</text:p>
          </table:table-cell>
          <table:table-cell office:value-type="float" office:value="3.67345714569092" calcext:value-type="float">
            <text:p>3,67345714569092</text:p>
          </table:table-cell>
          <table:table-cell/>
          <table:table-cell office:value-type="string" calcext:value-type="string">
            <text:p>Janela5</text:p>
          </table:table-cell>
          <table:table-cell table:formula="of:=[.B7]" office:value-type="float" office:value="1670" calcext:value-type="float">
            <text:p>1670</text:p>
          </table:table-cell>
          <table:table-cell table:formula="of:=SUM([.C7];[.G7];[.K7];[.O7];[.S7];[.W7];[.AA7];[.AE7];[.AI7];[.AM7];[.AQ7]) / [.AW2]" office:value-type="float" office:value="3.60879828713157" calcext:value-type="float">
            <text:p>3,60879828713157</text:p>
          </table:table-cell>
          <table:table-cell table:number-columns-repeated="3"/>
          <table:table-cell table:formula="of:=MAX([.C7];[.G7];[.K7];[.O7];[.S7];[.W7];[.AA7];[.AE7];[.AI7];[.AM7];[.AQ7])" office:value-type="float" office:value="4.08267140388489" calcext:value-type="float">
            <text:p>4,08267140388489</text:p>
          </table:table-cell>
          <table:table-cell table:formula="of:=MIN([.C7];[.G7];[.K7];[.O7];[.S7];[.W7];[.AA7];[.AE7];[.AI7];[.AM7];[.AQ7])" office:value-type="float" office:value="3.11205077171326" calcext:value-type="float">
            <text:p>3,112050771713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6</text:p>
          </table:table-cell>
          <table:table-cell office:value-type="float" office:value="1059" calcext:value-type="float">
            <text:p>1059</text:p>
          </table:table-cell>
          <table:table-cell office:value-type="float" office:value="2.93140912055969" calcext:value-type="float">
            <text:p>2,9314091205596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059" calcext:value-type="float">
            <text:p>1059</text:p>
          </table:table-cell>
          <table:table-cell office:value-type="float" office:value="2.51503992080688" calcext:value-type="float">
            <text:p>2,5150399208068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059" calcext:value-type="float">
            <text:p>1059</text:p>
          </table:table-cell>
          <table:table-cell office:value-type="float" office:value="2.45550680160522" calcext:value-type="float">
            <text:p>2,45550680160522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059" calcext:value-type="float">
            <text:p>1059</text:p>
          </table:table-cell>
          <table:table-cell office:value-type="float" office:value="2.61119151115417" calcext:value-type="float">
            <text:p>2,6111915111541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059" calcext:value-type="float">
            <text:p>1059</text:p>
          </table:table-cell>
          <table:table-cell office:value-type="float" office:value="3.12142372131348" calcext:value-type="float">
            <text:p>3,1214237213134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059" calcext:value-type="float">
            <text:p>1059</text:p>
          </table:table-cell>
          <table:table-cell office:value-type="float" office:value="2.81383037567139" calcext:value-type="float">
            <text:p>2,8138303756713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059" calcext:value-type="float">
            <text:p>1059</text:p>
          </table:table-cell>
          <table:table-cell office:value-type="float" office:value="3.37735605239868" calcext:value-type="float">
            <text:p>3,3773560523986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059" calcext:value-type="float">
            <text:p>1059</text:p>
          </table:table-cell>
          <table:table-cell office:value-type="float" office:value="2.88161754608154" calcext:value-type="float">
            <text:p>2,88161754608154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059" calcext:value-type="float">
            <text:p>1059</text:p>
          </table:table-cell>
          <table:table-cell office:value-type="float" office:value="2.58100008964539" calcext:value-type="float">
            <text:p>2,5810000896453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059" calcext:value-type="float">
            <text:p>1059</text:p>
          </table:table-cell>
          <table:table-cell office:value-type="float" office:value="2.61851000785828" calcext:value-type="float">
            <text:p>2,6185100078582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059" calcext:value-type="float">
            <text:p>1059</text:p>
          </table:table-cell>
          <table:table-cell office:value-type="float" office:value="3.23555183410645" calcext:value-type="float">
            <text:p>3,23555183410645</text:p>
          </table:table-cell>
          <table:table-cell/>
          <table:table-cell office:value-type="string" calcext:value-type="string">
            <text:p>Janela6</text:p>
          </table:table-cell>
          <table:table-cell table:formula="of:=[.B8]" office:value-type="float" office:value="1059" calcext:value-type="float">
            <text:p>1059</text:p>
          </table:table-cell>
          <table:table-cell table:formula="of:=SUM([.C8];[.G8];[.K8];[.O8];[.S8];[.W8];[.AA8];[.AE8];[.AI8];[.AM8];[.AQ8]) / [.AW2]" office:value-type="float" office:value="2.83113063465465" calcext:value-type="float">
            <text:p>2,83113063465465</text:p>
          </table:table-cell>
          <table:table-cell table:number-columns-repeated="3"/>
          <table:table-cell table:formula="of:=MAX([.C8];[.G8];[.K8];[.O8];[.S8];[.W8];[.AA8];[.AE8];[.AI8];[.AM8];[.AQ8])" office:value-type="float" office:value="3.37735605239868" calcext:value-type="float">
            <text:p>3,37735605239868</text:p>
          </table:table-cell>
          <table:table-cell table:formula="of:=MIN([.C8];[.G8];[.K8];[.O8];[.S8];[.W8];[.AA8];[.AE8];[.AI8];[.AM8];[.AQ8])" office:value-type="float" office:value="2.45550680160522" calcext:value-type="float">
            <text:p>2,455506801605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7</text:p>
          </table:table-cell>
          <table:table-cell office:value-type="float" office:value="1089" calcext:value-type="float">
            <text:p>1089</text:p>
          </table:table-cell>
          <table:table-cell office:value-type="float" office:value="2.76061749458313" calcext:value-type="float">
            <text:p>2,7606174945831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89" calcext:value-type="float">
            <text:p>1089</text:p>
          </table:table-cell>
          <table:table-cell office:value-type="float" office:value="2.50150537490845" calcext:value-type="float">
            <text:p>2,50150537490845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89" calcext:value-type="float">
            <text:p>1089</text:p>
          </table:table-cell>
          <table:table-cell office:value-type="float" office:value="2.3778133392334" calcext:value-type="float">
            <text:p>2,377813339233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89" calcext:value-type="float">
            <text:p>1089</text:p>
          </table:table-cell>
          <table:table-cell office:value-type="float" office:value="2.48611783981323" calcext:value-type="float">
            <text:p>2,4861178398132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89" calcext:value-type="float">
            <text:p>1089</text:p>
          </table:table-cell>
          <table:table-cell office:value-type="float" office:value="2.68484044075012" calcext:value-type="float">
            <text:p>2,68484044075012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89" calcext:value-type="float">
            <text:p>1089</text:p>
          </table:table-cell>
          <table:table-cell office:value-type="float" office:value="2.45460176467895" calcext:value-type="float">
            <text:p>2,45460176467895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89" calcext:value-type="float">
            <text:p>1089</text:p>
          </table:table-cell>
          <table:table-cell office:value-type="float" office:value="2.55136466026306" calcext:value-type="float">
            <text:p>2,5513646602630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89" calcext:value-type="float">
            <text:p>1089</text:p>
          </table:table-cell>
          <table:table-cell office:value-type="float" office:value="2.81905317306519" calcext:value-type="float">
            <text:p>2,81905317306519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89" calcext:value-type="float">
            <text:p>1089</text:p>
          </table:table-cell>
          <table:table-cell office:value-type="float" office:value="2.61202311515808" calcext:value-type="float">
            <text:p>2,6120231151580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89" calcext:value-type="float">
            <text:p>1089</text:p>
          </table:table-cell>
          <table:table-cell office:value-type="float" office:value="2.78231620788574" calcext:value-type="float">
            <text:p>2,7823162078857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1089" calcext:value-type="float">
            <text:p>1089</text:p>
          </table:table-cell>
          <table:table-cell office:value-type="float" office:value="2.4561779499054" calcext:value-type="float">
            <text:p>2,4561779499054</text:p>
          </table:table-cell>
          <table:table-cell/>
          <table:table-cell office:value-type="string" calcext:value-type="string">
            <text:p>Janela7</text:p>
          </table:table-cell>
          <table:table-cell table:formula="of:=[.B9]" office:value-type="float" office:value="1089" calcext:value-type="float">
            <text:p>1089</text:p>
          </table:table-cell>
          <table:table-cell table:formula="of:=SUM([.C9];[.G9];[.K9];[.O9];[.S9];[.W9];[.AA9];[.AE9];[.AI9];[.AM9];[.AQ9]) / [.AW2]" office:value-type="float" office:value="2.58967557820407" calcext:value-type="float">
            <text:p>2,58967557820407</text:p>
          </table:table-cell>
          <table:table-cell table:number-columns-repeated="3"/>
          <table:table-cell table:formula="of:=MAX([.C9];[.G9];[.K9];[.O9];[.S9];[.W9];[.AA9];[.AE9];[.AI9];[.AM9];[.AQ9])" office:value-type="float" office:value="2.81905317306519" calcext:value-type="float">
            <text:p>2,81905317306519</text:p>
          </table:table-cell>
          <table:table-cell table:formula="of:=MIN([.C9];[.G9];[.K9];[.O9];[.S9];[.W9];[.AA9];[.AE9];[.AI9];[.AM9];[.AQ9])" office:value-type="float" office:value="2.3778133392334" calcext:value-type="float">
            <text:p>2,37781333923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8</text:p>
          </table:table-cell>
          <table:table-cell office:value-type="float" office:value="1650" calcext:value-type="float">
            <text:p>1650</text:p>
          </table:table-cell>
          <table:table-cell office:value-type="float" office:value="3.2408754825592" calcext:value-type="float">
            <text:p>3,2408754825592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650" calcext:value-type="float">
            <text:p>1650</text:p>
          </table:table-cell>
          <table:table-cell office:value-type="float" office:value="2.68687009811401" calcext:value-type="float">
            <text:p>2,68687009811401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650" calcext:value-type="float">
            <text:p>1650</text:p>
          </table:table-cell>
          <table:table-cell office:value-type="float" office:value="2.61175203323364" calcext:value-type="float">
            <text:p>2,61175203323364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650" calcext:value-type="float">
            <text:p>1650</text:p>
          </table:table-cell>
          <table:table-cell office:value-type="float" office:value="2.89213347434998" calcext:value-type="float">
            <text:p>2,8921334743499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650" calcext:value-type="float">
            <text:p>1650</text:p>
          </table:table-cell>
          <table:table-cell office:value-type="float" office:value="3.52068471908569" calcext:value-type="float">
            <text:p>3,52068471908569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650" calcext:value-type="float">
            <text:p>1650</text:p>
          </table:table-cell>
          <table:table-cell office:value-type="float" office:value="3.1422336101532" calcext:value-type="float">
            <text:p>3,1422336101532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650" calcext:value-type="float">
            <text:p>1650</text:p>
          </table:table-cell>
          <table:table-cell office:value-type="float" office:value="2.90859460830688" calcext:value-type="float">
            <text:p>2,9085946083068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650" calcext:value-type="float">
            <text:p>1650</text:p>
          </table:table-cell>
          <table:table-cell office:value-type="float" office:value="2.6577422618866" calcext:value-type="float">
            <text:p>2,657742261886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650" calcext:value-type="float">
            <text:p>1650</text:p>
          </table:table-cell>
          <table:table-cell office:value-type="float" office:value="2.61076831817627" calcext:value-type="float">
            <text:p>2,6107683181762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650" calcext:value-type="float">
            <text:p>1650</text:p>
          </table:table-cell>
          <table:table-cell office:value-type="float" office:value="2.73726844787598" calcext:value-type="float">
            <text:p>2,7372684478759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1650" calcext:value-type="float">
            <text:p>1650</text:p>
          </table:table-cell>
          <table:table-cell office:value-type="float" office:value="2.76699471473694" calcext:value-type="float">
            <text:p>2,76699471473694</text:p>
          </table:table-cell>
          <table:table-cell/>
          <table:table-cell office:value-type="string" calcext:value-type="string">
            <text:p>Janela8</text:p>
          </table:table-cell>
          <table:table-cell table:formula="of:=[.B10]" office:value-type="float" office:value="1650" calcext:value-type="float">
            <text:p>1650</text:p>
          </table:table-cell>
          <table:table-cell table:formula="of:=SUM([.C10];[.G10];[.K10];[.O10];[.S10];[.W10];[.AA10];[.AE10];[.AI10];[.AM10];[.AQ10]) / [.AW2]" office:value-type="float" office:value="2.8887197971344" calcext:value-type="float">
            <text:p>2,8887197971344</text:p>
          </table:table-cell>
          <table:table-cell table:number-columns-repeated="3"/>
          <table:table-cell table:formula="of:=MAX([.C10];[.G10];[.K10];[.O10];[.S10];[.W10];[.AA10];[.AE10];[.AI10];[.AM10];[.AQ10])" office:value-type="float" office:value="3.52068471908569" calcext:value-type="float">
            <text:p>3,52068471908569</text:p>
          </table:table-cell>
          <table:table-cell table:formula="of:=MIN([.C10];[.G10];[.K10];[.O10];[.S10];[.W10];[.AA10];[.AE10];[.AI10];[.AM10];[.AQ10])" office:value-type="float" office:value="2.61076831817627" calcext:value-type="float">
            <text:p>2,610768318176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9</text:p>
          </table:table-cell>
          <table:table-cell office:value-type="float" office:value="1216" calcext:value-type="float">
            <text:p>1216</text:p>
          </table:table-cell>
          <table:table-cell office:value-type="float" office:value="2.05949211120605" calcext:value-type="float">
            <text:p>2,05949211120605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216" calcext:value-type="float">
            <text:p>1216</text:p>
          </table:table-cell>
          <table:table-cell office:value-type="float" office:value="1.85896968841553" calcext:value-type="float">
            <text:p>1,85896968841553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216" calcext:value-type="float">
            <text:p>1216</text:p>
          </table:table-cell>
          <table:table-cell office:value-type="float" office:value="1.95527005195618" calcext:value-type="float">
            <text:p>1,95527005195618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216" calcext:value-type="float">
            <text:p>1216</text:p>
          </table:table-cell>
          <table:table-cell office:value-type="float" office:value="2.1902596950531" calcext:value-type="float">
            <text:p>2,190259695053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216" calcext:value-type="float">
            <text:p>1216</text:p>
          </table:table-cell>
          <table:table-cell office:value-type="float" office:value="2.69748973846436" calcext:value-type="float">
            <text:p>2,69748973846436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216" calcext:value-type="float">
            <text:p>1216</text:p>
          </table:table-cell>
          <table:table-cell office:value-type="float" office:value="2.27048397064209" calcext:value-type="float">
            <text:p>2,2704839706420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216" calcext:value-type="float">
            <text:p>1216</text:p>
          </table:table-cell>
          <table:table-cell office:value-type="float" office:value="2.17480969429016" calcext:value-type="float">
            <text:p>2,17480969429016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216" calcext:value-type="float">
            <text:p>1216</text:p>
          </table:table-cell>
          <table:table-cell office:value-type="float" office:value="1.93968367576599" calcext:value-type="float">
            <text:p>1,9396836757659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216" calcext:value-type="float">
            <text:p>1216</text:p>
          </table:table-cell>
          <table:table-cell office:value-type="float" office:value="2.01827216148376" calcext:value-type="float">
            <text:p>2,01827216148376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216" calcext:value-type="float">
            <text:p>1216</text:p>
          </table:table-cell>
          <table:table-cell office:value-type="float" office:value="2.04843378067017" calcext:value-type="float">
            <text:p>2,0484337806701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216" calcext:value-type="float">
            <text:p>1216</text:p>
          </table:table-cell>
          <table:table-cell office:value-type="float" office:value="2.2515914440155" calcext:value-type="float">
            <text:p>2,2515914440155</text:p>
          </table:table-cell>
          <table:table-cell/>
          <table:table-cell office:value-type="string" calcext:value-type="string">
            <text:p>Janela9</text:p>
          </table:table-cell>
          <table:table-cell table:formula="of:=[.B11]" office:value-type="float" office:value="1216" calcext:value-type="float">
            <text:p>1216</text:p>
          </table:table-cell>
          <table:table-cell table:formula="of:=SUM([.C11];[.G11];[.K11];[.O11];[.S11];[.W11];[.AA11];[.AE11];[.AI11];[.AM11];[.AQ11]) / [.AW2]" office:value-type="float" office:value="2.13315963745117" calcext:value-type="float">
            <text:p>2,13315963745117</text:p>
          </table:table-cell>
          <table:table-cell table:number-columns-repeated="3"/>
          <table:table-cell table:formula="of:=MAX([.C11];[.G11];[.K11];[.O11];[.S11];[.W11];[.AA11];[.AE11];[.AI11];[.AM11];[.AQ11])" office:value-type="float" office:value="2.69748973846436" calcext:value-type="float">
            <text:p>2,69748973846436</text:p>
          </table:table-cell>
          <table:table-cell table:formula="of:=MIN([.C11];[.G11];[.K11];[.O11];[.S11];[.W11];[.AA11];[.AE11];[.AI11];[.AM11];[.AQ11])" office:value-type="float" office:value="1.85896968841553" calcext:value-type="float">
            <text:p>1,858969688415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0</text:p>
          </table:table-cell>
          <table:table-cell office:value-type="float" office:value="1174" calcext:value-type="float">
            <text:p>1174</text:p>
          </table:table-cell>
          <table:table-cell office:value-type="float" office:value="3.09355139732361" calcext:value-type="float">
            <text:p>3,0935513973236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174" calcext:value-type="float">
            <text:p>1174</text:p>
          </table:table-cell>
          <table:table-cell office:value-type="float" office:value="2.56189942359924" calcext:value-type="float">
            <text:p>2,56189942359924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174" calcext:value-type="float">
            <text:p>1174</text:p>
          </table:table-cell>
          <table:table-cell office:value-type="float" office:value="2.79838061332703" calcext:value-type="float">
            <text:p>2,79838061332703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174" calcext:value-type="float">
            <text:p>1174</text:p>
          </table:table-cell>
          <table:table-cell office:value-type="float" office:value="2.62654900550842" calcext:value-type="float">
            <text:p>2,6265490055084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174" calcext:value-type="float">
            <text:p>1174</text:p>
          </table:table-cell>
          <table:table-cell office:value-type="float" office:value="3.08356976509094" calcext:value-type="float">
            <text:p>3,08356976509094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174" calcext:value-type="float">
            <text:p>1174</text:p>
          </table:table-cell>
          <table:table-cell office:value-type="float" office:value="2.75190114974976" calcext:value-type="float">
            <text:p>2,7519011497497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174" calcext:value-type="float">
            <text:p>1174</text:p>
          </table:table-cell>
          <table:table-cell office:value-type="float" office:value="2.67466688156128" calcext:value-type="float">
            <text:p>2,6746668815612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174" calcext:value-type="float">
            <text:p>1174</text:p>
          </table:table-cell>
          <table:table-cell office:value-type="float" office:value="2.50136923789978" calcext:value-type="float">
            <text:p>2,5013692378997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174" calcext:value-type="float">
            <text:p>1174</text:p>
          </table:table-cell>
          <table:table-cell office:value-type="float" office:value="3.29910159111023" calcext:value-type="float">
            <text:p>3,29910159111023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174" calcext:value-type="float">
            <text:p>1174</text:p>
          </table:table-cell>
          <table:table-cell office:value-type="float" office:value="2.73608994483948" calcext:value-type="float">
            <text:p>2,73608994483948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174" calcext:value-type="float">
            <text:p>1174</text:p>
          </table:table-cell>
          <table:table-cell office:value-type="float" office:value="2.75141310691833" calcext:value-type="float">
            <text:p>2,75141310691833</text:p>
          </table:table-cell>
          <table:table-cell/>
          <table:table-cell office:value-type="string" calcext:value-type="string">
            <text:p>Janela10</text:p>
          </table:table-cell>
          <table:table-cell table:formula="of:=[.B12]" office:value-type="float" office:value="1174" calcext:value-type="float">
            <text:p>1174</text:p>
          </table:table-cell>
          <table:table-cell table:formula="of:=SUM([.C12];[.G12];[.K12];[.O12];[.S12];[.W12];[.AA12];[.AE12];[.AI12];[.AM12];[.AQ12]) / [.AW2]" office:value-type="float" office:value="2.80713564699346" calcext:value-type="float">
            <text:p>2,80713564699346</text:p>
          </table:table-cell>
          <table:table-cell table:number-columns-repeated="3"/>
          <table:table-cell table:formula="of:=MAX([.C12];[.G12];[.K12];[.O12];[.S12];[.W12];[.AA12];[.AE12];[.AI12];[.AM12];[.AQ12])" office:value-type="float" office:value="3.29910159111023" calcext:value-type="float">
            <text:p>3,29910159111023</text:p>
          </table:table-cell>
          <table:table-cell table:formula="of:=MIN([.C12];[.G12];[.K12];[.O12];[.S12];[.W12];[.AA12];[.AE12];[.AI12];[.AM12];[.AQ12])" office:value-type="float" office:value="2.50136923789978" calcext:value-type="float">
            <text:p>2,501369237899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1</text:p>
          </table:table-cell>
          <table:table-cell office:value-type="float" office:value="1148" calcext:value-type="float">
            <text:p>1148</text:p>
          </table:table-cell>
          <table:table-cell office:value-type="float" office:value="2.99515581130981" calcext:value-type="float">
            <text:p>2,99515581130981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148" calcext:value-type="float">
            <text:p>1148</text:p>
          </table:table-cell>
          <table:table-cell office:value-type="float" office:value="2.4704110622406" calcext:value-type="float">
            <text:p>2,4704110622406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148" calcext:value-type="float">
            <text:p>1148</text:p>
          </table:table-cell>
          <table:table-cell office:value-type="float" office:value="2.53376913070679" calcext:value-type="float">
            <text:p>2,53376913070679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148" calcext:value-type="float">
            <text:p>1148</text:p>
          </table:table-cell>
          <table:table-cell office:value-type="float" office:value="2.45509314537048" calcext:value-type="float">
            <text:p>2,45509314537048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148" calcext:value-type="float">
            <text:p>1148</text:p>
          </table:table-cell>
          <table:table-cell office:value-type="float" office:value="2.63845467567444" calcext:value-type="float">
            <text:p>2,63845467567444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148" calcext:value-type="float">
            <text:p>1148</text:p>
          </table:table-cell>
          <table:table-cell office:value-type="float" office:value="2.79881906509399" calcext:value-type="float">
            <text:p>2,79881906509399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148" calcext:value-type="float">
            <text:p>1148</text:p>
          </table:table-cell>
          <table:table-cell office:value-type="float" office:value="2.5017671585083" calcext:value-type="float">
            <text:p>2,5017671585083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148" calcext:value-type="float">
            <text:p>1148</text:p>
          </table:table-cell>
          <table:table-cell office:value-type="float" office:value="2.83892726898193" calcext:value-type="float">
            <text:p>2,83892726898193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148" calcext:value-type="float">
            <text:p>1148</text:p>
          </table:table-cell>
          <table:table-cell office:value-type="float" office:value="2.34543967247009" calcext:value-type="float">
            <text:p>2,34543967247009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148" calcext:value-type="float">
            <text:p>1148</text:p>
          </table:table-cell>
          <table:table-cell office:value-type="float" office:value="2.48624563217163" calcext:value-type="float">
            <text:p>2,48624563217163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148" calcext:value-type="float">
            <text:p>1148</text:p>
          </table:table-cell>
          <table:table-cell office:value-type="float" office:value="2.73573541641235" calcext:value-type="float">
            <text:p>2,73573541641235</text:p>
          </table:table-cell>
          <table:table-cell/>
          <table:table-cell office:value-type="string" calcext:value-type="string">
            <text:p>Janela11</text:p>
          </table:table-cell>
          <table:table-cell table:formula="of:=[.B13]" office:value-type="float" office:value="1148" calcext:value-type="float">
            <text:p>1148</text:p>
          </table:table-cell>
          <table:table-cell table:formula="of:=SUM([.C13];[.G13];[.K13];[.O13];[.S13];[.W13];[.AA13];[.AE13];[.AI13];[.AM13];[.AQ13]) / [.AW2]" office:value-type="float" office:value="2.61816527626731" calcext:value-type="float">
            <text:p>2,61816527626731</text:p>
          </table:table-cell>
          <table:table-cell table:number-columns-repeated="3"/>
          <table:table-cell table:formula="of:=MAX([.C13];[.G13];[.K13];[.O13];[.S13];[.W13];[.AA13];[.AE13];[.AI13];[.AM13];[.AQ13])" office:value-type="float" office:value="2.99515581130981" calcext:value-type="float">
            <text:p>2,99515581130981</text:p>
          </table:table-cell>
          <table:table-cell table:formula="of:=MIN([.C13];[.G13];[.K13];[.O13];[.S13];[.W13];[.AA13];[.AE13];[.AI13];[.AM13];[.AQ13])" office:value-type="float" office:value="2.34543967247009" calcext:value-type="float">
            <text:p>2,345439672470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2</text:p>
          </table:table-cell>
          <table:table-cell office:value-type="float" office:value="1055" calcext:value-type="float">
            <text:p>1055</text:p>
          </table:table-cell>
          <table:table-cell office:value-type="float" office:value="2.10038208961487" calcext:value-type="float">
            <text:p>2,10038208961487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055" calcext:value-type="float">
            <text:p>1055</text:p>
          </table:table-cell>
          <table:table-cell office:value-type="float" office:value="2.21823000907898" calcext:value-type="float">
            <text:p>2,21823000907898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055" calcext:value-type="float">
            <text:p>1055</text:p>
          </table:table-cell>
          <table:table-cell office:value-type="float" office:value="2.25205135345459" calcext:value-type="float">
            <text:p>2,25205135345459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055" calcext:value-type="float">
            <text:p>1055</text:p>
          </table:table-cell>
          <table:table-cell office:value-type="float" office:value="2.29853320121765" calcext:value-type="float">
            <text:p>2,29853320121765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055" calcext:value-type="float">
            <text:p>1055</text:p>
          </table:table-cell>
          <table:table-cell office:value-type="float" office:value="2.49819207191467" calcext:value-type="float">
            <text:p>2,49819207191467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055" calcext:value-type="float">
            <text:p>1055</text:p>
          </table:table-cell>
          <table:table-cell office:value-type="float" office:value="2.15966749191284" calcext:value-type="float">
            <text:p>2,15966749191284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055" calcext:value-type="float">
            <text:p>1055</text:p>
          </table:table-cell>
          <table:table-cell office:value-type="float" office:value="2.31561374664307" calcext:value-type="float">
            <text:p>2,31561374664307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055" calcext:value-type="float">
            <text:p>1055</text:p>
          </table:table-cell>
          <table:table-cell office:value-type="float" office:value="2.2177746295929" calcext:value-type="float">
            <text:p>2,2177746295929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055" calcext:value-type="float">
            <text:p>1055</text:p>
          </table:table-cell>
          <table:table-cell office:value-type="float" office:value="2.1123309135437" calcext:value-type="float">
            <text:p>2,1123309135437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055" calcext:value-type="float">
            <text:p>1055</text:p>
          </table:table-cell>
          <table:table-cell office:value-type="float" office:value="2.43929696083069" calcext:value-type="float">
            <text:p>2,43929696083069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055" calcext:value-type="float">
            <text:p>1055</text:p>
          </table:table-cell>
          <table:table-cell office:value-type="float" office:value="2.26740193367004" calcext:value-type="float">
            <text:p>2,26740193367004</text:p>
          </table:table-cell>
          <table:table-cell/>
          <table:table-cell office:value-type="string" calcext:value-type="string">
            <text:p>Janela12</text:p>
          </table:table-cell>
          <table:table-cell table:formula="of:=[.B14]" office:value-type="float" office:value="1055" calcext:value-type="float">
            <text:p>1055</text:p>
          </table:table-cell>
          <table:table-cell table:formula="of:=SUM([.C14];[.G14];[.K14];[.O14];[.S14];[.W14];[.AA14];[.AE14];[.AI14];[.AM14];[.AQ14]) / [.AW2]" office:value-type="float" office:value="2.261770400134" calcext:value-type="float">
            <text:p>2,261770400134</text:p>
          </table:table-cell>
          <table:table-cell table:number-columns-repeated="3"/>
          <table:table-cell table:formula="of:=MAX([.C14];[.G14];[.K14];[.O14];[.S14];[.W14];[.AA14];[.AE14];[.AI14];[.AM14];[.AQ14])" office:value-type="float" office:value="2.49819207191467" calcext:value-type="float">
            <text:p>2,49819207191467</text:p>
          </table:table-cell>
          <table:table-cell table:formula="of:=MIN([.C14];[.G14];[.K14];[.O14];[.S14];[.W14];[.AA14];[.AE14];[.AI14];[.AM14];[.AQ14])" office:value-type="float" office:value="2.10038208961487" calcext:value-type="float">
            <text:p>2,100382089614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3</text:p>
          </table:table-cell>
          <table:table-cell office:value-type="float" office:value="973" calcext:value-type="float">
            <text:p>973</text:p>
          </table:table-cell>
          <table:table-cell office:value-type="float" office:value="1.77328586578369" calcext:value-type="float">
            <text:p>1,77328586578369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973" calcext:value-type="float">
            <text:p>973</text:p>
          </table:table-cell>
          <table:table-cell office:value-type="float" office:value="2.12450337409973" calcext:value-type="float">
            <text:p>2,12450337409973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973" calcext:value-type="float">
            <text:p>973</text:p>
          </table:table-cell>
          <table:table-cell office:value-type="float" office:value="1.98593497276306" calcext:value-type="float">
            <text:p>1,98593497276306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973" calcext:value-type="float">
            <text:p>973</text:p>
          </table:table-cell>
          <table:table-cell office:value-type="float" office:value="2.11198711395264" calcext:value-type="float">
            <text:p>2,11198711395264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973" calcext:value-type="float">
            <text:p>973</text:p>
          </table:table-cell>
          <table:table-cell office:value-type="float" office:value="2.18726992607117" calcext:value-type="float">
            <text:p>2,18726992607117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973" calcext:value-type="float">
            <text:p>973</text:p>
          </table:table-cell>
          <table:table-cell office:value-type="float" office:value="1.90802049636841" calcext:value-type="float">
            <text:p>1,90802049636841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973" calcext:value-type="float">
            <text:p>973</text:p>
          </table:table-cell>
          <table:table-cell office:value-type="float" office:value="2.06516218185425" calcext:value-type="float">
            <text:p>2,06516218185425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973" calcext:value-type="float">
            <text:p>973</text:p>
          </table:table-cell>
          <table:table-cell office:value-type="float" office:value="1.90790247917175" calcext:value-type="float">
            <text:p>1,90790247917175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973" calcext:value-type="float">
            <text:p>973</text:p>
          </table:table-cell>
          <table:table-cell office:value-type="float" office:value="1.89286589622498" calcext:value-type="float">
            <text:p>1,89286589622498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973" calcext:value-type="float">
            <text:p>973</text:p>
          </table:table-cell>
          <table:table-cell office:value-type="float" office:value="1.86113500595093" calcext:value-type="float">
            <text:p>1,86113500595093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973" calcext:value-type="float">
            <text:p>973</text:p>
          </table:table-cell>
          <table:table-cell office:value-type="float" office:value="1.9079372882843" calcext:value-type="float">
            <text:p>1,9079372882843</text:p>
          </table:table-cell>
          <table:table-cell/>
          <table:table-cell office:value-type="string" calcext:value-type="string">
            <text:p>Janela13</text:p>
          </table:table-cell>
          <table:table-cell table:formula="of:=[.B15]" office:value-type="float" office:value="973" calcext:value-type="float">
            <text:p>973</text:p>
          </table:table-cell>
          <table:table-cell table:formula="of:=SUM([.C15];[.G15];[.K15];[.O15];[.S15];[.W15];[.AA15];[.AE15];[.AI15];[.AM15];[.AQ15]) / [.AW2]" office:value-type="float" office:value="1.97509132732045" calcext:value-type="float">
            <text:p>1,97509132732045</text:p>
          </table:table-cell>
          <table:table-cell table:number-columns-repeated="3"/>
          <table:table-cell table:formula="of:=MAX([.C15];[.G15];[.K15];[.O15];[.S15];[.W15];[.AA15];[.AE15];[.AI15];[.AM15];[.AQ15])" office:value-type="float" office:value="2.18726992607117" calcext:value-type="float">
            <text:p>2,18726992607117</text:p>
          </table:table-cell>
          <table:table-cell table:formula="of:=MIN([.C15];[.G15];[.K15];[.O15];[.S15];[.W15];[.AA15];[.AE15];[.AI15];[.AM15];[.AQ15])" office:value-type="float" office:value="1.77328586578369" calcext:value-type="float">
            <text:p>1,773285865783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4</text:p>
          </table:table-cell>
          <table:table-cell office:value-type="float" office:value="1173" calcext:value-type="float">
            <text:p>1173</text:p>
          </table:table-cell>
          <table:table-cell office:value-type="float" office:value="2.19911789894104" calcext:value-type="float">
            <text:p>2,19911789894104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173" calcext:value-type="float">
            <text:p>1173</text:p>
          </table:table-cell>
          <table:table-cell office:value-type="float" office:value="2.53581118583679" calcext:value-type="float">
            <text:p>2,53581118583679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173" calcext:value-type="float">
            <text:p>1173</text:p>
          </table:table-cell>
          <table:table-cell office:value-type="float" office:value="2.33878135681152" calcext:value-type="float">
            <text:p>2,33878135681152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173" calcext:value-type="float">
            <text:p>1173</text:p>
          </table:table-cell>
          <table:table-cell office:value-type="float" office:value="2.45452690124512" calcext:value-type="float">
            <text:p>2,45452690124512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173" calcext:value-type="float">
            <text:p>1173</text:p>
          </table:table-cell>
          <table:table-cell office:value-type="float" office:value="2.46081042289734" calcext:value-type="float">
            <text:p>2,46081042289734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173" calcext:value-type="float">
            <text:p>1173</text:p>
          </table:table-cell>
          <table:table-cell office:value-type="float" office:value="2.69039368629456" calcext:value-type="float">
            <text:p>2,69039368629456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173" calcext:value-type="float">
            <text:p>1173</text:p>
          </table:table-cell>
          <table:table-cell office:value-type="float" office:value="2.40933918952942" calcext:value-type="float">
            <text:p>2,40933918952942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173" calcext:value-type="float">
            <text:p>1173</text:p>
          </table:table-cell>
          <table:table-cell office:value-type="float" office:value="2.25315856933594" calcext:value-type="float">
            <text:p>2,25315856933594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173" calcext:value-type="float">
            <text:p>1173</text:p>
          </table:table-cell>
          <table:table-cell office:value-type="float" office:value="2.47122979164124" calcext:value-type="float">
            <text:p>2,47122979164124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173" calcext:value-type="float">
            <text:p>1173</text:p>
          </table:table-cell>
          <table:table-cell office:value-type="float" office:value="2.48630928993225" calcext:value-type="float">
            <text:p>2,48630928993225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173" calcext:value-type="float">
            <text:p>1173</text:p>
          </table:table-cell>
          <table:table-cell office:value-type="float" office:value="2.47066688537598" calcext:value-type="float">
            <text:p>2,47066688537598</text:p>
          </table:table-cell>
          <table:table-cell/>
          <table:table-cell office:value-type="string" calcext:value-type="string">
            <text:p>Janela14</text:p>
          </table:table-cell>
          <table:table-cell table:formula="of:=[.B16]" office:value-type="float" office:value="1173" calcext:value-type="float">
            <text:p>1173</text:p>
          </table:table-cell>
          <table:table-cell table:style-name="ce2" table:formula="of:=SUM([.C16];[.G16];[.K16];[.O16];[.S16];[.W16];[.AA16];[.AE16];[.AI16];[.AM16];[.AQ16]) / [.AW2]" office:value-type="float" office:value="2.43364956162193" calcext:value-type="float">
            <text:p>2,43364956162193</text:p>
          </table:table-cell>
          <table:table-cell table:number-columns-repeated="3"/>
          <table:table-cell table:formula="of:=MAX([.C16];[.G16];[.K16];[.O16];[.S16];[.W16];[.AA16];[.AE16];[.AI16];[.AM16];[.AQ16])" office:value-type="float" office:value="2.69039368629456" calcext:value-type="float">
            <text:p>2,69039368629456</text:p>
          </table:table-cell>
          <table:table-cell table:formula="of:=MIN([.C16];[.G16];[.K16];[.O16];[.S16];[.W16];[.AA16];[.AE16];[.AI16];[.AM16];[.AQ16])" office:value-type="float" office:value="2.19911789894104" calcext:value-type="float">
            <text:p>2,199117898941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5</text:p>
          </table:table-cell>
          <table:table-cell office:value-type="float" office:value="1372" calcext:value-type="float">
            <text:p>1372</text:p>
          </table:table-cell>
          <table:table-cell office:value-type="float" office:value="2.72568368911743" calcext:value-type="float">
            <text:p>2,72568368911743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72" calcext:value-type="float">
            <text:p>1372</text:p>
          </table:table-cell>
          <table:table-cell office:value-type="float" office:value="2.82679629325867" calcext:value-type="float">
            <text:p>2,82679629325867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72" calcext:value-type="float">
            <text:p>1372</text:p>
          </table:table-cell>
          <table:table-cell office:value-type="float" office:value="3.00246143341064" calcext:value-type="float">
            <text:p>3,00246143341064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72" calcext:value-type="float">
            <text:p>1372</text:p>
          </table:table-cell>
          <table:table-cell office:value-type="float" office:value="2.87748074531555" calcext:value-type="float">
            <text:p>2,87748074531555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72" calcext:value-type="float">
            <text:p>1372</text:p>
          </table:table-cell>
          <table:table-cell office:value-type="float" office:value="2.6680371761322" calcext:value-type="float">
            <text:p>2,6680371761322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72" calcext:value-type="float">
            <text:p>1372</text:p>
          </table:table-cell>
          <table:table-cell office:value-type="float" office:value="2.75172352790833" calcext:value-type="float">
            <text:p>2,75172352790833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72" calcext:value-type="float">
            <text:p>1372</text:p>
          </table:table-cell>
          <table:table-cell office:value-type="float" office:value="3.05975222587585" calcext:value-type="float">
            <text:p>3,05975222587585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72" calcext:value-type="float">
            <text:p>1372</text:p>
          </table:table-cell>
          <table:table-cell office:value-type="float" office:value="2.7366898059845" calcext:value-type="float">
            <text:p>2,7366898059845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72" calcext:value-type="float">
            <text:p>1372</text:p>
          </table:table-cell>
          <table:table-cell office:value-type="float" office:value="2.62768745422363" calcext:value-type="float">
            <text:p>2,62768745422363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72" calcext:value-type="float">
            <text:p>1372</text:p>
          </table:table-cell>
          <table:table-cell office:value-type="float" office:value="2.7361307144165" calcext:value-type="float">
            <text:p>2,7361307144165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72" calcext:value-type="float">
            <text:p>1372</text:p>
          </table:table-cell>
          <table:table-cell office:value-type="float" office:value="2.95453763008118" calcext:value-type="float">
            <text:p>2,95453763008118</text:p>
          </table:table-cell>
          <table:table-cell/>
          <table:table-cell office:value-type="string" calcext:value-type="string">
            <text:p>Janela15</text:p>
          </table:table-cell>
          <table:table-cell table:formula="of:=[.B17]" office:value-type="float" office:value="1372" calcext:value-type="float">
            <text:p>1372</text:p>
          </table:table-cell>
          <table:table-cell table:formula="of:=SUM([.C17];[.G17];[.K17];[.O17];[.S17];[.W17];[.AA17];[.AE17];[.AI17];[.AM17];[.AQ17]) / [.AW2]" office:value-type="float" office:value="2.81518006324768" calcext:value-type="float">
            <text:p>2,81518006324768</text:p>
          </table:table-cell>
          <table:table-cell table:number-columns-repeated="3"/>
          <table:table-cell table:formula="of:=MAX([.C17];[.G17];[.K17];[.O17];[.S17];[.W17];[.AA17];[.AE17];[.AI17];[.AM17];[.AQ17])" office:value-type="float" office:value="3.05975222587585" calcext:value-type="float">
            <text:p>3,05975222587585</text:p>
          </table:table-cell>
          <table:table-cell table:formula="of:=MIN([.C17];[.G17];[.K17];[.O17];[.S17];[.W17];[.AA17];[.AE17];[.AI17];[.AM17];[.AQ17])" office:value-type="float" office:value="2.62768745422363" calcext:value-type="float">
            <text:p>2,62768745422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6</text:p>
          </table:table-cell>
          <table:table-cell office:value-type="float" office:value="1533" calcext:value-type="float">
            <text:p>1533</text:p>
          </table:table-cell>
          <table:table-cell office:value-type="float" office:value="2.79754662513733" calcext:value-type="float">
            <text:p>2,79754662513733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533" calcext:value-type="float">
            <text:p>1533</text:p>
          </table:table-cell>
          <table:table-cell office:value-type="float" office:value="3.42106986045837" calcext:value-type="float">
            <text:p>3,42106986045837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533" calcext:value-type="float">
            <text:p>1533</text:p>
          </table:table-cell>
          <table:table-cell office:value-type="float" office:value="3.31412935256958" calcext:value-type="float">
            <text:p>3,31412935256958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533" calcext:value-type="float">
            <text:p>1533</text:p>
          </table:table-cell>
          <table:table-cell office:value-type="float" office:value="3.04818177223206" calcext:value-type="float">
            <text:p>3,04818177223206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533" calcext:value-type="float">
            <text:p>1533</text:p>
          </table:table-cell>
          <table:table-cell office:value-type="float" office:value="2.90730667114258" calcext:value-type="float">
            <text:p>2,90730667114258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533" calcext:value-type="float">
            <text:p>1533</text:p>
          </table:table-cell>
          <table:table-cell office:value-type="float" office:value="3.28401398658752" calcext:value-type="float">
            <text:p>3,28401398658752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533" calcext:value-type="float">
            <text:p>1533</text:p>
          </table:table-cell>
          <table:table-cell office:value-type="float" office:value="3.39273905754089" calcext:value-type="float">
            <text:p>3,39273905754089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533" calcext:value-type="float">
            <text:p>1533</text:p>
          </table:table-cell>
          <table:table-cell office:value-type="float" office:value="3.30620837211609" calcext:value-type="float">
            <text:p>3,30620837211609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533" calcext:value-type="float">
            <text:p>1533</text:p>
          </table:table-cell>
          <table:table-cell office:value-type="float" office:value="3.03334951400757" calcext:value-type="float">
            <text:p>3,03334951400757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533" calcext:value-type="float">
            <text:p>1533</text:p>
          </table:table-cell>
          <table:table-cell office:value-type="float" office:value="3.3754186630249" calcext:value-type="float">
            <text:p>3,3754186630249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533" calcext:value-type="float">
            <text:p>1533</text:p>
          </table:table-cell>
          <table:table-cell office:value-type="float" office:value="3.47025442123413" calcext:value-type="float">
            <text:p>3,47025442123413</text:p>
          </table:table-cell>
          <table:table-cell/>
          <table:table-cell office:value-type="string" calcext:value-type="string">
            <text:p>Janela16</text:p>
          </table:table-cell>
          <table:table-cell table:formula="of:=[.B18]" office:value-type="float" office:value="1533" calcext:value-type="float">
            <text:p>1533</text:p>
          </table:table-cell>
          <table:table-cell table:formula="of:=SUM([.C18];[.G18];[.K18];[.O18];[.S18];[.W18];[.AA18];[.AE18];[.AI18];[.AM18];[.AQ18]) / [.AW2]" office:value-type="float" office:value="3.21365620873191" calcext:value-type="float">
            <text:p>3,21365620873191</text:p>
          </table:table-cell>
          <table:table-cell table:number-columns-repeated="3"/>
          <table:table-cell table:formula="of:=MAX([.C18];[.G18];[.K18];[.O18];[.S18];[.W18];[.AA18];[.AE18];[.AI18];[.AM18];[.AQ18])" office:value-type="float" office:value="3.47025442123413" calcext:value-type="float">
            <text:p>3,47025442123413</text:p>
          </table:table-cell>
          <table:table-cell table:formula="of:=MIN([.C18];[.G18];[.K18];[.O18];[.S18];[.W18];[.AA18];[.AE18];[.AI18];[.AM18];[.AQ18])" office:value-type="float" office:value="2.79754662513733" calcext:value-type="float">
            <text:p>2,79754662513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7</text:p>
          </table:table-cell>
          <table:table-cell office:value-type="float" office:value="1050" calcext:value-type="float">
            <text:p>1050</text:p>
          </table:table-cell>
          <table:table-cell office:value-type="float" office:value="2.54538869857788" calcext:value-type="float">
            <text:p>2,54538869857788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50" calcext:value-type="float">
            <text:p>1050</text:p>
          </table:table-cell>
          <table:table-cell office:value-type="float" office:value="2.74938821792603" calcext:value-type="float">
            <text:p>2,74938821792603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50" calcext:value-type="float">
            <text:p>1050</text:p>
          </table:table-cell>
          <table:table-cell office:value-type="float" office:value="2.64223480224609" calcext:value-type="float">
            <text:p>2,64223480224609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50" calcext:value-type="float">
            <text:p>1050</text:p>
          </table:table-cell>
          <table:table-cell office:value-type="float" office:value="2.76698684692383" calcext:value-type="float">
            <text:p>2,76698684692383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50" calcext:value-type="float">
            <text:p>1050</text:p>
          </table:table-cell>
          <table:table-cell office:value-type="float" office:value="2.55665850639343" calcext:value-type="float">
            <text:p>2,55665850639343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50" calcext:value-type="float">
            <text:p>1050</text:p>
          </table:table-cell>
          <table:table-cell office:value-type="float" office:value="3.06536817550659" calcext:value-type="float">
            <text:p>3,06536817550659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50" calcext:value-type="float">
            <text:p>1050</text:p>
          </table:table-cell>
          <table:table-cell office:value-type="float" office:value="3.01701641082764" calcext:value-type="float">
            <text:p>3,01701641082764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50" calcext:value-type="float">
            <text:p>1050</text:p>
          </table:table-cell>
          <table:table-cell office:value-type="float" office:value="3.19017815589905" calcext:value-type="float">
            <text:p>3,19017815589905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50" calcext:value-type="float">
            <text:p>1050</text:p>
          </table:table-cell>
          <table:table-cell office:value-type="float" office:value="2.89209175109863" calcext:value-type="float">
            <text:p>2,89209175109863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50" calcext:value-type="float">
            <text:p>1050</text:p>
          </table:table-cell>
          <table:table-cell office:value-type="float" office:value="3.30640244483948" calcext:value-type="float">
            <text:p>3,30640244483948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50" calcext:value-type="float">
            <text:p>1050</text:p>
          </table:table-cell>
          <table:table-cell office:value-type="float" office:value="3.00241494178772" calcext:value-type="float">
            <text:p>3,00241494178772</text:p>
          </table:table-cell>
          <table:table-cell/>
          <table:table-cell office:value-type="string" calcext:value-type="string">
            <text:p>Janela17</text:p>
          </table:table-cell>
          <table:table-cell table:formula="of:=[.B19]" office:value-type="float" office:value="1050" calcext:value-type="float">
            <text:p>1050</text:p>
          </table:table-cell>
          <table:table-cell table:formula="of:=SUM([.C19];[.G19];[.K19];[.O19];[.S19];[.W19];[.AA19];[.AE19];[.AI19];[.AM19];[.AQ19]) / [.AW2]" office:value-type="float" office:value="2.88492081382058" calcext:value-type="float">
            <text:p>2,88492081382058</text:p>
          </table:table-cell>
          <table:table-cell table:number-columns-repeated="3"/>
          <table:table-cell table:formula="of:=MAX([.C19];[.G19];[.K19];[.O19];[.S19];[.W19];[.AA19];[.AE19];[.AI19];[.AM19];[.AQ19])" office:value-type="float" office:value="3.30640244483948" calcext:value-type="float">
            <text:p>3,30640244483948</text:p>
          </table:table-cell>
          <table:table-cell table:formula="of:=MIN([.C19];[.G19];[.K19];[.O19];[.S19];[.W19];[.AA19];[.AE19];[.AI19];[.AM19];[.AQ19])" office:value-type="float" office:value="2.54538869857788" calcext:value-type="float">
            <text:p>2,54538869857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8</text:p>
          </table:table-cell>
          <table:table-cell office:value-type="float" office:value="1186" calcext:value-type="float">
            <text:p>1186</text:p>
          </table:table-cell>
          <table:table-cell office:value-type="float" office:value="2.2838921546936" calcext:value-type="float">
            <text:p>2,2838921546936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186" calcext:value-type="float">
            <text:p>1186</text:p>
          </table:table-cell>
          <table:table-cell office:value-type="float" office:value="2.55480170249939" calcext:value-type="float">
            <text:p>2,55480170249939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186" calcext:value-type="float">
            <text:p>1186</text:p>
          </table:table-cell>
          <table:table-cell office:value-type="float" office:value="2.64367437362671" calcext:value-type="float">
            <text:p>2,64367437362671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186" calcext:value-type="float">
            <text:p>1186</text:p>
          </table:table-cell>
          <table:table-cell office:value-type="float" office:value="2.61184644699097" calcext:value-type="float">
            <text:p>2,61184644699097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186" calcext:value-type="float">
            <text:p>1186</text:p>
          </table:table-cell>
          <table:table-cell office:value-type="float" office:value="2.43465709686279" calcext:value-type="float">
            <text:p>2,43465709686279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186" calcext:value-type="float">
            <text:p>1186</text:p>
          </table:table-cell>
          <table:table-cell office:value-type="float" office:value="2.82938075065613" calcext:value-type="float">
            <text:p>2,82938075065613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186" calcext:value-type="float">
            <text:p>1186</text:p>
          </table:table-cell>
          <table:table-cell office:value-type="float" office:value="2.5487380027771" calcext:value-type="float">
            <text:p>2,5487380027771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186" calcext:value-type="float">
            <text:p>1186</text:p>
          </table:table-cell>
          <table:table-cell office:value-type="float" office:value="2.75857090950012" calcext:value-type="float">
            <text:p>2,75857090950012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186" calcext:value-type="float">
            <text:p>1186</text:p>
          </table:table-cell>
          <table:table-cell office:value-type="float" office:value="2.4552435874939" calcext:value-type="float">
            <text:p>2,4552435874939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186" calcext:value-type="float">
            <text:p>1186</text:p>
          </table:table-cell>
          <table:table-cell office:value-type="float" office:value="3.19356393814087" calcext:value-type="float">
            <text:p>3,19356393814087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186" calcext:value-type="float">
            <text:p>1186</text:p>
          </table:table-cell>
          <table:table-cell office:value-type="float" office:value="2.78332686424255" calcext:value-type="float">
            <text:p>2,78332686424255</text:p>
          </table:table-cell>
          <table:table-cell/>
          <table:table-cell office:value-type="string" calcext:value-type="string">
            <text:p>Janela18</text:p>
          </table:table-cell>
          <table:table-cell table:formula="of:=[.B20]" office:value-type="float" office:value="1186" calcext:value-type="float">
            <text:p>1186</text:p>
          </table:table-cell>
          <table:table-cell table:formula="of:=SUM([.C20];[.G20];[.K20];[.O20];[.S20];[.W20];[.AA20];[.AE20];[.AI20];[.AM20];[.AQ20]) / [.AW2]" office:value-type="float" office:value="2.64524507522583" calcext:value-type="float">
            <text:p>2,64524507522583</text:p>
          </table:table-cell>
          <table:table-cell table:number-columns-repeated="3"/>
          <table:table-cell table:formula="of:=MAX([.C20];[.G20];[.K20];[.O20];[.S20];[.W20];[.AA20];[.AE20];[.AI20];[.AM20];[.AQ20])" office:value-type="float" office:value="3.19356393814087" calcext:value-type="float">
            <text:p>3,19356393814087</text:p>
          </table:table-cell>
          <table:table-cell table:formula="of:=MIN([.C20];[.G20];[.K20];[.O20];[.S20];[.W20];[.AA20];[.AE20];[.AI20];[.AM20];[.AQ20])" office:value-type="float" office:value="2.2838921546936" calcext:value-type="float">
            <text:p>2,28389215469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9</text:p>
          </table:table-cell>
          <table:table-cell office:value-type="float" office:value="1243" calcext:value-type="float">
            <text:p>1243</text:p>
          </table:table-cell>
          <table:table-cell office:value-type="float" office:value="2.71489000320435" calcext:value-type="float">
            <text:p>2,71489000320435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43" calcext:value-type="float">
            <text:p>1243</text:p>
          </table:table-cell>
          <table:table-cell office:value-type="float" office:value="2.96794390678406" calcext:value-type="float">
            <text:p>2,96794390678406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43" calcext:value-type="float">
            <text:p>1243</text:p>
          </table:table-cell>
          <table:table-cell office:value-type="float" office:value="3.01723384857178" calcext:value-type="float">
            <text:p>3,01723384857178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43" calcext:value-type="float">
            <text:p>1243</text:p>
          </table:table-cell>
          <table:table-cell office:value-type="float" office:value="3.03325772285461" calcext:value-type="float">
            <text:p>3,03325772285461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43" calcext:value-type="float">
            <text:p>1243</text:p>
          </table:table-cell>
          <table:table-cell office:value-type="float" office:value="2.77936220169067" calcext:value-type="float">
            <text:p>2,77936220169067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43" calcext:value-type="float">
            <text:p>1243</text:p>
          </table:table-cell>
          <table:table-cell office:value-type="float" office:value="3.79958891868591" calcext:value-type="float">
            <text:p>3,79958891868591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43" calcext:value-type="float">
            <text:p>1243</text:p>
          </table:table-cell>
          <table:table-cell office:value-type="float" office:value="3.01844310760498" calcext:value-type="float">
            <text:p>3,01844310760498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43" calcext:value-type="float">
            <text:p>1243</text:p>
          </table:table-cell>
          <table:table-cell office:value-type="float" office:value="3.00263833999634" calcext:value-type="float">
            <text:p>3,00263833999634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43" calcext:value-type="float">
            <text:p>1243</text:p>
          </table:table-cell>
          <table:table-cell office:value-type="float" office:value="3.22001528739929" calcext:value-type="float">
            <text:p>3,22001528739929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43" calcext:value-type="float">
            <text:p>1243</text:p>
          </table:table-cell>
          <table:table-cell office:value-type="float" office:value="3.9553964138031" calcext:value-type="float">
            <text:p>3,9553964138031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1243" calcext:value-type="float">
            <text:p>1243</text:p>
          </table:table-cell>
          <table:table-cell office:value-type="float" office:value="3.17352080345154" calcext:value-type="float">
            <text:p>3,17352080345154</text:p>
          </table:table-cell>
          <table:table-cell/>
          <table:table-cell office:value-type="string" calcext:value-type="string">
            <text:p>Janela19</text:p>
          </table:table-cell>
          <table:table-cell table:formula="of:=[.B21]" office:value-type="float" office:value="1243" calcext:value-type="float">
            <text:p>1243</text:p>
          </table:table-cell>
          <table:table-cell table:formula="of:=SUM([.C21];[.G21];[.K21];[.O21];[.S21];[.W21];[.AA21];[.AE21];[.AI21];[.AM21];[.AQ21]) / [.AW2]" office:value-type="float" office:value="3.15293550491333" calcext:value-type="float">
            <text:p>3,15293550491333</text:p>
          </table:table-cell>
          <table:table-cell table:number-columns-repeated="3"/>
          <table:table-cell table:formula="of:=MAX([.C21];[.G21];[.K21];[.O21];[.S21];[.W21];[.AA21];[.AE21];[.AI21];[.AM21];[.AQ21])" office:value-type="float" office:value="3.9553964138031" calcext:value-type="float">
            <text:p>3,9553964138031</text:p>
          </table:table-cell>
          <table:table-cell table:formula="of:=MIN([.C21];[.G21];[.K21];[.O21];[.S21];[.W21];[.AA21];[.AE21];[.AI21];[.AM21];[.AQ21])" office:value-type="float" office:value="2.71489000320435" calcext:value-type="float">
            <text:p>2,714890003204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0</text:p>
          </table:table-cell>
          <table:table-cell office:value-type="float" office:value="1051" calcext:value-type="float">
            <text:p>1051</text:p>
          </table:table-cell>
          <table:table-cell office:value-type="float" office:value="2.61301183700562" calcext:value-type="float">
            <text:p>2,61301183700562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051" calcext:value-type="float">
            <text:p>1051</text:p>
          </table:table-cell>
          <table:table-cell office:value-type="float" office:value="2.9211905002594" calcext:value-type="float">
            <text:p>2,9211905002594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051" calcext:value-type="float">
            <text:p>1051</text:p>
          </table:table-cell>
          <table:table-cell office:value-type="float" office:value="3.17332935333252" calcext:value-type="float">
            <text:p>3,17332935333252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051" calcext:value-type="float">
            <text:p>1051</text:p>
          </table:table-cell>
          <table:table-cell office:value-type="float" office:value="3.07743310928345" calcext:value-type="float">
            <text:p>3,07743310928345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051" calcext:value-type="float">
            <text:p>1051</text:p>
          </table:table-cell>
          <table:table-cell office:value-type="float" office:value="2.65538024902344" calcext:value-type="float">
            <text:p>2,65538024902344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051" calcext:value-type="float">
            <text:p>1051</text:p>
          </table:table-cell>
          <table:table-cell office:value-type="float" office:value="3.08032512664795" calcext:value-type="float">
            <text:p>3,08032512664795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051" calcext:value-type="float">
            <text:p>1051</text:p>
          </table:table-cell>
          <table:table-cell office:value-type="float" office:value="2.90768957138062" calcext:value-type="float">
            <text:p>2,90768957138062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051" calcext:value-type="float">
            <text:p>1051</text:p>
          </table:table-cell>
          <table:table-cell office:value-type="float" office:value="2.93919014930725" calcext:value-type="float">
            <text:p>2,93919014930725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051" calcext:value-type="float">
            <text:p>1051</text:p>
          </table:table-cell>
          <table:table-cell office:value-type="float" office:value="2.8919825553894" calcext:value-type="float">
            <text:p>2,8919825553894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051" calcext:value-type="float">
            <text:p>1051</text:p>
          </table:table-cell>
          <table:table-cell office:value-type="float" office:value="2.94577717781067" calcext:value-type="float">
            <text:p>2,94577717781067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1051" calcext:value-type="float">
            <text:p>1051</text:p>
          </table:table-cell>
          <table:table-cell office:value-type="float" office:value="3.06559467315674" calcext:value-type="float">
            <text:p>3,06559467315674</text:p>
          </table:table-cell>
          <table:table-cell/>
          <table:table-cell office:value-type="string" calcext:value-type="string">
            <text:p>Janela20</text:p>
          </table:table-cell>
          <table:table-cell table:formula="of:=[.B22]" office:value-type="float" office:value="1051" calcext:value-type="float">
            <text:p>1051</text:p>
          </table:table-cell>
          <table:table-cell table:formula="of:=SUM([.C22];[.G22];[.K22];[.O22];[.S22];[.W22];[.AA22];[.AE22];[.AI22];[.AM22];[.AQ22]) / [.AW2]" office:value-type="float" office:value="2.93371857296337" calcext:value-type="float">
            <text:p>2,93371857296337</text:p>
          </table:table-cell>
          <table:table-cell table:number-columns-repeated="3"/>
          <table:table-cell table:formula="of:=MAX([.C22];[.G22];[.K22];[.O22];[.S22];[.W22];[.AA22];[.AE22];[.AI22];[.AM22];[.AQ22])" office:value-type="float" office:value="3.17332935333252" calcext:value-type="float">
            <text:p>3,17332935333252</text:p>
          </table:table-cell>
          <table:table-cell table:formula="of:=MIN([.C22];[.G22];[.K22];[.O22];[.S22];[.W22];[.AA22];[.AE22];[.AI22];[.AM22];[.AQ22])" office:value-type="float" office:value="2.61301183700562" calcext:value-type="float">
            <text:p>2,613011837005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1</text:p>
          </table:table-cell>
          <table:table-cell office:value-type="float" office:value="1247" calcext:value-type="float">
            <text:p>1247</text:p>
          </table:table-cell>
          <table:table-cell office:value-type="float" office:value="2.5142765045166" calcext:value-type="float">
            <text:p>2,5142765045166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247" calcext:value-type="float">
            <text:p>1247</text:p>
          </table:table-cell>
          <table:table-cell office:value-type="float" office:value="2.95459008216858" calcext:value-type="float">
            <text:p>2,95459008216858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247" calcext:value-type="float">
            <text:p>1247</text:p>
          </table:table-cell>
          <table:table-cell office:value-type="float" office:value="2.72112345695496" calcext:value-type="float">
            <text:p>2,72112345695496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247" calcext:value-type="float">
            <text:p>1247</text:p>
          </table:table-cell>
          <table:table-cell office:value-type="float" office:value="2.67556190490723" calcext:value-type="float">
            <text:p>2,67556190490723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247" calcext:value-type="float">
            <text:p>1247</text:p>
          </table:table-cell>
          <table:table-cell office:value-type="float" office:value="2.40641689300537" calcext:value-type="float">
            <text:p>2,40641689300537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247" calcext:value-type="float">
            <text:p>1247</text:p>
          </table:table-cell>
          <table:table-cell office:value-type="float" office:value="2.75206971168518" calcext:value-type="float">
            <text:p>2,75206971168518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247" calcext:value-type="float">
            <text:p>1247</text:p>
          </table:table-cell>
          <table:table-cell office:value-type="float" office:value="2.78290820121765" calcext:value-type="float">
            <text:p>2,78290820121765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247" calcext:value-type="float">
            <text:p>1247</text:p>
          </table:table-cell>
          <table:table-cell office:value-type="float" office:value="2.94123888015747" calcext:value-type="float">
            <text:p>2,94123888015747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247" calcext:value-type="float">
            <text:p>1247</text:p>
          </table:table-cell>
          <table:table-cell office:value-type="float" office:value="2.48586821556091" calcext:value-type="float">
            <text:p>2,48586821556091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247" calcext:value-type="float">
            <text:p>1247</text:p>
          </table:table-cell>
          <table:table-cell office:value-type="float" office:value="3.01698184013367" calcext:value-type="float">
            <text:p>3,01698184013367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247" calcext:value-type="float">
            <text:p>1247</text:p>
          </table:table-cell>
          <table:table-cell office:value-type="float" office:value="2.83088445663452" calcext:value-type="float">
            <text:p>2,83088445663452</text:p>
          </table:table-cell>
          <table:table-cell/>
          <table:table-cell office:value-type="string" calcext:value-type="string">
            <text:p>Janela21</text:p>
          </table:table-cell>
          <table:table-cell table:formula="of:=[.B23]" office:value-type="float" office:value="1247" calcext:value-type="float">
            <text:p>1247</text:p>
          </table:table-cell>
          <table:table-cell table:formula="of:=SUM([.C23];[.G23];[.K23];[.O23];[.S23];[.W23];[.AA23];[.AE23];[.AI23];[.AM23];[.AQ23]) / [.AW2]" office:value-type="float" office:value="2.73472001335838" calcext:value-type="float">
            <text:p>2,73472001335838</text:p>
          </table:table-cell>
          <table:table-cell table:number-columns-repeated="3"/>
          <table:table-cell table:formula="of:=MAX([.C23];[.G23];[.K23];[.O23];[.S23];[.W23];[.AA23];[.AE23];[.AI23];[.AM23];[.AQ23])" office:value-type="float" office:value="3.01698184013367" calcext:value-type="float">
            <text:p>3,01698184013367</text:p>
          </table:table-cell>
          <table:table-cell table:formula="of:=MIN([.C23];[.G23];[.K23];[.O23];[.S23];[.W23];[.AA23];[.AE23];[.AI23];[.AM23];[.AQ23])" office:value-type="float" office:value="2.40641689300537" calcext:value-type="float">
            <text:p>2,406416893005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2</text:p>
          </table:table-cell>
          <table:table-cell office:value-type="float" office:value="1134" calcext:value-type="float">
            <text:p>1134</text:p>
          </table:table-cell>
          <table:table-cell office:value-type="float" office:value="2.19909119606018" calcext:value-type="float">
            <text:p>2,19909119606018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34" calcext:value-type="float">
            <text:p>1134</text:p>
          </table:table-cell>
          <table:table-cell office:value-type="float" office:value="2.15574264526367" calcext:value-type="float">
            <text:p>2,15574264526367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34" calcext:value-type="float">
            <text:p>1134</text:p>
          </table:table-cell>
          <table:table-cell office:value-type="float" office:value="2.29832005500793" calcext:value-type="float">
            <text:p>2,29832005500793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34" calcext:value-type="float">
            <text:p>1134</text:p>
          </table:table-cell>
          <table:table-cell office:value-type="float" office:value="2.81530404090881" calcext:value-type="float">
            <text:p>2,81530404090881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34" calcext:value-type="float">
            <text:p>1134</text:p>
          </table:table-cell>
          <table:table-cell office:value-type="float" office:value="2.02294588088989" calcext:value-type="float">
            <text:p>2,02294588088989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34" calcext:value-type="float">
            <text:p>1134</text:p>
          </table:table-cell>
          <table:table-cell office:value-type="float" office:value="2.48621249198914" calcext:value-type="float">
            <text:p>2,48621249198914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34" calcext:value-type="float">
            <text:p>1134</text:p>
          </table:table-cell>
          <table:table-cell office:value-type="float" office:value="2.47113728523254" calcext:value-type="float">
            <text:p>2,47113728523254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34" calcext:value-type="float">
            <text:p>1134</text:p>
          </table:table-cell>
          <table:table-cell office:value-type="float" office:value="2.31563878059387" calcext:value-type="float">
            <text:p>2,31563878059387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34" calcext:value-type="float">
            <text:p>1134</text:p>
          </table:table-cell>
          <table:table-cell office:value-type="float" office:value="2.11126852035522" calcext:value-type="float">
            <text:p>2,11126852035522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34" calcext:value-type="float">
            <text:p>1134</text:p>
          </table:table-cell>
          <table:table-cell office:value-type="float" office:value="2.62782144546509" calcext:value-type="float">
            <text:p>2,62782144546509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1134" calcext:value-type="float">
            <text:p>1134</text:p>
          </table:table-cell>
          <table:table-cell office:value-type="float" office:value="2.45258045196533" calcext:value-type="float">
            <text:p>2,45258045196533</text:p>
          </table:table-cell>
          <table:table-cell/>
          <table:table-cell office:value-type="string" calcext:value-type="string">
            <text:p>Janela22</text:p>
          </table:table-cell>
          <table:table-cell table:formula="of:=[.B24]" office:value-type="float" office:value="1134" calcext:value-type="float">
            <text:p>1134</text:p>
          </table:table-cell>
          <table:table-cell table:formula="of:=SUM([.C24];[.G24];[.K24];[.O24];[.S24];[.W24];[.AA24];[.AE24];[.AI24];[.AM24];[.AQ24]) / [.AW2]" office:value-type="float" office:value="2.35964207215742" calcext:value-type="float">
            <text:p>2,35964207215742</text:p>
          </table:table-cell>
          <table:table-cell table:number-columns-repeated="3"/>
          <table:table-cell table:formula="of:=MAX([.C24];[.G24];[.K24];[.O24];[.S24];[.W24];[.AA24];[.AE24];[.AI24];[.AM24];[.AQ24])" office:value-type="float" office:value="2.81530404090881" calcext:value-type="float">
            <text:p>2,81530404090881</text:p>
          </table:table-cell>
          <table:table-cell table:formula="of:=MIN([.C24];[.G24];[.K24];[.O24];[.S24];[.W24];[.AA24];[.AE24];[.AI24];[.AM24];[.AQ24])" office:value-type="float" office:value="2.02294588088989" calcext:value-type="float">
            <text:p>2,022945880889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3</text:p>
          </table:table-cell>
          <table:table-cell office:value-type="float" office:value="1156" calcext:value-type="float">
            <text:p>1156</text:p>
          </table:table-cell>
          <table:table-cell office:value-type="float" office:value="2.22205686569214" calcext:value-type="float">
            <text:p>2,22205686569214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156" calcext:value-type="float">
            <text:p>1156</text:p>
          </table:table-cell>
          <table:table-cell office:value-type="float" office:value="2.50057435035706" calcext:value-type="float">
            <text:p>2,50057435035706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156" calcext:value-type="float">
            <text:p>1156</text:p>
          </table:table-cell>
          <table:table-cell office:value-type="float" office:value="2.34553647041321" calcext:value-type="float">
            <text:p>2,34553647041321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156" calcext:value-type="float">
            <text:p>1156</text:p>
          </table:table-cell>
          <table:table-cell office:value-type="float" office:value="2.34528279304504" calcext:value-type="float">
            <text:p>2,34528279304504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156" calcext:value-type="float">
            <text:p>1156</text:p>
          </table:table-cell>
          <table:table-cell office:value-type="float" office:value="2.47453117370605" calcext:value-type="float">
            <text:p>2,47453117370605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156" calcext:value-type="float">
            <text:p>1156</text:p>
          </table:table-cell>
          <table:table-cell office:value-type="float" office:value="2.62873435020447" calcext:value-type="float">
            <text:p>2,62873435020447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156" calcext:value-type="float">
            <text:p>1156</text:p>
          </table:table-cell>
          <table:table-cell office:value-type="float" office:value="2.59314131736755" calcext:value-type="float">
            <text:p>2,59314131736755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156" calcext:value-type="float">
            <text:p>1156</text:p>
          </table:table-cell>
          <table:table-cell office:value-type="float" office:value="2.74776482582092" calcext:value-type="float">
            <text:p>2,7477648258209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156" calcext:value-type="float">
            <text:p>1156</text:p>
          </table:table-cell>
          <table:table-cell office:value-type="float" office:value="2.34723687171936" calcext:value-type="float">
            <text:p>2,34723687171936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156" calcext:value-type="float">
            <text:p>1156</text:p>
          </table:table-cell>
          <table:table-cell office:value-type="float" office:value="2.72194862365723" calcext:value-type="float">
            <text:p>2,72194862365723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156" calcext:value-type="float">
            <text:p>1156</text:p>
          </table:table-cell>
          <table:table-cell office:value-type="float" office:value="2.50145769119263" calcext:value-type="float">
            <text:p>2,50145769119263</text:p>
          </table:table-cell>
          <table:table-cell/>
          <table:table-cell office:value-type="string" calcext:value-type="string">
            <text:p>Janela23</text:p>
          </table:table-cell>
          <table:table-cell table:formula="of:=[.B25]" office:value-type="float" office:value="1156" calcext:value-type="float">
            <text:p>1156</text:p>
          </table:table-cell>
          <table:table-cell table:formula="of:=SUM([.C25];[.G25];[.K25];[.O25];[.S25];[.W25];[.AA25];[.AE25];[.AI25];[.AM25];[.AQ25]) / [.AW2]" office:value-type="float" office:value="2.49347866665233" calcext:value-type="float">
            <text:p>2,49347866665233</text:p>
          </table:table-cell>
          <table:table-cell table:number-columns-repeated="3"/>
          <table:table-cell table:formula="of:=MAX([.C25];[.G25];[.K25];[.O25];[.S25];[.W25];[.AA25];[.AE25];[.AI25];[.AM25];[.AQ25])" office:value-type="float" office:value="2.74776482582092" calcext:value-type="float">
            <text:p>2,74776482582092</text:p>
          </table:table-cell>
          <table:table-cell table:formula="of:=MIN([.C25];[.G25];[.K25];[.O25];[.S25];[.W25];[.AA25];[.AE25];[.AI25];[.AM25];[.AQ25])" office:value-type="float" office:value="2.22205686569214" calcext:value-type="float">
            <text:p>2,222056865692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4</text:p>
          </table:table-cell>
          <table:table-cell office:value-type="float" office:value="1078" calcext:value-type="float">
            <text:p>1078</text:p>
          </table:table-cell>
          <table:table-cell office:value-type="float" office:value="2.42569184303284" calcext:value-type="float">
            <text:p>2,42569184303284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078" calcext:value-type="float">
            <text:p>1078</text:p>
          </table:table-cell>
          <table:table-cell office:value-type="float" office:value="2.62612581253052" calcext:value-type="float">
            <text:p>2,62612581253052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078" calcext:value-type="float">
            <text:p>1078</text:p>
          </table:table-cell>
          <table:table-cell office:value-type="float" office:value="2.51864910125732" calcext:value-type="float">
            <text:p>2,51864910125732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078" calcext:value-type="float">
            <text:p>1078</text:p>
          </table:table-cell>
          <table:table-cell office:value-type="float" office:value="2.58092951774597" calcext:value-type="float">
            <text:p>2,58092951774597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078" calcext:value-type="float">
            <text:p>1078</text:p>
          </table:table-cell>
          <table:table-cell office:value-type="float" office:value="2.32331323623657" calcext:value-type="float">
            <text:p>2,32331323623657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078" calcext:value-type="float">
            <text:p>1078</text:p>
          </table:table-cell>
          <table:table-cell office:value-type="float" office:value="2.81537771224976" calcext:value-type="float">
            <text:p>2,81537771224976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078" calcext:value-type="float">
            <text:p>1078</text:p>
          </table:table-cell>
          <table:table-cell office:value-type="float" office:value="2.81491136550903" calcext:value-type="float">
            <text:p>2,81491136550903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078" calcext:value-type="float">
            <text:p>1078</text:p>
          </table:table-cell>
          <table:table-cell office:value-type="float" office:value="2.54999446868896" calcext:value-type="float">
            <text:p>2,54999446868896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078" calcext:value-type="float">
            <text:p>1078</text:p>
          </table:table-cell>
          <table:table-cell office:value-type="float" office:value="2.5494236946106" calcext:value-type="float">
            <text:p>2,5494236946106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078" calcext:value-type="float">
            <text:p>1078</text:p>
          </table:table-cell>
          <table:table-cell office:value-type="float" office:value="2.50144386291504" calcext:value-type="float">
            <text:p>2,50144386291504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1078" calcext:value-type="float">
            <text:p>1078</text:p>
          </table:table-cell>
          <table:table-cell office:value-type="float" office:value="2.83076477050781" calcext:value-type="float">
            <text:p>2,83076477050781</text:p>
          </table:table-cell>
          <table:table-cell/>
          <table:table-cell office:value-type="string" calcext:value-type="string">
            <text:p>Janela24</text:p>
          </table:table-cell>
          <table:table-cell table:formula="of:=[.B26]" office:value-type="float" office:value="1078" calcext:value-type="float">
            <text:p>1078</text:p>
          </table:table-cell>
          <table:table-cell table:formula="of:=SUM([.C26];[.G26];[.K26];[.O26];[.S26];[.W26];[.AA26];[.AE26];[.AI26];[.AM26];[.AQ26]) / [.AW2]" office:value-type="float" office:value="2.59423867138949" calcext:value-type="float">
            <text:p>2,59423867138949</text:p>
          </table:table-cell>
          <table:table-cell table:number-columns-repeated="3"/>
          <table:table-cell table:formula="of:=MAX([.C26];[.G26];[.K26];[.O26];[.S26];[.W26];[.AA26];[.AE26];[.AI26];[.AM26];[.AQ26])" office:value-type="float" office:value="2.83076477050781" calcext:value-type="float">
            <text:p>2,83076477050781</text:p>
          </table:table-cell>
          <table:table-cell table:formula="of:=MIN([.C26];[.G26];[.K26];[.O26];[.S26];[.W26];[.AA26];[.AE26];[.AI26];[.AM26];[.AQ26])" office:value-type="float" office:value="2.32331323623657" calcext:value-type="float">
            <text:p>2,323313236236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5</text:p>
          </table:table-cell>
          <table:table-cell office:value-type="float" office:value="838" calcext:value-type="float">
            <text:p>838</text:p>
          </table:table-cell>
          <table:table-cell office:value-type="float" office:value="1.91690444946289" calcext:value-type="float">
            <text:p>1,91690444946289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838" calcext:value-type="float">
            <text:p>838</text:p>
          </table:table-cell>
          <table:table-cell office:value-type="float" office:value="2.20459270477295" calcext:value-type="float">
            <text:p>2,2045927047729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838" calcext:value-type="float">
            <text:p>838</text:p>
          </table:table-cell>
          <table:table-cell office:value-type="float" office:value="2.31495404243469" calcext:value-type="float">
            <text:p>2,31495404243469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838" calcext:value-type="float">
            <text:p>838</text:p>
          </table:table-cell>
          <table:table-cell office:value-type="float" office:value="2.11186599731445" calcext:value-type="float">
            <text:p>2,1118659973144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838" calcext:value-type="float">
            <text:p>838</text:p>
          </table:table-cell>
          <table:table-cell office:value-type="float" office:value="1.96005892753601" calcext:value-type="float">
            <text:p>1,96005892753601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838" calcext:value-type="float">
            <text:p>838</text:p>
          </table:table-cell>
          <table:table-cell office:value-type="float" office:value="2.3300313949585" calcext:value-type="float">
            <text:p>2,330031394958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838" calcext:value-type="float">
            <text:p>838</text:p>
          </table:table-cell>
          <table:table-cell office:value-type="float" office:value="2.14322781562805" calcext:value-type="float">
            <text:p>2,1432278156280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838" calcext:value-type="float">
            <text:p>838</text:p>
          </table:table-cell>
          <table:table-cell office:value-type="float" office:value="1.90848851203918" calcext:value-type="float">
            <text:p>1,90848851203918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838" calcext:value-type="float">
            <text:p>838</text:p>
          </table:table-cell>
          <table:table-cell office:value-type="float" office:value="1.98720693588257" calcext:value-type="float">
            <text:p>1,98720693588257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838" calcext:value-type="float">
            <text:p>838</text:p>
          </table:table-cell>
          <table:table-cell office:value-type="float" office:value="2.31043338775635" calcext:value-type="float">
            <text:p>2,31043338775635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838" calcext:value-type="float">
            <text:p>838</text:p>
          </table:table-cell>
          <table:table-cell office:value-type="float" office:value="2.03351473808289" calcext:value-type="float">
            <text:p>2,03351473808289</text:p>
          </table:table-cell>
          <table:table-cell/>
          <table:table-cell office:value-type="string" calcext:value-type="string">
            <text:p>Janela25</text:p>
          </table:table-cell>
          <table:table-cell table:formula="of:=[.B27]" office:value-type="float" office:value="838" calcext:value-type="float">
            <text:p>838</text:p>
          </table:table-cell>
          <table:table-cell table:formula="of:=SUM([.C27];[.G27];[.K27];[.O27];[.S27];[.W27];[.AA27];[.AE27];[.AI27];[.AM27];[.AQ27]) / [.AW2]" office:value-type="float" office:value="2.11102535507896" calcext:value-type="float">
            <text:p>2,11102535507896</text:p>
          </table:table-cell>
          <table:table-cell table:number-columns-repeated="3"/>
          <table:table-cell table:formula="of:=MAX([.C27];[.G27];[.K27];[.O27];[.S27];[.W27];[.AA27];[.AE27];[.AI27];[.AM27];[.AQ27])" office:value-type="float" office:value="2.3300313949585" calcext:value-type="float">
            <text:p>2,3300313949585</text:p>
          </table:table-cell>
          <table:table-cell table:formula="of:=MIN([.C27];[.G27];[.K27];[.O27];[.S27];[.W27];[.AA27];[.AE27];[.AI27];[.AM27];[.AQ27])" office:value-type="float" office:value="1.90848851203918" calcext:value-type="float">
            <text:p>1,908488512039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6</text:p>
          </table:table-cell>
          <table:table-cell office:value-type="float" office:value="923" calcext:value-type="float">
            <text:p>923</text:p>
          </table:table-cell>
          <table:table-cell office:value-type="float" office:value="2.20111489295959" calcext:value-type="float">
            <text:p>2,20111489295959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923" calcext:value-type="float">
            <text:p>923</text:p>
          </table:table-cell>
          <table:table-cell office:value-type="float" office:value="2.37443208694458" calcext:value-type="float">
            <text:p>2,37443208694458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923" calcext:value-type="float">
            <text:p>923</text:p>
          </table:table-cell>
          <table:table-cell office:value-type="float" office:value="2.31538963317871" calcext:value-type="float">
            <text:p>2,31538963317871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923" calcext:value-type="float">
            <text:p>923</text:p>
          </table:table-cell>
          <table:table-cell office:value-type="float" office:value="2.29940891265869" calcext:value-type="float">
            <text:p>2,29940891265869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923" calcext:value-type="float">
            <text:p>923</text:p>
          </table:table-cell>
          <table:table-cell office:value-type="float" office:value="2.68471693992615" calcext:value-type="float">
            <text:p>2,68471693992615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923" calcext:value-type="float">
            <text:p>923</text:p>
          </table:table-cell>
          <table:table-cell office:value-type="float" office:value="2.62756776809692" calcext:value-type="float">
            <text:p>2,62756776809692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923" calcext:value-type="float">
            <text:p>923</text:p>
          </table:table-cell>
          <table:table-cell office:value-type="float" office:value="2.28277897834778" calcext:value-type="float">
            <text:p>2,28277897834778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923" calcext:value-type="float">
            <text:p>923</text:p>
          </table:table-cell>
          <table:table-cell office:value-type="float" office:value="2.3764979839325" calcext:value-type="float">
            <text:p>2,3764979839325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923" calcext:value-type="float">
            <text:p>923</text:p>
          </table:table-cell>
          <table:table-cell office:value-type="float" office:value="2.4057149887085" calcext:value-type="float">
            <text:p>2,4057149887085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923" calcext:value-type="float">
            <text:p>923</text:p>
          </table:table-cell>
          <table:table-cell office:value-type="float" office:value="2.26722407341003" calcext:value-type="float">
            <text:p>2,26722407341003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923" calcext:value-type="float">
            <text:p>923</text:p>
          </table:table-cell>
          <table:table-cell office:value-type="float" office:value="2.67432141304016" calcext:value-type="float">
            <text:p>2,67432141304016</text:p>
          </table:table-cell>
          <table:table-cell/>
          <table:table-cell office:value-type="string" calcext:value-type="string">
            <text:p>Janela26</text:p>
          </table:table-cell>
          <table:table-cell table:formula="of:=[.B28]" office:value-type="float" office:value="923" calcext:value-type="float">
            <text:p>923</text:p>
          </table:table-cell>
          <table:table-cell table:formula="of:=SUM([.C28];[.G28];[.K28];[.O28];[.S28];[.W28];[.AA28];[.AE28];[.AI28];[.AM28];[.AQ28]) / [.AW2]" office:value-type="float" office:value="2.40992433374578" calcext:value-type="float">
            <text:p>2,40992433374578</text:p>
          </table:table-cell>
          <table:table-cell table:number-columns-repeated="3"/>
          <table:table-cell table:formula="of:=MAX([.C28];[.G28];[.K28];[.O28];[.S28];[.W28];[.AA28];[.AE28];[.AI28];[.AM28];[.AQ28])" office:value-type="float" office:value="2.68471693992615" calcext:value-type="float">
            <text:p>2,68471693992615</text:p>
          </table:table-cell>
          <table:table-cell table:formula="of:=MIN([.C28];[.G28];[.K28];[.O28];[.S28];[.W28];[.AA28];[.AE28];[.AI28];[.AM28];[.AQ28])" office:value-type="float" office:value="2.20111489295959" calcext:value-type="float">
            <text:p>2,201114892959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7</text:p>
          </table:table-cell>
          <table:table-cell office:value-type="float" office:value="1513" calcext:value-type="float">
            <text:p>1513</text:p>
          </table:table-cell>
          <table:table-cell office:value-type="float" office:value="3.05084490776062" calcext:value-type="float">
            <text:p>3,05084490776062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513" calcext:value-type="float">
            <text:p>1513</text:p>
          </table:table-cell>
          <table:table-cell office:value-type="float" office:value="3.42103290557861" calcext:value-type="float">
            <text:p>3,42103290557861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513" calcext:value-type="float">
            <text:p>1513</text:p>
          </table:table-cell>
          <table:table-cell office:value-type="float" office:value="3.22001194953918" calcext:value-type="float">
            <text:p>3,22001194953918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513" calcext:value-type="float">
            <text:p>1513</text:p>
          </table:table-cell>
          <table:table-cell office:value-type="float" office:value="3.31372594833374" calcext:value-type="float">
            <text:p>3,31372594833374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513" calcext:value-type="float">
            <text:p>1513</text:p>
          </table:table-cell>
          <table:table-cell office:value-type="float" office:value="3.36068868637085" calcext:value-type="float">
            <text:p>3,36068868637085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513" calcext:value-type="float">
            <text:p>1513</text:p>
          </table:table-cell>
          <table:table-cell office:value-type="float" office:value="3.43980193138123" calcext:value-type="float">
            <text:p>3,43980193138123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513" calcext:value-type="float">
            <text:p>1513</text:p>
          </table:table-cell>
          <table:table-cell office:value-type="float" office:value="3.39325785636902" calcext:value-type="float">
            <text:p>3,39325785636902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513" calcext:value-type="float">
            <text:p>1513</text:p>
          </table:table-cell>
          <table:table-cell office:value-type="float" office:value="3.47347021102905" calcext:value-type="float">
            <text:p>3,47347021102905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513" calcext:value-type="float">
            <text:p>1513</text:p>
          </table:table-cell>
          <table:table-cell office:value-type="float" office:value="3.25134086608887" calcext:value-type="float">
            <text:p>3,25134086608887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513" calcext:value-type="float">
            <text:p>1513</text:p>
          </table:table-cell>
          <table:table-cell office:value-type="float" office:value="3.11064124107361" calcext:value-type="float">
            <text:p>3,11064124107361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513" calcext:value-type="float">
            <text:p>1513</text:p>
          </table:table-cell>
          <table:table-cell office:value-type="float" office:value="3.37624645233154" calcext:value-type="float">
            <text:p>3,37624645233154</text:p>
          </table:table-cell>
          <table:table-cell/>
          <table:table-cell office:value-type="string" calcext:value-type="string">
            <text:p>Janela27</text:p>
          </table:table-cell>
          <table:table-cell table:formula="of:=[.B29]" office:value-type="float" office:value="1513" calcext:value-type="float">
            <text:p>1513</text:p>
          </table:table-cell>
          <table:table-cell table:formula="of:=SUM([.C29];[.G29];[.K29];[.O29];[.S29];[.W29];[.AA29];[.AE29];[.AI29];[.AM29];[.AQ29]) / [.AW2]" office:value-type="float" office:value="3.31009663235057" calcext:value-type="float">
            <text:p>3,31009663235057</text:p>
          </table:table-cell>
          <table:table-cell table:number-columns-repeated="3"/>
          <table:table-cell table:formula="of:=MAX([.C29];[.G29];[.K29];[.O29];[.S29];[.W29];[.AA29];[.AE29];[.AI29];[.AM29];[.AQ29])" office:value-type="float" office:value="3.47347021102905" calcext:value-type="float">
            <text:p>3,47347021102905</text:p>
          </table:table-cell>
          <table:table-cell table:formula="of:=MIN([.C29];[.G29];[.K29];[.O29];[.S29];[.W29];[.AA29];[.AE29];[.AI29];[.AM29];[.AQ29])" office:value-type="float" office:value="3.05084490776062" calcext:value-type="float">
            <text:p>3,050844907760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8</text:p>
          </table:table-cell>
          <table:table-cell office:value-type="float" office:value="803" calcext:value-type="float">
            <text:p>803</text:p>
          </table:table-cell>
          <table:table-cell office:value-type="float" office:value="1.8949601650238" calcext:value-type="float">
            <text:p>1,8949601650238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03" calcext:value-type="float">
            <text:p>803</text:p>
          </table:table-cell>
          <table:table-cell office:value-type="float" office:value="1.92131876945496" calcext:value-type="float">
            <text:p>1,92131876945496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03" calcext:value-type="float">
            <text:p>803</text:p>
          </table:table-cell>
          <table:table-cell office:value-type="float" office:value="2.12706446647644" calcext:value-type="float">
            <text:p>2,12706446647644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03" calcext:value-type="float">
            <text:p>803</text:p>
          </table:table-cell>
          <table:table-cell office:value-type="float" office:value="2.00168609619141" calcext:value-type="float">
            <text:p>2,00168609619141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03" calcext:value-type="float">
            <text:p>803</text:p>
          </table:table-cell>
          <table:table-cell office:value-type="float" office:value="2.3879599571228" calcext:value-type="float">
            <text:p>2,3879599571228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03" calcext:value-type="float">
            <text:p>803</text:p>
          </table:table-cell>
          <table:table-cell office:value-type="float" office:value="2.03408098220825" calcext:value-type="float">
            <text:p>2,03408098220825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03" calcext:value-type="float">
            <text:p>803</text:p>
          </table:table-cell>
          <table:table-cell office:value-type="float" office:value="2.71948194503784" calcext:value-type="float">
            <text:p>2,71948194503784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03" calcext:value-type="float">
            <text:p>803</text:p>
          </table:table-cell>
          <table:table-cell office:value-type="float" office:value="2.14015102386475" calcext:value-type="float">
            <text:p>2,14015102386475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03" calcext:value-type="float">
            <text:p>803</text:p>
          </table:table-cell>
          <table:table-cell office:value-type="float" office:value="1.87665820121765" calcext:value-type="float">
            <text:p>1,87665820121765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03" calcext:value-type="float">
            <text:p>803</text:p>
          </table:table-cell>
          <table:table-cell office:value-type="float" office:value="1.89243817329407" calcext:value-type="float">
            <text:p>1,89243817329407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803" calcext:value-type="float">
            <text:p>803</text:p>
          </table:table-cell>
          <table:table-cell office:value-type="float" office:value="2.53273010253906" calcext:value-type="float">
            <text:p>2,53273010253906</text:p>
          </table:table-cell>
          <table:table-cell/>
          <table:table-cell office:value-type="string" calcext:value-type="string">
            <text:p>Janela28</text:p>
          </table:table-cell>
          <table:table-cell table:formula="of:=[.B30]" office:value-type="float" office:value="803" calcext:value-type="float">
            <text:p>803</text:p>
          </table:table-cell>
          <table:table-cell table:formula="of:=SUM([.C30];[.G30];[.K30];[.O30];[.S30];[.W30];[.AA30];[.AE30];[.AI30];[.AM30];[.AQ30]) / [.AW2]" office:value-type="float" office:value="2.13895726203918" calcext:value-type="float">
            <text:p>2,13895726203918</text:p>
          </table:table-cell>
          <table:table-cell table:number-columns-repeated="3"/>
          <table:table-cell table:formula="of:=MAX([.C30];[.G30];[.K30];[.O30];[.S30];[.W30];[.AA30];[.AE30];[.AI30];[.AM30];[.AQ30])" office:value-type="float" office:value="2.71948194503784" calcext:value-type="float">
            <text:p>2,71948194503784</text:p>
          </table:table-cell>
          <table:table-cell table:formula="of:=MIN([.C30];[.G30];[.K30];[.O30];[.S30];[.W30];[.AA30];[.AE30];[.AI30];[.AM30];[.AQ30])" office:value-type="float" office:value="1.87665820121765" calcext:value-type="float">
            <text:p>1,87665820121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9</text:p>
          </table:table-cell>
          <table:table-cell office:value-type="float" office:value="659" calcext:value-type="float">
            <text:p>659</text:p>
          </table:table-cell>
          <table:table-cell office:value-type="float" office:value="1.8390953540802" calcext:value-type="float">
            <text:p>1,8390953540802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659" calcext:value-type="float">
            <text:p>659</text:p>
          </table:table-cell>
          <table:table-cell office:value-type="float" office:value="2.18701887130737" calcext:value-type="float">
            <text:p>2,18701887130737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659" calcext:value-type="float">
            <text:p>659</text:p>
          </table:table-cell>
          <table:table-cell office:value-type="float" office:value="2.11096453666687" calcext:value-type="float">
            <text:p>2,11096453666687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659" calcext:value-type="float">
            <text:p>659</text:p>
          </table:table-cell>
          <table:table-cell office:value-type="float" office:value="2.12771677970886" calcext:value-type="float">
            <text:p>2,12771677970886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659" calcext:value-type="float">
            <text:p>659</text:p>
          </table:table-cell>
          <table:table-cell office:value-type="float" office:value="2.46196413040161" calcext:value-type="float">
            <text:p>2,46196413040161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659" calcext:value-type="float">
            <text:p>659</text:p>
          </table:table-cell>
          <table:table-cell office:value-type="float" office:value="2.22168254852295" calcext:value-type="float">
            <text:p>2,22168254852295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659" calcext:value-type="float">
            <text:p>659</text:p>
          </table:table-cell>
          <table:table-cell office:value-type="float" office:value="2.10887932777405" calcext:value-type="float">
            <text:p>2,10887932777405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659" calcext:value-type="float">
            <text:p>659</text:p>
          </table:table-cell>
          <table:table-cell office:value-type="float" office:value="2.28314447402954" calcext:value-type="float">
            <text:p>2,28314447402954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659" calcext:value-type="float">
            <text:p>659</text:p>
          </table:table-cell>
          <table:table-cell office:value-type="float" office:value="1.9713339805603" calcext:value-type="float">
            <text:p>1,9713339805603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659" calcext:value-type="float">
            <text:p>659</text:p>
          </table:table-cell>
          <table:table-cell office:value-type="float" office:value="2.07430553436279" calcext:value-type="float">
            <text:p>2,07430553436279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659" calcext:value-type="float">
            <text:p>659</text:p>
          </table:table-cell>
          <table:table-cell office:value-type="float" office:value="2.2062816619873" calcext:value-type="float">
            <text:p>2,2062816619873</text:p>
          </table:table-cell>
          <table:table-cell/>
          <table:table-cell office:value-type="string" calcext:value-type="string">
            <text:p>Janela29</text:p>
          </table:table-cell>
          <table:table-cell table:formula="of:=[.B31]" office:value-type="float" office:value="659" calcext:value-type="float">
            <text:p>659</text:p>
          </table:table-cell>
          <table:table-cell table:formula="of:=SUM([.C31];[.G31];[.K31];[.O31];[.S31];[.W31];[.AA31];[.AE31];[.AI31];[.AM31];[.AQ31]) / [.AW2]" office:value-type="float" office:value="2.14476247267289" calcext:value-type="float">
            <text:p>2,14476247267289</text:p>
          </table:table-cell>
          <table:table-cell table:number-columns-repeated="3"/>
          <table:table-cell table:formula="of:=MAX([.C31];[.G31];[.K31];[.O31];[.S31];[.W31];[.AA31];[.AE31];[.AI31];[.AM31];[.AQ31])" office:value-type="float" office:value="2.46196413040161" calcext:value-type="float">
            <text:p>2,46196413040161</text:p>
          </table:table-cell>
          <table:table-cell table:formula="of:=MIN([.C31];[.G31];[.K31];[.O31];[.S31];[.W31];[.AA31];[.AE31];[.AI31];[.AM31];[.AQ31])" office:value-type="float" office:value="1.8390953540802" calcext:value-type="float">
            <text:p>1,83909535408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0</text:p>
          </table:table-cell>
          <table:table-cell office:value-type="float" office:value="582" calcext:value-type="float">
            <text:p>582</text:p>
          </table:table-cell>
          <table:table-cell office:value-type="float" office:value="1.81514739990234" calcext:value-type="float">
            <text:p>1,81514739990234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582" calcext:value-type="float">
            <text:p>582</text:p>
          </table:table-cell>
          <table:table-cell office:value-type="float" office:value="1.99953150749207" calcext:value-type="float">
            <text:p>1,99953150749207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582" calcext:value-type="float">
            <text:p>582</text:p>
          </table:table-cell>
          <table:table-cell office:value-type="float" office:value="2.22242832183838" calcext:value-type="float">
            <text:p>2,22242832183838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582" calcext:value-type="float">
            <text:p>582</text:p>
          </table:table-cell>
          <table:table-cell office:value-type="float" office:value="1.97149205207825" calcext:value-type="float">
            <text:p>1,97149205207825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582" calcext:value-type="float">
            <text:p>582</text:p>
          </table:table-cell>
          <table:table-cell office:value-type="float" office:value="2.14388608932495" calcext:value-type="float">
            <text:p>2,14388608932495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582" calcext:value-type="float">
            <text:p>582</text:p>
          </table:table-cell>
          <table:table-cell office:value-type="float" office:value="2.03451633453369" calcext:value-type="float">
            <text:p>2,03451633453369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582" calcext:value-type="float">
            <text:p>582</text:p>
          </table:table-cell>
          <table:table-cell office:value-type="float" office:value="2.00302743911743" calcext:value-type="float">
            <text:p>2,00302743911743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582" calcext:value-type="float">
            <text:p>582</text:p>
          </table:table-cell>
          <table:table-cell office:value-type="float" office:value="2.02413010597229" calcext:value-type="float">
            <text:p>2,02413010597229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582" calcext:value-type="float">
            <text:p>582</text:p>
          </table:table-cell>
          <table:table-cell office:value-type="float" office:value="1.87673830986023" calcext:value-type="float">
            <text:p>1,87673830986023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582" calcext:value-type="float">
            <text:p>582</text:p>
          </table:table-cell>
          <table:table-cell office:value-type="float" office:value="1.84574699401855" calcext:value-type="float">
            <text:p>1,84574699401855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582" calcext:value-type="float">
            <text:p>582</text:p>
          </table:table-cell>
          <table:table-cell office:value-type="float" office:value="2.26943111419678" calcext:value-type="float">
            <text:p>2,26943111419678</text:p>
          </table:table-cell>
          <table:table-cell/>
          <table:table-cell office:value-type="string" calcext:value-type="string">
            <text:p>Janela30</text:p>
          </table:table-cell>
          <table:table-cell table:formula="of:=[.B32]" office:value-type="float" office:value="582" calcext:value-type="float">
            <text:p>582</text:p>
          </table:table-cell>
          <table:table-cell table:formula="of:=SUM([.C32];[.G32];[.K32];[.O32];[.S32];[.W32];[.AA32];[.AE32];[.AI32];[.AM32];[.AQ32]) / [.AW2]" office:value-type="float" office:value="2.01873415166681" calcext:value-type="float">
            <text:p>2,01873415166681</text:p>
          </table:table-cell>
          <table:table-cell table:number-columns-repeated="3"/>
          <table:table-cell table:formula="of:=MAX([.C32];[.G32];[.K32];[.O32];[.S32];[.W32];[.AA32];[.AE32];[.AI32];[.AM32];[.AQ32])" office:value-type="float" office:value="2.26943111419678" calcext:value-type="float">
            <text:p>2,26943111419678</text:p>
          </table:table-cell>
          <table:table-cell table:formula="of:=MIN([.C32];[.G32];[.K32];[.O32];[.S32];[.W32];[.AA32];[.AE32];[.AI32];[.AM32];[.AQ32])" office:value-type="float" office:value="1.81514739990234" calcext:value-type="float">
            <text:p>1,81514739990234</text:p>
          </table:table-cell>
          <table:table-cell table:number-columns-repeated="8"/>
        </table:table-row>
        <table:table-row table:style-name="ro1">
          <table:table-cell table:number-columns-repeated="6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32])" office:value-type="float" office:value="74.7365577220917" calcext:value-type="float">
            <text:p>74,7365577220917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G3:.G32])" office:value-type="float" office:value="76.2687809467316" calcext:value-type="float">
            <text:p>76,268780946731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K3:.K32])" office:value-type="float" office:value="76.5233063697815" calcext:value-type="float">
            <text:p>76,5233063697815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O3:.O32])" office:value-type="float" office:value="76.6063206195831" calcext:value-type="float">
            <text:p>76,606320619583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S3:.S32])" office:value-type="float" office:value="79.4166193008423" calcext:value-type="float">
            <text:p>79,4166193008423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W3:.W32])" office:value-type="float" office:value="80.5191457271576" calcext:value-type="float">
            <text:p>80,519145727157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A3:.AA32])" office:value-type="float" office:value="80.00896692276" calcext:value-type="float">
            <text:p>80,00896692276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E3:.AE32])" office:value-type="float" office:value="77.2350871562958" calcext:value-type="float">
            <text:p>77,235087156295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I3:.AI32])" office:value-type="float" office:value="75.5602478981018" calcext:value-type="float">
            <text:p>75,560247898101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M3:.AM32])" office:value-type="float" office:value="78.5601470470429" calcext:value-type="float">
            <text:p>78,5601470470429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Q3:.AQ32])" office:value-type="float" office:value="80.6046116352081" calcext:value-type="float">
            <text:p>80,604611635208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U3:.AU32])" office:value-type="float" office:value="77.8217992132361" calcext:value-type="float">
            <text:p>77,8217992132361</text:p>
          </table:table-cell>
          <table:table-cell table:number-columns-repeated="3"/>
          <table:table-cell table:style-name="ce1" office:value-type="string" calcext:value-type="string">
            <text:p>Pior caso</text:p>
          </table:table-cell>
          <table:table-cell table:style-name="ce1" office:value-type="string" calcext:value-type="string">
            <text:p>Melhor caso</text:p>
          </table:table-cell>
          <table:table-cell table:number-columns-repeated="8"/>
        </table:table-row>
        <table:table-row table:style-name="ro1">
          <table:table-cell table:number-columns-repeated="50"/>
          <table:table-cell table:formula="of:=SUM([.AY3:.AY32])" office:value-type="float" office:value="89.4227061271667" calcext:value-type="float">
            <text:p>89,4227061271667</text:p>
          </table:table-cell>
          <table:table-cell table:formula="of:=SUM([.AZ3:.AZ32])" office:value-type="float" office:value="69.4477226734161" calcext:value-type="float">
            <text:p>69,4477226734161</text:p>
          </table:table-cell>
          <table:table-cell table:number-columns-repeated="8"/>
        </table:table-row>
      </table:table>
      <table:table table:name="50_Janelas sup_0.006&amp;conf_0.9" table:style-name="ta1"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</text:p>
          </table:table-cell>
          <table:table-cell table:style-name="ce1"/>
          <table:table-cell table:style-name="ce1" office:value-type="string" calcext:value-type="string">
            <text:p>Janelas Média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Tempo de Execução Média</text:p>
          </table:table-cell>
          <table:table-cell table:style-name="ce1"/>
          <table:table-cell table:style-name="ce1" office:value-type="string" calcext:value-type="string">
            <text:p>Contador</text:p>
          </table:table-cell>
          <table:table-cell table:style-name="ce1"/>
          <table:table-cell table:style-name="ce1" office:value-type="string" calcext:value-type="string">
            <text:p>Limite Superior</text:p>
          </table:table-cell>
          <table:table-cell table:style-name="ce1" office:value-type="string" calcext:value-type="string">
            <text:p>Limite Inferior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Janela0</text:p>
          </table:table-cell>
          <table:table-cell office:value-type="float" office:value="995" calcext:value-type="float">
            <text:p>995</text:p>
          </table:table-cell>
          <table:table-cell office:value-type="float" office:value="72.7173097133637" calcext:value-type="float">
            <text:p>72,7173097133637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95" calcext:value-type="float">
            <text:p>995</text:p>
          </table:table-cell>
          <table:table-cell office:value-type="float" office:value="78.8253936767578" calcext:value-type="float">
            <text:p>78,825393676757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95" calcext:value-type="float">
            <text:p>995</text:p>
          </table:table-cell>
          <table:table-cell office:value-type="float" office:value="74.5463831424713" calcext:value-type="float">
            <text:p>74,5463831424713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95" calcext:value-type="float">
            <text:p>995</text:p>
          </table:table-cell>
          <table:table-cell office:value-type="float" office:value="73.7500064373016" calcext:value-type="float">
            <text:p>73,750006437301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95" calcext:value-type="float">
            <text:p>995</text:p>
          </table:table-cell>
          <table:table-cell office:value-type="float" office:value="69.7724592685699" calcext:value-type="float">
            <text:p>69,7724592685699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95" calcext:value-type="float">
            <text:p>995</text:p>
          </table:table-cell>
          <table:table-cell office:value-type="float" office:value="70.6708912849426" calcext:value-type="float">
            <text:p>70,670891284942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95" calcext:value-type="float">
            <text:p>995</text:p>
          </table:table-cell>
          <table:table-cell office:value-type="float" office:value="73.2655425071716" calcext:value-type="float">
            <text:p>73,2655425071716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95" calcext:value-type="float">
            <text:p>995</text:p>
          </table:table-cell>
          <table:table-cell office:value-type="float" office:value="74.4776122570038" calcext:value-type="float">
            <text:p>74,4776122570038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95" calcext:value-type="float">
            <text:p>995</text:p>
          </table:table-cell>
          <table:table-cell office:value-type="float" office:value="72.2386634349823" calcext:value-type="float">
            <text:p>72,2386634349823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95" calcext:value-type="float">
            <text:p>995</text:p>
          </table:table-cell>
          <table:table-cell office:value-type="float" office:value="68.7500739097595" calcext:value-type="float">
            <text:p>68,7500739097595</text:p>
          </table:table-cell>
          <table:table-cell/>
          <table:table-cell office:value-type="string" calcext:value-type="string">
            <text:p>Janela0</text:p>
          </table:table-cell>
          <table:table-cell office:value-type="float" office:value="995" calcext:value-type="float">
            <text:p>995</text:p>
          </table:table-cell>
          <table:table-cell office:value-type="float" office:value="71.0293281078339" calcext:value-type="float">
            <text:p>71,0293281078339</text:p>
          </table:table-cell>
          <table:table-cell/>
          <table:table-cell office:value-type="string" calcext:value-type="string">
            <text:p>Janela0</text:p>
          </table:table-cell>
          <table:table-cell table:formula="of:=[.B2]" office:value-type="float" office:value="995" calcext:value-type="float">
            <text:p>995</text:p>
          </table:table-cell>
          <table:table-cell table:formula="of:=SUM([.C2];[.G2];[.K2];[.O2];[.S2];[.W2];[.AA2];[.AE2];[.AI2];[.AM2];[.AQ2]) / [.AW2]" office:value-type="float" office:value="72.7312421581962" calcext:value-type="float">
            <text:p>72,7312421581962</text:p>
          </table:table-cell>
          <table:table-cell/>
          <table:table-cell table:formula="of:=COUNTA([.C2];[.G2];[.K2];[.O2];[.S2];[.W2];[.AA2];[.AE2];[.AI2];[.AM2];[.AQ2])" office:value-type="float" office:value="11" calcext:value-type="float">
            <text:p>11</text:p>
          </table:table-cell>
          <table:table-cell/>
          <table:table-cell table:formula="of:=MAX([.C2];[.G2];[.K2];[.O2];[.S2];[.W2];[.AA2];[.AE2];[.AI2];[.AM2];[.AQ2])" office:value-type="float" office:value="78.8253936767578" calcext:value-type="float">
            <text:p>78,8253936767578</text:p>
          </table:table-cell>
          <table:table-cell table:formula="of:=MIN([.C2];[.G2];[.K2];[.O2];[.S2];[.W2];[.AA2];[.AE2];[.AI2];[.AM2];[.AQ2])" office:value-type="float" office:value="68.7500739097595" calcext:value-type="float">
            <text:p>68,75007390975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</text:p>
          </table:table-cell>
          <table:table-cell office:value-type="float" office:value="680" calcext:value-type="float">
            <text:p>680</text:p>
          </table:table-cell>
          <table:table-cell office:value-type="float" office:value="0.989343643188477" calcext:value-type="float">
            <text:p>0,98934364318847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680" calcext:value-type="float">
            <text:p>680</text:p>
          </table:table-cell>
          <table:table-cell office:value-type="float" office:value="1.15596437454224" calcext:value-type="float">
            <text:p>1,15596437454224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680" calcext:value-type="float">
            <text:p>680</text:p>
          </table:table-cell>
          <table:table-cell office:value-type="float" office:value="0.859277725219727" calcext:value-type="float">
            <text:p>0,85927772521972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680" calcext:value-type="float">
            <text:p>680</text:p>
          </table:table-cell>
          <table:table-cell office:value-type="float" office:value="1.17160224914551" calcext:value-type="float">
            <text:p>1,17160224914551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680" calcext:value-type="float">
            <text:p>680</text:p>
          </table:table-cell>
          <table:table-cell office:value-type="float" office:value="0.87591290473938" calcext:value-type="float">
            <text:p>0,87591290473938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680" calcext:value-type="float">
            <text:p>680</text:p>
          </table:table-cell>
          <table:table-cell office:value-type="float" office:value="0.906040668487549" calcext:value-type="float">
            <text:p>0,906040668487549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680" calcext:value-type="float">
            <text:p>680</text:p>
          </table:table-cell>
          <table:table-cell office:value-type="float" office:value="1.03100895881653" calcext:value-type="float">
            <text:p>1,0310089588165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680" calcext:value-type="float">
            <text:p>680</text:p>
          </table:table-cell>
          <table:table-cell office:value-type="float" office:value="0.937310695648193" calcext:value-type="float">
            <text:p>0,937310695648193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680" calcext:value-type="float">
            <text:p>680</text:p>
          </table:table-cell>
          <table:table-cell office:value-type="float" office:value="1.02366518974304" calcext:value-type="float">
            <text:p>1,02366518974304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680" calcext:value-type="float">
            <text:p>680</text:p>
          </table:table-cell>
          <table:table-cell office:value-type="float" office:value="1.00671529769897" calcext:value-type="float">
            <text:p>1,00671529769897</text:p>
          </table:table-cell>
          <table:table-cell/>
          <table:table-cell office:value-type="string" calcext:value-type="string">
            <text:p>Janela1</text:p>
          </table:table-cell>
          <table:table-cell office:value-type="float" office:value="680" calcext:value-type="float">
            <text:p>680</text:p>
          </table:table-cell>
          <table:table-cell office:value-type="float" office:value="0.914418697357178" calcext:value-type="float">
            <text:p>0,914418697357178</text:p>
          </table:table-cell>
          <table:table-cell/>
          <table:table-cell office:value-type="string" calcext:value-type="string">
            <text:p>Janela1</text:p>
          </table:table-cell>
          <table:table-cell table:formula="of:=[.B3]" office:value-type="float" office:value="680" calcext:value-type="float">
            <text:p>680</text:p>
          </table:table-cell>
          <table:table-cell table:formula="of:=SUM([.C3];[.G3];[.K3];[.O3];[.S3];[.W3];[.AA3];[.AE3];[.AI3];[.AM3];[.AQ3]) / [.AW2]" office:value-type="float" office:value="0.988296400416981" calcext:value-type="float">
            <text:p>0,988296400416981</text:p>
          </table:table-cell>
          <table:table-cell table:number-columns-repeated="3"/>
          <table:table-cell table:formula="of:=MAX([.C3];[.G3];[.K3];[.O3];[.S3];[.W3];[.AA3];[.AE3];[.AI3];[.AM3];[.AQ3])" office:value-type="float" office:value="1.17160224914551" calcext:value-type="float">
            <text:p>1,17160224914551</text:p>
          </table:table-cell>
          <table:table-cell table:formula="of:=MIN([.C3];[.G3];[.K3];[.O3];[.S3];[.W3];[.AA3];[.AE3];[.AI3];[.AM3];[.AQ3])" office:value-type="float" office:value="0.859277725219727" calcext:value-type="float">
            <text:p>0,859277725219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</text:p>
          </table:table-cell>
          <table:table-cell office:value-type="float" office:value="920" calcext:value-type="float">
            <text:p>920</text:p>
          </table:table-cell>
          <table:table-cell office:value-type="float" office:value="1.3161723613739" calcext:value-type="float">
            <text:p>1,3161723613739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20" calcext:value-type="float">
            <text:p>920</text:p>
          </table:table-cell>
          <table:table-cell office:value-type="float" office:value="1.56209778785706" calcext:value-type="float">
            <text:p>1,5620977878570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20" calcext:value-type="float">
            <text:p>920</text:p>
          </table:table-cell>
          <table:table-cell office:value-type="float" office:value="1.4080924987793" calcext:value-type="float">
            <text:p>1,408092498779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20" calcext:value-type="float">
            <text:p>920</text:p>
          </table:table-cell>
          <table:table-cell office:value-type="float" office:value="1.44028902053833" calcext:value-type="float">
            <text:p>1,44028902053833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20" calcext:value-type="float">
            <text:p>920</text:p>
          </table:table-cell>
          <table:table-cell office:value-type="float" office:value="1.44034886360168" calcext:value-type="float">
            <text:p>1,4403488636016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20" calcext:value-type="float">
            <text:p>920</text:p>
          </table:table-cell>
          <table:table-cell office:value-type="float" office:value="1.29874873161316" calcext:value-type="float">
            <text:p>1,2987487316131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20" calcext:value-type="float">
            <text:p>920</text:p>
          </table:table-cell>
          <table:table-cell office:value-type="float" office:value="1.34596347808838" calcext:value-type="float">
            <text:p>1,3459634780883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20" calcext:value-type="float">
            <text:p>920</text:p>
          </table:table-cell>
          <table:table-cell office:value-type="float" office:value="1.37470722198486" calcext:value-type="float">
            <text:p>1,37470722198486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20" calcext:value-type="float">
            <text:p>920</text:p>
          </table:table-cell>
          <table:table-cell office:value-type="float" office:value="1.37280416488647" calcext:value-type="float">
            <text:p>1,37280416488647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20" calcext:value-type="float">
            <text:p>920</text:p>
          </table:table-cell>
          <table:table-cell office:value-type="float" office:value="1.30826425552368" calcext:value-type="float">
            <text:p>1,30826425552368</text:p>
          </table:table-cell>
          <table:table-cell/>
          <table:table-cell office:value-type="string" calcext:value-type="string">
            <text:p>Janela2</text:p>
          </table:table-cell>
          <table:table-cell office:value-type="float" office:value="920" calcext:value-type="float">
            <text:p>920</text:p>
          </table:table-cell>
          <table:table-cell office:value-type="float" office:value="1.42186403274536" calcext:value-type="float">
            <text:p>1,42186403274536</text:p>
          </table:table-cell>
          <table:table-cell/>
          <table:table-cell office:value-type="string" calcext:value-type="string">
            <text:p>Janela2</text:p>
          </table:table-cell>
          <table:table-cell table:formula="of:=[.B4]" office:value-type="float" office:value="920" calcext:value-type="float">
            <text:p>920</text:p>
          </table:table-cell>
          <table:table-cell table:formula="of:=SUM([.C4];[.G4];[.K4];[.O4];[.S4];[.W4];[.AA4];[.AE4];[.AI4];[.AM4];[.AQ4]) / [.AW2]" office:value-type="float" office:value="1.38994112881747" calcext:value-type="float">
            <text:p>1,38994112881747</text:p>
          </table:table-cell>
          <table:table-cell table:number-columns-repeated="3"/>
          <table:table-cell table:formula="of:=MAX([.C4];[.G4];[.K4];[.O4];[.S4];[.W4];[.AA4];[.AE4];[.AI4];[.AM4];[.AQ4])" office:value-type="float" office:value="1.56209778785706" calcext:value-type="float">
            <text:p>1,56209778785706</text:p>
          </table:table-cell>
          <table:table-cell table:formula="of:=MIN([.C4];[.G4];[.K4];[.O4];[.S4];[.W4];[.AA4];[.AE4];[.AI4];[.AM4];[.AQ4])" office:value-type="float" office:value="1.29874873161316" calcext:value-type="float">
            <text:p>1,298748731613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</text:p>
          </table:table-cell>
          <table:table-cell office:value-type="float" office:value="1393" calcext:value-type="float">
            <text:p>1393</text:p>
          </table:table-cell>
          <table:table-cell office:value-type="float" office:value="1.52292704582214" calcext:value-type="float">
            <text:p>1,5229270458221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393" calcext:value-type="float">
            <text:p>1393</text:p>
          </table:table-cell>
          <table:table-cell office:value-type="float" office:value="1.74959588050842" calcext:value-type="float">
            <text:p>1,74959588050842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393" calcext:value-type="float">
            <text:p>1393</text:p>
          </table:table-cell>
          <table:table-cell office:value-type="float" office:value="1.61208605766296" calcext:value-type="float">
            <text:p>1,6120860576629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393" calcext:value-type="float">
            <text:p>1393</text:p>
          </table:table-cell>
          <table:table-cell office:value-type="float" office:value="1.95485138893127" calcext:value-type="float">
            <text:p>1,95485138893127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393" calcext:value-type="float">
            <text:p>1393</text:p>
          </table:table-cell>
          <table:table-cell office:value-type="float" office:value="1.51760935783386" calcext:value-type="float">
            <text:p>1,51760935783386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393" calcext:value-type="float">
            <text:p>1393</text:p>
          </table:table-cell>
          <table:table-cell office:value-type="float" office:value="1.59598445892334" calcext:value-type="float">
            <text:p>1,59598445892334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393" calcext:value-type="float">
            <text:p>1393</text:p>
          </table:table-cell>
          <table:table-cell office:value-type="float" office:value="1.57992267608643" calcext:value-type="float">
            <text:p>1,57992267608643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393" calcext:value-type="float">
            <text:p>1393</text:p>
          </table:table-cell>
          <table:table-cell office:value-type="float" office:value="1.64298439025879" calcext:value-type="float">
            <text:p>1,64298439025879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393" calcext:value-type="float">
            <text:p>1393</text:p>
          </table:table-cell>
          <table:table-cell office:value-type="float" office:value="1.62928152084351" calcext:value-type="float">
            <text:p>1,62928152084351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393" calcext:value-type="float">
            <text:p>1393</text:p>
          </table:table-cell>
          <table:table-cell office:value-type="float" office:value="1.79982805252075" calcext:value-type="float">
            <text:p>1,79982805252075</text:p>
          </table:table-cell>
          <table:table-cell/>
          <table:table-cell office:value-type="string" calcext:value-type="string">
            <text:p>Janela3</text:p>
          </table:table-cell>
          <table:table-cell office:value-type="float" office:value="1393" calcext:value-type="float">
            <text:p>1393</text:p>
          </table:table-cell>
          <table:table-cell office:value-type="float" office:value="1.62128829956055" calcext:value-type="float">
            <text:p>1,62128829956055</text:p>
          </table:table-cell>
          <table:table-cell/>
          <table:table-cell office:value-type="string" calcext:value-type="string">
            <text:p>Janela3</text:p>
          </table:table-cell>
          <table:table-cell table:formula="of:=[.B5]" office:value-type="float" office:value="1393" calcext:value-type="float">
            <text:p>1393</text:p>
          </table:table-cell>
          <table:table-cell table:formula="of:=SUM([.C5];[.G5];[.K5];[.O5];[.S5];[.W5];[.AA5];[.AE5];[.AI5];[.AM5];[.AQ5]) / [.AW2]" office:value-type="float" office:value="1.65694173899564" calcext:value-type="float">
            <text:p>1,65694173899564</text:p>
          </table:table-cell>
          <table:table-cell table:number-columns-repeated="3"/>
          <table:table-cell table:formula="of:=MAX([.C5];[.G5];[.K5];[.O5];[.S5];[.W5];[.AA5];[.AE5];[.AI5];[.AM5];[.AQ5])" office:value-type="float" office:value="1.95485138893127" calcext:value-type="float">
            <text:p>1,95485138893127</text:p>
          </table:table-cell>
          <table:table-cell table:formula="of:=MIN([.C5];[.G5];[.K5];[.O5];[.S5];[.W5];[.AA5];[.AE5];[.AI5];[.AM5];[.AQ5])" office:value-type="float" office:value="1.51760935783386" calcext:value-type="float">
            <text:p>1,517609357833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</text:p>
          </table:table-cell>
          <table:table-cell office:value-type="float" office:value="1172" calcext:value-type="float">
            <text:p>1172</text:p>
          </table:table-cell>
          <table:table-cell office:value-type="float" office:value="1.9248251914978" calcext:value-type="float">
            <text:p>1,9248251914978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172" calcext:value-type="float">
            <text:p>1172</text:p>
          </table:table-cell>
          <table:table-cell office:value-type="float" office:value="2.01887440681458" calcext:value-type="float">
            <text:p>2,01887440681458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172" calcext:value-type="float">
            <text:p>1172</text:p>
          </table:table-cell>
          <table:table-cell office:value-type="float" office:value="1.51888346672058" calcext:value-type="float">
            <text:p>1,51888346672058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172" calcext:value-type="float">
            <text:p>1172</text:p>
          </table:table-cell>
          <table:table-cell office:value-type="float" office:value="2.03435111045837" calcext:value-type="float">
            <text:p>2,03435111045837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172" calcext:value-type="float">
            <text:p>1172</text:p>
          </table:table-cell>
          <table:table-cell office:value-type="float" office:value="1.67367005348206" calcext:value-type="float">
            <text:p>1,6736700534820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172" calcext:value-type="float">
            <text:p>1172</text:p>
          </table:table-cell>
          <table:table-cell office:value-type="float" office:value="1.70578360557556" calcext:value-type="float">
            <text:p>1,70578360557556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172" calcext:value-type="float">
            <text:p>1172</text:p>
          </table:table-cell>
          <table:table-cell office:value-type="float" office:value="1.78400921821594" calcext:value-type="float">
            <text:p>1,78400921821594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172" calcext:value-type="float">
            <text:p>1172</text:p>
          </table:table-cell>
          <table:table-cell office:value-type="float" office:value="1.87776160240173" calcext:value-type="float">
            <text:p>1,87776160240173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172" calcext:value-type="float">
            <text:p>1172</text:p>
          </table:table-cell>
          <table:table-cell office:value-type="float" office:value="1.59083414077759" calcext:value-type="float">
            <text:p>1,59083414077759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172" calcext:value-type="float">
            <text:p>1172</text:p>
          </table:table-cell>
          <table:table-cell office:value-type="float" office:value="1.56452631950378" calcext:value-type="float">
            <text:p>1,56452631950378</text:p>
          </table:table-cell>
          <table:table-cell/>
          <table:table-cell office:value-type="string" calcext:value-type="string">
            <text:p>Janela4</text:p>
          </table:table-cell>
          <table:table-cell office:value-type="float" office:value="1172" calcext:value-type="float">
            <text:p>1172</text:p>
          </table:table-cell>
          <table:table-cell office:value-type="float" office:value="1.8027138710022" calcext:value-type="float">
            <text:p>1,8027138710022</text:p>
          </table:table-cell>
          <table:table-cell/>
          <table:table-cell office:value-type="string" calcext:value-type="string">
            <text:p>Janela4</text:p>
          </table:table-cell>
          <table:table-cell table:formula="of:=[.B6]" office:value-type="float" office:value="1172" calcext:value-type="float">
            <text:p>1172</text:p>
          </table:table-cell>
          <table:table-cell table:formula="of:=SUM([.C6];[.G6];[.K6];[.O6];[.S6];[.W6];[.AA6];[.AE6];[.AI6];[.AM6];[.AQ6]) / [.AW2]" office:value-type="float" office:value="1.77238481695002" calcext:value-type="float">
            <text:p>1,77238481695002</text:p>
          </table:table-cell>
          <table:table-cell table:number-columns-repeated="3"/>
          <table:table-cell table:formula="of:=MAX([.C6];[.G6];[.K6];[.O6];[.S6];[.W6];[.AA6];[.AE6];[.AI6];[.AM6];[.AQ6])" office:value-type="float" office:value="2.03435111045837" calcext:value-type="float">
            <text:p>2,03435111045837</text:p>
          </table:table-cell>
          <table:table-cell table:formula="of:=MIN([.C6];[.G6];[.K6];[.O6];[.S6];[.W6];[.AA6];[.AE6];[.AI6];[.AM6];[.AQ6])" office:value-type="float" office:value="1.51888346672058" calcext:value-type="float">
            <text:p>1,51888346672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5</text:p>
          </table:table-cell>
          <table:table-cell office:value-type="float" office:value="1427" calcext:value-type="float">
            <text:p>1427</text:p>
          </table:table-cell>
          <table:table-cell office:value-type="float" office:value="1.41022753715515" calcext:value-type="float">
            <text:p>1,41022753715515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427" calcext:value-type="float">
            <text:p>1427</text:p>
          </table:table-cell>
          <table:table-cell office:value-type="float" office:value="1.86245679855347" calcext:value-type="float">
            <text:p>1,8624567985534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427" calcext:value-type="float">
            <text:p>1427</text:p>
          </table:table-cell>
          <table:table-cell office:value-type="float" office:value="1.48602914810181" calcext:value-type="float">
            <text:p>1,48602914810181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427" calcext:value-type="float">
            <text:p>1427</text:p>
          </table:table-cell>
          <table:table-cell office:value-type="float" office:value="1.54944586753845" calcext:value-type="float">
            <text:p>1,54944586753845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427" calcext:value-type="float">
            <text:p>1427</text:p>
          </table:table-cell>
          <table:table-cell office:value-type="float" office:value="1.61216950416565" calcext:value-type="float">
            <text:p>1,61216950416565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427" calcext:value-type="float">
            <text:p>1427</text:p>
          </table:table-cell>
          <table:table-cell office:value-type="float" office:value="1.5358612537384" calcext:value-type="float">
            <text:p>1,535861253738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427" calcext:value-type="float">
            <text:p>1427</text:p>
          </table:table-cell>
          <table:table-cell office:value-type="float" office:value="1.62767338752747" calcext:value-type="float">
            <text:p>1,62767338752747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427" calcext:value-type="float">
            <text:p>1427</text:p>
          </table:table-cell>
          <table:table-cell office:value-type="float" office:value="2.15791845321655" calcext:value-type="float">
            <text:p>2,15791845321655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427" calcext:value-type="float">
            <text:p>1427</text:p>
          </table:table-cell>
          <table:table-cell office:value-type="float" office:value="1.64817118644714" calcext:value-type="float">
            <text:p>1,64817118644714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427" calcext:value-type="float">
            <text:p>1427</text:p>
          </table:table-cell>
          <table:table-cell office:value-type="float" office:value="1.60068297386169" calcext:value-type="float">
            <text:p>1,60068297386169</text:p>
          </table:table-cell>
          <table:table-cell/>
          <table:table-cell office:value-type="string" calcext:value-type="string">
            <text:p>Janela5</text:p>
          </table:table-cell>
          <table:table-cell office:value-type="float" office:value="1427" calcext:value-type="float">
            <text:p>1427</text:p>
          </table:table-cell>
          <table:table-cell office:value-type="float" office:value="1.6305410861969" calcext:value-type="float">
            <text:p>1,6305410861969</text:p>
          </table:table-cell>
          <table:table-cell/>
          <table:table-cell office:value-type="string" calcext:value-type="string">
            <text:p>Janela5</text:p>
          </table:table-cell>
          <table:table-cell table:formula="of:=[.B7]" office:value-type="float" office:value="1427" calcext:value-type="float">
            <text:p>1427</text:p>
          </table:table-cell>
          <table:table-cell table:formula="of:=SUM([.C7];[.G7];[.K7];[.O7];[.S7];[.W7];[.AA7];[.AE7];[.AI7];[.AM7];[.AQ7]) / [.AW2]" office:value-type="float" office:value="1.64737974513661" calcext:value-type="float">
            <text:p>1,64737974513661</text:p>
          </table:table-cell>
          <table:table-cell table:number-columns-repeated="3"/>
          <table:table-cell table:formula="of:=MAX([.C7];[.G7];[.K7];[.O7];[.S7];[.W7];[.AA7];[.AE7];[.AI7];[.AM7];[.AQ7])" office:value-type="float" office:value="2.15791845321655" calcext:value-type="float">
            <text:p>2,15791845321655</text:p>
          </table:table-cell>
          <table:table-cell table:formula="of:=MIN([.C7];[.G7];[.K7];[.O7];[.S7];[.W7];[.AA7];[.AE7];[.AI7];[.AM7];[.AQ7])" office:value-type="float" office:value="1.41022753715515" calcext:value-type="float">
            <text:p>1,410227537155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6</text:p>
          </table:table-cell>
          <table:table-cell office:value-type="float" office:value="1689" calcext:value-type="float">
            <text:p>1689</text:p>
          </table:table-cell>
          <table:table-cell office:value-type="float" office:value="1.91103935241699" calcext:value-type="float">
            <text:p>1,9110393524169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689" calcext:value-type="float">
            <text:p>1689</text:p>
          </table:table-cell>
          <table:table-cell office:value-type="float" office:value="2.10891222953796" calcext:value-type="float">
            <text:p>2,10891222953796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689" calcext:value-type="float">
            <text:p>1689</text:p>
          </table:table-cell>
          <table:table-cell office:value-type="float" office:value="1.58087396621704" calcext:value-type="float">
            <text:p>1,58087396621704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689" calcext:value-type="float">
            <text:p>1689</text:p>
          </table:table-cell>
          <table:table-cell office:value-type="float" office:value="1.87672472000122" calcext:value-type="float">
            <text:p>1,87672472000122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689" calcext:value-type="float">
            <text:p>1689</text:p>
          </table:table-cell>
          <table:table-cell office:value-type="float" office:value="1.64343929290771" calcext:value-type="float">
            <text:p>1,64343929290771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689" calcext:value-type="float">
            <text:p>1689</text:p>
          </table:table-cell>
          <table:table-cell office:value-type="float" office:value="1.64252018928528" calcext:value-type="float">
            <text:p>1,64252018928528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689" calcext:value-type="float">
            <text:p>1689</text:p>
          </table:table-cell>
          <table:table-cell office:value-type="float" office:value="1.86115789413452" calcext:value-type="float">
            <text:p>1,86115789413452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689" calcext:value-type="float">
            <text:p>1689</text:p>
          </table:table-cell>
          <table:table-cell office:value-type="float" office:value="2.2061014175415" calcext:value-type="float">
            <text:p>2,2061014175415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689" calcext:value-type="float">
            <text:p>1689</text:p>
          </table:table-cell>
          <table:table-cell office:value-type="float" office:value="1.79794883728027" calcext:value-type="float">
            <text:p>1,79794883728027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689" calcext:value-type="float">
            <text:p>1689</text:p>
          </table:table-cell>
          <table:table-cell office:value-type="float" office:value="1.75111699104309" calcext:value-type="float">
            <text:p>1,75111699104309</text:p>
          </table:table-cell>
          <table:table-cell/>
          <table:table-cell office:value-type="string" calcext:value-type="string">
            <text:p>Janela6</text:p>
          </table:table-cell>
          <table:table-cell office:value-type="float" office:value="1689" calcext:value-type="float">
            <text:p>1689</text:p>
          </table:table-cell>
          <table:table-cell office:value-type="float" office:value="1.85620403289795" calcext:value-type="float">
            <text:p>1,85620403289795</text:p>
          </table:table-cell>
          <table:table-cell/>
          <table:table-cell office:value-type="string" calcext:value-type="string">
            <text:p>Janela6</text:p>
          </table:table-cell>
          <table:table-cell table:formula="of:=[.B8]" office:value-type="float" office:value="1689" calcext:value-type="float">
            <text:p>1689</text:p>
          </table:table-cell>
          <table:table-cell table:formula="of:=SUM([.C8];[.G8];[.K8];[.O8];[.S8];[.W8];[.AA8];[.AE8];[.AI8];[.AM8];[.AQ8]) / [.AW2]" office:value-type="float" office:value="1.83963990211487" calcext:value-type="float">
            <text:p>1,83963990211487</text:p>
          </table:table-cell>
          <table:table-cell table:number-columns-repeated="3"/>
          <table:table-cell table:formula="of:=MAX([.C8];[.G8];[.K8];[.O8];[.S8];[.W8];[.AA8];[.AE8];[.AI8];[.AM8];[.AQ8])" office:value-type="float" office:value="2.2061014175415" calcext:value-type="float">
            <text:p>2,2061014175415</text:p>
          </table:table-cell>
          <table:table-cell table:formula="of:=MIN([.C8];[.G8];[.K8];[.O8];[.S8];[.W8];[.AA8];[.AE8];[.AI8];[.AM8];[.AQ8])" office:value-type="float" office:value="1.58087396621704" calcext:value-type="float">
            <text:p>1,580873966217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7</text:p>
          </table:table-cell>
          <table:table-cell office:value-type="float" office:value="972" calcext:value-type="float">
            <text:p>972</text:p>
          </table:table-cell>
          <table:table-cell office:value-type="float" office:value="1.34337878227234" calcext:value-type="float">
            <text:p>1,3433787822723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972" calcext:value-type="float">
            <text:p>972</text:p>
          </table:table-cell>
          <table:table-cell office:value-type="float" office:value="1.26535701751709" calcext:value-type="float">
            <text:p>1,26535701751709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972" calcext:value-type="float">
            <text:p>972</text:p>
          </table:table-cell>
          <table:table-cell office:value-type="float" office:value="1.1433699131012" calcext:value-type="float">
            <text:p>1,1433699131012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972" calcext:value-type="float">
            <text:p>972</text:p>
          </table:table-cell>
          <table:table-cell office:value-type="float" office:value="1.48728466033936" calcext:value-type="float">
            <text:p>1,4872846603393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972" calcext:value-type="float">
            <text:p>972</text:p>
          </table:table-cell>
          <table:table-cell office:value-type="float" office:value="1.12775564193726" calcext:value-type="float">
            <text:p>1,1277556419372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972" calcext:value-type="float">
            <text:p>972</text:p>
          </table:table-cell>
          <table:table-cell office:value-type="float" office:value="1.31587648391724" calcext:value-type="float">
            <text:p>1,31587648391724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972" calcext:value-type="float">
            <text:p>972</text:p>
          </table:table-cell>
          <table:table-cell office:value-type="float" office:value="1.43965315818787" calcext:value-type="float">
            <text:p>1,43965315818787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972" calcext:value-type="float">
            <text:p>972</text:p>
          </table:table-cell>
          <table:table-cell office:value-type="float" office:value="1.40914249420166" calcext:value-type="float">
            <text:p>1,40914249420166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972" calcext:value-type="float">
            <text:p>972</text:p>
          </table:table-cell>
          <table:table-cell office:value-type="float" office:value="1.18771362304688" calcext:value-type="float">
            <text:p>1,18771362304688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972" calcext:value-type="float">
            <text:p>972</text:p>
          </table:table-cell>
          <table:table-cell office:value-type="float" office:value="1.26089930534363" calcext:value-type="float">
            <text:p>1,26089930534363</text:p>
          </table:table-cell>
          <table:table-cell/>
          <table:table-cell office:value-type="string" calcext:value-type="string">
            <text:p>Janela7</text:p>
          </table:table-cell>
          <table:table-cell office:value-type="float" office:value="972" calcext:value-type="float">
            <text:p>972</text:p>
          </table:table-cell>
          <table:table-cell office:value-type="float" office:value="1.33971476554871" calcext:value-type="float">
            <text:p>1,33971476554871</text:p>
          </table:table-cell>
          <table:table-cell/>
          <table:table-cell office:value-type="string" calcext:value-type="string">
            <text:p>Janela7</text:p>
          </table:table-cell>
          <table:table-cell table:formula="of:=[.B9]" office:value-type="float" office:value="972" calcext:value-type="float">
            <text:p>972</text:p>
          </table:table-cell>
          <table:table-cell table:formula="of:=SUM([.C9];[.G9];[.K9];[.O9];[.S9];[.W9];[.AA9];[.AE9];[.AI9];[.AM9];[.AQ9]) / [.AW2]" office:value-type="float" office:value="1.30183144049211" calcext:value-type="float">
            <text:p>1,30183144049211</text:p>
          </table:table-cell>
          <table:table-cell table:number-columns-repeated="3"/>
          <table:table-cell table:formula="of:=MAX([.C9];[.G9];[.K9];[.O9];[.S9];[.W9];[.AA9];[.AE9];[.AI9];[.AM9];[.AQ9])" office:value-type="float" office:value="1.48728466033936" calcext:value-type="float">
            <text:p>1,48728466033936</text:p>
          </table:table-cell>
          <table:table-cell table:formula="of:=MIN([.C9];[.G9];[.K9];[.O9];[.S9];[.W9];[.AA9];[.AE9];[.AI9];[.AM9];[.AQ9])" office:value-type="float" office:value="1.12775564193726" calcext:value-type="float">
            <text:p>1,127755641937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8</text:p>
          </table:table-cell>
          <table:table-cell office:value-type="float" office:value="2705" calcext:value-type="float">
            <text:p>2705</text:p>
          </table:table-cell>
          <table:table-cell office:value-type="float" office:value="2.5810706615448" calcext:value-type="float">
            <text:p>2,581070661544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705" calcext:value-type="float">
            <text:p>2705</text:p>
          </table:table-cell>
          <table:table-cell office:value-type="float" office:value="2.62738490104675" calcext:value-type="float">
            <text:p>2,6273849010467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705" calcext:value-type="float">
            <text:p>2705</text:p>
          </table:table-cell>
          <table:table-cell office:value-type="float" office:value="2.65851902961731" calcext:value-type="float">
            <text:p>2,65851902961731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705" calcext:value-type="float">
            <text:p>2705</text:p>
          </table:table-cell>
          <table:table-cell office:value-type="float" office:value="2.64264607429504" calcext:value-type="float">
            <text:p>2,64264607429504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705" calcext:value-type="float">
            <text:p>2705</text:p>
          </table:table-cell>
          <table:table-cell office:value-type="float" office:value="2.64234137535095" calcext:value-type="float">
            <text:p>2,64234137535095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705" calcext:value-type="float">
            <text:p>2705</text:p>
          </table:table-cell>
          <table:table-cell office:value-type="float" office:value="2.65972518920898" calcext:value-type="float">
            <text:p>2,65972518920898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705" calcext:value-type="float">
            <text:p>2705</text:p>
          </table:table-cell>
          <table:table-cell office:value-type="float" office:value="3.09520292282104" calcext:value-type="float">
            <text:p>3,09520292282104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705" calcext:value-type="float">
            <text:p>2705</text:p>
          </table:table-cell>
          <table:table-cell office:value-type="float" office:value="3.07985091209412" calcext:value-type="float">
            <text:p>3,07985091209412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705" calcext:value-type="float">
            <text:p>2705</text:p>
          </table:table-cell>
          <table:table-cell office:value-type="float" office:value="2.76136779785156" calcext:value-type="float">
            <text:p>2,76136779785156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705" calcext:value-type="float">
            <text:p>2705</text:p>
          </table:table-cell>
          <table:table-cell office:value-type="float" office:value="2.68510341644287" calcext:value-type="float">
            <text:p>2,68510341644287</text:p>
          </table:table-cell>
          <table:table-cell/>
          <table:table-cell office:value-type="string" calcext:value-type="string">
            <text:p>Janela8</text:p>
          </table:table-cell>
          <table:table-cell office:value-type="float" office:value="2705" calcext:value-type="float">
            <text:p>2705</text:p>
          </table:table-cell>
          <table:table-cell office:value-type="float" office:value="2.69883060455322" calcext:value-type="float">
            <text:p>2,69883060455322</text:p>
          </table:table-cell>
          <table:table-cell/>
          <table:table-cell office:value-type="string" calcext:value-type="string">
            <text:p>Janela8</text:p>
          </table:table-cell>
          <table:table-cell table:formula="of:=[.B10]" office:value-type="float" office:value="2705" calcext:value-type="float">
            <text:p>2705</text:p>
          </table:table-cell>
          <table:table-cell table:formula="of:=SUM([.C10];[.G10];[.K10];[.O10];[.S10];[.W10];[.AA10];[.AE10];[.AI10];[.AM10];[.AQ10]) / [.AW2]" office:value-type="float" office:value="2.73927662589333" calcext:value-type="float">
            <text:p>2,73927662589333</text:p>
          </table:table-cell>
          <table:table-cell table:number-columns-repeated="3"/>
          <table:table-cell table:formula="of:=MAX([.C10];[.G10];[.K10];[.O10];[.S10];[.W10];[.AA10];[.AE10];[.AI10];[.AM10];[.AQ10])" office:value-type="float" office:value="3.09520292282104" calcext:value-type="float">
            <text:p>3,09520292282104</text:p>
          </table:table-cell>
          <table:table-cell table:formula="of:=MIN([.C10];[.G10];[.K10];[.O10];[.S10];[.W10];[.AA10];[.AE10];[.AI10];[.AM10];[.AQ10])" office:value-type="float" office:value="2.5810706615448" calcext:value-type="float">
            <text:p>2,58107066154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9</text:p>
          </table:table-cell>
          <table:table-cell office:value-type="float" office:value="1503" calcext:value-type="float">
            <text:p>1503</text:p>
          </table:table-cell>
          <table:table-cell office:value-type="float" office:value="1.75832748413086" calcext:value-type="float">
            <text:p>1,75832748413086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503" calcext:value-type="float">
            <text:p>1503</text:p>
          </table:table-cell>
          <table:table-cell office:value-type="float" office:value="1.98391032218933" calcext:value-type="float">
            <text:p>1,98391032218933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503" calcext:value-type="float">
            <text:p>1503</text:p>
          </table:table-cell>
          <table:table-cell office:value-type="float" office:value="1.56443691253662" calcext:value-type="float">
            <text:p>1,5644369125366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503" calcext:value-type="float">
            <text:p>1503</text:p>
          </table:table-cell>
          <table:table-cell office:value-type="float" office:value="1.86213326454163" calcext:value-type="float">
            <text:p>1,86213326454163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503" calcext:value-type="float">
            <text:p>1503</text:p>
          </table:table-cell>
          <table:table-cell office:value-type="float" office:value="1.70590782165527" calcext:value-type="float">
            <text:p>1,70590782165527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503" calcext:value-type="float">
            <text:p>1503</text:p>
          </table:table-cell>
          <table:table-cell office:value-type="float" office:value="1.79870700836182" calcext:value-type="float">
            <text:p>1,79870700836182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503" calcext:value-type="float">
            <text:p>1503</text:p>
          </table:table-cell>
          <table:table-cell office:value-type="float" office:value="1.68980050086975" calcext:value-type="float">
            <text:p>1,68980050086975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503" calcext:value-type="float">
            <text:p>1503</text:p>
          </table:table-cell>
          <table:table-cell office:value-type="float" office:value="2.2684850692749" calcext:value-type="float">
            <text:p>2,2684850692749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503" calcext:value-type="float">
            <text:p>1503</text:p>
          </table:table-cell>
          <table:table-cell office:value-type="float" office:value="1.66767549514771" calcext:value-type="float">
            <text:p>1,66767549514771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503" calcext:value-type="float">
            <text:p>1503</text:p>
          </table:table-cell>
          <table:table-cell office:value-type="float" office:value="1.58428168296814" calcext:value-type="float">
            <text:p>1,58428168296814</text:p>
          </table:table-cell>
          <table:table-cell/>
          <table:table-cell office:value-type="string" calcext:value-type="string">
            <text:p>Janela9</text:p>
          </table:table-cell>
          <table:table-cell office:value-type="float" office:value="1503" calcext:value-type="float">
            <text:p>1503</text:p>
          </table:table-cell>
          <table:table-cell office:value-type="float" office:value="1.75974678993225" calcext:value-type="float">
            <text:p>1,75974678993225</text:p>
          </table:table-cell>
          <table:table-cell/>
          <table:table-cell office:value-type="string" calcext:value-type="string">
            <text:p>Janela9</text:p>
          </table:table-cell>
          <table:table-cell table:formula="of:=[.B11]" office:value-type="float" office:value="1503" calcext:value-type="float">
            <text:p>1503</text:p>
          </table:table-cell>
          <table:table-cell table:formula="of:=SUM([.C11];[.G11];[.K11];[.O11];[.S11];[.W11];[.AA11];[.AE11];[.AI11];[.AM11];[.AQ11]) / [.AW2]" office:value-type="float" office:value="1.78576475923712" calcext:value-type="float">
            <text:p>1,78576475923712</text:p>
          </table:table-cell>
          <table:table-cell table:number-columns-repeated="3"/>
          <table:table-cell table:formula="of:=MAX([.C11];[.G11];[.K11];[.O11];[.S11];[.W11];[.AA11];[.AE11];[.AI11];[.AM11];[.AQ11])" office:value-type="float" office:value="2.2684850692749" calcext:value-type="float">
            <text:p>2,2684850692749</text:p>
          </table:table-cell>
          <table:table-cell table:formula="of:=MIN([.C11];[.G11];[.K11];[.O11];[.S11];[.W11];[.AA11];[.AE11];[.AI11];[.AM11];[.AQ11])" office:value-type="float" office:value="1.56443691253662" calcext:value-type="float">
            <text:p>1,564436912536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0</text:p>
          </table:table-cell>
          <table:table-cell office:value-type="float" office:value="1162" calcext:value-type="float">
            <text:p>1162</text:p>
          </table:table-cell>
          <table:table-cell office:value-type="float" office:value="1.71541333198547" calcext:value-type="float">
            <text:p>1,71541333198547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162" calcext:value-type="float">
            <text:p>1162</text:p>
          </table:table-cell>
          <table:table-cell office:value-type="float" office:value="1.95266795158386" calcext:value-type="float">
            <text:p>1,9526679515838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162" calcext:value-type="float">
            <text:p>1162</text:p>
          </table:table-cell>
          <table:table-cell office:value-type="float" office:value="1.75178599357605" calcext:value-type="float">
            <text:p>1,7517859935760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162" calcext:value-type="float">
            <text:p>1162</text:p>
          </table:table-cell>
          <table:table-cell office:value-type="float" office:value="1.97076296806335" calcext:value-type="float">
            <text:p>1,97076296806335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162" calcext:value-type="float">
            <text:p>1162</text:p>
          </table:table-cell>
          <table:table-cell office:value-type="float" office:value="1.81568574905396" calcext:value-type="float">
            <text:p>1,81568574905396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162" calcext:value-type="float">
            <text:p>1162</text:p>
          </table:table-cell>
          <table:table-cell office:value-type="float" office:value="1.98572325706482" calcext:value-type="float">
            <text:p>1,9857232570648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162" calcext:value-type="float">
            <text:p>1162</text:p>
          </table:table-cell>
          <table:table-cell office:value-type="float" office:value="2.00313019752502" calcext:value-type="float">
            <text:p>2,00313019752502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162" calcext:value-type="float">
            <text:p>1162</text:p>
          </table:table-cell>
          <table:table-cell office:value-type="float" office:value="1.8329803943634" calcext:value-type="float">
            <text:p>1,8329803943634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162" calcext:value-type="float">
            <text:p>1162</text:p>
          </table:table-cell>
          <table:table-cell office:value-type="float" office:value="1.86792802810669" calcext:value-type="float">
            <text:p>1,86792802810669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162" calcext:value-type="float">
            <text:p>1162</text:p>
          </table:table-cell>
          <table:table-cell office:value-type="float" office:value="1.89778828620911" calcext:value-type="float">
            <text:p>1,89778828620911</text:p>
          </table:table-cell>
          <table:table-cell/>
          <table:table-cell office:value-type="string" calcext:value-type="string">
            <text:p>Janela10</text:p>
          </table:table-cell>
          <table:table-cell office:value-type="float" office:value="1162" calcext:value-type="float">
            <text:p>1162</text:p>
          </table:table-cell>
          <table:table-cell office:value-type="float" office:value="1.84377765655518" calcext:value-type="float">
            <text:p>1,84377765655518</text:p>
          </table:table-cell>
          <table:table-cell/>
          <table:table-cell office:value-type="string" calcext:value-type="string">
            <text:p>Janela10</text:p>
          </table:table-cell>
          <table:table-cell table:formula="of:=[.B12]" office:value-type="float" office:value="1162" calcext:value-type="float">
            <text:p>1162</text:p>
          </table:table-cell>
          <table:table-cell table:formula="of:=SUM([.C12];[.G12];[.K12];[.O12];[.S12];[.W12];[.AA12];[.AE12];[.AI12];[.AM12];[.AQ12]) / [.AW2]" office:value-type="float" office:value="1.87614943764426" calcext:value-type="float">
            <text:p>1,87614943764426</text:p>
          </table:table-cell>
          <table:table-cell table:number-columns-repeated="3"/>
          <table:table-cell table:formula="of:=MAX([.C12];[.G12];[.K12];[.O12];[.S12];[.W12];[.AA12];[.AE12];[.AI12];[.AM12];[.AQ12])" office:value-type="float" office:value="2.00313019752502" calcext:value-type="float">
            <text:p>2,00313019752502</text:p>
          </table:table-cell>
          <table:table-cell table:formula="of:=MIN([.C12];[.G12];[.K12];[.O12];[.S12];[.W12];[.AA12];[.AE12];[.AI12];[.AM12];[.AQ12])" office:value-type="float" office:value="1.71541333198547" calcext:value-type="float">
            <text:p>1,715413331985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1</text:p>
          </table:table-cell>
          <table:table-cell office:value-type="float" office:value="1204" calcext:value-type="float">
            <text:p>1204</text:p>
          </table:table-cell>
          <table:table-cell office:value-type="float" office:value="1.37731838226318" calcext:value-type="float">
            <text:p>1,37731838226318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04" calcext:value-type="float">
            <text:p>1204</text:p>
          </table:table-cell>
          <table:table-cell office:value-type="float" office:value="2.07763814926147" calcext:value-type="float">
            <text:p>2,07763814926147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04" calcext:value-type="float">
            <text:p>1204</text:p>
          </table:table-cell>
          <table:table-cell office:value-type="float" office:value="1.31434655189514" calcext:value-type="float">
            <text:p>1,31434655189514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04" calcext:value-type="float">
            <text:p>1204</text:p>
          </table:table-cell>
          <table:table-cell office:value-type="float" office:value="1.53450584411621" calcext:value-type="float">
            <text:p>1,53450584411621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04" calcext:value-type="float">
            <text:p>1204</text:p>
          </table:table-cell>
          <table:table-cell office:value-type="float" office:value="1.31472754478455" calcext:value-type="float">
            <text:p>1,31472754478455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04" calcext:value-type="float">
            <text:p>1204</text:p>
          </table:table-cell>
          <table:table-cell office:value-type="float" office:value="1.50296592712402" calcext:value-type="float">
            <text:p>1,50296592712402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04" calcext:value-type="float">
            <text:p>1204</text:p>
          </table:table-cell>
          <table:table-cell office:value-type="float" office:value="1.47177910804749" calcext:value-type="float">
            <text:p>1,47177910804749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04" calcext:value-type="float">
            <text:p>1204</text:p>
          </table:table-cell>
          <table:table-cell office:value-type="float" office:value="1.47199320793152" calcext:value-type="float">
            <text:p>1,47199320793152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04" calcext:value-type="float">
            <text:p>1204</text:p>
          </table:table-cell>
          <table:table-cell office:value-type="float" office:value="1.43300795555115" calcext:value-type="float">
            <text:p>1,43300795555115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04" calcext:value-type="float">
            <text:p>1204</text:p>
          </table:table-cell>
          <table:table-cell office:value-type="float" office:value="1.51189112663269" calcext:value-type="float">
            <text:p>1,51189112663269</text:p>
          </table:table-cell>
          <table:table-cell/>
          <table:table-cell office:value-type="string" calcext:value-type="string">
            <text:p>Janela11</text:p>
          </table:table-cell>
          <table:table-cell office:value-type="float" office:value="1204" calcext:value-type="float">
            <text:p>1204</text:p>
          </table:table-cell>
          <table:table-cell office:value-type="float" office:value="1.43940281867981" calcext:value-type="float">
            <text:p>1,43940281867981</text:p>
          </table:table-cell>
          <table:table-cell/>
          <table:table-cell office:value-type="string" calcext:value-type="string">
            <text:p>Janela11</text:p>
          </table:table-cell>
          <table:table-cell table:formula="of:=[.B13]" office:value-type="float" office:value="1204" calcext:value-type="float">
            <text:p>1204</text:p>
          </table:table-cell>
          <table:table-cell table:formula="of:=SUM([.C13];[.G13];[.K13];[.O13];[.S13];[.W13];[.AA13];[.AE13];[.AI13];[.AM13];[.AQ13]) / [.AW2]" office:value-type="float" office:value="1.49541605602611" calcext:value-type="float">
            <text:p>1,49541605602611</text:p>
          </table:table-cell>
          <table:table-cell table:number-columns-repeated="3"/>
          <table:table-cell table:formula="of:=MAX([.C13];[.G13];[.K13];[.O13];[.S13];[.W13];[.AA13];[.AE13];[.AI13];[.AM13];[.AQ13])" office:value-type="float" office:value="2.07763814926147" calcext:value-type="float">
            <text:p>2,07763814926147</text:p>
          </table:table-cell>
          <table:table-cell table:formula="of:=MIN([.C13];[.G13];[.K13];[.O13];[.S13];[.W13];[.AA13];[.AE13];[.AI13];[.AM13];[.AQ13])" office:value-type="float" office:value="1.31434655189514" calcext:value-type="float">
            <text:p>1,31434655189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2</text:p>
          </table:table-cell>
          <table:table-cell office:value-type="float" office:value="1119" calcext:value-type="float">
            <text:p>1119</text:p>
          </table:table-cell>
          <table:table-cell office:value-type="float" office:value="1.40325140953064" calcext:value-type="float">
            <text:p>1,40325140953064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119" calcext:value-type="float">
            <text:p>1119</text:p>
          </table:table-cell>
          <table:table-cell office:value-type="float" office:value="1.92142605781555" calcext:value-type="float">
            <text:p>1,92142605781555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119" calcext:value-type="float">
            <text:p>1119</text:p>
          </table:table-cell>
          <table:table-cell office:value-type="float" office:value="1.51868295669556" calcext:value-type="float">
            <text:p>1,51868295669556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119" calcext:value-type="float">
            <text:p>1119</text:p>
          </table:table-cell>
          <table:table-cell office:value-type="float" office:value="1.61119914054871" calcext:value-type="float">
            <text:p>1,61119914054871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119" calcext:value-type="float">
            <text:p>1119</text:p>
          </table:table-cell>
          <table:table-cell office:value-type="float" office:value="1.54967069625855" calcext:value-type="float">
            <text:p>1,54967069625855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119" calcext:value-type="float">
            <text:p>1119</text:p>
          </table:table-cell>
          <table:table-cell office:value-type="float" office:value="1.67470192909241" calcext:value-type="float">
            <text:p>1,67470192909241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119" calcext:value-type="float">
            <text:p>1119</text:p>
          </table:table-cell>
          <table:table-cell office:value-type="float" office:value="1.7230749130249" calcext:value-type="float">
            <text:p>1,7230749130249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119" calcext:value-type="float">
            <text:p>1119</text:p>
          </table:table-cell>
          <table:table-cell office:value-type="float" office:value="1.56436347961426" calcext:value-type="float">
            <text:p>1,56436347961426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119" calcext:value-type="float">
            <text:p>1119</text:p>
          </table:table-cell>
          <table:table-cell office:value-type="float" office:value="1.59428310394287" calcext:value-type="float">
            <text:p>1,59428310394287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119" calcext:value-type="float">
            <text:p>1119</text:p>
          </table:table-cell>
          <table:table-cell office:value-type="float" office:value="1.6067795753479" calcext:value-type="float">
            <text:p>1,6067795753479</text:p>
          </table:table-cell>
          <table:table-cell/>
          <table:table-cell office:value-type="string" calcext:value-type="string">
            <text:p>Janela12</text:p>
          </table:table-cell>
          <table:table-cell office:value-type="float" office:value="1119" calcext:value-type="float">
            <text:p>1119</text:p>
          </table:table-cell>
          <table:table-cell office:value-type="float" office:value="1.40663003921509" calcext:value-type="float">
            <text:p>1,40663003921509</text:p>
          </table:table-cell>
          <table:table-cell/>
          <table:table-cell office:value-type="string" calcext:value-type="string">
            <text:p>Janela12</text:p>
          </table:table-cell>
          <table:table-cell table:formula="of:=[.B14]" office:value-type="float" office:value="1119" calcext:value-type="float">
            <text:p>1119</text:p>
          </table:table-cell>
          <table:table-cell table:formula="of:=SUM([.C14];[.G14];[.K14];[.O14];[.S14];[.W14];[.AA14];[.AE14];[.AI14];[.AM14];[.AQ14]) / [.AW2]" office:value-type="float" office:value="1.59764211828059" calcext:value-type="float">
            <text:p>1,59764211828059</text:p>
          </table:table-cell>
          <table:table-cell table:number-columns-repeated="3"/>
          <table:table-cell table:formula="of:=MAX([.C14];[.G14];[.K14];[.O14];[.S14];[.W14];[.AA14];[.AE14];[.AI14];[.AM14];[.AQ14])" office:value-type="float" office:value="1.92142605781555" calcext:value-type="float">
            <text:p>1,92142605781555</text:p>
          </table:table-cell>
          <table:table-cell table:formula="of:=MIN([.C14];[.G14];[.K14];[.O14];[.S14];[.W14];[.AA14];[.AE14];[.AI14];[.AM14];[.AQ14])" office:value-type="float" office:value="1.40325140953064" calcext:value-type="float">
            <text:p>1,403251409530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3</text:p>
          </table:table-cell>
          <table:table-cell office:value-type="float" office:value="2078" calcext:value-type="float">
            <text:p>2078</text:p>
          </table:table-cell>
          <table:table-cell office:value-type="float" office:value="2.2480194568634" calcext:value-type="float">
            <text:p>2,2480194568634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2078" calcext:value-type="float">
            <text:p>2078</text:p>
          </table:table-cell>
          <table:table-cell office:value-type="float" office:value="2.26818633079529" calcext:value-type="float">
            <text:p>2,26818633079529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2078" calcext:value-type="float">
            <text:p>2078</text:p>
          </table:table-cell>
          <table:table-cell office:value-type="float" office:value="1.87681722640991" calcext:value-type="float">
            <text:p>1,87681722640991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2078" calcext:value-type="float">
            <text:p>2078</text:p>
          </table:table-cell>
          <table:table-cell office:value-type="float" office:value="2.04973649978638" calcext:value-type="float">
            <text:p>2,04973649978638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2078" calcext:value-type="float">
            <text:p>2078</text:p>
          </table:table-cell>
          <table:table-cell office:value-type="float" office:value="2.17515325546265" calcext:value-type="float">
            <text:p>2,17515325546265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2078" calcext:value-type="float">
            <text:p>2078</text:p>
          </table:table-cell>
          <table:table-cell office:value-type="float" office:value="2.06201696395874" calcext:value-type="float">
            <text:p>2,06201696395874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2078" calcext:value-type="float">
            <text:p>2078</text:p>
          </table:table-cell>
          <table:table-cell office:value-type="float" office:value="1.98674964904785" calcext:value-type="float">
            <text:p>1,98674964904785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2078" calcext:value-type="float">
            <text:p>2078</text:p>
          </table:table-cell>
          <table:table-cell office:value-type="float" office:value="2.2527379989624" calcext:value-type="float">
            <text:p>2,2527379989624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2078" calcext:value-type="float">
            <text:p>2078</text:p>
          </table:table-cell>
          <table:table-cell office:value-type="float" office:value="1.9549617767334" calcext:value-type="float">
            <text:p>1,9549617767334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2078" calcext:value-type="float">
            <text:p>2078</text:p>
          </table:table-cell>
          <table:table-cell office:value-type="float" office:value="1.96277713775635" calcext:value-type="float">
            <text:p>1,96277713775635</text:p>
          </table:table-cell>
          <table:table-cell/>
          <table:table-cell office:value-type="string" calcext:value-type="string">
            <text:p>Janela13</text:p>
          </table:table-cell>
          <table:table-cell office:value-type="float" office:value="2078" calcext:value-type="float">
            <text:p>2078</text:p>
          </table:table-cell>
          <table:table-cell office:value-type="float" office:value="1.9910147190094" calcext:value-type="float">
            <text:p>1,9910147190094</text:p>
          </table:table-cell>
          <table:table-cell/>
          <table:table-cell office:value-type="string" calcext:value-type="string">
            <text:p>Janela13</text:p>
          </table:table-cell>
          <table:table-cell table:formula="of:=[.B15]" office:value-type="float" office:value="2078" calcext:value-type="float">
            <text:p>2078</text:p>
          </table:table-cell>
          <table:table-cell table:formula="of:=SUM([.C15];[.G15];[.K15];[.O15];[.S15];[.W15];[.AA15];[.AE15];[.AI15];[.AM15];[.AQ15]) / [.AW2]" office:value-type="float" office:value="2.07528827407143" calcext:value-type="float">
            <text:p>2,07528827407143</text:p>
          </table:table-cell>
          <table:table-cell table:number-columns-repeated="3"/>
          <table:table-cell table:formula="of:=MAX([.C15];[.G15];[.K15];[.O15];[.S15];[.W15];[.AA15];[.AE15];[.AI15];[.AM15];[.AQ15])" office:value-type="float" office:value="2.26818633079529" calcext:value-type="float">
            <text:p>2,26818633079529</text:p>
          </table:table-cell>
          <table:table-cell table:formula="of:=MIN([.C15];[.G15];[.K15];[.O15];[.S15];[.W15];[.AA15];[.AE15];[.AI15];[.AM15];[.AQ15])" office:value-type="float" office:value="1.87681722640991" calcext:value-type="float">
            <text:p>1,876817226409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4</text:p>
          </table:table-cell>
          <table:table-cell office:value-type="float" office:value="1379" calcext:value-type="float">
            <text:p>1379</text:p>
          </table:table-cell>
          <table:table-cell office:value-type="float" office:value="1.38133502006531" calcext:value-type="float">
            <text:p>1,38133502006531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379" calcext:value-type="float">
            <text:p>1379</text:p>
          </table:table-cell>
          <table:table-cell office:value-type="float" office:value="1.54899907112122" calcext:value-type="float">
            <text:p>1,54899907112122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379" calcext:value-type="float">
            <text:p>1379</text:p>
          </table:table-cell>
          <table:table-cell office:value-type="float" office:value="1.44023942947388" calcext:value-type="float">
            <text:p>1,44023942947388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379" calcext:value-type="float">
            <text:p>1379</text:p>
          </table:table-cell>
          <table:table-cell office:value-type="float" office:value="1.34343242645264" calcext:value-type="float">
            <text:p>1,34343242645264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379" calcext:value-type="float">
            <text:p>1379</text:p>
          </table:table-cell>
          <table:table-cell office:value-type="float" office:value="1.47194218635559" calcext:value-type="float">
            <text:p>1,47194218635559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379" calcext:value-type="float">
            <text:p>1379</text:p>
          </table:table-cell>
          <table:table-cell office:value-type="float" office:value="1.34543752670288" calcext:value-type="float">
            <text:p>1,34543752670288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379" calcext:value-type="float">
            <text:p>1379</text:p>
          </table:table-cell>
          <table:table-cell office:value-type="float" office:value="1.40952157974243" calcext:value-type="float">
            <text:p>1,40952157974243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379" calcext:value-type="float">
            <text:p>1379</text:p>
          </table:table-cell>
          <table:table-cell office:value-type="float" office:value="1.37677502632141" calcext:value-type="float">
            <text:p>1,37677502632141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379" calcext:value-type="float">
            <text:p>1379</text:p>
          </table:table-cell>
          <table:table-cell office:value-type="float" office:value="1.27176570892334" calcext:value-type="float">
            <text:p>1,27176570892334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379" calcext:value-type="float">
            <text:p>1379</text:p>
          </table:table-cell>
          <table:table-cell office:value-type="float" office:value="1.38059067726135" calcext:value-type="float">
            <text:p>1,38059067726135</text:p>
          </table:table-cell>
          <table:table-cell/>
          <table:table-cell office:value-type="string" calcext:value-type="string">
            <text:p>Janela14</text:p>
          </table:table-cell>
          <table:table-cell office:value-type="float" office:value="1379" calcext:value-type="float">
            <text:p>1379</text:p>
          </table:table-cell>
          <table:table-cell office:value-type="float" office:value="1.35449624061584" calcext:value-type="float">
            <text:p>1,35449624061584</text:p>
          </table:table-cell>
          <table:table-cell/>
          <table:table-cell office:value-type="string" calcext:value-type="string">
            <text:p>Janela14</text:p>
          </table:table-cell>
          <table:table-cell table:formula="of:=[.B16]" office:value-type="float" office:value="1379" calcext:value-type="float">
            <text:p>1379</text:p>
          </table:table-cell>
          <table:table-cell table:formula="of:=SUM([.C16];[.G16];[.K16];[.O16];[.S16];[.W16];[.AA16];[.AE16];[.AI16];[.AM16];[.AQ16]) / [.AW2]" office:value-type="float" office:value="1.39313953573054" calcext:value-type="float">
            <text:p>1,39313953573054</text:p>
          </table:table-cell>
          <table:table-cell table:number-columns-repeated="3"/>
          <table:table-cell table:formula="of:=MAX([.C16];[.G16];[.K16];[.O16];[.S16];[.W16];[.AA16];[.AE16];[.AI16];[.AM16];[.AQ16])" office:value-type="float" office:value="1.54899907112122" calcext:value-type="float">
            <text:p>1,54899907112122</text:p>
          </table:table-cell>
          <table:table-cell table:formula="of:=MIN([.C16];[.G16];[.K16];[.O16];[.S16];[.W16];[.AA16];[.AE16];[.AI16];[.AM16];[.AQ16])" office:value-type="float" office:value="1.27176570892334" calcext:value-type="float">
            <text:p>1,271765708923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5</text:p>
          </table:table-cell>
          <table:table-cell office:value-type="float" office:value="1342" calcext:value-type="float">
            <text:p>1342</text:p>
          </table:table-cell>
          <table:table-cell office:value-type="float" office:value="1.26661014556885" calcext:value-type="float">
            <text:p>1,26661014556885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42" calcext:value-type="float">
            <text:p>1342</text:p>
          </table:table-cell>
          <table:table-cell office:value-type="float" office:value="1.31221389770508" calcext:value-type="float">
            <text:p>1,31221389770508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42" calcext:value-type="float">
            <text:p>1342</text:p>
          </table:table-cell>
          <table:table-cell office:value-type="float" office:value="1.18763828277588" calcext:value-type="float">
            <text:p>1,18763828277588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42" calcext:value-type="float">
            <text:p>1342</text:p>
          </table:table-cell>
          <table:table-cell office:value-type="float" office:value="1.26782727241516" calcext:value-type="float">
            <text:p>1,26782727241516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42" calcext:value-type="float">
            <text:p>1342</text:p>
          </table:table-cell>
          <table:table-cell office:value-type="float" office:value="1.22158932685852" calcext:value-type="float">
            <text:p>1,22158932685852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42" calcext:value-type="float">
            <text:p>1342</text:p>
          </table:table-cell>
          <table:table-cell office:value-type="float" office:value="1.26814413070679" calcext:value-type="float">
            <text:p>1,26814413070679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42" calcext:value-type="float">
            <text:p>1342</text:p>
          </table:table-cell>
          <table:table-cell office:value-type="float" office:value="1.4872145652771" calcext:value-type="float">
            <text:p>1,4872145652771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42" calcext:value-type="float">
            <text:p>1342</text:p>
          </table:table-cell>
          <table:table-cell office:value-type="float" office:value="1.3455080986023" calcext:value-type="float">
            <text:p>1,3455080986023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42" calcext:value-type="float">
            <text:p>1342</text:p>
          </table:table-cell>
          <table:table-cell office:value-type="float" office:value="1.23659610748291" calcext:value-type="float">
            <text:p>1,23659610748291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42" calcext:value-type="float">
            <text:p>1342</text:p>
          </table:table-cell>
          <table:table-cell office:value-type="float" office:value="1.75467801094055" calcext:value-type="float">
            <text:p>1,75467801094055</text:p>
          </table:table-cell>
          <table:table-cell/>
          <table:table-cell office:value-type="string" calcext:value-type="string">
            <text:p>Janela15</text:p>
          </table:table-cell>
          <table:table-cell office:value-type="float" office:value="1342" calcext:value-type="float">
            <text:p>1342</text:p>
          </table:table-cell>
          <table:table-cell office:value-type="float" office:value="1.27399921417236" calcext:value-type="float">
            <text:p>1,27399921417236</text:p>
          </table:table-cell>
          <table:table-cell/>
          <table:table-cell office:value-type="string" calcext:value-type="string">
            <text:p>Janela15</text:p>
          </table:table-cell>
          <table:table-cell table:formula="of:=[.B17]" office:value-type="float" office:value="1342" calcext:value-type="float">
            <text:p>1342</text:p>
          </table:table-cell>
          <table:table-cell table:formula="of:=SUM([.C17];[.G17];[.K17];[.O17];[.S17];[.W17];[.AA17];[.AE17];[.AI17];[.AM17];[.AQ17]) / [.AW2]" office:value-type="float" office:value="1.32927445931868" calcext:value-type="float">
            <text:p>1,32927445931868</text:p>
          </table:table-cell>
          <table:table-cell table:number-columns-repeated="3"/>
          <table:table-cell table:formula="of:=MAX([.C17];[.G17];[.K17];[.O17];[.S17];[.W17];[.AA17];[.AE17];[.AI17];[.AM17];[.AQ17])" office:value-type="float" office:value="1.75467801094055" calcext:value-type="float">
            <text:p>1,75467801094055</text:p>
          </table:table-cell>
          <table:table-cell table:formula="of:=MIN([.C17];[.G17];[.K17];[.O17];[.S17];[.W17];[.AA17];[.AE17];[.AI17];[.AM17];[.AQ17])" office:value-type="float" office:value="1.18763828277588" calcext:value-type="float">
            <text:p>1,187638282775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6</text:p>
          </table:table-cell>
          <table:table-cell office:value-type="float" office:value="1403" calcext:value-type="float">
            <text:p>1403</text:p>
          </table:table-cell>
          <table:table-cell office:value-type="float" office:value="1.69845628738403" calcext:value-type="float">
            <text:p>1,69845628738403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403" calcext:value-type="float">
            <text:p>1403</text:p>
          </table:table-cell>
          <table:table-cell office:value-type="float" office:value="2.04642391204834" calcext:value-type="float">
            <text:p>2,04642391204834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403" calcext:value-type="float">
            <text:p>1403</text:p>
          </table:table-cell>
          <table:table-cell office:value-type="float" office:value="1.56585502624512" calcext:value-type="float">
            <text:p>1,56585502624512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403" calcext:value-type="float">
            <text:p>1403</text:p>
          </table:table-cell>
          <table:table-cell office:value-type="float" office:value="1.86112904548645" calcext:value-type="float">
            <text:p>1,86112904548645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403" calcext:value-type="float">
            <text:p>1403</text:p>
          </table:table-cell>
          <table:table-cell office:value-type="float" office:value="1.56476783752441" calcext:value-type="float">
            <text:p>1,56476783752441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403" calcext:value-type="float">
            <text:p>1403</text:p>
          </table:table-cell>
          <table:table-cell office:value-type="float" office:value="1.61117649078369" calcext:value-type="float">
            <text:p>1,61117649078369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403" calcext:value-type="float">
            <text:p>1403</text:p>
          </table:table-cell>
          <table:table-cell office:value-type="float" office:value="1.78326725959778" calcext:value-type="float">
            <text:p>1,78326725959778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403" calcext:value-type="float">
            <text:p>1403</text:p>
          </table:table-cell>
          <table:table-cell office:value-type="float" office:value="1.64377379417419" calcext:value-type="float">
            <text:p>1,64377379417419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403" calcext:value-type="float">
            <text:p>1403</text:p>
          </table:table-cell>
          <table:table-cell office:value-type="float" office:value="1.74220442771912" calcext:value-type="float">
            <text:p>1,74220442771912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403" calcext:value-type="float">
            <text:p>1403</text:p>
          </table:table-cell>
          <table:table-cell office:value-type="float" office:value="1.84990382194519" calcext:value-type="float">
            <text:p>1,84990382194519</text:p>
          </table:table-cell>
          <table:table-cell/>
          <table:table-cell office:value-type="string" calcext:value-type="string">
            <text:p>Janela16</text:p>
          </table:table-cell>
          <table:table-cell office:value-type="float" office:value="1403" calcext:value-type="float">
            <text:p>1403</text:p>
          </table:table-cell>
          <table:table-cell office:value-type="float" office:value="1.78638696670532" calcext:value-type="float">
            <text:p>1,78638696670532</text:p>
          </table:table-cell>
          <table:table-cell/>
          <table:table-cell office:value-type="string" calcext:value-type="string">
            <text:p>Janela16</text:p>
          </table:table-cell>
          <table:table-cell table:formula="of:=[.B18]" office:value-type="float" office:value="1403" calcext:value-type="float">
            <text:p>1403</text:p>
          </table:table-cell>
          <table:table-cell table:formula="of:=SUM([.C18];[.G18];[.K18];[.O18];[.S18];[.W18];[.AA18];[.AE18];[.AI18];[.AM18];[.AQ18]) / [.AW2]" office:value-type="float" office:value="1.74121316996488" calcext:value-type="float">
            <text:p>1,74121316996488</text:p>
          </table:table-cell>
          <table:table-cell table:number-columns-repeated="3"/>
          <table:table-cell table:formula="of:=MAX([.C18];[.G18];[.K18];[.O18];[.S18];[.W18];[.AA18];[.AE18];[.AI18];[.AM18];[.AQ18])" office:value-type="float" office:value="2.04642391204834" calcext:value-type="float">
            <text:p>2,04642391204834</text:p>
          </table:table-cell>
          <table:table-cell table:formula="of:=MIN([.C18];[.G18];[.K18];[.O18];[.S18];[.W18];[.AA18];[.AE18];[.AI18];[.AM18];[.AQ18])" office:value-type="float" office:value="1.56476783752441" calcext:value-type="float">
            <text:p>1,564767837524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7</text:p>
          </table:table-cell>
          <table:table-cell office:value-type="float" office:value="1004" calcext:value-type="float">
            <text:p>1004</text:p>
          </table:table-cell>
          <table:table-cell office:value-type="float" office:value="1.33742451667786" calcext:value-type="float">
            <text:p>1,33742451667786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04" calcext:value-type="float">
            <text:p>1004</text:p>
          </table:table-cell>
          <table:table-cell office:value-type="float" office:value="1.64333891868591" calcext:value-type="float">
            <text:p>1,64333891868591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04" calcext:value-type="float">
            <text:p>1004</text:p>
          </table:table-cell>
          <table:table-cell office:value-type="float" office:value="1.26759719848633" calcext:value-type="float">
            <text:p>1,26759719848633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04" calcext:value-type="float">
            <text:p>1004</text:p>
          </table:table-cell>
          <table:table-cell office:value-type="float" office:value="1.31427240371704" calcext:value-type="float">
            <text:p>1,31427240371704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04" calcext:value-type="float">
            <text:p>1004</text:p>
          </table:table-cell>
          <table:table-cell office:value-type="float" office:value="1.31516289710999" calcext:value-type="float">
            <text:p>1,31516289710999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04" calcext:value-type="float">
            <text:p>1004</text:p>
          </table:table-cell>
          <table:table-cell office:value-type="float" office:value="1.26734352111816" calcext:value-type="float">
            <text:p>1,26734352111816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04" calcext:value-type="float">
            <text:p>1004</text:p>
          </table:table-cell>
          <table:table-cell office:value-type="float" office:value="1.30007600784302" calcext:value-type="float">
            <text:p>1,30007600784302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04" calcext:value-type="float">
            <text:p>1004</text:p>
          </table:table-cell>
          <table:table-cell office:value-type="float" office:value="1.36670398712158" calcext:value-type="float">
            <text:p>1,36670398712158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04" calcext:value-type="float">
            <text:p>1004</text:p>
          </table:table-cell>
          <table:table-cell office:value-type="float" office:value="1.34597778320313" calcext:value-type="float">
            <text:p>1,34597778320313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04" calcext:value-type="float">
            <text:p>1004</text:p>
          </table:table-cell>
          <table:table-cell office:value-type="float" office:value="1.35473895072937" calcext:value-type="float">
            <text:p>1,35473895072937</text:p>
          </table:table-cell>
          <table:table-cell/>
          <table:table-cell office:value-type="string" calcext:value-type="string">
            <text:p>Janela17</text:p>
          </table:table-cell>
          <table:table-cell office:value-type="float" office:value="1004" calcext:value-type="float">
            <text:p>1004</text:p>
          </table:table-cell>
          <table:table-cell office:value-type="float" office:value="1.3146185874939" calcext:value-type="float">
            <text:p>1,3146185874939</text:p>
          </table:table-cell>
          <table:table-cell/>
          <table:table-cell office:value-type="string" calcext:value-type="string">
            <text:p>Janela17</text:p>
          </table:table-cell>
          <table:table-cell table:formula="of:=[.B19]" office:value-type="float" office:value="1004" calcext:value-type="float">
            <text:p>1004</text:p>
          </table:table-cell>
          <table:table-cell table:formula="of:=SUM([.C19];[.G19];[.K19];[.O19];[.S19];[.W19];[.AA19];[.AE19];[.AI19];[.AM19];[.AQ19]) / [.AW2]" office:value-type="float" office:value="1.34793225201694" calcext:value-type="float">
            <text:p>1,34793225201694</text:p>
          </table:table-cell>
          <table:table-cell table:number-columns-repeated="3"/>
          <table:table-cell table:formula="of:=MAX([.C19];[.G19];[.K19];[.O19];[.S19];[.W19];[.AA19];[.AE19];[.AI19];[.AM19];[.AQ19])" office:value-type="float" office:value="1.64333891868591" calcext:value-type="float">
            <text:p>1,64333891868591</text:p>
          </table:table-cell>
          <table:table-cell table:formula="of:=MIN([.C19];[.G19];[.K19];[.O19];[.S19];[.W19];[.AA19];[.AE19];[.AI19];[.AM19];[.AQ19])" office:value-type="float" office:value="1.26734352111816" calcext:value-type="float">
            <text:p>1,267343521118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8</text:p>
          </table:table-cell>
          <table:table-cell office:value-type="float" office:value="1268" calcext:value-type="float">
            <text:p>1268</text:p>
          </table:table-cell>
          <table:table-cell office:value-type="float" office:value="1.38729071617126" calcext:value-type="float">
            <text:p>1,38729071617126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268" calcext:value-type="float">
            <text:p>1268</text:p>
          </table:table-cell>
          <table:table-cell office:value-type="float" office:value="1.7183780670166" calcext:value-type="float">
            <text:p>1,7183780670166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268" calcext:value-type="float">
            <text:p>1268</text:p>
          </table:table-cell>
          <table:table-cell office:value-type="float" office:value="1.75290155410767" calcext:value-type="float">
            <text:p>1,75290155410767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268" calcext:value-type="float">
            <text:p>1268</text:p>
          </table:table-cell>
          <table:table-cell office:value-type="float" office:value="1.59658169746399" calcext:value-type="float">
            <text:p>1,59658169746399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268" calcext:value-type="float">
            <text:p>1268</text:p>
          </table:table-cell>
          <table:table-cell office:value-type="float" office:value="1.42378830909729" calcext:value-type="float">
            <text:p>1,42378830909729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268" calcext:value-type="float">
            <text:p>1268</text:p>
          </table:table-cell>
          <table:table-cell office:value-type="float" office:value="1.45625352859497" calcext:value-type="float">
            <text:p>1,45625352859497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268" calcext:value-type="float">
            <text:p>1268</text:p>
          </table:table-cell>
          <table:table-cell office:value-type="float" office:value="1.47225213050842" calcext:value-type="float">
            <text:p>1,47225213050842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268" calcext:value-type="float">
            <text:p>1268</text:p>
          </table:table-cell>
          <table:table-cell office:value-type="float" office:value="1.42374539375305" calcext:value-type="float">
            <text:p>1,42374539375305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268" calcext:value-type="float">
            <text:p>1268</text:p>
          </table:table-cell>
          <table:table-cell office:value-type="float" office:value="1.3897602558136" calcext:value-type="float">
            <text:p>1,3897602558136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268" calcext:value-type="float">
            <text:p>1268</text:p>
          </table:table-cell>
          <table:table-cell office:value-type="float" office:value="1.5838897228241" calcext:value-type="float">
            <text:p>1,5838897228241</text:p>
          </table:table-cell>
          <table:table-cell/>
          <table:table-cell office:value-type="string" calcext:value-type="string">
            <text:p>Janela18</text:p>
          </table:table-cell>
          <table:table-cell office:value-type="float" office:value="1268" calcext:value-type="float">
            <text:p>1268</text:p>
          </table:table-cell>
          <table:table-cell office:value-type="float" office:value="1.4426326751709" calcext:value-type="float">
            <text:p>1,4426326751709</text:p>
          </table:table-cell>
          <table:table-cell/>
          <table:table-cell office:value-type="string" calcext:value-type="string">
            <text:p>Janela18</text:p>
          </table:table-cell>
          <table:table-cell table:formula="of:=[.B20]" office:value-type="float" office:value="1268" calcext:value-type="float">
            <text:p>1268</text:p>
          </table:table-cell>
          <table:table-cell table:formula="of:=SUM([.C20];[.G20];[.K20];[.O20];[.S20];[.W20];[.AA20];[.AE20];[.AI20];[.AM20];[.AQ20]) / [.AW2]" office:value-type="float" office:value="1.51340673186562" calcext:value-type="float">
            <text:p>1,51340673186562</text:p>
          </table:table-cell>
          <table:table-cell table:number-columns-repeated="3"/>
          <table:table-cell table:formula="of:=MAX([.C20];[.G20];[.K20];[.O20];[.S20];[.W20];[.AA20];[.AE20];[.AI20];[.AM20];[.AQ20])" office:value-type="float" office:value="1.75290155410767" calcext:value-type="float">
            <text:p>1,75290155410767</text:p>
          </table:table-cell>
          <table:table-cell table:formula="of:=MIN([.C20];[.G20];[.K20];[.O20];[.S20];[.W20];[.AA20];[.AE20];[.AI20];[.AM20];[.AQ20])" office:value-type="float" office:value="1.38729071617126" calcext:value-type="float">
            <text:p>1,387290716171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19</text:p>
          </table:table-cell>
          <table:table-cell office:value-type="float" office:value="2001" calcext:value-type="float">
            <text:p>2001</text:p>
          </table:table-cell>
          <table:table-cell office:value-type="float" office:value="1.99367022514343" calcext:value-type="float">
            <text:p>1,99367022514343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2001" calcext:value-type="float">
            <text:p>2001</text:p>
          </table:table-cell>
          <table:table-cell office:value-type="float" office:value="2.5150363445282" calcext:value-type="float">
            <text:p>2,5150363445282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2001" calcext:value-type="float">
            <text:p>2001</text:p>
          </table:table-cell>
          <table:table-cell office:value-type="float" office:value="2.41768860816956" calcext:value-type="float">
            <text:p>2,41768860816956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2001" calcext:value-type="float">
            <text:p>2001</text:p>
          </table:table-cell>
          <table:table-cell office:value-type="float" office:value="1.95539951324463" calcext:value-type="float">
            <text:p>1,95539951324463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2001" calcext:value-type="float">
            <text:p>2001</text:p>
          </table:table-cell>
          <table:table-cell office:value-type="float" office:value="2.28390002250671" calcext:value-type="float">
            <text:p>2,28390002250671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2001" calcext:value-type="float">
            <text:p>2001</text:p>
          </table:table-cell>
          <table:table-cell office:value-type="float" office:value="2.1124529838562" calcext:value-type="float">
            <text:p>2,1124529838562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2001" calcext:value-type="float">
            <text:p>2001</text:p>
          </table:table-cell>
          <table:table-cell office:value-type="float" office:value="2.20486783981323" calcext:value-type="float">
            <text:p>2,20486783981323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2001" calcext:value-type="float">
            <text:p>2001</text:p>
          </table:table-cell>
          <table:table-cell office:value-type="float" office:value="2.31564378738403" calcext:value-type="float">
            <text:p>2,31564378738403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2001" calcext:value-type="float">
            <text:p>2001</text:p>
          </table:table-cell>
          <table:table-cell office:value-type="float" office:value="2.24423027038574" calcext:value-type="float">
            <text:p>2,24423027038574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2001" calcext:value-type="float">
            <text:p>2001</text:p>
          </table:table-cell>
          <table:table-cell office:value-type="float" office:value="2.50700044631958" calcext:value-type="float">
            <text:p>2,50700044631958</text:p>
          </table:table-cell>
          <table:table-cell/>
          <table:table-cell office:value-type="string" calcext:value-type="string">
            <text:p>Janela19</text:p>
          </table:table-cell>
          <table:table-cell office:value-type="float" office:value="2001" calcext:value-type="float">
            <text:p>2001</text:p>
          </table:table-cell>
          <table:table-cell office:value-type="float" office:value="2.04972362518311" calcext:value-type="float">
            <text:p>2,04972362518311</text:p>
          </table:table-cell>
          <table:table-cell/>
          <table:table-cell office:value-type="string" calcext:value-type="string">
            <text:p>Janela19</text:p>
          </table:table-cell>
          <table:table-cell table:formula="of:=[.B21]" office:value-type="float" office:value="2001" calcext:value-type="float">
            <text:p>2001</text:p>
          </table:table-cell>
          <table:table-cell table:formula="of:=SUM([.C21];[.G21];[.K21];[.O21];[.S21];[.W21];[.AA21];[.AE21];[.AI21];[.AM21];[.AQ21]) / [.AW2]" office:value-type="float" office:value="2.23632851513949" calcext:value-type="float">
            <text:p>2,23632851513949</text:p>
          </table:table-cell>
          <table:table-cell table:number-columns-repeated="3"/>
          <table:table-cell table:formula="of:=MAX([.C21];[.G21];[.K21];[.O21];[.S21];[.W21];[.AA21];[.AE21];[.AI21];[.AM21];[.AQ21])" office:value-type="float" office:value="2.5150363445282" calcext:value-type="float">
            <text:p>2,5150363445282</text:p>
          </table:table-cell>
          <table:table-cell table:formula="of:=MIN([.C21];[.G21];[.K21];[.O21];[.S21];[.W21];[.AA21];[.AE21];[.AI21];[.AM21];[.AQ21])" office:value-type="float" office:value="1.95539951324463" calcext:value-type="float">
            <text:p>1,955399513244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0</text:p>
          </table:table-cell>
          <table:table-cell office:value-type="float" office:value="709" calcext:value-type="float">
            <text:p>709</text:p>
          </table:table-cell>
          <table:table-cell office:value-type="float" office:value="1.00631308555603" calcext:value-type="float">
            <text:p>1,00631308555603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709" calcext:value-type="float">
            <text:p>709</text:p>
          </table:table-cell>
          <table:table-cell office:value-type="float" office:value="1.06783628463745" calcext:value-type="float">
            <text:p>1,06783628463745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709" calcext:value-type="float">
            <text:p>709</text:p>
          </table:table-cell>
          <table:table-cell office:value-type="float" office:value="0.987640142440796" calcext:value-type="float">
            <text:p>0,987640142440796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709" calcext:value-type="float">
            <text:p>709</text:p>
          </table:table-cell>
          <table:table-cell office:value-type="float" office:value="1.0174446105957" calcext:value-type="float">
            <text:p>1,0174446105957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709" calcext:value-type="float">
            <text:p>709</text:p>
          </table:table-cell>
          <table:table-cell office:value-type="float" office:value="0.940674066543579" calcext:value-type="float">
            <text:p>0,940674066543579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709" calcext:value-type="float">
            <text:p>709</text:p>
          </table:table-cell>
          <table:table-cell office:value-type="float" office:value="0.97116756439209" calcext:value-type="float">
            <text:p>0,97116756439209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709" calcext:value-type="float">
            <text:p>709</text:p>
          </table:table-cell>
          <table:table-cell office:value-type="float" office:value="0.893910646438599" calcext:value-type="float">
            <text:p>0,893910646438599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709" calcext:value-type="float">
            <text:p>709</text:p>
          </table:table-cell>
          <table:table-cell office:value-type="float" office:value="1.22138977050781" calcext:value-type="float">
            <text:p>1,22138977050781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709" calcext:value-type="float">
            <text:p>709</text:p>
          </table:table-cell>
          <table:table-cell office:value-type="float" office:value="0.988903284072876" calcext:value-type="float">
            <text:p>0,988903284072876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709" calcext:value-type="float">
            <text:p>709</text:p>
          </table:table-cell>
          <table:table-cell office:value-type="float" office:value="1.18205571174622" calcext:value-type="float">
            <text:p>1,18205571174622</text:p>
          </table:table-cell>
          <table:table-cell/>
          <table:table-cell office:value-type="string" calcext:value-type="string">
            <text:p>Janela20</text:p>
          </table:table-cell>
          <table:table-cell office:value-type="float" office:value="709" calcext:value-type="float">
            <text:p>709</text:p>
          </table:table-cell>
          <table:table-cell office:value-type="float" office:value="0.914001941680908" calcext:value-type="float">
            <text:p>0,914001941680908</text:p>
          </table:table-cell>
          <table:table-cell/>
          <table:table-cell office:value-type="string" calcext:value-type="string">
            <text:p>Janela20</text:p>
          </table:table-cell>
          <table:table-cell table:formula="of:=[.B22]" office:value-type="float" office:value="709" calcext:value-type="float">
            <text:p>709</text:p>
          </table:table-cell>
          <table:table-cell table:formula="of:=SUM([.C22];[.G22];[.K22];[.O22];[.S22];[.W22];[.AA22];[.AE22];[.AI22];[.AM22];[.AQ22]) / [.AW2]" office:value-type="float" office:value="1.0173942826011" calcext:value-type="float">
            <text:p>1,0173942826011</text:p>
          </table:table-cell>
          <table:table-cell table:number-columns-repeated="3"/>
          <table:table-cell table:formula="of:=MAX([.C22];[.G22];[.K22];[.O22];[.S22];[.W22];[.AA22];[.AE22];[.AI22];[.AM22];[.AQ22])" office:value-type="float" office:value="1.22138977050781" calcext:value-type="float">
            <text:p>1,22138977050781</text:p>
          </table:table-cell>
          <table:table-cell table:formula="of:=MIN([.C22];[.G22];[.K22];[.O22];[.S22];[.W22];[.AA22];[.AE22];[.AI22];[.AM22];[.AQ22])" office:value-type="float" office:value="0.893910646438599" calcext:value-type="float">
            <text:p>0,8939106464385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1</text:p>
          </table:table-cell>
          <table:table-cell office:value-type="float" office:value="1372" calcext:value-type="float">
            <text:p>1372</text:p>
          </table:table-cell>
          <table:table-cell office:value-type="float" office:value="1.49298119544983" calcext:value-type="float">
            <text:p>1,49298119544983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72" calcext:value-type="float">
            <text:p>1372</text:p>
          </table:table-cell>
          <table:table-cell office:value-type="float" office:value="1.70648908615112" calcext:value-type="float">
            <text:p>1,70648908615112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72" calcext:value-type="float">
            <text:p>1372</text:p>
          </table:table-cell>
          <table:table-cell office:value-type="float" office:value="1.96809101104736" calcext:value-type="float">
            <text:p>1,96809101104736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72" calcext:value-type="float">
            <text:p>1372</text:p>
          </table:table-cell>
          <table:table-cell office:value-type="float" office:value="1.42369222640991" calcext:value-type="float">
            <text:p>1,42369222640991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72" calcext:value-type="float">
            <text:p>1372</text:p>
          </table:table-cell>
          <table:table-cell office:value-type="float" office:value="1.65832114219666" calcext:value-type="float">
            <text:p>1,65832114219666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72" calcext:value-type="float">
            <text:p>1372</text:p>
          </table:table-cell>
          <table:table-cell office:value-type="float" office:value="1.48762702941895" calcext:value-type="float">
            <text:p>1,48762702941895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72" calcext:value-type="float">
            <text:p>1372</text:p>
          </table:table-cell>
          <table:table-cell office:value-type="float" office:value="1.40809059143066" calcext:value-type="float">
            <text:p>1,40809059143066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72" calcext:value-type="float">
            <text:p>1372</text:p>
          </table:table-cell>
          <table:table-cell office:value-type="float" office:value="1.5340793132782" calcext:value-type="float">
            <text:p>1,5340793132782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72" calcext:value-type="float">
            <text:p>1372</text:p>
          </table:table-cell>
          <table:table-cell office:value-type="float" office:value="1.44151425361633" calcext:value-type="float">
            <text:p>1,44151425361633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72" calcext:value-type="float">
            <text:p>1372</text:p>
          </table:table-cell>
          <table:table-cell office:value-type="float" office:value="1.58252453804016" calcext:value-type="float">
            <text:p>1,58252453804016</text:p>
          </table:table-cell>
          <table:table-cell/>
          <table:table-cell office:value-type="string" calcext:value-type="string">
            <text:p>Janela21</text:p>
          </table:table-cell>
          <table:table-cell office:value-type="float" office:value="1372" calcext:value-type="float">
            <text:p>1372</text:p>
          </table:table-cell>
          <table:table-cell office:value-type="float" office:value="1.41541385650635" calcext:value-type="float">
            <text:p>1,41541385650635</text:p>
          </table:table-cell>
          <table:table-cell/>
          <table:table-cell office:value-type="string" calcext:value-type="string">
            <text:p>Janela21</text:p>
          </table:table-cell>
          <table:table-cell table:formula="of:=[.B23]" office:value-type="float" office:value="1372" calcext:value-type="float">
            <text:p>1372</text:p>
          </table:table-cell>
          <table:table-cell table:formula="of:=SUM([.C23];[.G23];[.K23];[.O23];[.S23];[.W23];[.AA23];[.AE23];[.AI23];[.AM23];[.AQ23]) / [.AW2]" office:value-type="float" office:value="1.55625674941323" calcext:value-type="float">
            <text:p>1,55625674941323</text:p>
          </table:table-cell>
          <table:table-cell table:number-columns-repeated="3"/>
          <table:table-cell table:formula="of:=MAX([.C23];[.G23];[.K23];[.O23];[.S23];[.W23];[.AA23];[.AE23];[.AI23];[.AM23];[.AQ23])" office:value-type="float" office:value="1.96809101104736" calcext:value-type="float">
            <text:p>1,96809101104736</text:p>
          </table:table-cell>
          <table:table-cell table:formula="of:=MIN([.C23];[.G23];[.K23];[.O23];[.S23];[.W23];[.AA23];[.AE23];[.AI23];[.AM23];[.AQ23])" office:value-type="float" office:value="1.40809059143066" calcext:value-type="float">
            <text:p>1,40809059143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2</text:p>
          </table:table-cell>
          <table:table-cell office:value-type="float" office:value="784" calcext:value-type="float">
            <text:p>784</text:p>
          </table:table-cell>
          <table:table-cell office:value-type="float" office:value="1.12620997428894" calcext:value-type="float">
            <text:p>1,12620997428894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784" calcext:value-type="float">
            <text:p>784</text:p>
          </table:table-cell>
          <table:table-cell office:value-type="float" office:value="1.31426501274109" calcext:value-type="float">
            <text:p>1,31426501274109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784" calcext:value-type="float">
            <text:p>784</text:p>
          </table:table-cell>
          <table:table-cell office:value-type="float" office:value="1.63169074058533" calcext:value-type="float">
            <text:p>1,63169074058533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784" calcext:value-type="float">
            <text:p>784</text:p>
          </table:table-cell>
          <table:table-cell office:value-type="float" office:value="1.19056057929993" calcext:value-type="float">
            <text:p>1,19056057929993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784" calcext:value-type="float">
            <text:p>784</text:p>
          </table:table-cell>
          <table:table-cell office:value-type="float" office:value="1.23411417007446" calcext:value-type="float">
            <text:p>1,23411417007446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784" calcext:value-type="float">
            <text:p>784</text:p>
          </table:table-cell>
          <table:table-cell office:value-type="float" office:value="1.25201058387756" calcext:value-type="float">
            <text:p>1,25201058387756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784" calcext:value-type="float">
            <text:p>784</text:p>
          </table:table-cell>
          <table:table-cell office:value-type="float" office:value="1.15847849845886" calcext:value-type="float">
            <text:p>1,15847849845886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784" calcext:value-type="float">
            <text:p>784</text:p>
          </table:table-cell>
          <table:table-cell office:value-type="float" office:value="1.15808510780334" calcext:value-type="float">
            <text:p>1,15808510780334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784" calcext:value-type="float">
            <text:p>784</text:p>
          </table:table-cell>
          <table:table-cell office:value-type="float" office:value="1.24937963485718" calcext:value-type="float">
            <text:p>1,24937963485718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784" calcext:value-type="float">
            <text:p>784</text:p>
          </table:table-cell>
          <table:table-cell office:value-type="float" office:value="1.13320875167847" calcext:value-type="float">
            <text:p>1,13320875167847</text:p>
          </table:table-cell>
          <table:table-cell/>
          <table:table-cell office:value-type="string" calcext:value-type="string">
            <text:p>Janela22</text:p>
          </table:table-cell>
          <table:table-cell office:value-type="float" office:value="784" calcext:value-type="float">
            <text:p>784</text:p>
          </table:table-cell>
          <table:table-cell office:value-type="float" office:value="1.18683695793152" calcext:value-type="float">
            <text:p>1,18683695793152</text:p>
          </table:table-cell>
          <table:table-cell/>
          <table:table-cell office:value-type="string" calcext:value-type="string">
            <text:p>Janela22</text:p>
          </table:table-cell>
          <table:table-cell table:formula="of:=[.B24]" office:value-type="float" office:value="784" calcext:value-type="float">
            <text:p>784</text:p>
          </table:table-cell>
          <table:table-cell table:formula="of:=SUM([.C24];[.G24];[.K24];[.O24];[.S24];[.W24];[.AA24];[.AE24];[.AI24];[.AM24];[.AQ24]) / [.AW2]" office:value-type="float" office:value="1.23953091014515" calcext:value-type="float">
            <text:p>1,23953091014515</text:p>
          </table:table-cell>
          <table:table-cell table:number-columns-repeated="3"/>
          <table:table-cell table:formula="of:=MAX([.C24];[.G24];[.K24];[.O24];[.S24];[.W24];[.AA24];[.AE24];[.AI24];[.AM24];[.AQ24])" office:value-type="float" office:value="1.63169074058533" calcext:value-type="float">
            <text:p>1,63169074058533</text:p>
          </table:table-cell>
          <table:table-cell table:formula="of:=MIN([.C24];[.G24];[.K24];[.O24];[.S24];[.W24];[.AA24];[.AE24];[.AI24];[.AM24];[.AQ24])" office:value-type="float" office:value="1.12620997428894" calcext:value-type="float">
            <text:p>1,126209974288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3</text:p>
          </table:table-cell>
          <table:table-cell office:value-type="float" office:value="1437" calcext:value-type="float">
            <text:p>1437</text:p>
          </table:table-cell>
          <table:table-cell office:value-type="float" office:value="1.91089081764221" calcext:value-type="float">
            <text:p>1,91089081764221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437" calcext:value-type="float">
            <text:p>1437</text:p>
          </table:table-cell>
          <table:table-cell office:value-type="float" office:value="1.96828532218933" calcext:value-type="float">
            <text:p>1,96828532218933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437" calcext:value-type="float">
            <text:p>1437</text:p>
          </table:table-cell>
          <table:table-cell office:value-type="float" office:value="2.51811385154724" calcext:value-type="float">
            <text:p>2,51811385154724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437" calcext:value-type="float">
            <text:p>1437</text:p>
          </table:table-cell>
          <table:table-cell office:value-type="float" office:value="1.87795305252075" calcext:value-type="float">
            <text:p>1,87795305252075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437" calcext:value-type="float">
            <text:p>1437</text:p>
          </table:table-cell>
          <table:table-cell office:value-type="float" office:value="1.97068786621094" calcext:value-type="float">
            <text:p>1,97068786621094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437" calcext:value-type="float">
            <text:p>1437</text:p>
          </table:table-cell>
          <table:table-cell office:value-type="float" office:value="1.70584893226624" calcext:value-type="float">
            <text:p>1,70584893226624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437" calcext:value-type="float">
            <text:p>1437</text:p>
          </table:table-cell>
          <table:table-cell office:value-type="float" office:value="1.82769465446472" calcext:value-type="float">
            <text:p>1,82769465446472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437" calcext:value-type="float">
            <text:p>1437</text:p>
          </table:table-cell>
          <table:table-cell office:value-type="float" office:value="1.97224545478821" calcext:value-type="float">
            <text:p>1,97224545478821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437" calcext:value-type="float">
            <text:p>1437</text:p>
          </table:table-cell>
          <table:table-cell office:value-type="float" office:value="1.77127361297607" calcext:value-type="float">
            <text:p>1,77127361297607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437" calcext:value-type="float">
            <text:p>1437</text:p>
          </table:table-cell>
          <table:table-cell office:value-type="float" office:value="1.8089292049408" calcext:value-type="float">
            <text:p>1,8089292049408</text:p>
          </table:table-cell>
          <table:table-cell/>
          <table:table-cell office:value-type="string" calcext:value-type="string">
            <text:p>Janela23</text:p>
          </table:table-cell>
          <table:table-cell office:value-type="float" office:value="1437" calcext:value-type="float">
            <text:p>1437</text:p>
          </table:table-cell>
          <table:table-cell office:value-type="float" office:value="1.79168748855591" calcext:value-type="float">
            <text:p>1,79168748855591</text:p>
          </table:table-cell>
          <table:table-cell/>
          <table:table-cell office:value-type="string" calcext:value-type="string">
            <text:p>Janela23</text:p>
          </table:table-cell>
          <table:table-cell table:formula="of:=[.B25]" office:value-type="float" office:value="1437" calcext:value-type="float">
            <text:p>1437</text:p>
          </table:table-cell>
          <table:table-cell table:formula="of:=SUM([.C25];[.G25];[.K25];[.O25];[.S25];[.W25];[.AA25];[.AE25];[.AI25];[.AM25];[.AQ25]) / [.AW2]" office:value-type="float" office:value="1.92032820528204" calcext:value-type="float">
            <text:p>1,92032820528204</text:p>
          </table:table-cell>
          <table:table-cell table:number-columns-repeated="3"/>
          <table:table-cell table:formula="of:=MAX([.C25];[.G25];[.K25];[.O25];[.S25];[.W25];[.AA25];[.AE25];[.AI25];[.AM25];[.AQ25])" office:value-type="float" office:value="2.51811385154724" calcext:value-type="float">
            <text:p>2,51811385154724</text:p>
          </table:table-cell>
          <table:table-cell table:formula="of:=MIN([.C25];[.G25];[.K25];[.O25];[.S25];[.W25];[.AA25];[.AE25];[.AI25];[.AM25];[.AQ25])" office:value-type="float" office:value="1.70584893226624" calcext:value-type="float">
            <text:p>1,705848932266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4</text:p>
          </table:table-cell>
          <table:table-cell office:value-type="float" office:value="798" calcext:value-type="float">
            <text:p>798</text:p>
          </table:table-cell>
          <table:table-cell office:value-type="float" office:value="1.33044481277466" calcext:value-type="float">
            <text:p>1,33044481277466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798" calcext:value-type="float">
            <text:p>798</text:p>
          </table:table-cell>
          <table:table-cell office:value-type="float" office:value="1.64024114608765" calcext:value-type="float">
            <text:p>1,64024114608765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798" calcext:value-type="float">
            <text:p>798</text:p>
          </table:table-cell>
          <table:table-cell office:value-type="float" office:value="1.30038547515869" calcext:value-type="float">
            <text:p>1,30038547515869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798" calcext:value-type="float">
            <text:p>798</text:p>
          </table:table-cell>
          <table:table-cell office:value-type="float" office:value="1.34657788276672" calcext:value-type="float">
            <text:p>1,34657788276672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798" calcext:value-type="float">
            <text:p>798</text:p>
          </table:table-cell>
          <table:table-cell office:value-type="float" office:value="1.47184872627258" calcext:value-type="float">
            <text:p>1,47184872627258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798" calcext:value-type="float">
            <text:p>798</text:p>
          </table:table-cell>
          <table:table-cell office:value-type="float" office:value="1.31566572189331" calcext:value-type="float">
            <text:p>1,31566572189331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798" calcext:value-type="float">
            <text:p>798</text:p>
          </table:table-cell>
          <table:table-cell office:value-type="float" office:value="1.28458714485168" calcext:value-type="float">
            <text:p>1,28458714485168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798" calcext:value-type="float">
            <text:p>798</text:p>
          </table:table-cell>
          <table:table-cell office:value-type="float" office:value="1.43936204910278" calcext:value-type="float">
            <text:p>1,43936204910278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798" calcext:value-type="float">
            <text:p>798</text:p>
          </table:table-cell>
          <table:table-cell office:value-type="float" office:value="1.28472232818604" calcext:value-type="float">
            <text:p>1,28472232818604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798" calcext:value-type="float">
            <text:p>798</text:p>
          </table:table-cell>
          <table:table-cell office:value-type="float" office:value="1.34036421775818" calcext:value-type="float">
            <text:p>1,34036421775818</text:p>
          </table:table-cell>
          <table:table-cell/>
          <table:table-cell office:value-type="string" calcext:value-type="string">
            <text:p>Janela24</text:p>
          </table:table-cell>
          <table:table-cell office:value-type="float" office:value="798" calcext:value-type="float">
            <text:p>798</text:p>
          </table:table-cell>
          <table:table-cell office:value-type="float" office:value="1.27258276939392" calcext:value-type="float">
            <text:p>1,27258276939392</text:p>
          </table:table-cell>
          <table:table-cell/>
          <table:table-cell office:value-type="string" calcext:value-type="string">
            <text:p>Janela24</text:p>
          </table:table-cell>
          <table:table-cell table:formula="of:=[.B26]" office:value-type="float" office:value="798" calcext:value-type="float">
            <text:p>798</text:p>
          </table:table-cell>
          <table:table-cell table:formula="of:=SUM([.C26];[.G26];[.K26];[.O26];[.S26];[.W26];[.AA26];[.AE26];[.AI26];[.AM26];[.AQ26]) / [.AW2]" office:value-type="float" office:value="1.36607111584056" calcext:value-type="float">
            <text:p>1,36607111584056</text:p>
          </table:table-cell>
          <table:table-cell table:number-columns-repeated="3"/>
          <table:table-cell table:formula="of:=MAX([.C26];[.G26];[.K26];[.O26];[.S26];[.W26];[.AA26];[.AE26];[.AI26];[.AM26];[.AQ26])" office:value-type="float" office:value="1.64024114608765" calcext:value-type="float">
            <text:p>1,64024114608765</text:p>
          </table:table-cell>
          <table:table-cell table:formula="of:=MIN([.C26];[.G26];[.K26];[.O26];[.S26];[.W26];[.AA26];[.AE26];[.AI26];[.AM26];[.AQ26])" office:value-type="float" office:value="1.27258276939392" calcext:value-type="float">
            <text:p>1,272582769393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5</text:p>
          </table:table-cell>
          <table:table-cell office:value-type="float" office:value="1963" calcext:value-type="float">
            <text:p>1963</text:p>
          </table:table-cell>
          <table:table-cell office:value-type="float" office:value="1.84209823608398" calcext:value-type="float">
            <text:p>1,84209823608398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963" calcext:value-type="float">
            <text:p>1963</text:p>
          </table:table-cell>
          <table:table-cell office:value-type="float" office:value="2.65561294555664" calcext:value-type="float">
            <text:p>2,65561294555664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963" calcext:value-type="float">
            <text:p>1963</text:p>
          </table:table-cell>
          <table:table-cell office:value-type="float" office:value="2.32995867729187" calcext:value-type="float">
            <text:p>2,32995867729187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963" calcext:value-type="float">
            <text:p>1963</text:p>
          </table:table-cell>
          <table:table-cell office:value-type="float" office:value="2.23638725280762" calcext:value-type="float">
            <text:p>2,23638725280762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963" calcext:value-type="float">
            <text:p>1963</text:p>
          </table:table-cell>
          <table:table-cell office:value-type="float" office:value="2.39362287521362" calcext:value-type="float">
            <text:p>2,39362287521362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963" calcext:value-type="float">
            <text:p>1963</text:p>
          </table:table-cell>
          <table:table-cell office:value-type="float" office:value="2.06562232971191" calcext:value-type="float">
            <text:p>2,06562232971191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963" calcext:value-type="float">
            <text:p>1963</text:p>
          </table:table-cell>
          <table:table-cell office:value-type="float" office:value="2.18925333023071" calcext:value-type="float">
            <text:p>2,18925333023071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963" calcext:value-type="float">
            <text:p>1963</text:p>
          </table:table-cell>
          <table:table-cell office:value-type="float" office:value="2.13907504081726" calcext:value-type="float">
            <text:p>2,13907504081726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963" calcext:value-type="float">
            <text:p>1963</text:p>
          </table:table-cell>
          <table:table-cell office:value-type="float" office:value="2.15974545478821" calcext:value-type="float">
            <text:p>2,15974545478821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963" calcext:value-type="float">
            <text:p>1963</text:p>
          </table:table-cell>
          <table:table-cell office:value-type="float" office:value="2.28402328491211" calcext:value-type="float">
            <text:p>2,28402328491211</text:p>
          </table:table-cell>
          <table:table-cell/>
          <table:table-cell office:value-type="string" calcext:value-type="string">
            <text:p>Janela25</text:p>
          </table:table-cell>
          <table:table-cell office:value-type="float" office:value="1963" calcext:value-type="float">
            <text:p>1963</text:p>
          </table:table-cell>
          <table:table-cell office:value-type="float" office:value="2.03142809867859" calcext:value-type="float">
            <text:p>2,03142809867859</text:p>
          </table:table-cell>
          <table:table-cell/>
          <table:table-cell office:value-type="string" calcext:value-type="string">
            <text:p>Janela25</text:p>
          </table:table-cell>
          <table:table-cell table:formula="of:=[.B27]" office:value-type="float" office:value="1963" calcext:value-type="float">
            <text:p>1963</text:p>
          </table:table-cell>
          <table:table-cell table:formula="of:=SUM([.C27];[.G27];[.K27];[.O27];[.S27];[.W27];[.AA27];[.AE27];[.AI27];[.AM27];[.AQ27]) / [.AW2]" office:value-type="float" office:value="2.21152977509932" calcext:value-type="float">
            <text:p>2,21152977509932</text:p>
          </table:table-cell>
          <table:table-cell table:number-columns-repeated="3"/>
          <table:table-cell table:formula="of:=MAX([.C27];[.G27];[.K27];[.O27];[.S27];[.W27];[.AA27];[.AE27];[.AI27];[.AM27];[.AQ27])" office:value-type="float" office:value="2.65561294555664" calcext:value-type="float">
            <text:p>2,65561294555664</text:p>
          </table:table-cell>
          <table:table-cell table:formula="of:=MIN([.C27];[.G27];[.K27];[.O27];[.S27];[.W27];[.AA27];[.AE27];[.AI27];[.AM27];[.AQ27])" office:value-type="float" office:value="1.84209823608398" calcext:value-type="float">
            <text:p>1,842098236083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6</text:p>
          </table:table-cell>
          <table:table-cell office:value-type="float" office:value="2005" calcext:value-type="float">
            <text:p>2005</text:p>
          </table:table-cell>
          <table:table-cell office:value-type="float" office:value="2.16421365737915" calcext:value-type="float">
            <text:p>2,16421365737915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2005" calcext:value-type="float">
            <text:p>2005</text:p>
          </table:table-cell>
          <table:table-cell office:value-type="float" office:value="2.28370213508606" calcext:value-type="float">
            <text:p>2,28370213508606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2005" calcext:value-type="float">
            <text:p>2005</text:p>
          </table:table-cell>
          <table:table-cell office:value-type="float" office:value="2.19109702110291" calcext:value-type="float">
            <text:p>2,19109702110291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2005" calcext:value-type="float">
            <text:p>2005</text:p>
          </table:table-cell>
          <table:table-cell office:value-type="float" office:value="1.87778162956238" calcext:value-type="float">
            <text:p>1,87778162956238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2005" calcext:value-type="float">
            <text:p>2005</text:p>
          </table:table-cell>
          <table:table-cell office:value-type="float" office:value="2.2999005317688" calcext:value-type="float">
            <text:p>2,2999005317688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2005" calcext:value-type="float">
            <text:p>2005</text:p>
          </table:table-cell>
          <table:table-cell office:value-type="float" office:value="2.08080768585205" calcext:value-type="float">
            <text:p>2,08080768585205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2005" calcext:value-type="float">
            <text:p>2005</text:p>
          </table:table-cell>
          <table:table-cell office:value-type="float" office:value="1.98702931404114" calcext:value-type="float">
            <text:p>1,98702931404114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2005" calcext:value-type="float">
            <text:p>2005</text:p>
          </table:table-cell>
          <table:table-cell office:value-type="float" office:value="2.17513370513916" calcext:value-type="float">
            <text:p>2,17513370513916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2005" calcext:value-type="float">
            <text:p>2005</text:p>
          </table:table-cell>
          <table:table-cell office:value-type="float" office:value="2.181485414505" calcext:value-type="float">
            <text:p>2,181485414505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2005" calcext:value-type="float">
            <text:p>2005</text:p>
          </table:table-cell>
          <table:table-cell office:value-type="float" office:value="2.33879089355469" calcext:value-type="float">
            <text:p>2,33879089355469</text:p>
          </table:table-cell>
          <table:table-cell/>
          <table:table-cell office:value-type="string" calcext:value-type="string">
            <text:p>Janela26</text:p>
          </table:table-cell>
          <table:table-cell office:value-type="float" office:value="2005" calcext:value-type="float">
            <text:p>2005</text:p>
          </table:table-cell>
          <table:table-cell office:value-type="float" office:value="2.26886487007141" calcext:value-type="float">
            <text:p>2,26886487007141</text:p>
          </table:table-cell>
          <table:table-cell/>
          <table:table-cell office:value-type="string" calcext:value-type="string">
            <text:p>Janela26</text:p>
          </table:table-cell>
          <table:table-cell table:formula="of:=[.B28]" office:value-type="float" office:value="2005" calcext:value-type="float">
            <text:p>2005</text:p>
          </table:table-cell>
          <table:table-cell table:formula="of:=SUM([.C28];[.G28];[.K28];[.O28];[.S28];[.W28];[.AA28];[.AE28];[.AI28];[.AM28];[.AQ28]) / [.AW2]" office:value-type="float" office:value="2.16807335073298" calcext:value-type="float">
            <text:p>2,16807335073298</text:p>
          </table:table-cell>
          <table:table-cell table:number-columns-repeated="3"/>
          <table:table-cell table:formula="of:=MAX([.C28];[.G28];[.K28];[.O28];[.S28];[.W28];[.AA28];[.AE28];[.AI28];[.AM28];[.AQ28])" office:value-type="float" office:value="2.33879089355469" calcext:value-type="float">
            <text:p>2,33879089355469</text:p>
          </table:table-cell>
          <table:table-cell table:formula="of:=MIN([.C28];[.G28];[.K28];[.O28];[.S28];[.W28];[.AA28];[.AE28];[.AI28];[.AM28];[.AQ28])" office:value-type="float" office:value="1.87778162956238" calcext:value-type="float">
            <text:p>1,87778162956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7</text:p>
          </table:table-cell>
          <table:table-cell office:value-type="float" office:value="1024" calcext:value-type="float">
            <text:p>1024</text:p>
          </table:table-cell>
          <table:table-cell office:value-type="float" office:value="1.73535943031311" calcext:value-type="float">
            <text:p>1,73535943031311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24" calcext:value-type="float">
            <text:p>1024</text:p>
          </table:table-cell>
          <table:table-cell office:value-type="float" office:value="2.01515364646912" calcext:value-type="float">
            <text:p>2,01515364646912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24" calcext:value-type="float">
            <text:p>1024</text:p>
          </table:table-cell>
          <table:table-cell office:value-type="float" office:value="2.03031182289124" calcext:value-type="float">
            <text:p>2,03031182289124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24" calcext:value-type="float">
            <text:p>1024</text:p>
          </table:table-cell>
          <table:table-cell office:value-type="float" office:value="1.6580502986908" calcext:value-type="float">
            <text:p>1,6580502986908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24" calcext:value-type="float">
            <text:p>1024</text:p>
          </table:table-cell>
          <table:table-cell office:value-type="float" office:value="1.92502164840698" calcext:value-type="float">
            <text:p>1,92502164840698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24" calcext:value-type="float">
            <text:p>1024</text:p>
          </table:table-cell>
          <table:table-cell office:value-type="float" office:value="1.6736114025116" calcext:value-type="float">
            <text:p>1,6736114025116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24" calcext:value-type="float">
            <text:p>1024</text:p>
          </table:table-cell>
          <table:table-cell office:value-type="float" office:value="1.62800145149231" calcext:value-type="float">
            <text:p>1,62800145149231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24" calcext:value-type="float">
            <text:p>1024</text:p>
          </table:table-cell>
          <table:table-cell office:value-type="float" office:value="1.76884317398071" calcext:value-type="float">
            <text:p>1,76884317398071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24" calcext:value-type="float">
            <text:p>1024</text:p>
          </table:table-cell>
          <table:table-cell office:value-type="float" office:value="1.73473167419434" calcext:value-type="float">
            <text:p>1,73473167419434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24" calcext:value-type="float">
            <text:p>1024</text:p>
          </table:table-cell>
          <table:table-cell office:value-type="float" office:value="1.6302638053894" calcext:value-type="float">
            <text:p>1,6302638053894</text:p>
          </table:table-cell>
          <table:table-cell/>
          <table:table-cell office:value-type="string" calcext:value-type="string">
            <text:p>Janela27</text:p>
          </table:table-cell>
          <table:table-cell office:value-type="float" office:value="1024" calcext:value-type="float">
            <text:p>1024</text:p>
          </table:table-cell>
          <table:table-cell office:value-type="float" office:value="1.521733045578" calcext:value-type="float">
            <text:p>1,521733045578</text:p>
          </table:table-cell>
          <table:table-cell/>
          <table:table-cell office:value-type="string" calcext:value-type="string">
            <text:p>Janela27</text:p>
          </table:table-cell>
          <table:table-cell table:formula="of:=[.B29]" office:value-type="float" office:value="1024" calcext:value-type="float">
            <text:p>1024</text:p>
          </table:table-cell>
          <table:table-cell table:formula="of:=SUM([.C29];[.G29];[.K29];[.O29];[.S29];[.W29];[.AA29];[.AE29];[.AI29];[.AM29];[.AQ29]) / [.AW2]" office:value-type="float" office:value="1.75646194544706" calcext:value-type="float">
            <text:p>1,75646194544706</text:p>
          </table:table-cell>
          <table:table-cell table:number-columns-repeated="3"/>
          <table:table-cell table:formula="of:=MAX([.C29];[.G29];[.K29];[.O29];[.S29];[.W29];[.AA29];[.AE29];[.AI29];[.AM29];[.AQ29])" office:value-type="float" office:value="2.03031182289124" calcext:value-type="float">
            <text:p>2,03031182289124</text:p>
          </table:table-cell>
          <table:table-cell table:formula="of:=MIN([.C29];[.G29];[.K29];[.O29];[.S29];[.W29];[.AA29];[.AE29];[.AI29];[.AM29];[.AQ29])" office:value-type="float" office:value="1.521733045578" calcext:value-type="float">
            <text:p>1,5217330455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8</text:p>
          </table:table-cell>
          <table:table-cell office:value-type="float" office:value="1622" calcext:value-type="float">
            <text:p>1622</text:p>
          </table:table-cell>
          <table:table-cell office:value-type="float" office:value="1.95477199554443" calcext:value-type="float">
            <text:p>1,95477199554443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622" calcext:value-type="float">
            <text:p>1622</text:p>
          </table:table-cell>
          <table:table-cell office:value-type="float" office:value="2.22078776359558" calcext:value-type="float">
            <text:p>2,22078776359558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622" calcext:value-type="float">
            <text:p>1622</text:p>
          </table:table-cell>
          <table:table-cell office:value-type="float" office:value="2.48605728149414" calcext:value-type="float">
            <text:p>2,48605728149414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622" calcext:value-type="float">
            <text:p>1622</text:p>
          </table:table-cell>
          <table:table-cell office:value-type="float" office:value="1.84598112106323" calcext:value-type="float">
            <text:p>1,84598112106323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622" calcext:value-type="float">
            <text:p>1622</text:p>
          </table:table-cell>
          <table:table-cell office:value-type="float" office:value="2.17476296424866" calcext:value-type="float">
            <text:p>2,17476296424866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622" calcext:value-type="float">
            <text:p>1622</text:p>
          </table:table-cell>
          <table:table-cell office:value-type="float" office:value="2.42353534698486" calcext:value-type="float">
            <text:p>2,42353534698486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622" calcext:value-type="float">
            <text:p>1622</text:p>
          </table:table-cell>
          <table:table-cell office:value-type="float" office:value="2.19012403488159" calcext:value-type="float">
            <text:p>2,19012403488159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622" calcext:value-type="float">
            <text:p>1622</text:p>
          </table:table-cell>
          <table:table-cell office:value-type="float" office:value="2.28471326828003" calcext:value-type="float">
            <text:p>2,28471326828003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622" calcext:value-type="float">
            <text:p>1622</text:p>
          </table:table-cell>
          <table:table-cell office:value-type="float" office:value="2.05033755302429" calcext:value-type="float">
            <text:p>2,05033755302429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622" calcext:value-type="float">
            <text:p>1622</text:p>
          </table:table-cell>
          <table:table-cell office:value-type="float" office:value="2.06270933151245" calcext:value-type="float">
            <text:p>2,06270933151245</text:p>
          </table:table-cell>
          <table:table-cell/>
          <table:table-cell office:value-type="string" calcext:value-type="string">
            <text:p>Janela28</text:p>
          </table:table-cell>
          <table:table-cell office:value-type="float" office:value="1622" calcext:value-type="float">
            <text:p>1622</text:p>
          </table:table-cell>
          <table:table-cell office:value-type="float" office:value="1.92444682121277" calcext:value-type="float">
            <text:p>1,92444682121277</text:p>
          </table:table-cell>
          <table:table-cell/>
          <table:table-cell office:value-type="string" calcext:value-type="string">
            <text:p>Janela28</text:p>
          </table:table-cell>
          <table:table-cell table:formula="of:=[.B30]" office:value-type="float" office:value="1622" calcext:value-type="float">
            <text:p>1622</text:p>
          </table:table-cell>
          <table:table-cell table:formula="of:=SUM([.C30];[.G30];[.K30];[.O30];[.S30];[.W30];[.AA30];[.AE30];[.AI30];[.AM30];[.AQ30]) / [.AW2]" office:value-type="float" office:value="2.14711158925837" calcext:value-type="float">
            <text:p>2,14711158925837</text:p>
          </table:table-cell>
          <table:table-cell table:number-columns-repeated="3"/>
          <table:table-cell table:formula="of:=MAX([.C30];[.G30];[.K30];[.O30];[.S30];[.W30];[.AA30];[.AE30];[.AI30];[.AM30];[.AQ30])" office:value-type="float" office:value="2.48605728149414" calcext:value-type="float">
            <text:p>2,48605728149414</text:p>
          </table:table-cell>
          <table:table-cell table:formula="of:=MIN([.C30];[.G30];[.K30];[.O30];[.S30];[.W30];[.AA30];[.AE30];[.AI30];[.AM30];[.AQ30])" office:value-type="float" office:value="1.84598112106323" calcext:value-type="float">
            <text:p>1,845981121063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29</text:p>
          </table:table-cell>
          <table:table-cell office:value-type="float" office:value="1372" calcext:value-type="float">
            <text:p>1372</text:p>
          </table:table-cell>
          <table:table-cell office:value-type="float" office:value="1.52893924713135" calcext:value-type="float">
            <text:p>1,52893924713135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372" calcext:value-type="float">
            <text:p>1372</text:p>
          </table:table-cell>
          <table:table-cell office:value-type="float" office:value="1.7808301448822" calcext:value-type="float">
            <text:p>1,7808301448822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372" calcext:value-type="float">
            <text:p>1372</text:p>
          </table:table-cell>
          <table:table-cell office:value-type="float" office:value="1.87800645828247" calcext:value-type="float">
            <text:p>1,87800645828247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372" calcext:value-type="float">
            <text:p>1372</text:p>
          </table:table-cell>
          <table:table-cell office:value-type="float" office:value="1.53403401374817" calcext:value-type="float">
            <text:p>1,53403401374817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372" calcext:value-type="float">
            <text:p>1372</text:p>
          </table:table-cell>
          <table:table-cell office:value-type="float" office:value="1.59637045860291" calcext:value-type="float">
            <text:p>1,59637045860291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372" calcext:value-type="float">
            <text:p>1372</text:p>
          </table:table-cell>
          <table:table-cell office:value-type="float" office:value="1.76735186576843" calcext:value-type="float">
            <text:p>1,76735186576843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372" calcext:value-type="float">
            <text:p>1372</text:p>
          </table:table-cell>
          <table:table-cell office:value-type="float" office:value="1.46801424026489" calcext:value-type="float">
            <text:p>1,46801424026489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372" calcext:value-type="float">
            <text:p>1372</text:p>
          </table:table-cell>
          <table:table-cell office:value-type="float" office:value="1.70634818077087" calcext:value-type="float">
            <text:p>1,70634818077087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372" calcext:value-type="float">
            <text:p>1372</text:p>
          </table:table-cell>
          <table:table-cell office:value-type="float" office:value="1.46638131141663" calcext:value-type="float">
            <text:p>1,46638131141663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372" calcext:value-type="float">
            <text:p>1372</text:p>
          </table:table-cell>
          <table:table-cell office:value-type="float" office:value="1.69337868690491" calcext:value-type="float">
            <text:p>1,69337868690491</text:p>
          </table:table-cell>
          <table:table-cell/>
          <table:table-cell office:value-type="string" calcext:value-type="string">
            <text:p>Janela29</text:p>
          </table:table-cell>
          <table:table-cell office:value-type="float" office:value="1372" calcext:value-type="float">
            <text:p>1372</text:p>
          </table:table-cell>
          <table:table-cell office:value-type="float" office:value="1.4778573513031" calcext:value-type="float">
            <text:p>1,4778573513031</text:p>
          </table:table-cell>
          <table:table-cell/>
          <table:table-cell office:value-type="string" calcext:value-type="string">
            <text:p>Janela29</text:p>
          </table:table-cell>
          <table:table-cell table:formula="of:=[.B31]" office:value-type="float" office:value="1372" calcext:value-type="float">
            <text:p>1372</text:p>
          </table:table-cell>
          <table:table-cell table:formula="of:=SUM([.C31];[.G31];[.K31];[.O31];[.S31];[.W31];[.AA31];[.AE31];[.AI31];[.AM31];[.AQ31]) / [.AW2]" office:value-type="float" office:value="1.62704654173418" calcext:value-type="float">
            <text:p>1,62704654173418</text:p>
          </table:table-cell>
          <table:table-cell table:number-columns-repeated="3"/>
          <table:table-cell table:formula="of:=MAX([.C31];[.G31];[.K31];[.O31];[.S31];[.W31];[.AA31];[.AE31];[.AI31];[.AM31];[.AQ31])" office:value-type="float" office:value="1.87800645828247" calcext:value-type="float">
            <text:p>1,87800645828247</text:p>
          </table:table-cell>
          <table:table-cell table:formula="of:=MIN([.C31];[.G31];[.K31];[.O31];[.S31];[.W31];[.AA31];[.AE31];[.AI31];[.AM31];[.AQ31])" office:value-type="float" office:value="1.46638131141663" calcext:value-type="float">
            <text:p>1,466381311416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0</text:p>
          </table:table-cell>
          <table:table-cell office:value-type="float" office:value="1260" calcext:value-type="float">
            <text:p>1260</text:p>
          </table:table-cell>
          <table:table-cell office:value-type="float" office:value="1.59772968292236" calcext:value-type="float">
            <text:p>1,59772968292236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260" calcext:value-type="float">
            <text:p>1260</text:p>
          </table:table-cell>
          <table:table-cell office:value-type="float" office:value="1.51527070999146" calcext:value-type="float">
            <text:p>1,51527070999146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260" calcext:value-type="float">
            <text:p>1260</text:p>
          </table:table-cell>
          <table:table-cell office:value-type="float" office:value="1.98593068122864" calcext:value-type="float">
            <text:p>1,98593068122864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260" calcext:value-type="float">
            <text:p>1260</text:p>
          </table:table-cell>
          <table:table-cell office:value-type="float" office:value="1.97091221809387" calcext:value-type="float">
            <text:p>1,97091221809387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260" calcext:value-type="float">
            <text:p>1260</text:p>
          </table:table-cell>
          <table:table-cell office:value-type="float" office:value="1.56562232971191" calcext:value-type="float">
            <text:p>1,56562232971191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260" calcext:value-type="float">
            <text:p>1260</text:p>
          </table:table-cell>
          <table:table-cell office:value-type="float" office:value="1.3020076751709" calcext:value-type="float">
            <text:p>1,3020076751709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260" calcext:value-type="float">
            <text:p>1260</text:p>
          </table:table-cell>
          <table:table-cell office:value-type="float" office:value="1.31473779678345" calcext:value-type="float">
            <text:p>1,31473779678345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260" calcext:value-type="float">
            <text:p>1260</text:p>
          </table:table-cell>
          <table:table-cell office:value-type="float" office:value="1.6123161315918" calcext:value-type="float">
            <text:p>1,6123161315918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260" calcext:value-type="float">
            <text:p>1260</text:p>
          </table:table-cell>
          <table:table-cell office:value-type="float" office:value="1.41475796699524" calcext:value-type="float">
            <text:p>1,41475796699524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260" calcext:value-type="float">
            <text:p>1260</text:p>
          </table:table-cell>
          <table:table-cell office:value-type="float" office:value="1.447585105896" calcext:value-type="float">
            <text:p>1,447585105896</text:p>
          </table:table-cell>
          <table:table-cell/>
          <table:table-cell office:value-type="string" calcext:value-type="string">
            <text:p>Janela30</text:p>
          </table:table-cell>
          <table:table-cell office:value-type="float" office:value="1260" calcext:value-type="float">
            <text:p>1260</text:p>
          </table:table-cell>
          <table:table-cell office:value-type="float" office:value="1.48845410346985" calcext:value-type="float">
            <text:p>1,48845410346985</text:p>
          </table:table-cell>
          <table:table-cell/>
          <table:table-cell office:value-type="string" calcext:value-type="string">
            <text:p>Janela30</text:p>
          </table:table-cell>
          <table:table-cell table:formula="of:=[.B32]" office:value-type="float" office:value="1260" calcext:value-type="float">
            <text:p>1260</text:p>
          </table:table-cell>
          <table:table-cell table:formula="of:=SUM([.C32];[.G32];[.K32];[.O32];[.S32];[.W32];[.AA32];[.AE32];[.AI32];[.AM32];[.AQ32]) / [.AW2]" office:value-type="float" office:value="1.56502949107777" calcext:value-type="float">
            <text:p>1,56502949107777</text:p>
          </table:table-cell>
          <table:table-cell table:number-columns-repeated="3"/>
          <table:table-cell table:formula="of:=MAX([.C32];[.G32];[.K32];[.O32];[.S32];[.W32];[.AA32];[.AE32];[.AI32];[.AM32];[.AQ32])" office:value-type="float" office:value="1.98593068122864" calcext:value-type="float">
            <text:p>1,98593068122864</text:p>
          </table:table-cell>
          <table:table-cell table:formula="of:=MIN([.C32];[.G32];[.K32];[.O32];[.S32];[.W32];[.AA32];[.AE32];[.AI32];[.AM32];[.AQ32])" office:value-type="float" office:value="1.3020076751709" calcext:value-type="float">
            <text:p>1,30200767517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1</text:p>
          </table:table-cell>
          <table:table-cell office:value-type="float" office:value="1292" calcext:value-type="float">
            <text:p>1292</text:p>
          </table:table-cell>
          <table:table-cell office:value-type="float" office:value="1.55185079574585" calcext:value-type="float">
            <text:p>1,55185079574585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1292" calcext:value-type="float">
            <text:p>1292</text:p>
          </table:table-cell>
          <table:table-cell office:value-type="float" office:value="1.97195553779602" calcext:value-type="float">
            <text:p>1,97195553779602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1292" calcext:value-type="float">
            <text:p>1292</text:p>
          </table:table-cell>
          <table:table-cell office:value-type="float" office:value="2.42554903030395" calcext:value-type="float">
            <text:p>2,42554903030395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1292" calcext:value-type="float">
            <text:p>1292</text:p>
          </table:table-cell>
          <table:table-cell office:value-type="float" office:value="1.8463728427887" calcext:value-type="float">
            <text:p>1,8463728427887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1292" calcext:value-type="float">
            <text:p>1292</text:p>
          </table:table-cell>
          <table:table-cell office:value-type="float" office:value="1.86173319816589" calcext:value-type="float">
            <text:p>1,86173319816589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1292" calcext:value-type="float">
            <text:p>1292</text:p>
          </table:table-cell>
          <table:table-cell office:value-type="float" office:value="1.78298759460449" calcext:value-type="float">
            <text:p>1,78298759460449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1292" calcext:value-type="float">
            <text:p>1292</text:p>
          </table:table-cell>
          <table:table-cell office:value-type="float" office:value="1.62676286697388" calcext:value-type="float">
            <text:p>1,62676286697388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1292" calcext:value-type="float">
            <text:p>1292</text:p>
          </table:table-cell>
          <table:table-cell office:value-type="float" office:value="1.78344631195068" calcext:value-type="float">
            <text:p>1,78344631195068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1292" calcext:value-type="float">
            <text:p>1292</text:p>
          </table:table-cell>
          <table:table-cell office:value-type="float" office:value="1.70847702026367" calcext:value-type="float">
            <text:p>1,70847702026367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1292" calcext:value-type="float">
            <text:p>1292</text:p>
          </table:table-cell>
          <table:table-cell office:value-type="float" office:value="1.81903004646301" calcext:value-type="float">
            <text:p>1,81903004646301</text:p>
          </table:table-cell>
          <table:table-cell/>
          <table:table-cell office:value-type="string" calcext:value-type="string">
            <text:p>Janela31</text:p>
          </table:table-cell>
          <table:table-cell office:value-type="float" office:value="1292" calcext:value-type="float">
            <text:p>1292</text:p>
          </table:table-cell>
          <table:table-cell office:value-type="float" office:value="1.86601877212524" calcext:value-type="float">
            <text:p>1,86601877212524</text:p>
          </table:table-cell>
          <table:table-cell/>
          <table:table-cell office:value-type="string" calcext:value-type="string">
            <text:p>Janela31</text:p>
          </table:table-cell>
          <table:table-cell table:formula="of:=[.B33]" office:value-type="float" office:value="1292" calcext:value-type="float">
            <text:p>1292</text:p>
          </table:table-cell>
          <table:table-cell table:formula="of:=SUM([.C33];[.G33];[.K33];[.O33];[.S33];[.W33];[.AA33];[.AE33];[.AI33];[.AM33];[.AQ33]) / [.AW2]" office:value-type="float" office:value="1.84038036519831" calcext:value-type="float">
            <text:p>1,84038036519831</text:p>
          </table:table-cell>
          <table:table-cell table:number-columns-repeated="3"/>
          <table:table-cell table:formula="of:=MAX([.C33];[.G33];[.K33];[.O33];[.S33];[.W33];[.AA33];[.AE33];[.AI33];[.AM33];[.AQ33])" office:value-type="float" office:value="2.42554903030395" calcext:value-type="float">
            <text:p>2,42554903030395</text:p>
          </table:table-cell>
          <table:table-cell table:formula="of:=MIN([.C33];[.G33];[.K33];[.O33];[.S33];[.W33];[.AA33];[.AE33];[.AI33];[.AM33];[.AQ33])" office:value-type="float" office:value="1.55185079574585" calcext:value-type="float">
            <text:p>1,551850795745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2</text:p>
          </table:table-cell>
          <table:table-cell office:value-type="float" office:value="1558" calcext:value-type="float">
            <text:p>1558</text:p>
          </table:table-cell>
          <table:table-cell office:value-type="float" office:value="1.65756559371948" calcext:value-type="float">
            <text:p>1,65756559371948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558" calcext:value-type="float">
            <text:p>1558</text:p>
          </table:table-cell>
          <table:table-cell office:value-type="float" office:value="2.14012312889099" calcext:value-type="float">
            <text:p>2,14012312889099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558" calcext:value-type="float">
            <text:p>1558</text:p>
          </table:table-cell>
          <table:table-cell office:value-type="float" office:value="2.40787410736084" calcext:value-type="float">
            <text:p>2,40787410736084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558" calcext:value-type="float">
            <text:p>1558</text:p>
          </table:table-cell>
          <table:table-cell office:value-type="float" office:value="1.58033871650696" calcext:value-type="float">
            <text:p>1,58033871650696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558" calcext:value-type="float">
            <text:p>1558</text:p>
          </table:table-cell>
          <table:table-cell office:value-type="float" office:value="2.00226545333862" calcext:value-type="float">
            <text:p>2,00226545333862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558" calcext:value-type="float">
            <text:p>1558</text:p>
          </table:table-cell>
          <table:table-cell office:value-type="float" office:value="1.65849804878235" calcext:value-type="float">
            <text:p>1,65849804878235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558" calcext:value-type="float">
            <text:p>1558</text:p>
          </table:table-cell>
          <table:table-cell office:value-type="float" office:value="1.61124968528748" calcext:value-type="float">
            <text:p>1,61124968528748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558" calcext:value-type="float">
            <text:p>1558</text:p>
          </table:table-cell>
          <table:table-cell office:value-type="float" office:value="1.79859089851379" calcext:value-type="float">
            <text:p>1,79859089851379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558" calcext:value-type="float">
            <text:p>1558</text:p>
          </table:table-cell>
          <table:table-cell office:value-type="float" office:value="1.61899304389954" calcext:value-type="float">
            <text:p>1,61899304389954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558" calcext:value-type="float">
            <text:p>1558</text:p>
          </table:table-cell>
          <table:table-cell office:value-type="float" office:value="1.93538427352905" calcext:value-type="float">
            <text:p>1,93538427352905</text:p>
          </table:table-cell>
          <table:table-cell/>
          <table:table-cell office:value-type="string" calcext:value-type="string">
            <text:p>Janela32</text:p>
          </table:table-cell>
          <table:table-cell office:value-type="float" office:value="1558" calcext:value-type="float">
            <text:p>1558</text:p>
          </table:table-cell>
          <table:table-cell office:value-type="float" office:value="2.09580111503601" calcext:value-type="float">
            <text:p>2,09580111503601</text:p>
          </table:table-cell>
          <table:table-cell/>
          <table:table-cell office:value-type="string" calcext:value-type="string">
            <text:p>Janela32</text:p>
          </table:table-cell>
          <table:table-cell table:formula="of:=[.B34]" office:value-type="float" office:value="1558" calcext:value-type="float">
            <text:p>1558</text:p>
          </table:table-cell>
          <table:table-cell table:formula="of:=SUM([.C34];[.G34];[.K34];[.O34];[.S34];[.W34];[.AA34];[.AE34];[.AI34];[.AM34];[.AQ34]) / [.AW2]" office:value-type="float" office:value="1.86424400589683" calcext:value-type="float">
            <text:p>1,86424400589683</text:p>
          </table:table-cell>
          <table:table-cell table:number-columns-repeated="3"/>
          <table:table-cell table:formula="of:=MAX([.C34];[.G34];[.K34];[.O34];[.S34];[.W34];[.AA34];[.AE34];[.AI34];[.AM34];[.AQ34])" office:value-type="float" office:value="2.40787410736084" calcext:value-type="float">
            <text:p>2,40787410736084</text:p>
          </table:table-cell>
          <table:table-cell table:formula="of:=MIN([.C34];[.G34];[.K34];[.O34];[.S34];[.W34];[.AA34];[.AE34];[.AI34];[.AM34];[.AQ34])" office:value-type="float" office:value="1.58033871650696" calcext:value-type="float">
            <text:p>1,58033871650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3</text:p>
          </table:table-cell>
          <table:table-cell office:value-type="float" office:value="1599" calcext:value-type="float">
            <text:p>1599</text:p>
          </table:table-cell>
          <table:table-cell office:value-type="float" office:value="2.24297523498535" calcext:value-type="float">
            <text:p>2,24297523498535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599" calcext:value-type="float">
            <text:p>1599</text:p>
          </table:table-cell>
          <table:table-cell office:value-type="float" office:value="2.56189966201782" calcext:value-type="float">
            <text:p>2,56189966201782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599" calcext:value-type="float">
            <text:p>1599</text:p>
          </table:table-cell>
          <table:table-cell office:value-type="float" office:value="3.32972311973572" calcext:value-type="float">
            <text:p>3,32972311973572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599" calcext:value-type="float">
            <text:p>1599</text:p>
          </table:table-cell>
          <table:table-cell office:value-type="float" office:value="2.40900349617004" calcext:value-type="float">
            <text:p>2,40900349617004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599" calcext:value-type="float">
            <text:p>1599</text:p>
          </table:table-cell>
          <table:table-cell office:value-type="float" office:value="2.50327491760254" calcext:value-type="float">
            <text:p>2,50327491760254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599" calcext:value-type="float">
            <text:p>1599</text:p>
          </table:table-cell>
          <table:table-cell office:value-type="float" office:value="2.32361531257629" calcext:value-type="float">
            <text:p>2,32361531257629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599" calcext:value-type="float">
            <text:p>1599</text:p>
          </table:table-cell>
          <table:table-cell office:value-type="float" office:value="2.29997086524963" calcext:value-type="float">
            <text:p>2,29997086524963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599" calcext:value-type="float">
            <text:p>1599</text:p>
          </table:table-cell>
          <table:table-cell office:value-type="float" office:value="2.45457196235657" calcext:value-type="float">
            <text:p>2,45457196235657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599" calcext:value-type="float">
            <text:p>1599</text:p>
          </table:table-cell>
          <table:table-cell office:value-type="float" office:value="2.7176513671875" calcext:value-type="float">
            <text:p>2,7176513671875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599" calcext:value-type="float">
            <text:p>1599</text:p>
          </table:table-cell>
          <table:table-cell office:value-type="float" office:value="2.40577268600464" calcext:value-type="float">
            <text:p>2,40577268600464</text:p>
          </table:table-cell>
          <table:table-cell/>
          <table:table-cell office:value-type="string" calcext:value-type="string">
            <text:p>Janela33</text:p>
          </table:table-cell>
          <table:table-cell office:value-type="float" office:value="1599" calcext:value-type="float">
            <text:p>1599</text:p>
          </table:table-cell>
          <table:table-cell office:value-type="float" office:value="2.29139423370361" calcext:value-type="float">
            <text:p>2,29139423370361</text:p>
          </table:table-cell>
          <table:table-cell/>
          <table:table-cell office:value-type="string" calcext:value-type="string">
            <text:p>Janela33</text:p>
          </table:table-cell>
          <table:table-cell table:formula="of:=[.B35]" office:value-type="float" office:value="1599" calcext:value-type="float">
            <text:p>1599</text:p>
          </table:table-cell>
          <table:table-cell table:formula="of:=SUM([.C35];[.G35];[.K35];[.O35];[.S35];[.W35];[.AA35];[.AE35];[.AI35];[.AM35];[.AQ35]) / [.AW2]" office:value-type="float" office:value="2.50362298705361" calcext:value-type="float">
            <text:p>2,50362298705361</text:p>
          </table:table-cell>
          <table:table-cell table:number-columns-repeated="3"/>
          <table:table-cell table:formula="of:=MAX([.C35];[.G35];[.K35];[.O35];[.S35];[.W35];[.AA35];[.AE35];[.AI35];[.AM35];[.AQ35])" office:value-type="float" office:value="3.32972311973572" calcext:value-type="float">
            <text:p>3,32972311973572</text:p>
          </table:table-cell>
          <table:table-cell table:formula="of:=MIN([.C35];[.G35];[.K35];[.O35];[.S35];[.W35];[.AA35];[.AE35];[.AI35];[.AM35];[.AQ35])" office:value-type="float" office:value="2.24297523498535" calcext:value-type="float">
            <text:p>2,24297523498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4</text:p>
          </table:table-cell>
          <table:table-cell office:value-type="float" office:value="1029" calcext:value-type="float">
            <text:p>1029</text:p>
          </table:table-cell>
          <table:table-cell office:value-type="float" office:value="1.29955363273621" calcext:value-type="float">
            <text:p>1,29955363273621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029" calcext:value-type="float">
            <text:p>1029</text:p>
          </table:table-cell>
          <table:table-cell office:value-type="float" office:value="1.53407573699951" calcext:value-type="float">
            <text:p>1,53407573699951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029" calcext:value-type="float">
            <text:p>1029</text:p>
          </table:table-cell>
          <table:table-cell office:value-type="float" office:value="1.3152596950531" calcext:value-type="float">
            <text:p>1,3152596950531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029" calcext:value-type="float">
            <text:p>1029</text:p>
          </table:table-cell>
          <table:table-cell office:value-type="float" office:value="1.15974712371826" calcext:value-type="float">
            <text:p>1,15974712371826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029" calcext:value-type="float">
            <text:p>1029</text:p>
          </table:table-cell>
          <table:table-cell office:value-type="float" office:value="1.34560894966125" calcext:value-type="float">
            <text:p>1,34560894966125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029" calcext:value-type="float">
            <text:p>1029</text:p>
          </table:table-cell>
          <table:table-cell office:value-type="float" office:value="1.3470413684845" calcext:value-type="float">
            <text:p>1,3470413684845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029" calcext:value-type="float">
            <text:p>1029</text:p>
          </table:table-cell>
          <table:table-cell office:value-type="float" office:value="1.33120775222778" calcext:value-type="float">
            <text:p>1,33120775222778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029" calcext:value-type="float">
            <text:p>1029</text:p>
          </table:table-cell>
          <table:table-cell office:value-type="float" office:value="1.34704208374023" calcext:value-type="float">
            <text:p>1,34704208374023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029" calcext:value-type="float">
            <text:p>1029</text:p>
          </table:table-cell>
          <table:table-cell office:value-type="float" office:value="1.31903862953186" calcext:value-type="float">
            <text:p>1,31903862953186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029" calcext:value-type="float">
            <text:p>1029</text:p>
          </table:table-cell>
          <table:table-cell office:value-type="float" office:value="1.19617247581482" calcext:value-type="float">
            <text:p>1,19617247581482</text:p>
          </table:table-cell>
          <table:table-cell/>
          <table:table-cell office:value-type="string" calcext:value-type="string">
            <text:p>Janela34</text:p>
          </table:table-cell>
          <table:table-cell office:value-type="float" office:value="1029" calcext:value-type="float">
            <text:p>1029</text:p>
          </table:table-cell>
          <table:table-cell office:value-type="float" office:value="1.33969569206238" calcext:value-type="float">
            <text:p>1,33969569206238</text:p>
          </table:table-cell>
          <table:table-cell/>
          <table:table-cell office:value-type="string" calcext:value-type="string">
            <text:p>Janela34</text:p>
          </table:table-cell>
          <table:table-cell table:formula="of:=[.B36]" office:value-type="float" office:value="1029" calcext:value-type="float">
            <text:p>1029</text:p>
          </table:table-cell>
          <table:table-cell table:formula="of:=SUM([.C36];[.G36];[.K36];[.O36];[.S36];[.W36];[.AA36];[.AE36];[.AI36];[.AM36];[.AQ36]) / [.AW2]" office:value-type="float" office:value="1.32131301272999" calcext:value-type="float">
            <text:p>1,32131301272999</text:p>
          </table:table-cell>
          <table:table-cell table:number-columns-repeated="3"/>
          <table:table-cell table:formula="of:=MAX([.C36];[.G36];[.K36];[.O36];[.S36];[.W36];[.AA36];[.AE36];[.AI36];[.AM36];[.AQ36])" office:value-type="float" office:value="1.53407573699951" calcext:value-type="float">
            <text:p>1,53407573699951</text:p>
          </table:table-cell>
          <table:table-cell table:formula="of:=MIN([.C36];[.G36];[.K36];[.O36];[.S36];[.W36];[.AA36];[.AE36];[.AI36];[.AM36];[.AQ36])" office:value-type="float" office:value="1.15974712371826" calcext:value-type="float">
            <text:p>1,159747123718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5</text:p>
          </table:table-cell>
          <table:table-cell office:value-type="float" office:value="1521" calcext:value-type="float">
            <text:p>1521</text:p>
          </table:table-cell>
          <table:table-cell office:value-type="float" office:value="1.58675575256348" calcext:value-type="float">
            <text:p>1,58675575256348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521" calcext:value-type="float">
            <text:p>1521</text:p>
          </table:table-cell>
          <table:table-cell office:value-type="float" office:value="1.9370481967926" calcext:value-type="float">
            <text:p>1,9370481967926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521" calcext:value-type="float">
            <text:p>1521</text:p>
          </table:table-cell>
          <table:table-cell office:value-type="float" office:value="1.82988882064819" calcext:value-type="float">
            <text:p>1,82988882064819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521" calcext:value-type="float">
            <text:p>1521</text:p>
          </table:table-cell>
          <table:table-cell office:value-type="float" office:value="1.73720741271973" calcext:value-type="float">
            <text:p>1,73720741271973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521" calcext:value-type="float">
            <text:p>1521</text:p>
          </table:table-cell>
          <table:table-cell office:value-type="float" office:value="1.78378462791443" calcext:value-type="float">
            <text:p>1,78378462791443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521" calcext:value-type="float">
            <text:p>1521</text:p>
          </table:table-cell>
          <table:table-cell office:value-type="float" office:value="1.6439356803894" calcext:value-type="float">
            <text:p>1,6439356803894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521" calcext:value-type="float">
            <text:p>1521</text:p>
          </table:table-cell>
          <table:table-cell office:value-type="float" office:value="1.78313708305359" calcext:value-type="float">
            <text:p>1,78313708305359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521" calcext:value-type="float">
            <text:p>1521</text:p>
          </table:table-cell>
          <table:table-cell office:value-type="float" office:value="1.75229144096375" calcext:value-type="float">
            <text:p>1,75229144096375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521" calcext:value-type="float">
            <text:p>1521</text:p>
          </table:table-cell>
          <table:table-cell office:value-type="float" office:value="1.78991460800171" calcext:value-type="float">
            <text:p>1,78991460800171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521" calcext:value-type="float">
            <text:p>1521</text:p>
          </table:table-cell>
          <table:table-cell office:value-type="float" office:value="1.8778178691864" calcext:value-type="float">
            <text:p>1,8778178691864</text:p>
          </table:table-cell>
          <table:table-cell/>
          <table:table-cell office:value-type="string" calcext:value-type="string">
            <text:p>Janela35</text:p>
          </table:table-cell>
          <table:table-cell office:value-type="float" office:value="1521" calcext:value-type="float">
            <text:p>1521</text:p>
          </table:table-cell>
          <table:table-cell office:value-type="float" office:value="1.68822741508484" calcext:value-type="float">
            <text:p>1,68822741508484</text:p>
          </table:table-cell>
          <table:table-cell/>
          <table:table-cell office:value-type="string" calcext:value-type="string">
            <text:p>Janela35</text:p>
          </table:table-cell>
          <table:table-cell table:formula="of:=[.B37]" office:value-type="float" office:value="1521" calcext:value-type="float">
            <text:p>1521</text:p>
          </table:table-cell>
          <table:table-cell table:formula="of:=SUM([.C37];[.G37];[.K37];[.O37];[.S37];[.W37];[.AA37];[.AE37];[.AI37];[.AM37];[.AQ37]) / [.AW2]" office:value-type="float" office:value="1.76454626430165" calcext:value-type="float">
            <text:p>1,76454626430165</text:p>
          </table:table-cell>
          <table:table-cell table:number-columns-repeated="3"/>
          <table:table-cell table:formula="of:=MAX([.C37];[.G37];[.K37];[.O37];[.S37];[.W37];[.AA37];[.AE37];[.AI37];[.AM37];[.AQ37])" office:value-type="float" office:value="1.9370481967926" calcext:value-type="float">
            <text:p>1,9370481967926</text:p>
          </table:table-cell>
          <table:table-cell table:formula="of:=MIN([.C37];[.G37];[.K37];[.O37];[.S37];[.W37];[.AA37];[.AE37];[.AI37];[.AM37];[.AQ37])" office:value-type="float" office:value="1.58675575256348" calcext:value-type="float">
            <text:p>1,586755752563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6</text:p>
          </table:table-cell>
          <table:table-cell office:value-type="float" office:value="1085" calcext:value-type="float">
            <text:p>1085</text:p>
          </table:table-cell>
          <table:table-cell office:value-type="float" office:value="1.1619176864624" calcext:value-type="float">
            <text:p>1,1619176864624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085" calcext:value-type="float">
            <text:p>1085</text:p>
          </table:table-cell>
          <table:table-cell office:value-type="float" office:value="1.85896611213684" calcext:value-type="float">
            <text:p>1,85896611213684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085" calcext:value-type="float">
            <text:p>1085</text:p>
          </table:table-cell>
          <table:table-cell office:value-type="float" office:value="1.3928427696228" calcext:value-type="float">
            <text:p>1,3928427696228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085" calcext:value-type="float">
            <text:p>1085</text:p>
          </table:table-cell>
          <table:table-cell office:value-type="float" office:value="1.26750254631042" calcext:value-type="float">
            <text:p>1,26750254631042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085" calcext:value-type="float">
            <text:p>1085</text:p>
          </table:table-cell>
          <table:table-cell office:value-type="float" office:value="1.31361293792725" calcext:value-type="float">
            <text:p>1,31361293792725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085" calcext:value-type="float">
            <text:p>1085</text:p>
          </table:table-cell>
          <table:table-cell office:value-type="float" office:value="1.31574773788452" calcext:value-type="float">
            <text:p>1,31574773788452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085" calcext:value-type="float">
            <text:p>1085</text:p>
          </table:table-cell>
          <table:table-cell office:value-type="float" office:value="1.5187132358551" calcext:value-type="float">
            <text:p>1,5187132358551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085" calcext:value-type="float">
            <text:p>1085</text:p>
          </table:table-cell>
          <table:table-cell office:value-type="float" office:value="1.4237687587738" calcext:value-type="float">
            <text:p>1,4237687587738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085" calcext:value-type="float">
            <text:p>1085</text:p>
          </table:table-cell>
          <table:table-cell office:value-type="float" office:value="1.32532262802124" calcext:value-type="float">
            <text:p>1,32532262802124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085" calcext:value-type="float">
            <text:p>1085</text:p>
          </table:table-cell>
          <table:table-cell office:value-type="float" office:value="1.37090253829956" calcext:value-type="float">
            <text:p>1,37090253829956</text:p>
          </table:table-cell>
          <table:table-cell/>
          <table:table-cell office:value-type="string" calcext:value-type="string">
            <text:p>Janela36</text:p>
          </table:table-cell>
          <table:table-cell office:value-type="float" office:value="1085" calcext:value-type="float">
            <text:p>1085</text:p>
          </table:table-cell>
          <table:table-cell office:value-type="float" office:value="1.27959084510803" calcext:value-type="float">
            <text:p>1,27959084510803</text:p>
          </table:table-cell>
          <table:table-cell/>
          <table:table-cell office:value-type="string" calcext:value-type="string">
            <text:p>Janela36</text:p>
          </table:table-cell>
          <table:table-cell table:formula="of:=[.B38]" office:value-type="float" office:value="1085" calcext:value-type="float">
            <text:p>1085</text:p>
          </table:table-cell>
          <table:table-cell table:formula="of:=SUM([.C38];[.G38];[.K38];[.O38];[.S38];[.W38];[.AA38];[.AE38];[.AI38];[.AM38];[.AQ38]) / [.AW2]" office:value-type="float" office:value="1.38444434512745" calcext:value-type="float">
            <text:p>1,38444434512745</text:p>
          </table:table-cell>
          <table:table-cell table:number-columns-repeated="3"/>
          <table:table-cell table:formula="of:=MAX([.C38];[.G38];[.K38];[.O38];[.S38];[.W38];[.AA38];[.AE38];[.AI38];[.AM38];[.AQ38])" office:value-type="float" office:value="1.85896611213684" calcext:value-type="float">
            <text:p>1,85896611213684</text:p>
          </table:table-cell>
          <table:table-cell table:formula="of:=MIN([.C38];[.G38];[.K38];[.O38];[.S38];[.W38];[.AA38];[.AE38];[.AI38];[.AM38];[.AQ38])" office:value-type="float" office:value="1.1619176864624" calcext:value-type="float">
            <text:p>1,16191768646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7</text:p>
          </table:table-cell>
          <table:table-cell office:value-type="float" office:value="1609" calcext:value-type="float">
            <text:p>1609</text:p>
          </table:table-cell>
          <table:table-cell office:value-type="float" office:value="1.86999988555908" calcext:value-type="float">
            <text:p>1,86999988555908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609" calcext:value-type="float">
            <text:p>1609</text:p>
          </table:table-cell>
          <table:table-cell office:value-type="float" office:value="1.87810921669006" calcext:value-type="float">
            <text:p>1,87810921669006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609" calcext:value-type="float">
            <text:p>1609</text:p>
          </table:table-cell>
          <table:table-cell office:value-type="float" office:value="1.98763871192932" calcext:value-type="float">
            <text:p>1,98763871192932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609" calcext:value-type="float">
            <text:p>1609</text:p>
          </table:table-cell>
          <table:table-cell office:value-type="float" office:value="1.59557723999023" calcext:value-type="float">
            <text:p>1,59557723999023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609" calcext:value-type="float">
            <text:p>1609</text:p>
          </table:table-cell>
          <table:table-cell office:value-type="float" office:value="1.79894161224365" calcext:value-type="float">
            <text:p>1,79894161224365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609" calcext:value-type="float">
            <text:p>1609</text:p>
          </table:table-cell>
          <table:table-cell office:value-type="float" office:value="1.78432321548462" calcext:value-type="float">
            <text:p>1,78432321548462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609" calcext:value-type="float">
            <text:p>1609</text:p>
          </table:table-cell>
          <table:table-cell office:value-type="float" office:value="1.76861190795898" calcext:value-type="float">
            <text:p>1,76861190795898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609" calcext:value-type="float">
            <text:p>1609</text:p>
          </table:table-cell>
          <table:table-cell office:value-type="float" office:value="1.88126921653748" calcext:value-type="float">
            <text:p>1,88126921653748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609" calcext:value-type="float">
            <text:p>1609</text:p>
          </table:table-cell>
          <table:table-cell office:value-type="float" office:value="1.60489201545715" calcext:value-type="float">
            <text:p>1,60489201545715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609" calcext:value-type="float">
            <text:p>1609</text:p>
          </table:table-cell>
          <table:table-cell office:value-type="float" office:value="1.72242259979248" calcext:value-type="float">
            <text:p>1,72242259979248</text:p>
          </table:table-cell>
          <table:table-cell/>
          <table:table-cell office:value-type="string" calcext:value-type="string">
            <text:p>Janela37</text:p>
          </table:table-cell>
          <table:table-cell office:value-type="float" office:value="1609" calcext:value-type="float">
            <text:p>1609</text:p>
          </table:table-cell>
          <table:table-cell office:value-type="float" office:value="1.74639391899109" calcext:value-type="float">
            <text:p>1,74639391899109</text:p>
          </table:table-cell>
          <table:table-cell/>
          <table:table-cell office:value-type="string" calcext:value-type="string">
            <text:p>Janela37</text:p>
          </table:table-cell>
          <table:table-cell table:formula="of:=[.B39]" office:value-type="float" office:value="1609" calcext:value-type="float">
            <text:p>1609</text:p>
          </table:table-cell>
          <table:table-cell table:formula="of:=SUM([.C39];[.G39];[.K39];[.O39];[.S39];[.W39];[.AA39];[.AE39];[.AI39];[.AM39];[.AQ39]) / [.AW2]" office:value-type="float" office:value="1.78528904914856" calcext:value-type="float">
            <text:p>1,78528904914856</text:p>
          </table:table-cell>
          <table:table-cell table:number-columns-repeated="3"/>
          <table:table-cell table:formula="of:=MAX([.C39];[.G39];[.K39];[.O39];[.S39];[.W39];[.AA39];[.AE39];[.AI39];[.AM39];[.AQ39])" office:value-type="float" office:value="1.98763871192932" calcext:value-type="float">
            <text:p>1,98763871192932</text:p>
          </table:table-cell>
          <table:table-cell table:formula="of:=MIN([.C39];[.G39];[.K39];[.O39];[.S39];[.W39];[.AA39];[.AE39];[.AI39];[.AM39];[.AQ39])" office:value-type="float" office:value="1.59557723999023" calcext:value-type="float">
            <text:p>1,59557723999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8</text:p>
          </table:table-cell>
          <table:table-cell office:value-type="float" office:value="1270" calcext:value-type="float">
            <text:p>1270</text:p>
          </table:table-cell>
          <table:table-cell office:value-type="float" office:value="1.66056132316589" calcext:value-type="float">
            <text:p>1,66056132316589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270" calcext:value-type="float">
            <text:p>1270</text:p>
          </table:table-cell>
          <table:table-cell office:value-type="float" office:value="1.74954700469971" calcext:value-type="float">
            <text:p>1,74954700469971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270" calcext:value-type="float">
            <text:p>1270</text:p>
          </table:table-cell>
          <table:table-cell office:value-type="float" office:value="1.62885499000549" calcext:value-type="float">
            <text:p>1,62885499000549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270" calcext:value-type="float">
            <text:p>1270</text:p>
          </table:table-cell>
          <table:table-cell office:value-type="float" office:value="1.53306484222412" calcext:value-type="float">
            <text:p>1,53306484222412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270" calcext:value-type="float">
            <text:p>1270</text:p>
          </table:table-cell>
          <table:table-cell office:value-type="float" office:value="1.76830339431763" calcext:value-type="float">
            <text:p>1,76830339431763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270" calcext:value-type="float">
            <text:p>1270</text:p>
          </table:table-cell>
          <table:table-cell office:value-type="float" office:value="1.70599770545959" calcext:value-type="float">
            <text:p>1,70599770545959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270" calcext:value-type="float">
            <text:p>1270</text:p>
          </table:table-cell>
          <table:table-cell office:value-type="float" office:value="1.61222410202026" calcext:value-type="float">
            <text:p>1,61222410202026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270" calcext:value-type="float">
            <text:p>1270</text:p>
          </table:table-cell>
          <table:table-cell office:value-type="float" office:value="1.70630860328674" calcext:value-type="float">
            <text:p>1,70630860328674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270" calcext:value-type="float">
            <text:p>1270</text:p>
          </table:table-cell>
          <table:table-cell office:value-type="float" office:value="1.58088302612305" calcext:value-type="float">
            <text:p>1,58088302612305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270" calcext:value-type="float">
            <text:p>1270</text:p>
          </table:table-cell>
          <table:table-cell office:value-type="float" office:value="1.51708960533142" calcext:value-type="float">
            <text:p>1,51708960533142</text:p>
          </table:table-cell>
          <table:table-cell/>
          <table:table-cell office:value-type="string" calcext:value-type="string">
            <text:p>Janela38</text:p>
          </table:table-cell>
          <table:table-cell office:value-type="float" office:value="1270" calcext:value-type="float">
            <text:p>1270</text:p>
          </table:table-cell>
          <table:table-cell office:value-type="float" office:value="1.64533686637878" calcext:value-type="float">
            <text:p>1,64533686637878</text:p>
          </table:table-cell>
          <table:table-cell/>
          <table:table-cell office:value-type="string" calcext:value-type="string">
            <text:p>Janela38</text:p>
          </table:table-cell>
          <table:table-cell table:formula="of:=[.B40]" office:value-type="float" office:value="1270" calcext:value-type="float">
            <text:p>1270</text:p>
          </table:table-cell>
          <table:table-cell table:formula="of:=SUM([.C40];[.G40];[.K40];[.O40];[.S40];[.W40];[.AA40];[.AE40];[.AI40];[.AM40];[.AQ40]) / [.AW2]" office:value-type="float" office:value="1.64619740572843" calcext:value-type="float">
            <text:p>1,64619740572843</text:p>
          </table:table-cell>
          <table:table-cell table:number-columns-repeated="3"/>
          <table:table-cell table:formula="of:=MAX([.C40];[.G40];[.K40];[.O40];[.S40];[.W40];[.AA40];[.AE40];[.AI40];[.AM40];[.AQ40])" office:value-type="float" office:value="1.76830339431763" calcext:value-type="float">
            <text:p>1,76830339431763</text:p>
          </table:table-cell>
          <table:table-cell table:formula="of:=MIN([.C40];[.G40];[.K40];[.O40];[.S40];[.W40];[.AA40];[.AE40];[.AI40];[.AM40];[.AQ40])" office:value-type="float" office:value="1.51708960533142" calcext:value-type="float">
            <text:p>1,517089605331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39</text:p>
          </table:table-cell>
          <table:table-cell office:value-type="float" office:value="1892" calcext:value-type="float">
            <text:p>1892</text:p>
          </table:table-cell>
          <table:table-cell office:value-type="float" office:value="2.0654501914978" calcext:value-type="float">
            <text:p>2,0654501914978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1892" calcext:value-type="float">
            <text:p>1892</text:p>
          </table:table-cell>
          <table:table-cell office:value-type="float" office:value="2.20263743400574" calcext:value-type="float">
            <text:p>2,20263743400574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1892" calcext:value-type="float">
            <text:p>1892</text:p>
          </table:table-cell>
          <table:table-cell office:value-type="float" office:value="2.1287522315979" calcext:value-type="float">
            <text:p>2,1287522315979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1892" calcext:value-type="float">
            <text:p>1892</text:p>
          </table:table-cell>
          <table:table-cell office:value-type="float" office:value="1.95651435852051" calcext:value-type="float">
            <text:p>1,95651435852051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1892" calcext:value-type="float">
            <text:p>1892</text:p>
          </table:table-cell>
          <table:table-cell office:value-type="float" office:value="2.26714897155762" calcext:value-type="float">
            <text:p>2,26714897155762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1892" calcext:value-type="float">
            <text:p>1892</text:p>
          </table:table-cell>
          <table:table-cell office:value-type="float" office:value="2.11126661300659" calcext:value-type="float">
            <text:p>2,11126661300659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1892" calcext:value-type="float">
            <text:p>1892</text:p>
          </table:table-cell>
          <table:table-cell office:value-type="float" office:value="1.97053003311157" calcext:value-type="float">
            <text:p>1,97053003311157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1892" calcext:value-type="float">
            <text:p>1892</text:p>
          </table:table-cell>
          <table:table-cell office:value-type="float" office:value="2.080078125" calcext:value-type="float">
            <text:p>2,080078125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1892" calcext:value-type="float">
            <text:p>1892</text:p>
          </table:table-cell>
          <table:table-cell office:value-type="float" office:value="2.06598043441772" calcext:value-type="float">
            <text:p>2,06598043441772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1892" calcext:value-type="float">
            <text:p>1892</text:p>
          </table:table-cell>
          <table:table-cell office:value-type="float" office:value="1.92997479438782" calcext:value-type="float">
            <text:p>1,92997479438782</text:p>
          </table:table-cell>
          <table:table-cell/>
          <table:table-cell office:value-type="string" calcext:value-type="string">
            <text:p>Janela39</text:p>
          </table:table-cell>
          <table:table-cell office:value-type="float" office:value="1892" calcext:value-type="float">
            <text:p>1892</text:p>
          </table:table-cell>
          <table:table-cell office:value-type="float" office:value="1.86037254333496" calcext:value-type="float">
            <text:p>1,86037254333496</text:p>
          </table:table-cell>
          <table:table-cell/>
          <table:table-cell office:value-type="string" calcext:value-type="string">
            <text:p>Janela39</text:p>
          </table:table-cell>
          <table:table-cell table:formula="of:=[.B41]" office:value-type="float" office:value="1892" calcext:value-type="float">
            <text:p>1892</text:p>
          </table:table-cell>
          <table:table-cell table:formula="of:=SUM([.C41];[.G41];[.K41];[.O41];[.S41];[.W41];[.AA41];[.AE41];[.AI41];[.AM41];[.AQ41]) / [.AW2]" office:value-type="float" office:value="2.05806415731257" calcext:value-type="float">
            <text:p>2,05806415731257</text:p>
          </table:table-cell>
          <table:table-cell table:number-columns-repeated="3"/>
          <table:table-cell table:formula="of:=MAX([.C41];[.G41];[.K41];[.O41];[.S41];[.W41];[.AA41];[.AE41];[.AI41];[.AM41];[.AQ41])" office:value-type="float" office:value="2.26714897155762" calcext:value-type="float">
            <text:p>2,26714897155762</text:p>
          </table:table-cell>
          <table:table-cell table:formula="of:=MIN([.C41];[.G41];[.K41];[.O41];[.S41];[.W41];[.AA41];[.AE41];[.AI41];[.AM41];[.AQ41])" office:value-type="float" office:value="1.86037254333496" calcext:value-type="float">
            <text:p>1,860372543334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0</text:p>
          </table:table-cell>
          <table:table-cell office:value-type="float" office:value="845" calcext:value-type="float">
            <text:p>845</text:p>
          </table:table-cell>
          <table:table-cell office:value-type="float" office:value="1.14813113212585" calcext:value-type="float">
            <text:p>1,14813113212585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845" calcext:value-type="float">
            <text:p>845</text:p>
          </table:table-cell>
          <table:table-cell office:value-type="float" office:value="1.39029955863953" calcext:value-type="float">
            <text:p>1,39029955863953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845" calcext:value-type="float">
            <text:p>845</text:p>
          </table:table-cell>
          <table:table-cell office:value-type="float" office:value="2.06582093238831" calcext:value-type="float">
            <text:p>2,06582093238831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845" calcext:value-type="float">
            <text:p>845</text:p>
          </table:table-cell>
          <table:table-cell office:value-type="float" office:value="1.19033455848694" calcext:value-type="float">
            <text:p>1,19033455848694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845" calcext:value-type="float">
            <text:p>845</text:p>
          </table:table-cell>
          <table:table-cell office:value-type="float" office:value="1.39388132095337" calcext:value-type="float">
            <text:p>1,39388132095337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845" calcext:value-type="float">
            <text:p>845</text:p>
          </table:table-cell>
          <table:table-cell office:value-type="float" office:value="1.3782274723053" calcext:value-type="float">
            <text:p>1,3782274723053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845" calcext:value-type="float">
            <text:p>845</text:p>
          </table:table-cell>
          <table:table-cell office:value-type="float" office:value="1.3312304019928" calcext:value-type="float">
            <text:p>1,3312304019928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845" calcext:value-type="float">
            <text:p>845</text:p>
          </table:table-cell>
          <table:table-cell office:value-type="float" office:value="1.33020162582397" calcext:value-type="float">
            <text:p>1,33020162582397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845" calcext:value-type="float">
            <text:p>845</text:p>
          </table:table-cell>
          <table:table-cell office:value-type="float" office:value="1.33581042289734" calcext:value-type="float">
            <text:p>1,33581042289734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845" calcext:value-type="float">
            <text:p>845</text:p>
          </table:table-cell>
          <table:table-cell office:value-type="float" office:value="1.30694341659546" calcext:value-type="float">
            <text:p>1,30694341659546</text:p>
          </table:table-cell>
          <table:table-cell/>
          <table:table-cell office:value-type="string" calcext:value-type="string">
            <text:p>Janela40</text:p>
          </table:table-cell>
          <table:table-cell office:value-type="float" office:value="845" calcext:value-type="float">
            <text:p>845</text:p>
          </table:table-cell>
          <table:table-cell office:value-type="float" office:value="1.31660628318787" calcext:value-type="float">
            <text:p>1,31660628318787</text:p>
          </table:table-cell>
          <table:table-cell/>
          <table:table-cell office:value-type="string" calcext:value-type="string">
            <text:p>Janela40</text:p>
          </table:table-cell>
          <table:table-cell table:formula="of:=[.B42]" office:value-type="float" office:value="845" calcext:value-type="float">
            <text:p>845</text:p>
          </table:table-cell>
          <table:table-cell table:formula="of:=SUM([.C42];[.G42];[.K42];[.O42];[.S42];[.W42];[.AA42];[.AE42];[.AI42];[.AM42];[.AQ42]) / [.AW2]" office:value-type="float" office:value="1.38068064776334" calcext:value-type="float">
            <text:p>1,38068064776334</text:p>
          </table:table-cell>
          <table:table-cell table:number-columns-repeated="3"/>
          <table:table-cell table:formula="of:=MAX([.C42];[.G42];[.K42];[.O42];[.S42];[.W42];[.AA42];[.AE42];[.AI42];[.AM42];[.AQ42])" office:value-type="float" office:value="2.06582093238831" calcext:value-type="float">
            <text:p>2,06582093238831</text:p>
          </table:table-cell>
          <table:table-cell table:formula="of:=MIN([.C42];[.G42];[.K42];[.O42];[.S42];[.W42];[.AA42];[.AE42];[.AI42];[.AM42];[.AQ42])" office:value-type="float" office:value="1.14813113212585" calcext:value-type="float">
            <text:p>1,148131132125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1</text:p>
          </table:table-cell>
          <table:table-cell office:value-type="float" office:value="1237" calcext:value-type="float">
            <text:p>1237</text:p>
          </table:table-cell>
          <table:table-cell office:value-type="float" office:value="1.34337997436523" calcext:value-type="float">
            <text:p>1,34337997436523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237" calcext:value-type="float">
            <text:p>1237</text:p>
          </table:table-cell>
          <table:table-cell office:value-type="float" office:value="1.5814049243927" calcext:value-type="float">
            <text:p>1,5814049243927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237" calcext:value-type="float">
            <text:p>1237</text:p>
          </table:table-cell>
          <table:table-cell office:value-type="float" office:value="1.97161555290222" calcext:value-type="float">
            <text:p>1,97161555290222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237" calcext:value-type="float">
            <text:p>1237</text:p>
          </table:table-cell>
          <table:table-cell office:value-type="float" office:value="1.54957795143127" calcext:value-type="float">
            <text:p>1,54957795143127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237" calcext:value-type="float">
            <text:p>1237</text:p>
          </table:table-cell>
          <table:table-cell office:value-type="float" office:value="1.50187993049622" calcext:value-type="float">
            <text:p>1,50187993049622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237" calcext:value-type="float">
            <text:p>1237</text:p>
          </table:table-cell>
          <table:table-cell office:value-type="float" office:value="1.45547413825989" calcext:value-type="float">
            <text:p>1,45547413825989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237" calcext:value-type="float">
            <text:p>1237</text:p>
          </table:table-cell>
          <table:table-cell office:value-type="float" office:value="1.47033524513245" calcext:value-type="float">
            <text:p>1,47033524513245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237" calcext:value-type="float">
            <text:p>1237</text:p>
          </table:table-cell>
          <table:table-cell office:value-type="float" office:value="1.48791265487671" calcext:value-type="float">
            <text:p>1,48791265487671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237" calcext:value-type="float">
            <text:p>1237</text:p>
          </table:table-cell>
          <table:table-cell office:value-type="float" office:value="1.4771842956543" calcext:value-type="float">
            <text:p>1,4771842956543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237" calcext:value-type="float">
            <text:p>1237</text:p>
          </table:table-cell>
          <table:table-cell office:value-type="float" office:value="1.51993894577026" calcext:value-type="float">
            <text:p>1,51993894577026</text:p>
          </table:table-cell>
          <table:table-cell/>
          <table:table-cell office:value-type="string" calcext:value-type="string">
            <text:p>Janela41</text:p>
          </table:table-cell>
          <table:table-cell office:value-type="float" office:value="1237" calcext:value-type="float">
            <text:p>1237</text:p>
          </table:table-cell>
          <table:table-cell office:value-type="float" office:value="1.51717829704285" calcext:value-type="float">
            <text:p>1,51717829704285</text:p>
          </table:table-cell>
          <table:table-cell/>
          <table:table-cell office:value-type="string" calcext:value-type="string">
            <text:p>Janela41</text:p>
          </table:table-cell>
          <table:table-cell table:formula="of:=[.B43]" office:value-type="float" office:value="1237" calcext:value-type="float">
            <text:p>1237</text:p>
          </table:table-cell>
          <table:table-cell table:formula="of:=SUM([.C43];[.G43];[.K43];[.O43];[.S43];[.W43];[.AA43];[.AE43];[.AI43];[.AM43];[.AQ43]) / [.AW2]" office:value-type="float" office:value="1.53417108275674" calcext:value-type="float">
            <text:p>1,53417108275674</text:p>
          </table:table-cell>
          <table:table-cell table:number-columns-repeated="3"/>
          <table:table-cell table:formula="of:=MAX([.C43];[.G43];[.K43];[.O43];[.S43];[.W43];[.AA43];[.AE43];[.AI43];[.AM43];[.AQ43])" office:value-type="float" office:value="1.97161555290222" calcext:value-type="float">
            <text:p>1,97161555290222</text:p>
          </table:table-cell>
          <table:table-cell table:formula="of:=MIN([.C43];[.G43];[.K43];[.O43];[.S43];[.W43];[.AA43];[.AE43];[.AI43];[.AM43];[.AQ43])" office:value-type="float" office:value="1.34337997436523" calcext:value-type="float">
            <text:p>1,343379974365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2</text:p>
          </table:table-cell>
          <table:table-cell office:value-type="float" office:value="886" calcext:value-type="float">
            <text:p>886</text:p>
          </table:table-cell>
          <table:table-cell office:value-type="float" office:value="1.40427327156067" calcext:value-type="float">
            <text:p>1,40427327156067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886" calcext:value-type="float">
            <text:p>886</text:p>
          </table:table-cell>
          <table:table-cell office:value-type="float" office:value="1.40592360496521" calcext:value-type="float">
            <text:p>1,40592360496521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886" calcext:value-type="float">
            <text:p>886</text:p>
          </table:table-cell>
          <table:table-cell office:value-type="float" office:value="1.56575393676758" calcext:value-type="float">
            <text:p>1,56575393676758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886" calcext:value-type="float">
            <text:p>886</text:p>
          </table:table-cell>
          <table:table-cell office:value-type="float" office:value="1.14289426803589" calcext:value-type="float">
            <text:p>1,14289426803589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886" calcext:value-type="float">
            <text:p>886</text:p>
          </table:table-cell>
          <table:table-cell office:value-type="float" office:value="1.25309109687805" calcext:value-type="float">
            <text:p>1,25309109687805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886" calcext:value-type="float">
            <text:p>886</text:p>
          </table:table-cell>
          <table:table-cell office:value-type="float" office:value="1.22077250480652" calcext:value-type="float">
            <text:p>1,22077250480652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886" calcext:value-type="float">
            <text:p>886</text:p>
          </table:table-cell>
          <table:table-cell office:value-type="float" office:value="1.25270223617554" calcext:value-type="float">
            <text:p>1,25270223617554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886" calcext:value-type="float">
            <text:p>886</text:p>
          </table:table-cell>
          <table:table-cell office:value-type="float" office:value="1.72627305984497" calcext:value-type="float">
            <text:p>1,72627305984497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886" calcext:value-type="float">
            <text:p>886</text:p>
          </table:table-cell>
          <table:table-cell office:value-type="float" office:value="1.30221700668335" calcext:value-type="float">
            <text:p>1,30221700668335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886" calcext:value-type="float">
            <text:p>886</text:p>
          </table:table-cell>
          <table:table-cell office:value-type="float" office:value="1.24469566345215" calcext:value-type="float">
            <text:p>1,24469566345215</text:p>
          </table:table-cell>
          <table:table-cell/>
          <table:table-cell office:value-type="string" calcext:value-type="string">
            <text:p>Janela42</text:p>
          </table:table-cell>
          <table:table-cell office:value-type="float" office:value="886" calcext:value-type="float">
            <text:p>886</text:p>
          </table:table-cell>
          <table:table-cell office:value-type="float" office:value="1.30686688423157" calcext:value-type="float">
            <text:p>1,30686688423157</text:p>
          </table:table-cell>
          <table:table-cell/>
          <table:table-cell office:value-type="string" calcext:value-type="string">
            <text:p>Janela42</text:p>
          </table:table-cell>
          <table:table-cell table:formula="of:=[.B44]" office:value-type="float" office:value="886" calcext:value-type="float">
            <text:p>886</text:p>
          </table:table-cell>
          <table:table-cell table:formula="of:=SUM([.C44];[.G44];[.K44];[.O44];[.S44];[.W44];[.AA44];[.AE44];[.AI44];[.AM44];[.AQ44]) / [.AW2]" office:value-type="float" office:value="1.34776941212741" calcext:value-type="float">
            <text:p>1,34776941212741</text:p>
          </table:table-cell>
          <table:table-cell table:number-columns-repeated="3"/>
          <table:table-cell table:formula="of:=MAX([.C44];[.G44];[.K44];[.O44];[.S44];[.W44];[.AA44];[.AE44];[.AI44];[.AM44];[.AQ44])" office:value-type="float" office:value="1.72627305984497" calcext:value-type="float">
            <text:p>1,72627305984497</text:p>
          </table:table-cell>
          <table:table-cell table:formula="of:=MIN([.C44];[.G44];[.K44];[.O44];[.S44];[.W44];[.AA44];[.AE44];[.AI44];[.AM44];[.AQ44])" office:value-type="float" office:value="1.14289426803589" calcext:value-type="float">
            <text:p>1,142894268035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3</text:p>
          </table:table-cell>
          <table:table-cell office:value-type="float" office:value="942" calcext:value-type="float">
            <text:p>942</text:p>
          </table:table-cell>
          <table:table-cell office:value-type="float" office:value="1.27459049224854" calcext:value-type="float">
            <text:p>1,27459049224854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942" calcext:value-type="float">
            <text:p>942</text:p>
          </table:table-cell>
          <table:table-cell office:value-type="float" office:value="2.17136669158936" calcext:value-type="float">
            <text:p>2,17136669158936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942" calcext:value-type="float">
            <text:p>942</text:p>
          </table:table-cell>
          <table:table-cell office:value-type="float" office:value="1.85326528549194" calcext:value-type="float">
            <text:p>1,85326528549194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942" calcext:value-type="float">
            <text:p>942</text:p>
          </table:table-cell>
          <table:table-cell office:value-type="float" office:value="1.33006572723389" calcext:value-type="float">
            <text:p>1,33006572723389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942" calcext:value-type="float">
            <text:p>942</text:p>
          </table:table-cell>
          <table:table-cell office:value-type="float" office:value="1.42477679252625" calcext:value-type="float">
            <text:p>1,42477679252625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942" calcext:value-type="float">
            <text:p>942</text:p>
          </table:table-cell>
          <table:table-cell office:value-type="float" office:value="1.50209832191467" calcext:value-type="float">
            <text:p>1,50209832191467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942" calcext:value-type="float">
            <text:p>942</text:p>
          </table:table-cell>
          <table:table-cell office:value-type="float" office:value="2.36277890205383" calcext:value-type="float">
            <text:p>2,36277890205383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942" calcext:value-type="float">
            <text:p>942</text:p>
          </table:table-cell>
          <table:table-cell office:value-type="float" office:value="1.65921521186829" calcext:value-type="float">
            <text:p>1,65921521186829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942" calcext:value-type="float">
            <text:p>942</text:p>
          </table:table-cell>
          <table:table-cell office:value-type="float" office:value="1.61568307876587" calcext:value-type="float">
            <text:p>1,61568307876587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942" calcext:value-type="float">
            <text:p>942</text:p>
          </table:table-cell>
          <table:table-cell office:value-type="float" office:value="1.64425301551819" calcext:value-type="float">
            <text:p>1,64425301551819</text:p>
          </table:table-cell>
          <table:table-cell/>
          <table:table-cell office:value-type="string" calcext:value-type="string">
            <text:p>Janela43</text:p>
          </table:table-cell>
          <table:table-cell office:value-type="float" office:value="942" calcext:value-type="float">
            <text:p>942</text:p>
          </table:table-cell>
          <table:table-cell office:value-type="float" office:value="1.4276967048645" calcext:value-type="float">
            <text:p>1,4276967048645</text:p>
          </table:table-cell>
          <table:table-cell/>
          <table:table-cell office:value-type="string" calcext:value-type="string">
            <text:p>Janela43</text:p>
          </table:table-cell>
          <table:table-cell table:formula="of:=[.B45]" office:value-type="float" office:value="942" calcext:value-type="float">
            <text:p>942</text:p>
          </table:table-cell>
          <table:table-cell table:formula="of:=SUM([.C45];[.G45];[.K45];[.O45];[.S45];[.W45];[.AA45];[.AE45];[.AI45];[.AM45];[.AQ45]) / [.AW2]" office:value-type="float" office:value="1.66052638400685" calcext:value-type="float">
            <text:p>1,66052638400685</text:p>
          </table:table-cell>
          <table:table-cell table:number-columns-repeated="3"/>
          <table:table-cell table:formula="of:=MAX([.C45];[.G45];[.K45];[.O45];[.S45];[.W45];[.AA45];[.AE45];[.AI45];[.AM45];[.AQ45])" office:value-type="float" office:value="2.36277890205383" calcext:value-type="float">
            <text:p>2,36277890205383</text:p>
          </table:table-cell>
          <table:table-cell table:formula="of:=MIN([.C45];[.G45];[.K45];[.O45];[.S45];[.W45];[.AA45];[.AE45];[.AI45];[.AM45];[.AQ45])" office:value-type="float" office:value="1.27459049224854" calcext:value-type="float">
            <text:p>1,274590492248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4</text:p>
          </table:table-cell>
          <table:table-cell office:value-type="float" office:value="2044" calcext:value-type="float">
            <text:p>2044</text:p>
          </table:table-cell>
          <table:table-cell office:value-type="float" office:value="1.94480443000793" calcext:value-type="float">
            <text:p>1,94480443000793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2044" calcext:value-type="float">
            <text:p>2044</text:p>
          </table:table-cell>
          <table:table-cell office:value-type="float" office:value="2.23729133605957" calcext:value-type="float">
            <text:p>2,23729133605957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2044" calcext:value-type="float">
            <text:p>2044</text:p>
          </table:table-cell>
          <table:table-cell office:value-type="float" office:value="2.76730298995972" calcext:value-type="float">
            <text:p>2,76730298995972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2044" calcext:value-type="float">
            <text:p>2044</text:p>
          </table:table-cell>
          <table:table-cell office:value-type="float" office:value="1.75179433822632" calcext:value-type="float">
            <text:p>1,75179433822632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2044" calcext:value-type="float">
            <text:p>2044</text:p>
          </table:table-cell>
          <table:table-cell office:value-type="float" office:value="2.09675693511963" calcext:value-type="float">
            <text:p>2,09675693511963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2044" calcext:value-type="float">
            <text:p>2044</text:p>
          </table:table-cell>
          <table:table-cell office:value-type="float" office:value="2.0963933467865" calcext:value-type="float">
            <text:p>2,0963933467865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2044" calcext:value-type="float">
            <text:p>2044</text:p>
          </table:table-cell>
          <table:table-cell office:value-type="float" office:value="2.62816572189331" calcext:value-type="float">
            <text:p>2,62816572189331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2044" calcext:value-type="float">
            <text:p>2044</text:p>
          </table:table-cell>
          <table:table-cell office:value-type="float" office:value="2.22063755989075" calcext:value-type="float">
            <text:p>2,22063755989075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2044" calcext:value-type="float">
            <text:p>2044</text:p>
          </table:table-cell>
          <table:table-cell office:value-type="float" office:value="1.89665794372559" calcext:value-type="float">
            <text:p>1,89665794372559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2044" calcext:value-type="float">
            <text:p>2044</text:p>
          </table:table-cell>
          <table:table-cell office:value-type="float" office:value="1.92076349258423" calcext:value-type="float">
            <text:p>1,92076349258423</text:p>
          </table:table-cell>
          <table:table-cell/>
          <table:table-cell office:value-type="string" calcext:value-type="string">
            <text:p>Janela44</text:p>
          </table:table-cell>
          <table:table-cell office:value-type="float" office:value="2044" calcext:value-type="float">
            <text:p>2044</text:p>
          </table:table-cell>
          <table:table-cell office:value-type="float" office:value="1.99032735824585" calcext:value-type="float">
            <text:p>1,99032735824585</text:p>
          </table:table-cell>
          <table:table-cell/>
          <table:table-cell office:value-type="string" calcext:value-type="string">
            <text:p>Janela44</text:p>
          </table:table-cell>
          <table:table-cell table:formula="of:=[.B46]" office:value-type="float" office:value="2044" calcext:value-type="float">
            <text:p>2044</text:p>
          </table:table-cell>
          <table:table-cell table:formula="of:=SUM([.C46];[.G46];[.K46];[.O46];[.S46];[.W46];[.AA46];[.AE46];[.AI46];[.AM46];[.AQ46]) / [.AW2]" office:value-type="float" office:value="2.14099049568176" calcext:value-type="float">
            <text:p>2,14099049568176</text:p>
          </table:table-cell>
          <table:table-cell table:number-columns-repeated="3"/>
          <table:table-cell table:formula="of:=MAX([.C46];[.G46];[.K46];[.O46];[.S46];[.W46];[.AA46];[.AE46];[.AI46];[.AM46];[.AQ46])" office:value-type="float" office:value="2.76730298995972" calcext:value-type="float">
            <text:p>2,76730298995972</text:p>
          </table:table-cell>
          <table:table-cell table:formula="of:=MIN([.C46];[.G46];[.K46];[.O46];[.S46];[.W46];[.AA46];[.AE46];[.AI46];[.AM46];[.AQ46])" office:value-type="float" office:value="1.75179433822632" calcext:value-type="float">
            <text:p>1,751794338226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5</text:p>
          </table:table-cell>
          <table:table-cell office:value-type="float" office:value="1218" calcext:value-type="float">
            <text:p>1218</text:p>
          </table:table-cell>
          <table:table-cell office:value-type="float" office:value="1.19779372215271" calcext:value-type="float">
            <text:p>1,19779372215271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218" calcext:value-type="float">
            <text:p>1218</text:p>
          </table:table-cell>
          <table:table-cell office:value-type="float" office:value="1.23739337921143" calcext:value-type="float">
            <text:p>1,23739337921143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218" calcext:value-type="float">
            <text:p>1218</text:p>
          </table:table-cell>
          <table:table-cell office:value-type="float" office:value="1.83130049705505" calcext:value-type="float">
            <text:p>1,83130049705505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218" calcext:value-type="float">
            <text:p>1218</text:p>
          </table:table-cell>
          <table:table-cell office:value-type="float" office:value="1.11123561859131" calcext:value-type="float">
            <text:p>1,11123561859131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218" calcext:value-type="float">
            <text:p>1218</text:p>
          </table:table-cell>
          <table:table-cell office:value-type="float" office:value="1.25229620933533" calcext:value-type="float">
            <text:p>1,25229620933533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218" calcext:value-type="float">
            <text:p>1218</text:p>
          </table:table-cell>
          <table:table-cell office:value-type="float" office:value="1.42154312133789" calcext:value-type="float">
            <text:p>1,42154312133789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218" calcext:value-type="float">
            <text:p>1218</text:p>
          </table:table-cell>
          <table:table-cell office:value-type="float" office:value="1.25307774543762" calcext:value-type="float">
            <text:p>1,25307774543762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218" calcext:value-type="float">
            <text:p>1218</text:p>
          </table:table-cell>
          <table:table-cell office:value-type="float" office:value="1.37822699546814" calcext:value-type="float">
            <text:p>1,37822699546814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218" calcext:value-type="float">
            <text:p>1218</text:p>
          </table:table-cell>
          <table:table-cell office:value-type="float" office:value="1.3447253704071" calcext:value-type="float">
            <text:p>1,3447253704071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218" calcext:value-type="float">
            <text:p>1218</text:p>
          </table:table-cell>
          <table:table-cell office:value-type="float" office:value="1.24605083465576" calcext:value-type="float">
            <text:p>1,24605083465576</text:p>
          </table:table-cell>
          <table:table-cell/>
          <table:table-cell office:value-type="string" calcext:value-type="string">
            <text:p>Janela45</text:p>
          </table:table-cell>
          <table:table-cell office:value-type="float" office:value="1218" calcext:value-type="float">
            <text:p>1218</text:p>
          </table:table-cell>
          <table:table-cell office:value-type="float" office:value="1.15975022315979" calcext:value-type="float">
            <text:p>1,15975022315979</text:p>
          </table:table-cell>
          <table:table-cell/>
          <table:table-cell office:value-type="string" calcext:value-type="string">
            <text:p>Janela45</text:p>
          </table:table-cell>
          <table:table-cell table:formula="of:=[.B47]" office:value-type="float" office:value="1218" calcext:value-type="float">
            <text:p>1218</text:p>
          </table:table-cell>
          <table:table-cell table:formula="of:=SUM([.C47];[.G47];[.K47];[.O47];[.S47];[.W47];[.AA47];[.AE47];[.AI47];[.AM47];[.AQ47]) / [.AW2]" office:value-type="float" office:value="1.31212670152838" calcext:value-type="float">
            <text:p>1,31212670152838</text:p>
          </table:table-cell>
          <table:table-cell table:number-columns-repeated="3"/>
          <table:table-cell table:formula="of:=MAX([.C47];[.G47];[.K47];[.O47];[.S47];[.W47];[.AA47];[.AE47];[.AI47];[.AM47];[.AQ47])" office:value-type="float" office:value="1.83130049705505" calcext:value-type="float">
            <text:p>1,83130049705505</text:p>
          </table:table-cell>
          <table:table-cell table:formula="of:=MIN([.C47];[.G47];[.K47];[.O47];[.S47];[.W47];[.AA47];[.AE47];[.AI47];[.AM47];[.AQ47])" office:value-type="float" office:value="1.11123561859131" calcext:value-type="float">
            <text:p>1,111235618591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6</text:p>
          </table:table-cell>
          <table:table-cell office:value-type="float" office:value="1173" calcext:value-type="float">
            <text:p>1173</text:p>
          </table:table-cell>
          <table:table-cell office:value-type="float" office:value="1.4820396900177" calcext:value-type="float">
            <text:p>1,4820396900177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173" calcext:value-type="float">
            <text:p>1173</text:p>
          </table:table-cell>
          <table:table-cell office:value-type="float" office:value="1.6592857837677" calcext:value-type="float">
            <text:p>1,6592857837677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173" calcext:value-type="float">
            <text:p>1173</text:p>
          </table:table-cell>
          <table:table-cell office:value-type="float" office:value="1.79964184761047" calcext:value-type="float">
            <text:p>1,79964184761047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173" calcext:value-type="float">
            <text:p>1173</text:p>
          </table:table-cell>
          <table:table-cell office:value-type="float" office:value="1.4558379650116" calcext:value-type="float">
            <text:p>1,4558379650116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173" calcext:value-type="float">
            <text:p>1173</text:p>
          </table:table-cell>
          <table:table-cell office:value-type="float" office:value="1.31511831283569" calcext:value-type="float">
            <text:p>1,31511831283569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173" calcext:value-type="float">
            <text:p>1173</text:p>
          </table:table-cell>
          <table:table-cell office:value-type="float" office:value="1.56516885757446" calcext:value-type="float">
            <text:p>1,56516885757446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173" calcext:value-type="float">
            <text:p>1173</text:p>
          </table:table-cell>
          <table:table-cell office:value-type="float" office:value="1.47157573699951" calcext:value-type="float">
            <text:p>1,47157573699951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173" calcext:value-type="float">
            <text:p>1173</text:p>
          </table:table-cell>
          <table:table-cell office:value-type="float" office:value="1.5344352722168" calcext:value-type="float">
            <text:p>1,5344352722168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173" calcext:value-type="float">
            <text:p>1173</text:p>
          </table:table-cell>
          <table:table-cell office:value-type="float" office:value="1.46544027328491" calcext:value-type="float">
            <text:p>1,46544027328491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173" calcext:value-type="float">
            <text:p>1173</text:p>
          </table:table-cell>
          <table:table-cell office:value-type="float" office:value="1.49089074134827" calcext:value-type="float">
            <text:p>1,49089074134827</text:p>
          </table:table-cell>
          <table:table-cell/>
          <table:table-cell office:value-type="string" calcext:value-type="string">
            <text:p>Janela46</text:p>
          </table:table-cell>
          <table:table-cell office:value-type="float" office:value="1173" calcext:value-type="float">
            <text:p>1173</text:p>
          </table:table-cell>
          <table:table-cell office:value-type="float" office:value="1.39502429962158" calcext:value-type="float">
            <text:p>1,39502429962158</text:p>
          </table:table-cell>
          <table:table-cell/>
          <table:table-cell office:value-type="string" calcext:value-type="string">
            <text:p>Janela46</text:p>
          </table:table-cell>
          <table:table-cell table:formula="of:=[.B48]" office:value-type="float" office:value="1173" calcext:value-type="float">
            <text:p>1173</text:p>
          </table:table-cell>
          <table:table-cell table:formula="of:=SUM([.C48];[.G48];[.K48];[.O48];[.S48];[.W48];[.AA48];[.AE48];[.AI48];[.AM48];[.AQ48]) / [.AW2]" office:value-type="float" office:value="1.51222352548079" calcext:value-type="float">
            <text:p>1,51222352548079</text:p>
          </table:table-cell>
          <table:table-cell table:number-columns-repeated="3"/>
          <table:table-cell table:formula="of:=MAX([.C48];[.G48];[.K48];[.O48];[.S48];[.W48];[.AA48];[.AE48];[.AI48];[.AM48];[.AQ48])" office:value-type="float" office:value="1.79964184761047" calcext:value-type="float">
            <text:p>1,79964184761047</text:p>
          </table:table-cell>
          <table:table-cell table:formula="of:=MIN([.C48];[.G48];[.K48];[.O48];[.S48];[.W48];[.AA48];[.AE48];[.AI48];[.AM48];[.AQ48])" office:value-type="float" office:value="1.31511831283569" calcext:value-type="float">
            <text:p>1,31511831283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7</text:p>
          </table:table-cell>
          <table:table-cell office:value-type="float" office:value="680" calcext:value-type="float">
            <text:p>680</text:p>
          </table:table-cell>
          <table:table-cell office:value-type="float" office:value="1.01730823516846" calcext:value-type="float">
            <text:p>1,01730823516846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680" calcext:value-type="float">
            <text:p>680</text:p>
          </table:table-cell>
          <table:table-cell office:value-type="float" office:value="1.17160511016846" calcext:value-type="float">
            <text:p>1,17160511016846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680" calcext:value-type="float">
            <text:p>680</text:p>
          </table:table-cell>
          <table:table-cell office:value-type="float" office:value="1.44018816947937" calcext:value-type="float">
            <text:p>1,44018816947937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680" calcext:value-type="float">
            <text:p>680</text:p>
          </table:table-cell>
          <table:table-cell office:value-type="float" office:value="1.1282787322998" calcext:value-type="float">
            <text:p>1,1282787322998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680" calcext:value-type="float">
            <text:p>680</text:p>
          </table:table-cell>
          <table:table-cell office:value-type="float" office:value="1.15927958488464" calcext:value-type="float">
            <text:p>1,15927958488464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680" calcext:value-type="float">
            <text:p>680</text:p>
          </table:table-cell>
          <table:table-cell office:value-type="float" office:value="1.28322052955627" calcext:value-type="float">
            <text:p>1,28322052955627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680" calcext:value-type="float">
            <text:p>680</text:p>
          </table:table-cell>
          <table:table-cell office:value-type="float" office:value="1.11268901824951" calcext:value-type="float">
            <text:p>1,11268901824951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680" calcext:value-type="float">
            <text:p>680</text:p>
          </table:table-cell>
          <table:table-cell office:value-type="float" office:value="1.4279055595398" calcext:value-type="float">
            <text:p>1,4279055595398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680" calcext:value-type="float">
            <text:p>680</text:p>
          </table:table-cell>
          <table:table-cell office:value-type="float" office:value="1.17641305923462" calcext:value-type="float">
            <text:p>1,17641305923462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680" calcext:value-type="float">
            <text:p>680</text:p>
          </table:table-cell>
          <table:table-cell office:value-type="float" office:value="1.31473159790039" calcext:value-type="float">
            <text:p>1,31473159790039</text:p>
          </table:table-cell>
          <table:table-cell/>
          <table:table-cell office:value-type="string" calcext:value-type="string">
            <text:p>Janela47</text:p>
          </table:table-cell>
          <table:table-cell office:value-type="float" office:value="680" calcext:value-type="float">
            <text:p>680</text:p>
          </table:table-cell>
          <table:table-cell office:value-type="float" office:value="1.24900603294373" calcext:value-type="float">
            <text:p>1,24900603294373</text:p>
          </table:table-cell>
          <table:table-cell/>
          <table:table-cell office:value-type="string" calcext:value-type="string">
            <text:p>Janela47</text:p>
          </table:table-cell>
          <table:table-cell table:formula="of:=[.B49]" office:value-type="float" office:value="680" calcext:value-type="float">
            <text:p>680</text:p>
          </table:table-cell>
          <table:table-cell table:formula="of:=SUM([.C49];[.G49];[.K49];[.O49];[.S49];[.W49];[.AA49];[.AE49];[.AI49];[.AM49];[.AQ49]) / [.AW2]" office:value-type="float" office:value="1.22551142085682" calcext:value-type="float">
            <text:p>1,22551142085682</text:p>
          </table:table-cell>
          <table:table-cell table:number-columns-repeated="3"/>
          <table:table-cell table:formula="of:=MAX([.C49];[.G49];[.K49];[.O49];[.S49];[.W49];[.AA49];[.AE49];[.AI49];[.AM49];[.AQ49])" office:value-type="float" office:value="1.44018816947937" calcext:value-type="float">
            <text:p>1,44018816947937</text:p>
          </table:table-cell>
          <table:table-cell table:formula="of:=MIN([.C49];[.G49];[.K49];[.O49];[.S49];[.W49];[.AA49];[.AE49];[.AI49];[.AM49];[.AQ49])" office:value-type="float" office:value="1.01730823516846" calcext:value-type="float">
            <text:p>1,01730823516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8</text:p>
          </table:table-cell>
          <table:table-cell office:value-type="float" office:value="793" calcext:value-type="float">
            <text:p>793</text:p>
          </table:table-cell>
          <table:table-cell office:value-type="float" office:value="1.27259278297424" calcext:value-type="float">
            <text:p>1,27259278297424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793" calcext:value-type="float">
            <text:p>793</text:p>
          </table:table-cell>
          <table:table-cell office:value-type="float" office:value="1.45570945739746" calcext:value-type="float">
            <text:p>1,45570945739746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793" calcext:value-type="float">
            <text:p>793</text:p>
          </table:table-cell>
          <table:table-cell office:value-type="float" office:value="1.31530117988586" calcext:value-type="float">
            <text:p>1,31530117988586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793" calcext:value-type="float">
            <text:p>793</text:p>
          </table:table-cell>
          <table:table-cell office:value-type="float" office:value="1.48706364631653" calcext:value-type="float">
            <text:p>1,48706364631653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793" calcext:value-type="float">
            <text:p>793</text:p>
          </table:table-cell>
          <table:table-cell office:value-type="float" office:value="1.89416074752808" calcext:value-type="float">
            <text:p>1,89416074752808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793" calcext:value-type="float">
            <text:p>793</text:p>
          </table:table-cell>
          <table:table-cell office:value-type="float" office:value="1.3932363986969" calcext:value-type="float">
            <text:p>1,3932363986969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793" calcext:value-type="float">
            <text:p>793</text:p>
          </table:table-cell>
          <table:table-cell office:value-type="float" office:value="1.25263071060181" calcext:value-type="float">
            <text:p>1,25263071060181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793" calcext:value-type="float">
            <text:p>793</text:p>
          </table:table-cell>
          <table:table-cell office:value-type="float" office:value="1.53356051445007" calcext:value-type="float">
            <text:p>1,53356051445007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793" calcext:value-type="float">
            <text:p>793</text:p>
          </table:table-cell>
          <table:table-cell office:value-type="float" office:value="1.4822416305542" calcext:value-type="float">
            <text:p>1,4822416305542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793" calcext:value-type="float">
            <text:p>793</text:p>
          </table:table-cell>
          <table:table-cell office:value-type="float" office:value="1.32436609268188" calcext:value-type="float">
            <text:p>1,32436609268188</text:p>
          </table:table-cell>
          <table:table-cell/>
          <table:table-cell office:value-type="string" calcext:value-type="string">
            <text:p>Janela48</text:p>
          </table:table-cell>
          <table:table-cell office:value-type="float" office:value="793" calcext:value-type="float">
            <text:p>793</text:p>
          </table:table-cell>
          <table:table-cell office:value-type="float" office:value="1.30505275726318" calcext:value-type="float">
            <text:p>1,30505275726318</text:p>
          </table:table-cell>
          <table:table-cell/>
          <table:table-cell office:value-type="string" calcext:value-type="string">
            <text:p>Janela48</text:p>
          </table:table-cell>
          <table:table-cell table:formula="of:=[.B50]" office:value-type="float" office:value="793" calcext:value-type="float">
            <text:p>793</text:p>
          </table:table-cell>
          <table:table-cell table:formula="of:=SUM([.C50];[.G50];[.K50];[.O50];[.S50];[.W50];[.AA50];[.AE50];[.AI50];[.AM50];[.AQ50]) / [.AW2]" office:value-type="float" office:value="1.42871962894093" calcext:value-type="float">
            <text:p>1,42871962894093</text:p>
          </table:table-cell>
          <table:table-cell table:number-columns-repeated="3"/>
          <table:table-cell table:formula="of:=MAX([.C50];[.G50];[.K50];[.O50];[.S50];[.W50];[.AA50];[.AE50];[.AI50];[.AM50];[.AQ50])" office:value-type="float" office:value="1.89416074752808" calcext:value-type="float">
            <text:p>1,89416074752808</text:p>
          </table:table-cell>
          <table:table-cell table:formula="of:=MIN([.C50];[.G50];[.K50];[.O50];[.S50];[.W50];[.AA50];[.AE50];[.AI50];[.AM50];[.AQ50])" office:value-type="float" office:value="1.25263071060181" calcext:value-type="float">
            <text:p>1,252630710601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49</text:p>
          </table:table-cell>
          <table:table-cell office:value-type="float" office:value="698" calcext:value-type="float">
            <text:p>698</text:p>
          </table:table-cell>
          <table:table-cell office:value-type="float" office:value="1.33540081977844" calcext:value-type="float">
            <text:p>1,33540081977844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698" calcext:value-type="float">
            <text:p>698</text:p>
          </table:table-cell>
          <table:table-cell office:value-type="float" office:value="1.7027153968811" calcext:value-type="float">
            <text:p>1,7027153968811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698" calcext:value-type="float">
            <text:p>698</text:p>
          </table:table-cell>
          <table:table-cell office:value-type="float" office:value="1.42367720603943" calcext:value-type="float">
            <text:p>1,42367720603943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698" calcext:value-type="float">
            <text:p>698</text:p>
          </table:table-cell>
          <table:table-cell office:value-type="float" office:value="1.2521665096283" calcext:value-type="float">
            <text:p>1,2521665096283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698" calcext:value-type="float">
            <text:p>698</text:p>
          </table:table-cell>
          <table:table-cell office:value-type="float" office:value="1.36209058761597" calcext:value-type="float">
            <text:p>1,36209058761597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698" calcext:value-type="float">
            <text:p>698</text:p>
          </table:table-cell>
          <table:table-cell office:value-type="float" office:value="1.42495536804199" calcext:value-type="float">
            <text:p>1,42495536804199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698" calcext:value-type="float">
            <text:p>698</text:p>
          </table:table-cell>
          <table:table-cell office:value-type="float" office:value="1.53459072113037" calcext:value-type="float">
            <text:p>1,53459072113037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698" calcext:value-type="float">
            <text:p>698</text:p>
          </table:table-cell>
          <table:table-cell office:value-type="float" office:value="1.40905785560608" calcext:value-type="float">
            <text:p>1,40905785560608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698" calcext:value-type="float">
            <text:p>698</text:p>
          </table:table-cell>
          <table:table-cell office:value-type="float" office:value="1.37275409698486" calcext:value-type="float">
            <text:p>1,37275409698486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698" calcext:value-type="float">
            <text:p>698</text:p>
          </table:table-cell>
          <table:table-cell office:value-type="float" office:value="1.39021635055542" calcext:value-type="float">
            <text:p>1,39021635055542</text:p>
          </table:table-cell>
          <table:table-cell/>
          <table:table-cell office:value-type="string" calcext:value-type="string">
            <text:p>Janela49</text:p>
          </table:table-cell>
          <table:table-cell office:value-type="float" office:value="698" calcext:value-type="float">
            <text:p>698</text:p>
          </table:table-cell>
          <table:table-cell office:value-type="float" office:value="1.33208656311035" calcext:value-type="float">
            <text:p>1,33208656311035</text:p>
          </table:table-cell>
          <table:table-cell/>
          <table:table-cell office:value-type="string" calcext:value-type="string">
            <text:p>Janela49</text:p>
          </table:table-cell>
          <table:table-cell table:formula="of:=[.B51]" office:value-type="float" office:value="698" calcext:value-type="float">
            <text:p>698</text:p>
          </table:table-cell>
          <table:table-cell table:formula="of:=SUM([.C51];[.G51];[.K51];[.O51];[.S51];[.W51];[.AA51];[.AE51];[.AI51];[.AM51];[.AQ51]) / [.AW2]" office:value-type="float" office:value="1.41270104321566" calcext:value-type="float">
            <text:p>1,41270104321566</text:p>
          </table:table-cell>
          <table:table-cell table:number-columns-repeated="3"/>
          <table:table-cell table:formula="of:=MAX([.C51];[.G51];[.K51];[.O51];[.S51];[.W51];[.AA51];[.AE51];[.AI51];[.AM51];[.AQ51])" office:value-type="float" office:value="1.7027153968811" calcext:value-type="float">
            <text:p>1,7027153968811</text:p>
          </table:table-cell>
          <table:table-cell table:formula="of:=MIN([.C51];[.G51];[.K51];[.O51];[.S51];[.W51];[.AA51];[.AE51];[.AI51];[.AM51];[.AQ51])" office:value-type="float" office:value="1.2521665096283" calcext:value-type="float">
            <text:p>1,25216650962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nela50</text:p>
          </table:table-cell>
          <table:table-cell office:value-type="float" office:value="601" calcext:value-type="float">
            <text:p>601</text:p>
          </table:table-cell>
          <table:table-cell office:value-type="float" office:value="1.08711910247803" calcext:value-type="float">
            <text:p>1,08711910247803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601" calcext:value-type="float">
            <text:p>601</text:p>
          </table:table-cell>
          <table:table-cell office:value-type="float" office:value="1.40595006942749" calcext:value-type="float">
            <text:p>1,40595006942749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601" calcext:value-type="float">
            <text:p>601</text:p>
          </table:table-cell>
          <table:table-cell office:value-type="float" office:value="1.22061824798584" calcext:value-type="float">
            <text:p>1,22061824798584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601" calcext:value-type="float">
            <text:p>601</text:p>
          </table:table-cell>
          <table:table-cell office:value-type="float" office:value="1.22151327133179" calcext:value-type="float">
            <text:p>1,22151327133179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601" calcext:value-type="float">
            <text:p>601</text:p>
          </table:table-cell>
          <table:table-cell office:value-type="float" office:value="1.3590567111969" calcext:value-type="float">
            <text:p>1,3590567111969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601" calcext:value-type="float">
            <text:p>601</text:p>
          </table:table-cell>
          <table:table-cell office:value-type="float" office:value="1.29989337921143" calcext:value-type="float">
            <text:p>1,29989337921143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601" calcext:value-type="float">
            <text:p>601</text:p>
          </table:table-cell>
          <table:table-cell office:value-type="float" office:value="1.28312468528748" calcext:value-type="float">
            <text:p>1,28312468528748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601" calcext:value-type="float">
            <text:p>601</text:p>
          </table:table-cell>
          <table:table-cell office:value-type="float" office:value="1.37779569625855" calcext:value-type="float">
            <text:p>1,37779569625855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601" calcext:value-type="float">
            <text:p>601</text:p>
          </table:table-cell>
          <table:table-cell office:value-type="float" office:value="1.3603847026825" calcext:value-type="float">
            <text:p>1,3603847026825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601" calcext:value-type="float">
            <text:p>601</text:p>
          </table:table-cell>
          <table:table-cell office:value-type="float" office:value="1.14889097213745" calcext:value-type="float">
            <text:p>1,14889097213745</text:p>
          </table:table-cell>
          <table:table-cell/>
          <table:table-cell office:value-type="string" calcext:value-type="string">
            <text:p>Janela50</text:p>
          </table:table-cell>
          <table:table-cell office:value-type="float" office:value="601" calcext:value-type="float">
            <text:p>601</text:p>
          </table:table-cell>
          <table:table-cell office:value-type="float" office:value="1.18575072288513" calcext:value-type="float">
            <text:p>1,18575072288513</text:p>
          </table:table-cell>
          <table:table-cell/>
          <table:table-cell office:value-type="string" calcext:value-type="string">
            <text:p>Janela50</text:p>
          </table:table-cell>
          <table:table-cell table:formula="of:=[.B52]" office:value-type="float" office:value="601" calcext:value-type="float">
            <text:p>601</text:p>
          </table:table-cell>
          <table:table-cell table:formula="of:=SUM([.C52];[.G52];[.K52];[.O52];[.S52];[.W52];[.AA52];[.AE52];[.AI52];[.AM52];[.AQ52]) / [.AW2]" office:value-type="float" office:value="1.26819068735296" calcext:value-type="float">
            <text:p>1,26819068735296</text:p>
          </table:table-cell>
          <table:table-cell table:number-columns-repeated="3"/>
          <table:table-cell table:formula="of:=MAX([.C52];[.G52];[.K52];[.O52];[.S52];[.W52];[.AA52];[.AE52];[.AI52];[.AM52];[.AQ52])" office:value-type="float" office:value="1.40595006942749" calcext:value-type="float">
            <text:p>1,40595006942749</text:p>
          </table:table-cell>
          <table:table-cell table:formula="of:=MIN([.C52];[.G52];[.K52];[.O52];[.S52];[.W52];[.AA52];[.AE52];[.AI52];[.AM52];[.AQ52])" office:value-type="float" office:value="1.08711910247803" calcext:value-type="float">
            <text:p>1,08711910247803</text:p>
          </table:table-cell>
          <table:table-cell table:number-columns-repeated="8"/>
        </table:table-row>
        <table:table-row table:style-name="ro1">
          <table:table-cell table:number-columns-repeated="6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52])" office:value-type="float" office:value="77.8601174354553" calcext:value-type="float">
            <text:p>77,8601174354553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G3:.G52])" office:value-type="float" office:value="90.7606439590454" calcext:value-type="float">
            <text:p>90,760643959045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K3:.K52])" office:value-type="float" office:value="88.9332740306854" calcext:value-type="float">
            <text:p>88,933274030685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O3:.O52])" office:value-type="float" office:value="80.2096412181854" calcext:value-type="float">
            <text:p>80,209641218185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S3:.S52])" office:value-type="float" office:value="82.2635517120362" calcext:value-type="float">
            <text:p>82,2635517120362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W3:.W52])" office:value-type="float" office:value="80.5051167011261" calcext:value-type="float">
            <text:p>80,505116701126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A3:.AA52])" office:value-type="float" office:value="82.1215558052063" calcext:value-type="float">
            <text:p>82,1215558052063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E3:.AE52])" office:value-type="float" office:value="85.8726680278778" calcext:value-type="float">
            <text:p>85,872668027877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I3:.AI52])" office:value-type="float" office:value="80.0640745162964" calcext:value-type="float">
            <text:p>80,0640745162964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M3:.AM52])" office:value-type="float" office:value="81.8015975952148" calcext:value-type="float">
            <text:p>81,8015975952148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Q3:.AQ52])" office:value-type="float" office:value="79.2394895553589" calcext:value-type="float">
            <text:p>79,2394895553589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formula="of:=SUM([.AU3:.AU52])" office:value-type="float" office:value="82.6937936869535" calcext:value-type="float">
            <text:p>82,6937936869535</text:p>
          </table:table-cell>
          <table:table-cell table:number-columns-repeated="3"/>
          <table:table-cell table:style-name="ce1" office:value-type="string" calcext:value-type="string">
            <text:p>Pior caso</text:p>
          </table:table-cell>
          <table:table-cell table:style-name="ce1" office:value-type="string" calcext:value-type="string">
            <text:p>Melhor caso</text:p>
          </table:table-cell>
          <table:table-cell table:number-columns-repeated="8"/>
        </table:table-row>
        <table:table-row table:style-name="ro1">
          <table:table-cell table:number-columns-repeated="50"/>
          <table:table-cell table:formula="of:=SUM([.AY3:.AY52])" office:value-type="float" office:value="100.307965755463" calcext:value-type="float">
            <text:p>100,307965755463</text:p>
          </table:table-cell>
          <table:table-cell table:formula="of:=SUM([.AZ3:.AZ52])" office:value-type="float" office:value="72.6185374259948" calcext:value-type="float">
            <text:p>72,618537425994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 style:data-style-name="N2" text:time-value="20:11:56.8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1-10-31T20:21:49.711000000</dc:date>
    <meta:editing-duration>PT1H43M21S</meta:editing-duration>
    <meta:editing-cycles>24</meta:editing-cycles>
    <meta:document-statistic meta:table-count="4" meta:cell-count="4254" meta:object-count="0"/>
  </office:meta>
</office:document-meta>
</file>